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4.5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oards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66 78 <text:s/>7 45 92</text:p>
          </table:table-cell>
          <table:table-cell table:formula="of:=LEFT([.A1];2)" office:value-type="string" office:string-value="66" calcext:value-type="string">
            <text:p>66</text:p>
          </table:table-cell>
          <table:table-cell table:formula="of:=RIGHT(LEFT([.$A1];5);2)" office:value-type="string" office:string-value="78" calcext:value-type="string">
            <text:p>78</text:p>
          </table:table-cell>
          <table:table-cell table:formula="of:=RIGHT(LEFT([.$A1];8);2)" office:value-type="string" office:string-value=" 7" calcext:value-type="string">
            <text:p><text:s/>7</text:p>
          </table:table-cell>
          <table:table-cell table:formula="of:=RIGHT(LEFT([.$A1];11);2)" office:value-type="string" office:string-value="45" calcext:value-type="string">
            <text:p>45</text:p>
          </table:table-cell>
          <table:table-cell table:formula="of:=RIGHT(LEFT([.$A1];14);2)" office:value-type="string" office:string-value="92" calcext:value-type="string">
            <text:p>92</text:p>
          </table:table-cell>
          <table:table-cell table:style-name="ce3" office:value-type="string" calcext:value-type="string">
            <text:p>{=SEARCH(B1,N:N)}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1]" office:value-type="float" office:value="10" calcext:value-type="float">
            <text:p>10</text:p>
          </table:table-cell>
          <table:table-cell table:formula="of:=TEXT([.M1];&quot;##&quot;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39 38 62 81 77</text:p>
          </table:table-cell>
          <table:table-cell table:formula="of:=LEFT([.A2];2)" office:value-type="string" office:string-value="39" calcext:value-type="string">
            <text:p>39</text:p>
          </table:table-cell>
          <table:table-cell table:formula="of:=RIGHT(LEFT([.$A2];5);2)" office:value-type="string" office:string-value="38" calcext:value-type="string">
            <text:p>38</text:p>
          </table:table-cell>
          <table:table-cell table:formula="of:=RIGHT(LEFT([.$A2];8);2)" office:value-type="string" office:string-value="62" calcext:value-type="string">
            <text:p>62</text:p>
          </table:table-cell>
          <table:table-cell table:formula="of:=RIGHT(LEFT([.$A2];11);2)" office:value-type="string" office:string-value="81" calcext:value-type="string">
            <text:p>81</text:p>
          </table:table-cell>
          <table:table-cell table:formula="of:=RIGHT(LEFT([.$A2];14);2)" office:value-type="string" office:string-value="77" calcext:value-type="string">
            <text:p>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L2]" office:value-type="float" office:value="20" calcext:value-type="float">
            <text:p>20</text:p>
          </table:table-cell>
          <table:table-cell table:formula="of:=TEXT([.M2];&quot;##&quot;)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<text:s/>9 73 25 97 99</text:p>
          </table:table-cell>
          <table:table-cell table:formula="of:=LEFT([.A3];2)" office:value-type="string" office:string-value=" 9" calcext:value-type="string">
            <text:p><text:s/>9</text:p>
          </table:table-cell>
          <table:table-cell table:formula="of:=RIGHT(LEFT([.$A3];5);2)" office:value-type="string" office:string-value="73" calcext:value-type="string">
            <text:p>73</text:p>
          </table:table-cell>
          <table:table-cell table:formula="of:=RIGHT(LEFT([.$A3];8);2)" office:value-type="string" office:string-value="25" calcext:value-type="string">
            <text:p>25</text:p>
          </table:table-cell>
          <table:table-cell table:formula="of:=RIGHT(LEFT([.$A3];11);2)" office:value-type="string" office:string-value="97" calcext:value-type="string">
            <text:p>97</text:p>
          </table:table-cell>
          <table:table-cell table:formula="of:=RIGHT(LEFT([.$A3];14);2)" office:value-type="string" office:string-value="99" calcext:value-type="string">
            <text:p>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L3]" office:value-type="float" office:value="66" calcext:value-type="float">
            <text:p>66</text:p>
          </table:table-cell>
          <table:table-cell table:formula="of:=TEXT([.M3];&quot;##&quot;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87 80 19 <text:s/>1 71</text:p>
          </table:table-cell>
          <table:table-cell table:formula="of:=LEFT([.A4];2)" office:value-type="string" office:string-value="87" calcext:value-type="string">
            <text:p>87</text:p>
          </table:table-cell>
          <table:table-cell table:formula="of:=RIGHT(LEFT([.$A4];5);2)" office:value-type="string" office:string-value="80" calcext:value-type="string">
            <text:p>80</text:p>
          </table:table-cell>
          <table:table-cell table:formula="of:=RIGHT(LEFT([.$A4];8);2)" office:value-type="string" office:string-value="19" calcext:value-type="string">
            <text:p>19</text:p>
          </table:table-cell>
          <table:table-cell table:formula="of:=RIGHT(LEFT([.$A4];11);2)" office:value-type="string" office:string-value=" 1" calcext:value-type="string">
            <text:p><text:s/>1</text:p>
          </table:table-cell>
          <table:table-cell table:formula="of:=RIGHT(LEFT([.$A4];14);2)" office:value-type="string" office:string-value="71" calcext:value-type="string">
            <text:p>7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[.L4]" office:value-type="float" office:value="0" calcext:value-type="float">
            <text:p>0</text:p>
          </table:table-cell>
          <table:table-cell table:formula="of:=TEXT([.M4];&quot;##&quot;)">
            <text:p/>
          </table:table-cell>
        </table:table-row>
        <table:table-row table:style-name="ro1">
          <table:table-cell office:value-type="string" calcext:value-type="string">
            <text:p>85 35 52 26 68</text:p>
          </table:table-cell>
          <table:table-cell table:formula="of:=LEFT([.A5];2)" office:value-type="string" office:string-value="85" calcext:value-type="string">
            <text:p>85</text:p>
          </table:table-cell>
          <table:table-cell table:formula="of:=RIGHT(LEFT([.$A5];5);2)" office:value-type="string" office:string-value="35" calcext:value-type="string">
            <text:p>35</text:p>
          </table:table-cell>
          <table:table-cell table:formula="of:=RIGHT(LEFT([.$A5];8);2)" office:value-type="string" office:string-value="52" calcext:value-type="string">
            <text:p>52</text:p>
          </table:table-cell>
          <table:table-cell table:formula="of:=RIGHT(LEFT([.$A5];11);2)" office:value-type="string" office:string-value="26" calcext:value-type="string">
            <text:p>26</text:p>
          </table:table-cell>
          <table:table-cell table:formula="of:=RIGHT(LEFT([.$A5];14);2)" office:value-type="string" office:string-value="68" calcext:value-type="string">
            <text:p>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[.L5]" office:value-type="float" office:value="0" calcext:value-type="float">
            <text:p>0</text:p>
          </table:table-cell>
          <table:table-cell table:formula="of:=TEXT([.M5];&quot;##&quot;)">
            <text:p/>
          </table:table-cell>
        </table:table-row>
        <table:table-row table:style-name="ro1">
          <table:table-cell office:value-type="string" calcext:value-type="string">
            <text:p>47 38 84 53 16</text:p>
          </table:table-cell>
          <table:table-cell table:formula="of:=LEFT([.A6];2)" office:value-type="string" office:string-value="47" calcext:value-type="string">
            <text:p>47</text:p>
          </table:table-cell>
          <table:table-cell table:formula="of:=RIGHT(LEFT([.$A6];5);2)" office:value-type="string" office:string-value="38" calcext:value-type="string">
            <text:p>38</text:p>
          </table:table-cell>
          <table:table-cell table:formula="of:=RIGHT(LEFT([.$A6];8);2)" office:value-type="string" office:string-value="84" calcext:value-type="string">
            <text:p>84</text:p>
          </table:table-cell>
          <table:table-cell table:formula="of:=RIGHT(LEFT([.$A6];11);2)" office:value-type="string" office:string-value="53" calcext:value-type="string">
            <text:p>53</text:p>
          </table:table-cell>
          <table:table-cell table:formula="of:=RIGHT(LEFT([.$A6];14);2)" office:value-type="string" office:string-value="16" calcext:value-type="string">
            <text:p>16</text:p>
          </table:table-cell>
          <table:table-cell table:number-columns-repeated="6"/>
          <table:table-cell table:formula="of:=[.L6]" office:value-type="float" office:value="0" calcext:value-type="float">
            <text:p>0</text:p>
          </table:table-cell>
          <table:table-cell table:formula="of:=TEXT([.M6];&quot;##&quot;)">
            <text:p/>
          </table:table-cell>
        </table:table-row>
        <table:table-row table:style-name="ro1">
          <table:table-cell office:value-type="string" calcext:value-type="string">
            <text:p>66 <text:s/>3 63 92 94</text:p>
          </table:table-cell>
          <table:table-cell table:formula="of:=LEFT([.A7];2)" office:value-type="string" office:string-value="66" calcext:value-type="string">
            <text:p>66</text:p>
          </table:table-cell>
          <table:table-cell table:formula="of:=RIGHT(LEFT([.$A7];5);2)" office:value-type="string" office:string-value=" 3" calcext:value-type="string">
            <text:p><text:s/>3</text:p>
          </table:table-cell>
          <table:table-cell table:formula="of:=RIGHT(LEFT([.$A7];8);2)" office:value-type="string" office:string-value="63" calcext:value-type="string">
            <text:p>63</text:p>
          </table:table-cell>
          <table:table-cell table:formula="of:=RIGHT(LEFT([.$A7];11);2)" office:value-type="string" office:string-value="92" calcext:value-type="string">
            <text:p>92</text:p>
          </table:table-cell>
          <table:table-cell table:formula="of:=RIGHT(LEFT([.$A7];14);2)" office:value-type="string" office:string-value="94" calcext:value-type="string">
            <text:p>94</text:p>
          </table:table-cell>
          <table:table-cell table:number-columns-repeated="7"/>
          <table:table-cell table:formula="of:=TEXT([.M7];&quot;##&quot;)">
            <text:p/>
          </table:table-cell>
        </table:table-row>
        <table:table-row table:style-name="ro1">
          <table:table-cell office:value-type="string" calcext:value-type="string">
            <text:p>71 41 59 <text:s/>1 87</text:p>
          </table:table-cell>
          <table:table-cell table:formula="of:=LEFT([.A8];2)" office:value-type="string" office:string-value="71" calcext:value-type="string">
            <text:p>71</text:p>
          </table:table-cell>
          <table:table-cell table:formula="of:=RIGHT(LEFT([.$A8];5);2)" office:value-type="string" office:string-value="41" calcext:value-type="string">
            <text:p>41</text:p>
          </table:table-cell>
          <table:table-cell table:formula="of:=RIGHT(LEFT([.$A8];8);2)" office:value-type="string" office:string-value="59" calcext:value-type="string">
            <text:p>59</text:p>
          </table:table-cell>
          <table:table-cell table:formula="of:=RIGHT(LEFT([.$A8];11);2)" office:value-type="string" office:string-value=" 1" calcext:value-type="string">
            <text:p><text:s/>1</text:p>
          </table:table-cell>
          <table:table-cell table:formula="of:=RIGHT(LEFT([.$A8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67 62 73 33</text:p>
          </table:table-cell>
          <table:table-cell table:formula="of:=LEFT([.A9];2)" office:value-type="string" office:string-value="17" calcext:value-type="string">
            <text:p>17</text:p>
          </table:table-cell>
          <table:table-cell table:formula="of:=RIGHT(LEFT([.$A9];5);2)" office:value-type="string" office:string-value="67" calcext:value-type="string">
            <text:p>67</text:p>
          </table:table-cell>
          <table:table-cell table:formula="of:=RIGHT(LEFT([.$A9];8);2)" office:value-type="string" office:string-value="62" calcext:value-type="string">
            <text:p>62</text:p>
          </table:table-cell>
          <table:table-cell table:formula="of:=RIGHT(LEFT([.$A9];11);2)" office:value-type="string" office:string-value="73" calcext:value-type="string">
            <text:p>73</text:p>
          </table:table-cell>
          <table:table-cell table:formula="of:=RIGHT(LEFT([.$A9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12 26 82 55</text:p>
          </table:table-cell>
          <table:table-cell table:formula="of:=LEFT([.A10];2)" office:value-type="string" office:string-value="69" calcext:value-type="string">
            <text:p>69</text:p>
          </table:table-cell>
          <table:table-cell table:formula="of:=RIGHT(LEFT([.$A10];5);2)" office:value-type="string" office:string-value="12" calcext:value-type="string">
            <text:p>12</text:p>
          </table:table-cell>
          <table:table-cell table:formula="of:=RIGHT(LEFT([.$A10];8);2)" office:value-type="string" office:string-value="26" calcext:value-type="string">
            <text:p>26</text:p>
          </table:table-cell>
          <table:table-cell table:formula="of:=RIGHT(LEFT([.$A10];11);2)" office:value-type="string" office:string-value="82" calcext:value-type="string">
            <text:p>82</text:p>
          </table:table-cell>
          <table:table-cell table:formula="of:=RIGHT(LEFT([.$A10];14);2)" office:value-type="string" office:string-value="55" calcext:value-type="string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94 65 57 <text:s/>6</text:p>
          </table:table-cell>
          <table:table-cell table:formula="of:=LEFT([.A11];2)" office:value-type="string" office:string-value="89" calcext:value-type="string">
            <text:p>89</text:p>
          </table:table-cell>
          <table:table-cell table:formula="of:=RIGHT(LEFT([.$A11];5);2)" office:value-type="string" office:string-value="94" calcext:value-type="string">
            <text:p>94</text:p>
          </table:table-cell>
          <table:table-cell table:formula="of:=RIGHT(LEFT([.$A11];8);2)" office:value-type="string" office:string-value="65" calcext:value-type="string">
            <text:p>65</text:p>
          </table:table-cell>
          <table:table-cell table:formula="of:=RIGHT(LEFT([.$A11];11);2)" office:value-type="string" office:string-value="57" calcext:value-type="string">
            <text:p>57</text:p>
          </table:table-cell>
          <table:table-cell table:formula="of:=RIGHT(LEFT([.$A11];14);2)" office:value-type="string" office:string-value=" 6" calcext:value-type="string">
            <text:p><text:s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77 60 19 83</text:p>
          </table:table-cell>
          <table:table-cell table:formula="of:=LEFT([.A12];2)" office:value-type="string" office:string-value="27" calcext:value-type="string">
            <text:p>27</text:p>
          </table:table-cell>
          <table:table-cell table:formula="of:=RIGHT(LEFT([.$A12];5);2)" office:value-type="string" office:string-value="77" calcext:value-type="string">
            <text:p>77</text:p>
          </table:table-cell>
          <table:table-cell table:formula="of:=RIGHT(LEFT([.$A12];8);2)" office:value-type="string" office:string-value="60" calcext:value-type="string">
            <text:p>60</text:p>
          </table:table-cell>
          <table:table-cell table:formula="of:=RIGHT(LEFT([.$A12];11);2)" office:value-type="string" office:string-value="19" calcext:value-type="string">
            <text:p>19</text:p>
          </table:table-cell>
          <table:table-cell table:formula="of:=RIGHT(LEFT([.$A12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58 <text:s/>0 29 91</text:p>
          </table:table-cell>
          <table:table-cell table:formula="of:=LEFT([.A13];2)" office:value-type="string" office:string-value="72" calcext:value-type="string">
            <text:p>72</text:p>
          </table:table-cell>
          <table:table-cell table:formula="of:=RIGHT(LEFT([.$A13];5);2)" office:value-type="string" office:string-value="58" calcext:value-type="string">
            <text:p>58</text:p>
          </table:table-cell>
          <table:table-cell table:formula="of:=RIGHT(LEFT([.$A13];8);2)" office:value-type="string" office:string-value=" 0" calcext:value-type="string">
            <text:p><text:s/>0</text:p>
          </table:table-cell>
          <table:table-cell table:formula="of:=RIGHT(LEFT([.$A13];11);2)" office:value-type="string" office:string-value="29" calcext:value-type="string">
            <text:p>29</text:p>
          </table:table-cell>
          <table:table-cell table:formula="of:=RIGHT(LEFT([.$A13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75 50 64 87</text:p>
          </table:table-cell>
          <table:table-cell table:formula="of:=LEFT([.A14];2)" office:value-type="string" office:string-value="33" calcext:value-type="string">
            <text:p>33</text:p>
          </table:table-cell>
          <table:table-cell table:formula="of:=RIGHT(LEFT([.$A14];5);2)" office:value-type="string" office:string-value="75" calcext:value-type="string">
            <text:p>75</text:p>
          </table:table-cell>
          <table:table-cell table:formula="of:=RIGHT(LEFT([.$A14];8);2)" office:value-type="string" office:string-value="50" calcext:value-type="string">
            <text:p>50</text:p>
          </table:table-cell>
          <table:table-cell table:formula="of:=RIGHT(LEFT([.$A14];11);2)" office:value-type="string" office:string-value="64" calcext:value-type="string">
            <text:p>64</text:p>
          </table:table-cell>
          <table:table-cell table:formula="of:=RIGHT(LEFT([.$A14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88 32 93 38</text:p>
          </table:table-cell>
          <table:table-cell table:formula="of:=LEFT([.A15];2)" office:value-type="string" office:string-value="24" calcext:value-type="string">
            <text:p>24</text:p>
          </table:table-cell>
          <table:table-cell table:formula="of:=RIGHT(LEFT([.$A15];5);2)" office:value-type="string" office:string-value="88" calcext:value-type="string">
            <text:p>88</text:p>
          </table:table-cell>
          <table:table-cell table:formula="of:=RIGHT(LEFT([.$A15];8);2)" office:value-type="string" office:string-value="32" calcext:value-type="string">
            <text:p>32</text:p>
          </table:table-cell>
          <table:table-cell table:formula="of:=RIGHT(LEFT([.$A15];11);2)" office:value-type="string" office:string-value="93" calcext:value-type="string">
            <text:p>93</text:p>
          </table:table-cell>
          <table:table-cell table:formula="of:=RIGHT(LEFT([.$A15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82 <text:s/>7 49 43</text:p>
          </table:table-cell>
          <table:table-cell table:formula="of:=LEFT([.A16];2)" office:value-type="string" office:string-value="35" calcext:value-type="string">
            <text:p>35</text:p>
          </table:table-cell>
          <table:table-cell table:formula="of:=RIGHT(LEFT([.$A16];5);2)" office:value-type="string" office:string-value="82" calcext:value-type="string">
            <text:p>82</text:p>
          </table:table-cell>
          <table:table-cell table:formula="of:=RIGHT(LEFT([.$A16];8);2)" office:value-type="string" office:string-value=" 7" calcext:value-type="string">
            <text:p><text:s/>7</text:p>
          </table:table-cell>
          <table:table-cell table:formula="of:=RIGHT(LEFT([.$A16];11);2)" office:value-type="string" office:string-value="49" calcext:value-type="string">
            <text:p>49</text:p>
          </table:table-cell>
          <table:table-cell table:formula="of:=RIGHT(LEFT([.$A16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<text:s/>8 56 54 <text:s/>6</text:p>
          </table:table-cell>
          <table:table-cell table:formula="of:=LEFT([.A17];2)" office:value-type="string" office:string-value="58" calcext:value-type="string">
            <text:p>58</text:p>
          </table:table-cell>
          <table:table-cell table:formula="of:=RIGHT(LEFT([.$A17];5);2)" office:value-type="string" office:string-value=" 8" calcext:value-type="string">
            <text:p><text:s/>8</text:p>
          </table:table-cell>
          <table:table-cell table:formula="of:=RIGHT(LEFT([.$A17];8);2)" office:value-type="string" office:string-value="56" calcext:value-type="string">
            <text:p>56</text:p>
          </table:table-cell>
          <table:table-cell table:formula="of:=RIGHT(LEFT([.$A17];11);2)" office:value-type="string" office:string-value="54" calcext:value-type="string">
            <text:p>54</text:p>
          </table:table-cell>
          <table:table-cell table:formula="of:=RIGHT(LEFT([.$A17];14);2)" office:value-type="string" office:string-value=" 6" calcext:value-type="string">
            <text:p><text:s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 53 98 59 84</text:p>
          </table:table-cell>
          <table:table-cell table:formula="of:=LEFT([.A18];2)" office:value-type="string" office:string-value="74" calcext:value-type="string">
            <text:p>74</text:p>
          </table:table-cell>
          <table:table-cell table:formula="of:=RIGHT(LEFT([.$A18];5);2)" office:value-type="string" office:string-value="53" calcext:value-type="string">
            <text:p>53</text:p>
          </table:table-cell>
          <table:table-cell table:formula="of:=RIGHT(LEFT([.$A18];8);2)" office:value-type="string" office:string-value="98" calcext:value-type="string">
            <text:p>98</text:p>
          </table:table-cell>
          <table:table-cell table:formula="of:=RIGHT(LEFT([.$A18];11);2)" office:value-type="string" office:string-value="59" calcext:value-type="string">
            <text:p>59</text:p>
          </table:table-cell>
          <table:table-cell table:formula="of:=RIGHT(LEFT([.$A18];14);2)" office:value-type="string" office:string-value="84" calcext:value-type="string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40 11 67 14</text:p>
          </table:table-cell>
          <table:table-cell table:formula="of:=LEFT([.A19];2)" office:value-type="string" office:string-value=" 4" calcext:value-type="string">
            <text:p><text:s/>4</text:p>
          </table:table-cell>
          <table:table-cell table:formula="of:=RIGHT(LEFT([.$A19];5);2)" office:value-type="string" office:string-value="40" calcext:value-type="string">
            <text:p>40</text:p>
          </table:table-cell>
          <table:table-cell table:formula="of:=RIGHT(LEFT([.$A19];8);2)" office:value-type="string" office:string-value="11" calcext:value-type="string">
            <text:p>11</text:p>
          </table:table-cell>
          <table:table-cell table:formula="of:=RIGHT(LEFT([.$A19];11);2)" office:value-type="string" office:string-value="67" calcext:value-type="string">
            <text:p>67</text:p>
          </table:table-cell>
          <table:table-cell table:formula="of:=RIGHT(LEFT([.$A19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<text:s/>1 44 51 45</text:p>
          </table:table-cell>
          <table:table-cell table:formula="of:=LEFT([.A20];2)" office:value-type="string" office:string-value="89" calcext:value-type="string">
            <text:p>89</text:p>
          </table:table-cell>
          <table:table-cell table:formula="of:=RIGHT(LEFT([.$A20];5);2)" office:value-type="string" office:string-value=" 1" calcext:value-type="string">
            <text:p><text:s/>1</text:p>
          </table:table-cell>
          <table:table-cell table:formula="of:=RIGHT(LEFT([.$A20];8);2)" office:value-type="string" office:string-value="44" calcext:value-type="string">
            <text:p>44</text:p>
          </table:table-cell>
          <table:table-cell table:formula="of:=RIGHT(LEFT([.$A20];11);2)" office:value-type="string" office:string-value="51" calcext:value-type="string">
            <text:p>51</text:p>
          </table:table-cell>
          <table:table-cell table:formula="of:=RIGHT(LEFT([.$A20];14);2)" office:value-type="string" office:string-value="45" calcext:value-type="string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 51 57 75 19</text:p>
          </table:table-cell>
          <table:table-cell table:formula="of:=LEFT([.A21];2)" office:value-type="string" office:string-value="44" calcext:value-type="string">
            <text:p>44</text:p>
          </table:table-cell>
          <table:table-cell table:formula="of:=RIGHT(LEFT([.$A21];5);2)" office:value-type="string" office:string-value="51" calcext:value-type="string">
            <text:p>51</text:p>
          </table:table-cell>
          <table:table-cell table:formula="of:=RIGHT(LEFT([.$A21];8);2)" office:value-type="string" office:string-value="57" calcext:value-type="string">
            <text:p>57</text:p>
          </table:table-cell>
          <table:table-cell table:formula="of:=RIGHT(LEFT([.$A21];11);2)" office:value-type="string" office:string-value="75" calcext:value-type="string">
            <text:p>75</text:p>
          </table:table-cell>
          <table:table-cell table:formula="of:=RIGHT(LEFT([.$A21];14);2)" office:value-type="string" office:string-value="19" calcext:value-type="string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54 24 96 <text:s/>1</text:p>
          </table:table-cell>
          <table:table-cell table:formula="of:=LEFT([.A22];2)" office:value-type="string" office:string-value="33" calcext:value-type="string">
            <text:p>33</text:p>
          </table:table-cell>
          <table:table-cell table:formula="of:=RIGHT(LEFT([.$A22];5);2)" office:value-type="string" office:string-value="54" calcext:value-type="string">
            <text:p>54</text:p>
          </table:table-cell>
          <table:table-cell table:formula="of:=RIGHT(LEFT([.$A22];8);2)" office:value-type="string" office:string-value="24" calcext:value-type="string">
            <text:p>24</text:p>
          </table:table-cell>
          <table:table-cell table:formula="of:=RIGHT(LEFT([.$A22];11);2)" office:value-type="string" office:string-value="96" calcext:value-type="string">
            <text:p>96</text:p>
          </table:table-cell>
          <table:table-cell table:formula="of:=RIGHT(LEFT([.$A22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<text:s/>0 45 47 38</text:p>
          </table:table-cell>
          <table:table-cell table:formula="of:=LEFT([.A23];2)" office:value-type="string" office:string-value="30" calcext:value-type="string">
            <text:p>30</text:p>
          </table:table-cell>
          <table:table-cell table:formula="of:=RIGHT(LEFT([.$A23];5);2)" office:value-type="string" office:string-value=" 0" calcext:value-type="string">
            <text:p><text:s/>0</text:p>
          </table:table-cell>
          <table:table-cell table:formula="of:=RIGHT(LEFT([.$A23];8);2)" office:value-type="string" office:string-value="45" calcext:value-type="string">
            <text:p>45</text:p>
          </table:table-cell>
          <table:table-cell table:formula="of:=RIGHT(LEFT([.$A23];11);2)" office:value-type="string" office:string-value="47" calcext:value-type="string">
            <text:p>47</text:p>
          </table:table-cell>
          <table:table-cell table:formula="of:=RIGHT(LEFT([.$A23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78 17 74 14</text:p>
          </table:table-cell>
          <table:table-cell table:formula="of:=LEFT([.A24];2)" office:value-type="string" office:string-value="58" calcext:value-type="string">
            <text:p>58</text:p>
          </table:table-cell>
          <table:table-cell table:formula="of:=RIGHT(LEFT([.$A24];5);2)" office:value-type="string" office:string-value="78" calcext:value-type="string">
            <text:p>78</text:p>
          </table:table-cell>
          <table:table-cell table:formula="of:=RIGHT(LEFT([.$A24];8);2)" office:value-type="string" office:string-value="17" calcext:value-type="string">
            <text:p>17</text:p>
          </table:table-cell>
          <table:table-cell table:formula="of:=RIGHT(LEFT([.$A24];11);2)" office:value-type="string" office:string-value="74" calcext:value-type="string">
            <text:p>74</text:p>
          </table:table-cell>
          <table:table-cell table:formula="of:=RIGHT(LEFT([.$A24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 60 32 67 10</text:p>
          </table:table-cell>
          <table:table-cell table:formula="of:=LEFT([.A25];2)" office:value-type="string" office:string-value="91" calcext:value-type="string">
            <text:p>91</text:p>
          </table:table-cell>
          <table:table-cell table:formula="of:=RIGHT(LEFT([.$A25];5);2)" office:value-type="string" office:string-value="60" calcext:value-type="string">
            <text:p>60</text:p>
          </table:table-cell>
          <table:table-cell table:formula="of:=RIGHT(LEFT([.$A25];8);2)" office:value-type="string" office:string-value="32" calcext:value-type="string">
            <text:p>32</text:p>
          </table:table-cell>
          <table:table-cell table:formula="of:=RIGHT(LEFT([.$A25];11);2)" office:value-type="string" office:string-value="67" calcext:value-type="string">
            <text:p>67</text:p>
          </table:table-cell>
          <table:table-cell table:formula="of:=RIGHT(LEFT([.$A25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91 61 45 49</text:p>
          </table:table-cell>
          <table:table-cell table:formula="of:=LEFT([.A26];2)" office:value-type="string" office:string-value="72" calcext:value-type="string">
            <text:p>72</text:p>
          </table:table-cell>
          <table:table-cell table:formula="of:=RIGHT(LEFT([.$A26];5);2)" office:value-type="string" office:string-value="91" calcext:value-type="string">
            <text:p>91</text:p>
          </table:table-cell>
          <table:table-cell table:formula="of:=RIGHT(LEFT([.$A26];8);2)" office:value-type="string" office:string-value="61" calcext:value-type="string">
            <text:p>61</text:p>
          </table:table-cell>
          <table:table-cell table:formula="of:=RIGHT(LEFT([.$A26];11);2)" office:value-type="string" office:string-value="45" calcext:value-type="string">
            <text:p>45</text:p>
          </table:table-cell>
          <table:table-cell table:formula="of:=RIGHT(LEFT([.$A26];14);2)" office:value-type="string" office:string-value="49" calcext:value-type="string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67 31 69 96</text:p>
          </table:table-cell>
          <table:table-cell table:formula="of:=LEFT([.A27];2)" office:value-type="string" office:string-value="68" calcext:value-type="string">
            <text:p>68</text:p>
          </table:table-cell>
          <table:table-cell table:formula="of:=RIGHT(LEFT([.$A27];5);2)" office:value-type="string" office:string-value="67" calcext:value-type="string">
            <text:p>67</text:p>
          </table:table-cell>
          <table:table-cell table:formula="of:=RIGHT(LEFT([.$A27];8);2)" office:value-type="string" office:string-value="31" calcext:value-type="string">
            <text:p>31</text:p>
          </table:table-cell>
          <table:table-cell table:formula="of:=RIGHT(LEFT([.$A27];11);2)" office:value-type="string" office:string-value="69" calcext:value-type="string">
            <text:p>69</text:p>
          </table:table-cell>
          <table:table-cell table:formula="of:=RIGHT(LEFT([.$A27];14);2)" office:value-type="string" office:string-value="96" calcext:value-type="string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52 <text:s/>9 34 36</text:p>
          </table:table-cell>
          <table:table-cell table:formula="of:=LEFT([.A28];2)" office:value-type="string" office:string-value="92" calcext:value-type="string">
            <text:p>92</text:p>
          </table:table-cell>
          <table:table-cell table:formula="of:=RIGHT(LEFT([.$A28];5);2)" office:value-type="string" office:string-value="52" calcext:value-type="string">
            <text:p>52</text:p>
          </table:table-cell>
          <table:table-cell table:formula="of:=RIGHT(LEFT([.$A28];8);2)" office:value-type="string" office:string-value=" 9" calcext:value-type="string">
            <text:p><text:s/>9</text:p>
          </table:table-cell>
          <table:table-cell table:formula="of:=RIGHT(LEFT([.$A28];11);2)" office:value-type="string" office:string-value="34" calcext:value-type="string">
            <text:p>34</text:p>
          </table:table-cell>
          <table:table-cell table:formula="of:=RIGHT(LEFT([.$A28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 77 62 55 41</text:p>
          </table:table-cell>
          <table:table-cell table:formula="of:=LEFT([.A29];2)" office:value-type="string" office:string-value="16" calcext:value-type="string">
            <text:p>16</text:p>
          </table:table-cell>
          <table:table-cell table:formula="of:=RIGHT(LEFT([.$A29];5);2)" office:value-type="string" office:string-value="77" calcext:value-type="string">
            <text:p>77</text:p>
          </table:table-cell>
          <table:table-cell table:formula="of:=RIGHT(LEFT([.$A29];8);2)" office:value-type="string" office:string-value="62" calcext:value-type="string">
            <text:p>62</text:p>
          </table:table-cell>
          <table:table-cell table:formula="of:=RIGHT(LEFT([.$A29];11);2)" office:value-type="string" office:string-value="55" calcext:value-type="string">
            <text:p>55</text:p>
          </table:table-cell>
          <table:table-cell table:formula="of:=RIGHT(LEFT([.$A29];14);2)" office:value-type="string" office:string-value="41" calcext:value-type="string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88 53 <text:s/>4 15</text:p>
          </table:table-cell>
          <table:table-cell table:formula="of:=LEFT([.A30];2)" office:value-type="string" office:string-value="42" calcext:value-type="string">
            <text:p>42</text:p>
          </table:table-cell>
          <table:table-cell table:formula="of:=RIGHT(LEFT([.$A30];5);2)" office:value-type="string" office:string-value="88" calcext:value-type="string">
            <text:p>88</text:p>
          </table:table-cell>
          <table:table-cell table:formula="of:=RIGHT(LEFT([.$A30];8);2)" office:value-type="string" office:string-value="53" calcext:value-type="string">
            <text:p>53</text:p>
          </table:table-cell>
          <table:table-cell table:formula="of:=RIGHT(LEFT([.$A30];11);2)" office:value-type="string" office:string-value=" 4" calcext:value-type="string">
            <text:p><text:s/>4</text:p>
          </table:table-cell>
          <table:table-cell table:formula="of:=RIGHT(LEFT([.$A30];14);2)" office:value-type="string" office:string-value="15" calcext:value-type="string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98 73 81 41</text:p>
          </table:table-cell>
          <table:table-cell table:formula="of:=LEFT([.A31];2)" office:value-type="string" office:string-value="68" calcext:value-type="string">
            <text:p>68</text:p>
          </table:table-cell>
          <table:table-cell table:formula="of:=RIGHT(LEFT([.$A31];5);2)" office:value-type="string" office:string-value="98" calcext:value-type="string">
            <text:p>98</text:p>
          </table:table-cell>
          <table:table-cell table:formula="of:=RIGHT(LEFT([.$A31];8);2)" office:value-type="string" office:string-value="73" calcext:value-type="string">
            <text:p>73</text:p>
          </table:table-cell>
          <table:table-cell table:formula="of:=RIGHT(LEFT([.$A31];11);2)" office:value-type="string" office:string-value="81" calcext:value-type="string">
            <text:p>81</text:p>
          </table:table-cell>
          <table:table-cell table:formula="of:=RIGHT(LEFT([.$A31];14);2)" office:value-type="string" office:string-value="41" calcext:value-type="string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43 87 48 95</text:p>
          </table:table-cell>
          <table:table-cell table:formula="of:=LEFT([.A32];2)" office:value-type="string" office:string-value="36" calcext:value-type="string">
            <text:p>36</text:p>
          </table:table-cell>
          <table:table-cell table:formula="of:=RIGHT(LEFT([.$A32];5);2)" office:value-type="string" office:string-value="43" calcext:value-type="string">
            <text:p>43</text:p>
          </table:table-cell>
          <table:table-cell table:formula="of:=RIGHT(LEFT([.$A32];8);2)" office:value-type="string" office:string-value="87" calcext:value-type="string">
            <text:p>87</text:p>
          </table:table-cell>
          <table:table-cell table:formula="of:=RIGHT(LEFT([.$A32];11);2)" office:value-type="string" office:string-value="48" calcext:value-type="string">
            <text:p>48</text:p>
          </table:table-cell>
          <table:table-cell table:formula="of:=RIGHT(LEFT([.$A32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62 <text:s/>8 12 30</text:p>
          </table:table-cell>
          <table:table-cell table:formula="of:=LEFT([.A33];2)" office:value-type="string" office:string-value="55" calcext:value-type="string">
            <text:p>55</text:p>
          </table:table-cell>
          <table:table-cell table:formula="of:=RIGHT(LEFT([.$A33];5);2)" office:value-type="string" office:string-value="62" calcext:value-type="string">
            <text:p>62</text:p>
          </table:table-cell>
          <table:table-cell table:formula="of:=RIGHT(LEFT([.$A33];8);2)" office:value-type="string" office:string-value=" 8" calcext:value-type="string">
            <text:p><text:s/>8</text:p>
          </table:table-cell>
          <table:table-cell table:formula="of:=RIGHT(LEFT([.$A33];11);2)" office:value-type="string" office:string-value="12" calcext:value-type="string">
            <text:p>12</text:p>
          </table:table-cell>
          <table:table-cell table:formula="of:=RIGHT(LEFT([.$A33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34 59 72 85</text:p>
          </table:table-cell>
          <table:table-cell table:formula="of:=LEFT([.A34];2)" office:value-type="string" office:string-value="23" calcext:value-type="string">
            <text:p>23</text:p>
          </table:table-cell>
          <table:table-cell table:formula="of:=RIGHT(LEFT([.$A34];5);2)" office:value-type="string" office:string-value="34" calcext:value-type="string">
            <text:p>34</text:p>
          </table:table-cell>
          <table:table-cell table:formula="of:=RIGHT(LEFT([.$A34];8);2)" office:value-type="string" office:string-value="59" calcext:value-type="string">
            <text:p>59</text:p>
          </table:table-cell>
          <table:table-cell table:formula="of:=RIGHT(LEFT([.$A34];11);2)" office:value-type="string" office:string-value="72" calcext:value-type="string">
            <text:p>72</text:p>
          </table:table-cell>
          <table:table-cell table:formula="of:=RIGHT(LEFT([.$A34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 <text:s/>7 16 13 79</text:p>
          </table:table-cell>
          <table:table-cell table:formula="of:=LEFT([.A35];2)" office:value-type="string" office:string-value="38" calcext:value-type="string">
            <text:p>38</text:p>
          </table:table-cell>
          <table:table-cell table:formula="of:=RIGHT(LEFT([.$A35];5);2)" office:value-type="string" office:string-value=" 7" calcext:value-type="string">
            <text:p><text:s/>7</text:p>
          </table:table-cell>
          <table:table-cell table:formula="of:=RIGHT(LEFT([.$A35];8);2)" office:value-type="string" office:string-value="16" calcext:value-type="string">
            <text:p>16</text:p>
          </table:table-cell>
          <table:table-cell table:formula="of:=RIGHT(LEFT([.$A35];11);2)" office:value-type="string" office:string-value="13" calcext:value-type="string">
            <text:p>13</text:p>
          </table:table-cell>
          <table:table-cell table:formula="of:=RIGHT(LEFT([.$A35];14);2)" office:value-type="string" office:string-value="79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 98 23 69 89</text:p>
          </table:table-cell>
          <table:table-cell table:formula="of:=LEFT([.A36];2)" office:value-type="string" office:string-value="66" calcext:value-type="string">
            <text:p>66</text:p>
          </table:table-cell>
          <table:table-cell table:formula="of:=RIGHT(LEFT([.$A36];5);2)" office:value-type="string" office:string-value="98" calcext:value-type="string">
            <text:p>98</text:p>
          </table:table-cell>
          <table:table-cell table:formula="of:=RIGHT(LEFT([.$A36];8);2)" office:value-type="string" office:string-value="23" calcext:value-type="string">
            <text:p>23</text:p>
          </table:table-cell>
          <table:table-cell table:formula="of:=RIGHT(LEFT([.$A36];11);2)" office:value-type="string" office:string-value="69" calcext:value-type="string">
            <text:p>69</text:p>
          </table:table-cell>
          <table:table-cell table:formula="of:=RIGHT(LEFT([.$A36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 84 79 14 53</text:p>
          </table:table-cell>
          <table:table-cell table:formula="of:=LEFT([.A37];2)" office:value-type="string" office:string-value="71" calcext:value-type="string">
            <text:p>71</text:p>
          </table:table-cell>
          <table:table-cell table:formula="of:=RIGHT(LEFT([.$A37];5);2)" office:value-type="string" office:string-value="84" calcext:value-type="string">
            <text:p>84</text:p>
          </table:table-cell>
          <table:table-cell table:formula="of:=RIGHT(LEFT([.$A37];8);2)" office:value-type="string" office:string-value="79" calcext:value-type="string">
            <text:p>79</text:p>
          </table:table-cell>
          <table:table-cell table:formula="of:=RIGHT(LEFT([.$A37];11);2)" office:value-type="string" office:string-value="14" calcext:value-type="string">
            <text:p>14</text:p>
          </table:table-cell>
          <table:table-cell table:formula="of:=RIGHT(LEFT([.$A37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62 60 44 28</text:p>
          </table:table-cell>
          <table:table-cell table:formula="of:=LEFT([.A38];2)" office:value-type="string" office:string-value="10" calcext:value-type="string">
            <text:p>10</text:p>
          </table:table-cell>
          <table:table-cell table:formula="of:=RIGHT(LEFT([.$A38];5);2)" office:value-type="string" office:string-value="62" calcext:value-type="string">
            <text:p>62</text:p>
          </table:table-cell>
          <table:table-cell table:formula="of:=RIGHT(LEFT([.$A38];8);2)" office:value-type="string" office:string-value="60" calcext:value-type="string">
            <text:p>60</text:p>
          </table:table-cell>
          <table:table-cell table:formula="of:=RIGHT(LEFT([.$A38];11);2)" office:value-type="string" office:string-value="44" calcext:value-type="string">
            <text:p>44</text:p>
          </table:table-cell>
          <table:table-cell table:formula="of:=RIGHT(LEFT([.$A38];14);2)" office:value-type="string" office:string-value="28" calcext:value-type="string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43 29 45 75</text:p>
          </table:table-cell>
          <table:table-cell table:formula="of:=LEFT([.A39];2)" office:value-type="string" office:string-value="49" calcext:value-type="string">
            <text:p>49</text:p>
          </table:table-cell>
          <table:table-cell table:formula="of:=RIGHT(LEFT([.$A39];5);2)" office:value-type="string" office:string-value="43" calcext:value-type="string">
            <text:p>43</text:p>
          </table:table-cell>
          <table:table-cell table:formula="of:=RIGHT(LEFT([.$A39];8);2)" office:value-type="string" office:string-value="29" calcext:value-type="string">
            <text:p>29</text:p>
          </table:table-cell>
          <table:table-cell table:formula="of:=RIGHT(LEFT([.$A39];11);2)" office:value-type="string" office:string-value="45" calcext:value-type="string">
            <text:p>45</text:p>
          </table:table-cell>
          <table:table-cell table:formula="of:=RIGHT(LEFT([.$A39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94 <text:s/>5 64 <text:s/>3</text:p>
          </table:table-cell>
          <table:table-cell table:formula="of:=LEFT([.A40];2)" office:value-type="string" office:string-value="72" calcext:value-type="string">
            <text:p>72</text:p>
          </table:table-cell>
          <table:table-cell table:formula="of:=RIGHT(LEFT([.$A40];5);2)" office:value-type="string" office:string-value="94" calcext:value-type="string">
            <text:p>94</text:p>
          </table:table-cell>
          <table:table-cell table:formula="of:=RIGHT(LEFT([.$A40];8);2)" office:value-type="string" office:string-value=" 5" calcext:value-type="string">
            <text:p><text:s/>5</text:p>
          </table:table-cell>
          <table:table-cell table:formula="of:=RIGHT(LEFT([.$A40];11);2)" office:value-type="string" office:string-value="64" calcext:value-type="string">
            <text:p>64</text:p>
          </table:table-cell>
          <table:table-cell table:formula="of:=RIGHT(LEFT([.$A40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99 41 10 91</text:p>
          </table:table-cell>
          <table:table-cell table:formula="of:=LEFT([.A41];2)" office:value-type="string" office:string-value="27" calcext:value-type="string">
            <text:p>27</text:p>
          </table:table-cell>
          <table:table-cell table:formula="of:=RIGHT(LEFT([.$A41];5);2)" office:value-type="string" office:string-value="99" calcext:value-type="string">
            <text:p>99</text:p>
          </table:table-cell>
          <table:table-cell table:formula="of:=RIGHT(LEFT([.$A41];8);2)" office:value-type="string" office:string-value="41" calcext:value-type="string">
            <text:p>41</text:p>
          </table:table-cell>
          <table:table-cell table:formula="of:=RIGHT(LEFT([.$A41];11);2)" office:value-type="string" office:string-value="10" calcext:value-type="string">
            <text:p>10</text:p>
          </table:table-cell>
          <table:table-cell table:formula="of:=RIGHT(LEFT([.$A41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2 94 16 85 75</text:p>
          </table:table-cell>
          <table:table-cell table:formula="of:=LEFT([.A42];2)" office:value-type="string" office:string-value=" 2" calcext:value-type="string">
            <text:p><text:s/>2</text:p>
          </table:table-cell>
          <table:table-cell table:formula="of:=RIGHT(LEFT([.$A42];5);2)" office:value-type="string" office:string-value="94" calcext:value-type="string">
            <text:p>94</text:p>
          </table:table-cell>
          <table:table-cell table:formula="of:=RIGHT(LEFT([.$A42];8);2)" office:value-type="string" office:string-value="16" calcext:value-type="string">
            <text:p>16</text:p>
          </table:table-cell>
          <table:table-cell table:formula="of:=RIGHT(LEFT([.$A42];11);2)" office:value-type="string" office:string-value="85" calcext:value-type="string">
            <text:p>85</text:p>
          </table:table-cell>
          <table:table-cell table:formula="of:=RIGHT(LEFT([.$A42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95 15 34 36</text:p>
          </table:table-cell>
          <table:table-cell table:formula="of:=LEFT([.A43];2)" office:value-type="string" office:string-value="25" calcext:value-type="string">
            <text:p>25</text:p>
          </table:table-cell>
          <table:table-cell table:formula="of:=RIGHT(LEFT([.$A43];5);2)" office:value-type="string" office:string-value="95" calcext:value-type="string">
            <text:p>95</text:p>
          </table:table-cell>
          <table:table-cell table:formula="of:=RIGHT(LEFT([.$A43];8);2)" office:value-type="string" office:string-value="15" calcext:value-type="string">
            <text:p>15</text:p>
          </table:table-cell>
          <table:table-cell table:formula="of:=RIGHT(LEFT([.$A43];11);2)" office:value-type="string" office:string-value="34" calcext:value-type="string">
            <text:p>34</text:p>
          </table:table-cell>
          <table:table-cell table:formula="of:=RIGHT(LEFT([.$A43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72 76 20 29</text:p>
          </table:table-cell>
          <table:table-cell table:formula="of:=LEFT([.A44];2)" office:value-type="string" office:string-value="90" calcext:value-type="string">
            <text:p>90</text:p>
          </table:table-cell>
          <table:table-cell table:formula="of:=RIGHT(LEFT([.$A44];5);2)" office:value-type="string" office:string-value="72" calcext:value-type="string">
            <text:p>72</text:p>
          </table:table-cell>
          <table:table-cell table:formula="of:=RIGHT(LEFT([.$A44];8);2)" office:value-type="string" office:string-value="76" calcext:value-type="string">
            <text:p>76</text:p>
          </table:table-cell>
          <table:table-cell table:formula="of:=RIGHT(LEFT([.$A44];11);2)" office:value-type="string" office:string-value="20" calcext:value-type="string">
            <text:p>20</text:p>
          </table:table-cell>
          <table:table-cell table:formula="of:=RIGHT(LEFT([.$A44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18 93 53 69</text:p>
          </table:table-cell>
          <table:table-cell table:formula="of:=LEFT([.A45];2)" office:value-type="string" office:string-value="55" calcext:value-type="string">
            <text:p>55</text:p>
          </table:table-cell>
          <table:table-cell table:formula="of:=RIGHT(LEFT([.$A45];5);2)" office:value-type="string" office:string-value="18" calcext:value-type="string">
            <text:p>18</text:p>
          </table:table-cell>
          <table:table-cell table:formula="of:=RIGHT(LEFT([.$A45];8);2)" office:value-type="string" office:string-value="93" calcext:value-type="string">
            <text:p>93</text:p>
          </table:table-cell>
          <table:table-cell table:formula="of:=RIGHT(LEFT([.$A45];11);2)" office:value-type="string" office:string-value="53" calcext:value-type="string">
            <text:p>53</text:p>
          </table:table-cell>
          <table:table-cell table:formula="of:=RIGHT(LEFT([.$A45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 87 16 80 64</text:p>
          </table:table-cell>
          <table:table-cell table:formula="of:=LEFT([.A46];2)" office:value-type="string" office:string-value="84" calcext:value-type="string">
            <text:p>84</text:p>
          </table:table-cell>
          <table:table-cell table:formula="of:=RIGHT(LEFT([.$A46];5);2)" office:value-type="string" office:string-value="87" calcext:value-type="string">
            <text:p>87</text:p>
          </table:table-cell>
          <table:table-cell table:formula="of:=RIGHT(LEFT([.$A46];8);2)" office:value-type="string" office:string-value="16" calcext:value-type="string">
            <text:p>16</text:p>
          </table:table-cell>
          <table:table-cell table:formula="of:=RIGHT(LEFT([.$A46];11);2)" office:value-type="string" office:string-value="80" calcext:value-type="string">
            <text:p>80</text:p>
          </table:table-cell>
          <table:table-cell table:formula="of:=RIGHT(LEFT([.$A46];14);2)" office:value-type="string" office:string-value="64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45 63 53 25</text:p>
          </table:table-cell>
          <table:table-cell table:formula="of:=LEFT([.A47];2)" office:value-type="string" office:string-value="48" calcext:value-type="string">
            <text:p>48</text:p>
          </table:table-cell>
          <table:table-cell table:formula="of:=RIGHT(LEFT([.$A47];5);2)" office:value-type="string" office:string-value="45" calcext:value-type="string">
            <text:p>45</text:p>
          </table:table-cell>
          <table:table-cell table:formula="of:=RIGHT(LEFT([.$A47];8);2)" office:value-type="string" office:string-value="63" calcext:value-type="string">
            <text:p>63</text:p>
          </table:table-cell>
          <table:table-cell table:formula="of:=RIGHT(LEFT([.$A47];11);2)" office:value-type="string" office:string-value="53" calcext:value-type="string">
            <text:p>53</text:p>
          </table:table-cell>
          <table:table-cell table:formula="of:=RIGHT(LEFT([.$A47];14);2)" office:value-type="string" office:string-value="25" calcext:value-type="string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44 65 58 59</text:p>
          </table:table-cell>
          <table:table-cell table:formula="of:=LEFT([.A48];2)" office:value-type="string" office:string-value="10" calcext:value-type="string">
            <text:p>10</text:p>
          </table:table-cell>
          <table:table-cell table:formula="of:=RIGHT(LEFT([.$A48];5);2)" office:value-type="string" office:string-value="44" calcext:value-type="string">
            <text:p>44</text:p>
          </table:table-cell>
          <table:table-cell table:formula="of:=RIGHT(LEFT([.$A48];8);2)" office:value-type="string" office:string-value="65" calcext:value-type="string">
            <text:p>65</text:p>
          </table:table-cell>
          <table:table-cell table:formula="of:=RIGHT(LEFT([.$A48];11);2)" office:value-type="string" office:string-value="58" calcext:value-type="string">
            <text:p>58</text:p>
          </table:table-cell>
          <table:table-cell table:formula="of:=RIGHT(LEFT([.$A48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 31 41 35 89</text:p>
          </table:table-cell>
          <table:table-cell table:formula="of:=LEFT([.A49];2)" office:value-type="string" office:string-value="94" calcext:value-type="string">
            <text:p>94</text:p>
          </table:table-cell>
          <table:table-cell table:formula="of:=RIGHT(LEFT([.$A49];5);2)" office:value-type="string" office:string-value="31" calcext:value-type="string">
            <text:p>31</text:p>
          </table:table-cell>
          <table:table-cell table:formula="of:=RIGHT(LEFT([.$A49];8);2)" office:value-type="string" office:string-value="41" calcext:value-type="string">
            <text:p>41</text:p>
          </table:table-cell>
          <table:table-cell table:formula="of:=RIGHT(LEFT([.$A49];11);2)" office:value-type="string" office:string-value="35" calcext:value-type="string">
            <text:p>35</text:p>
          </table:table-cell>
          <table:table-cell table:formula="of:=RIGHT(LEFT([.$A49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29 71 69 61</text:p>
          </table:table-cell>
          <table:table-cell table:formula="of:=LEFT([.A50];2)" office:value-type="string" office:string-value="42" calcext:value-type="string">
            <text:p>42</text:p>
          </table:table-cell>
          <table:table-cell table:formula="of:=RIGHT(LEFT([.$A50];5);2)" office:value-type="string" office:string-value="29" calcext:value-type="string">
            <text:p>29</text:p>
          </table:table-cell>
          <table:table-cell table:formula="of:=RIGHT(LEFT([.$A50];8);2)" office:value-type="string" office:string-value="71" calcext:value-type="string">
            <text:p>71</text:p>
          </table:table-cell>
          <table:table-cell table:formula="of:=RIGHT(LEFT([.$A50];11);2)" office:value-type="string" office:string-value="69" calcext:value-type="string">
            <text:p>69</text:p>
          </table:table-cell>
          <table:table-cell table:formula="of:=RIGHT(LEFT([.$A50];14);2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44 74 33 <text:s/>3</text:p>
          </table:table-cell>
          <table:table-cell table:formula="of:=LEFT([.A51];2)" office:value-type="string" office:string-value="63" calcext:value-type="string">
            <text:p>63</text:p>
          </table:table-cell>
          <table:table-cell table:formula="of:=RIGHT(LEFT([.$A51];5);2)" office:value-type="string" office:string-value="44" calcext:value-type="string">
            <text:p>44</text:p>
          </table:table-cell>
          <table:table-cell table:formula="of:=RIGHT(LEFT([.$A51];8);2)" office:value-type="string" office:string-value="74" calcext:value-type="string">
            <text:p>74</text:p>
          </table:table-cell>
          <table:table-cell table:formula="of:=RIGHT(LEFT([.$A51];11);2)" office:value-type="string" office:string-value="33" calcext:value-type="string">
            <text:p>33</text:p>
          </table:table-cell>
          <table:table-cell table:formula="of:=RIGHT(LEFT([.$A51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47 90 52 38</text:p>
          </table:table-cell>
          <table:table-cell table:formula="of:=LEFT([.A52];2)" office:value-type="string" office:string-value="65" calcext:value-type="string">
            <text:p>65</text:p>
          </table:table-cell>
          <table:table-cell table:formula="of:=RIGHT(LEFT([.$A52];5);2)" office:value-type="string" office:string-value="47" calcext:value-type="string">
            <text:p>47</text:p>
          </table:table-cell>
          <table:table-cell table:formula="of:=RIGHT(LEFT([.$A52];8);2)" office:value-type="string" office:string-value="90" calcext:value-type="string">
            <text:p>90</text:p>
          </table:table-cell>
          <table:table-cell table:formula="of:=RIGHT(LEFT([.$A52];11);2)" office:value-type="string" office:string-value="52" calcext:value-type="string">
            <text:p>52</text:p>
          </table:table-cell>
          <table:table-cell table:formula="of:=RIGHT(LEFT([.$A52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9 13 91 <text:s/>4 45</text:p>
          </table:table-cell>
          <table:table-cell table:formula="of:=LEFT([.A53];2)" office:value-type="string" office:string-value=" 9" calcext:value-type="string">
            <text:p><text:s/>9</text:p>
          </table:table-cell>
          <table:table-cell table:formula="of:=RIGHT(LEFT([.$A53];5);2)" office:value-type="string" office:string-value="13" calcext:value-type="string">
            <text:p>13</text:p>
          </table:table-cell>
          <table:table-cell table:formula="of:=RIGHT(LEFT([.$A53];8);2)" office:value-type="string" office:string-value="91" calcext:value-type="string">
            <text:p>91</text:p>
          </table:table-cell>
          <table:table-cell table:formula="of:=RIGHT(LEFT([.$A53];11);2)" office:value-type="string" office:string-value=" 4" calcext:value-type="string">
            <text:p><text:s/>4</text:p>
          </table:table-cell>
          <table:table-cell table:formula="of:=RIGHT(LEFT([.$A53];14);2)" office:value-type="string" office:string-value="45" calcext:value-type="string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39 94 68 93</text:p>
          </table:table-cell>
          <table:table-cell table:formula="of:=LEFT([.A54];2)" office:value-type="string" office:string-value="26" calcext:value-type="string">
            <text:p>26</text:p>
          </table:table-cell>
          <table:table-cell table:formula="of:=RIGHT(LEFT([.$A54];5);2)" office:value-type="string" office:string-value="39" calcext:value-type="string">
            <text:p>39</text:p>
          </table:table-cell>
          <table:table-cell table:formula="of:=RIGHT(LEFT([.$A54];8);2)" office:value-type="string" office:string-value="94" calcext:value-type="string">
            <text:p>94</text:p>
          </table:table-cell>
          <table:table-cell table:formula="of:=RIGHT(LEFT([.$A54];11);2)" office:value-type="string" office:string-value="68" calcext:value-type="string">
            <text:p>68</text:p>
          </table:table-cell>
          <table:table-cell table:formula="of:=RIGHT(LEFT([.$A54];14);2)" office:value-type="string" office:string-value="93" calcext:value-type="string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 31 41 59 32</text:p>
          </table:table-cell>
          <table:table-cell table:formula="of:=LEFT([.A55];2)" office:value-type="string" office:string-value="56" calcext:value-type="string">
            <text:p>56</text:p>
          </table:table-cell>
          <table:table-cell table:formula="of:=RIGHT(LEFT([.$A55];5);2)" office:value-type="string" office:string-value="31" calcext:value-type="string">
            <text:p>31</text:p>
          </table:table-cell>
          <table:table-cell table:formula="of:=RIGHT(LEFT([.$A55];8);2)" office:value-type="string" office:string-value="41" calcext:value-type="string">
            <text:p>41</text:p>
          </table:table-cell>
          <table:table-cell table:formula="of:=RIGHT(LEFT([.$A55];11);2)" office:value-type="string" office:string-value="59" calcext:value-type="string">
            <text:p>59</text:p>
          </table:table-cell>
          <table:table-cell table:formula="of:=RIGHT(LEFT([.$A55];14);2)" office:value-type="string" office:string-value="32" calcext:value-type="string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<text:s/>6 85 74 19</text:p>
          </table:table-cell>
          <table:table-cell table:formula="of:=LEFT([.A56];2)" office:value-type="string" office:string-value="17" calcext:value-type="string">
            <text:p>17</text:p>
          </table:table-cell>
          <table:table-cell table:formula="of:=RIGHT(LEFT([.$A56];5);2)" office:value-type="string" office:string-value=" 6" calcext:value-type="string">
            <text:p><text:s/>6</text:p>
          </table:table-cell>
          <table:table-cell table:formula="of:=RIGHT(LEFT([.$A56];8);2)" office:value-type="string" office:string-value="85" calcext:value-type="string">
            <text:p>85</text:p>
          </table:table-cell>
          <table:table-cell table:formula="of:=RIGHT(LEFT([.$A56];11);2)" office:value-type="string" office:string-value="74" calcext:value-type="string">
            <text:p>74</text:p>
          </table:table-cell>
          <table:table-cell table:formula="of:=RIGHT(LEFT([.$A56];14);2)" office:value-type="string" office:string-value="19" calcext:value-type="string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93 <text:s/>9 92 31</text:p>
          </table:table-cell>
          <table:table-cell table:formula="of:=LEFT([.A57];2)" office:value-type="string" office:string-value="58" calcext:value-type="string">
            <text:p>58</text:p>
          </table:table-cell>
          <table:table-cell table:formula="of:=RIGHT(LEFT([.$A57];5);2)" office:value-type="string" office:string-value="93" calcext:value-type="string">
            <text:p>93</text:p>
          </table:table-cell>
          <table:table-cell table:formula="of:=RIGHT(LEFT([.$A57];8);2)" office:value-type="string" office:string-value=" 9" calcext:value-type="string">
            <text:p><text:s/>9</text:p>
          </table:table-cell>
          <table:table-cell table:formula="of:=RIGHT(LEFT([.$A57];11);2)" office:value-type="string" office:string-value="92" calcext:value-type="string">
            <text:p>92</text:p>
          </table:table-cell>
          <table:table-cell table:formula="of:=RIGHT(LEFT([.$A57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69 <text:s/>2 87 11</text:p>
          </table:table-cell>
          <table:table-cell table:formula="of:=LEFT([.A58];2)" office:value-type="string" office:string-value="90" calcext:value-type="string">
            <text:p>90</text:p>
          </table:table-cell>
          <table:table-cell table:formula="of:=RIGHT(LEFT([.$A58];5);2)" office:value-type="string" office:string-value="69" calcext:value-type="string">
            <text:p>69</text:p>
          </table:table-cell>
          <table:table-cell table:formula="of:=RIGHT(LEFT([.$A58];8);2)" office:value-type="string" office:string-value=" 2" calcext:value-type="string">
            <text:p><text:s/>2</text:p>
          </table:table-cell>
          <table:table-cell table:formula="of:=RIGHT(LEFT([.$A58];11);2)" office:value-type="string" office:string-value="87" calcext:value-type="string">
            <text:p>87</text:p>
          </table:table-cell>
          <table:table-cell table:formula="of:=RIGHT(LEFT([.$A58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 94 53 66 30</text:p>
          </table:table-cell>
          <table:table-cell table:formula="of:=LEFT([.A59];2)" office:value-type="string" office:string-value="67" calcext:value-type="string">
            <text:p>67</text:p>
          </table:table-cell>
          <table:table-cell table:formula="of:=RIGHT(LEFT([.$A59];5);2)" office:value-type="string" office:string-value="94" calcext:value-type="string">
            <text:p>94</text:p>
          </table:table-cell>
          <table:table-cell table:formula="of:=RIGHT(LEFT([.$A59];8);2)" office:value-type="string" office:string-value="53" calcext:value-type="string">
            <text:p>53</text:p>
          </table:table-cell>
          <table:table-cell table:formula="of:=RIGHT(LEFT([.$A59];11);2)" office:value-type="string" office:string-value="66" calcext:value-type="string">
            <text:p>66</text:p>
          </table:table-cell>
          <table:table-cell table:formula="of:=RIGHT(LEFT([.$A59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41 59 51 45</text:p>
          </table:table-cell>
          <table:table-cell table:formula="of:=LEFT([.A60];2)" office:value-type="string" office:string-value="15" calcext:value-type="string">
            <text:p>15</text:p>
          </table:table-cell>
          <table:table-cell table:formula="of:=RIGHT(LEFT([.$A60];5);2)" office:value-type="string" office:string-value="41" calcext:value-type="string">
            <text:p>41</text:p>
          </table:table-cell>
          <table:table-cell table:formula="of:=RIGHT(LEFT([.$A60];8);2)" office:value-type="string" office:string-value="59" calcext:value-type="string">
            <text:p>59</text:p>
          </table:table-cell>
          <table:table-cell table:formula="of:=RIGHT(LEFT([.$A60];11);2)" office:value-type="string" office:string-value="51" calcext:value-type="string">
            <text:p>51</text:p>
          </table:table-cell>
          <table:table-cell table:formula="of:=RIGHT(LEFT([.$A60];14);2)" office:value-type="string" office:string-value="45" calcext:value-type="string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59 76 14 15</text:p>
          </table:table-cell>
          <table:table-cell table:formula="of:=LEFT([.A61];2)" office:value-type="string" office:string-value=" 7" calcext:value-type="string">
            <text:p><text:s/>7</text:p>
          </table:table-cell>
          <table:table-cell table:formula="of:=RIGHT(LEFT([.$A61];5);2)" office:value-type="string" office:string-value="59" calcext:value-type="string">
            <text:p>59</text:p>
          </table:table-cell>
          <table:table-cell table:formula="of:=RIGHT(LEFT([.$A61];8);2)" office:value-type="string" office:string-value="76" calcext:value-type="string">
            <text:p>76</text:p>
          </table:table-cell>
          <table:table-cell table:formula="of:=RIGHT(LEFT([.$A61];11);2)" office:value-type="string" office:string-value="14" calcext:value-type="string">
            <text:p>14</text:p>
          </table:table-cell>
          <table:table-cell table:formula="of:=RIGHT(LEFT([.$A61];14);2)" office:value-type="string" office:string-value="15" calcext:value-type="string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<text:s/>3 88 17 <text:s/>2</text:p>
          </table:table-cell>
          <table:table-cell table:formula="of:=LEFT([.A62];2)" office:value-type="string" office:string-value="51" calcext:value-type="string">
            <text:p>51</text:p>
          </table:table-cell>
          <table:table-cell table:formula="of:=RIGHT(LEFT([.$A62];5);2)" office:value-type="string" office:string-value=" 3" calcext:value-type="string">
            <text:p><text:s/>3</text:p>
          </table:table-cell>
          <table:table-cell table:formula="of:=RIGHT(LEFT([.$A62];8);2)" office:value-type="string" office:string-value="88" calcext:value-type="string">
            <text:p>88</text:p>
          </table:table-cell>
          <table:table-cell table:formula="of:=RIGHT(LEFT([.$A62];11);2)" office:value-type="string" office:string-value="17" calcext:value-type="string">
            <text:p>17</text:p>
          </table:table-cell>
          <table:table-cell table:formula="of:=RIGHT(LEFT([.$A62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39 98 84 65</text:p>
          </table:table-cell>
          <table:table-cell table:formula="of:=LEFT([.A63];2)" office:value-type="string" office:string-value="42" calcext:value-type="string">
            <text:p>42</text:p>
          </table:table-cell>
          <table:table-cell table:formula="of:=RIGHT(LEFT([.$A63];5);2)" office:value-type="string" office:string-value="39" calcext:value-type="string">
            <text:p>39</text:p>
          </table:table-cell>
          <table:table-cell table:formula="of:=RIGHT(LEFT([.$A63];8);2)" office:value-type="string" office:string-value="98" calcext:value-type="string">
            <text:p>98</text:p>
          </table:table-cell>
          <table:table-cell table:formula="of:=RIGHT(LEFT([.$A63];11);2)" office:value-type="string" office:string-value="84" calcext:value-type="string">
            <text:p>84</text:p>
          </table:table-cell>
          <table:table-cell table:formula="of:=RIGHT(LEFT([.$A63];14);2)" office:value-type="string" office:string-value="65" calcext:value-type="string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 48 <text:s/>9 56 74</text:p>
          </table:table-cell>
          <table:table-cell table:formula="of:=LEFT([.A64];2)" office:value-type="string" office:string-value="54" calcext:value-type="string">
            <text:p>54</text:p>
          </table:table-cell>
          <table:table-cell table:formula="of:=RIGHT(LEFT([.$A64];5);2)" office:value-type="string" office:string-value="48" calcext:value-type="string">
            <text:p>48</text:p>
          </table:table-cell>
          <table:table-cell table:formula="of:=RIGHT(LEFT([.$A64];8);2)" office:value-type="string" office:string-value=" 9" calcext:value-type="string">
            <text:p><text:s/>9</text:p>
          </table:table-cell>
          <table:table-cell table:formula="of:=RIGHT(LEFT([.$A64];11);2)" office:value-type="string" office:string-value="56" calcext:value-type="string">
            <text:p>56</text:p>
          </table:table-cell>
          <table:table-cell table:formula="of:=RIGHT(LEFT([.$A64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<text:s/>5 <text:s/>1 24 13</text:p>
          </table:table-cell>
          <table:table-cell table:formula="of:=LEFT([.A65];2)" office:value-type="string" office:string-value="68" calcext:value-type="string">
            <text:p>68</text:p>
          </table:table-cell>
          <table:table-cell table:formula="of:=RIGHT(LEFT([.$A65];5);2)" office:value-type="string" office:string-value=" 5" calcext:value-type="string">
            <text:p><text:s/>5</text:p>
          </table:table-cell>
          <table:table-cell table:formula="of:=RIGHT(LEFT([.$A65];8);2)" office:value-type="string" office:string-value=" 1" calcext:value-type="string">
            <text:p><text:s/>1</text:p>
          </table:table-cell>
          <table:table-cell table:formula="of:=RIGHT(LEFT([.$A65];11);2)" office:value-type="string" office:string-value="24" calcext:value-type="string">
            <text:p>24</text:p>
          </table:table-cell>
          <table:table-cell table:formula="of:=RIGHT(LEFT([.$A65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34 94 50 28</text:p>
          </table:table-cell>
          <table:table-cell table:formula="of:=LEFT([.A66];2)" office:value-type="string" office:string-value="55" calcext:value-type="string">
            <text:p>55</text:p>
          </table:table-cell>
          <table:table-cell table:formula="of:=RIGHT(LEFT([.$A66];5);2)" office:value-type="string" office:string-value="34" calcext:value-type="string">
            <text:p>34</text:p>
          </table:table-cell>
          <table:table-cell table:formula="of:=RIGHT(LEFT([.$A66];8);2)" office:value-type="string" office:string-value="94" calcext:value-type="string">
            <text:p>94</text:p>
          </table:table-cell>
          <table:table-cell table:formula="of:=RIGHT(LEFT([.$A66];11);2)" office:value-type="string" office:string-value="50" calcext:value-type="string">
            <text:p>50</text:p>
          </table:table-cell>
          <table:table-cell table:formula="of:=RIGHT(LEFT([.$A66];14);2)" office:value-type="string" office:string-value="28" calcext:value-type="string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14 93 64 52</text:p>
          </table:table-cell>
          <table:table-cell table:formula="of:=LEFT([.A67];2)" office:value-type="string" office:string-value=" 8" calcext:value-type="string">
            <text:p><text:s/>8</text:p>
          </table:table-cell>
          <table:table-cell table:formula="of:=RIGHT(LEFT([.$A67];5);2)" office:value-type="string" office:string-value="14" calcext:value-type="string">
            <text:p>14</text:p>
          </table:table-cell>
          <table:table-cell table:formula="of:=RIGHT(LEFT([.$A67];8);2)" office:value-type="string" office:string-value="93" calcext:value-type="string">
            <text:p>93</text:p>
          </table:table-cell>
          <table:table-cell table:formula="of:=RIGHT(LEFT([.$A67];11);2)" office:value-type="string" office:string-value="64" calcext:value-type="string">
            <text:p>64</text:p>
          </table:table-cell>
          <table:table-cell table:formula="of:=RIGHT(LEFT([.$A67];14);2)" office:value-type="string" office:string-value="52" calcext:value-type="string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62 <text:s/>9 51 38</text:p>
          </table:table-cell>
          <table:table-cell table:formula="of:=LEFT([.A68];2)" office:value-type="string" office:string-value="92" calcext:value-type="string">
            <text:p>92</text:p>
          </table:table-cell>
          <table:table-cell table:formula="of:=RIGHT(LEFT([.$A68];5);2)" office:value-type="string" office:string-value="62" calcext:value-type="string">
            <text:p>62</text:p>
          </table:table-cell>
          <table:table-cell table:formula="of:=RIGHT(LEFT([.$A68];8);2)" office:value-type="string" office:string-value=" 9" calcext:value-type="string">
            <text:p><text:s/>9</text:p>
          </table:table-cell>
          <table:table-cell table:formula="of:=RIGHT(LEFT([.$A68];11);2)" office:value-type="string" office:string-value="51" calcext:value-type="string">
            <text:p>51</text:p>
          </table:table-cell>
          <table:table-cell table:formula="of:=RIGHT(LEFT([.$A68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74 73 24 59</text:p>
          </table:table-cell>
          <table:table-cell table:formula="of:=LEFT([.A69];2)" office:value-type="string" office:string-value="31" calcext:value-type="string">
            <text:p>31</text:p>
          </table:table-cell>
          <table:table-cell table:formula="of:=RIGHT(LEFT([.$A69];5);2)" office:value-type="string" office:string-value="74" calcext:value-type="string">
            <text:p>74</text:p>
          </table:table-cell>
          <table:table-cell table:formula="of:=RIGHT(LEFT([.$A69];8);2)" office:value-type="string" office:string-value="73" calcext:value-type="string">
            <text:p>73</text:p>
          </table:table-cell>
          <table:table-cell table:formula="of:=RIGHT(LEFT([.$A69];11);2)" office:value-type="string" office:string-value="24" calcext:value-type="string">
            <text:p>24</text:p>
          </table:table-cell>
          <table:table-cell table:formula="of:=RIGHT(LEFT([.$A69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65 <text:s/>7 75 32</text:p>
          </table:table-cell>
          <table:table-cell table:formula="of:=LEFT([.A70];2)" office:value-type="string" office:string-value="33" calcext:value-type="string">
            <text:p>33</text:p>
          </table:table-cell>
          <table:table-cell table:formula="of:=RIGHT(LEFT([.$A70];5);2)" office:value-type="string" office:string-value="65" calcext:value-type="string">
            <text:p>65</text:p>
          </table:table-cell>
          <table:table-cell table:formula="of:=RIGHT(LEFT([.$A70];8);2)" office:value-type="string" office:string-value=" 7" calcext:value-type="string">
            <text:p><text:s/>7</text:p>
          </table:table-cell>
          <table:table-cell table:formula="of:=RIGHT(LEFT([.$A70];11);2)" office:value-type="string" office:string-value="75" calcext:value-type="string">
            <text:p>75</text:p>
          </table:table-cell>
          <table:table-cell table:formula="of:=RIGHT(LEFT([.$A70];14);2)" office:value-type="string" office:string-value="32" calcext:value-type="string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93 48 17 33</text:p>
          </table:table-cell>
          <table:table-cell table:formula="of:=LEFT([.A71];2)" office:value-type="string" office:string-value="30" calcext:value-type="string">
            <text:p>30</text:p>
          </table:table-cell>
          <table:table-cell table:formula="of:=RIGHT(LEFT([.$A71];5);2)" office:value-type="string" office:string-value="93" calcext:value-type="string">
            <text:p>93</text:p>
          </table:table-cell>
          <table:table-cell table:formula="of:=RIGHT(LEFT([.$A71];8);2)" office:value-type="string" office:string-value="48" calcext:value-type="string">
            <text:p>48</text:p>
          </table:table-cell>
          <table:table-cell table:formula="of:=RIGHT(LEFT([.$A71];11);2)" office:value-type="string" office:string-value="17" calcext:value-type="string">
            <text:p>17</text:p>
          </table:table-cell>
          <table:table-cell table:formula="of:=RIGHT(LEFT([.$A71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 <text:s/>7 <text:s/>5 <text:s/>0 69</text:p>
          </table:table-cell>
          <table:table-cell table:formula="of:=LEFT([.A72];2)" office:value-type="string" office:string-value="67" calcext:value-type="string">
            <text:p>67</text:p>
          </table:table-cell>
          <table:table-cell table:formula="of:=RIGHT(LEFT([.$A72];5);2)" office:value-type="string" office:string-value=" 7" calcext:value-type="string">
            <text:p><text:s/>7</text:p>
          </table:table-cell>
          <table:table-cell table:formula="of:=RIGHT(LEFT([.$A72];8);2)" office:value-type="string" office:string-value=" 5" calcext:value-type="string">
            <text:p><text:s/>5</text:p>
          </table:table-cell>
          <table:table-cell table:formula="of:=RIGHT(LEFT([.$A72];11);2)" office:value-type="string" office:string-value=" 0" calcext:value-type="string">
            <text:p><text:s/>0</text:p>
          </table:table-cell>
          <table:table-cell table:formula="of:=RIGHT(LEFT([.$A72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 76 52 <text:s/>1 87</text:p>
          </table:table-cell>
          <table:table-cell table:formula="of:=LEFT([.A73];2)" office:value-type="string" office:string-value="54" calcext:value-type="string">
            <text:p>54</text:p>
          </table:table-cell>
          <table:table-cell table:formula="of:=RIGHT(LEFT([.$A73];5);2)" office:value-type="string" office:string-value="76" calcext:value-type="string">
            <text:p>76</text:p>
          </table:table-cell>
          <table:table-cell table:formula="of:=RIGHT(LEFT([.$A73];8);2)" office:value-type="string" office:string-value="52" calcext:value-type="string">
            <text:p>52</text:p>
          </table:table-cell>
          <table:table-cell table:formula="of:=RIGHT(LEFT([.$A73];11);2)" office:value-type="string" office:string-value=" 1" calcext:value-type="string">
            <text:p><text:s/>1</text:p>
          </table:table-cell>
          <table:table-cell table:formula="of:=RIGHT(LEFT([.$A73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 73 50 25 16</text:p>
          </table:table-cell>
          <table:table-cell table:formula="of:=LEFT([.A74];2)" office:value-type="string" office:string-value="99" calcext:value-type="string">
            <text:p>99</text:p>
          </table:table-cell>
          <table:table-cell table:formula="of:=RIGHT(LEFT([.$A74];5);2)" office:value-type="string" office:string-value="73" calcext:value-type="string">
            <text:p>73</text:p>
          </table:table-cell>
          <table:table-cell table:formula="of:=RIGHT(LEFT([.$A74];8);2)" office:value-type="string" office:string-value="50" calcext:value-type="string">
            <text:p>50</text:p>
          </table:table-cell>
          <table:table-cell table:formula="of:=RIGHT(LEFT([.$A74];11);2)" office:value-type="string" office:string-value="25" calcext:value-type="string">
            <text:p>25</text:p>
          </table:table-cell>
          <table:table-cell table:formula="of:=RIGHT(LEFT([.$A74];14);2)" office:value-type="string" office:string-value="16" calcext:value-type="string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20 41 77 62</text:p>
          </table:table-cell>
          <table:table-cell table:formula="of:=LEFT([.A75];2)" office:value-type="string" office:string-value="13" calcext:value-type="string">
            <text:p>13</text:p>
          </table:table-cell>
          <table:table-cell table:formula="of:=RIGHT(LEFT([.$A75];5);2)" office:value-type="string" office:string-value="20" calcext:value-type="string">
            <text:p>20</text:p>
          </table:table-cell>
          <table:table-cell table:formula="of:=RIGHT(LEFT([.$A75];8);2)" office:value-type="string" office:string-value="41" calcext:value-type="string">
            <text:p>41</text:p>
          </table:table-cell>
          <table:table-cell table:formula="of:=RIGHT(LEFT([.$A75];11);2)" office:value-type="string" office:string-value="77" calcext:value-type="string">
            <text:p>77</text:p>
          </table:table-cell>
          <table:table-cell table:formula="of:=RIGHT(LEFT([.$A75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 <text:s/>0 33 23 75</text:p>
          </table:table-cell>
          <table:table-cell table:formula="of:=LEFT([.A76];2)" office:value-type="string" office:string-value="54" calcext:value-type="string">
            <text:p>54</text:p>
          </table:table-cell>
          <table:table-cell table:formula="of:=RIGHT(LEFT([.$A76];5);2)" office:value-type="string" office:string-value=" 0" calcext:value-type="string">
            <text:p><text:s/>0</text:p>
          </table:table-cell>
          <table:table-cell table:formula="of:=RIGHT(LEFT([.$A76];8);2)" office:value-type="string" office:string-value="33" calcext:value-type="string">
            <text:p>33</text:p>
          </table:table-cell>
          <table:table-cell table:formula="of:=RIGHT(LEFT([.$A76];11);2)" office:value-type="string" office:string-value="23" calcext:value-type="string">
            <text:p>23</text:p>
          </table:table-cell>
          <table:table-cell table:formula="of:=RIGHT(LEFT([.$A76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 <text:s/>4 29 18 94</text:p>
          </table:table-cell>
          <table:table-cell table:formula="of:=LEFT([.A77];2)" office:value-type="string" office:string-value="50" calcext:value-type="string">
            <text:p>50</text:p>
          </table:table-cell>
          <table:table-cell table:formula="of:=RIGHT(LEFT([.$A77];5);2)" office:value-type="string" office:string-value=" 4" calcext:value-type="string">
            <text:p><text:s/>4</text:p>
          </table:table-cell>
          <table:table-cell table:formula="of:=RIGHT(LEFT([.$A77];8);2)" office:value-type="string" office:string-value="29" calcext:value-type="string">
            <text:p>29</text:p>
          </table:table-cell>
          <table:table-cell table:formula="of:=RIGHT(LEFT([.$A77];11);2)" office:value-type="string" office:string-value="18" calcext:value-type="string">
            <text:p>18</text:p>
          </table:table-cell>
          <table:table-cell table:formula="of:=RIGHT(LEFT([.$A77];14);2)" office:value-type="string" office:string-value="94" calcext:value-type="string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<text:s/>8 38 48 53</text:p>
          </table:table-cell>
          <table:table-cell table:formula="of:=LEFT([.A78];2)" office:value-type="string" office:string-value="14" calcext:value-type="string">
            <text:p>14</text:p>
          </table:table-cell>
          <table:table-cell table:formula="of:=RIGHT(LEFT([.$A78];5);2)" office:value-type="string" office:string-value=" 8" calcext:value-type="string">
            <text:p><text:s/>8</text:p>
          </table:table-cell>
          <table:table-cell table:formula="of:=RIGHT(LEFT([.$A78];8);2)" office:value-type="string" office:string-value="38" calcext:value-type="string">
            <text:p>38</text:p>
          </table:table-cell>
          <table:table-cell table:formula="of:=RIGHT(LEFT([.$A78];11);2)" office:value-type="string" office:string-value="48" calcext:value-type="string">
            <text:p>48</text:p>
          </table:table-cell>
          <table:table-cell table:formula="of:=RIGHT(LEFT([.$A78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 13 12 91 83</text:p>
          </table:table-cell>
          <table:table-cell table:formula="of:=LEFT([.A79];2)" office:value-type="string" office:string-value="84" calcext:value-type="string">
            <text:p>84</text:p>
          </table:table-cell>
          <table:table-cell table:formula="of:=RIGHT(LEFT([.$A79];5);2)" office:value-type="string" office:string-value="13" calcext:value-type="string">
            <text:p>13</text:p>
          </table:table-cell>
          <table:table-cell table:formula="of:=RIGHT(LEFT([.$A79];8);2)" office:value-type="string" office:string-value="12" calcext:value-type="string">
            <text:p>12</text:p>
          </table:table-cell>
          <table:table-cell table:formula="of:=RIGHT(LEFT([.$A79];11);2)" office:value-type="string" office:string-value="91" calcext:value-type="string">
            <text:p>91</text:p>
          </table:table-cell>
          <table:table-cell table:formula="of:=RIGHT(LEFT([.$A79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78 55 47 26</text:p>
          </table:table-cell>
          <table:table-cell table:formula="of:=LEFT([.A80];2)" office:value-type="string" office:string-value="69" calcext:value-type="string">
            <text:p>69</text:p>
          </table:table-cell>
          <table:table-cell table:formula="of:=RIGHT(LEFT([.$A80];5);2)" office:value-type="string" office:string-value="78" calcext:value-type="string">
            <text:p>78</text:p>
          </table:table-cell>
          <table:table-cell table:formula="of:=RIGHT(LEFT([.$A80];8);2)" office:value-type="string" office:string-value="55" calcext:value-type="string">
            <text:p>55</text:p>
          </table:table-cell>
          <table:table-cell table:formula="of:=RIGHT(LEFT([.$A80];11);2)" office:value-type="string" office:string-value="47" calcext:value-type="string">
            <text:p>47</text:p>
          </table:table-cell>
          <table:table-cell table:formula="of:=RIGHT(LEFT([.$A80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65 70 51 <text:s/>1</text:p>
          </table:table-cell>
          <table:table-cell table:formula="of:=LEFT([.A81];2)" office:value-type="string" office:string-value="30" calcext:value-type="string">
            <text:p>30</text:p>
          </table:table-cell>
          <table:table-cell table:formula="of:=RIGHT(LEFT([.$A81];5);2)" office:value-type="string" office:string-value="65" calcext:value-type="string">
            <text:p>65</text:p>
          </table:table-cell>
          <table:table-cell table:formula="of:=RIGHT(LEFT([.$A81];8);2)" office:value-type="string" office:string-value="70" calcext:value-type="string">
            <text:p>70</text:p>
          </table:table-cell>
          <table:table-cell table:formula="of:=RIGHT(LEFT([.$A81];11);2)" office:value-type="string" office:string-value="51" calcext:value-type="string">
            <text:p>51</text:p>
          </table:table-cell>
          <table:table-cell table:formula="of:=RIGHT(LEFT([.$A81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 53 86 46 89</text:p>
          </table:table-cell>
          <table:table-cell table:formula="of:=LEFT([.A82];2)" office:value-type="string" office:string-value="22" calcext:value-type="string">
            <text:p>22</text:p>
          </table:table-cell>
          <table:table-cell table:formula="of:=RIGHT(LEFT([.$A82];5);2)" office:value-type="string" office:string-value="53" calcext:value-type="string">
            <text:p>53</text:p>
          </table:table-cell>
          <table:table-cell table:formula="of:=RIGHT(LEFT([.$A82];8);2)" office:value-type="string" office:string-value="86" calcext:value-type="string">
            <text:p>86</text:p>
          </table:table-cell>
          <table:table-cell table:formula="of:=RIGHT(LEFT([.$A82];11);2)" office:value-type="string" office:string-value="46" calcext:value-type="string">
            <text:p>46</text:p>
          </table:table-cell>
          <table:table-cell table:formula="of:=RIGHT(LEFT([.$A82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 79 20 24 64</text:p>
          </table:table-cell>
          <table:table-cell table:formula="of:=LEFT([.A83];2)" office:value-type="string" office:string-value="99" calcext:value-type="string">
            <text:p>99</text:p>
          </table:table-cell>
          <table:table-cell table:formula="of:=RIGHT(LEFT([.$A83];5);2)" office:value-type="string" office:string-value="79" calcext:value-type="string">
            <text:p>79</text:p>
          </table:table-cell>
          <table:table-cell table:formula="of:=RIGHT(LEFT([.$A83];8);2)" office:value-type="string" office:string-value="20" calcext:value-type="string">
            <text:p>20</text:p>
          </table:table-cell>
          <table:table-cell table:formula="of:=RIGHT(LEFT([.$A83];11);2)" office:value-type="string" office:string-value="24" calcext:value-type="string">
            <text:p>24</text:p>
          </table:table-cell>
          <table:table-cell table:formula="of:=RIGHT(LEFT([.$A83];14);2)" office:value-type="string" office:string-value="64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92 82 <text:s/>0 68</text:p>
          </table:table-cell>
          <table:table-cell table:formula="of:=LEFT([.A84];2)" office:value-type="string" office:string-value="18" calcext:value-type="string">
            <text:p>18</text:p>
          </table:table-cell>
          <table:table-cell table:formula="of:=RIGHT(LEFT([.$A84];5);2)" office:value-type="string" office:string-value="92" calcext:value-type="string">
            <text:p>92</text:p>
          </table:table-cell>
          <table:table-cell table:formula="of:=RIGHT(LEFT([.$A84];8);2)" office:value-type="string" office:string-value="82" calcext:value-type="string">
            <text:p>82</text:p>
          </table:table-cell>
          <table:table-cell table:formula="of:=RIGHT(LEFT([.$A84];11);2)" office:value-type="string" office:string-value=" 0" calcext:value-type="string">
            <text:p><text:s/>0</text:p>
          </table:table-cell>
          <table:table-cell table:formula="of:=RIGHT(LEFT([.$A84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 33 61 12 83</text:p>
          </table:table-cell>
          <table:table-cell table:formula="of:=LEFT([.A85];2)" office:value-type="string" office:string-value="57" calcext:value-type="string">
            <text:p>57</text:p>
          </table:table-cell>
          <table:table-cell table:formula="of:=RIGHT(LEFT([.$A85];5);2)" office:value-type="string" office:string-value="33" calcext:value-type="string">
            <text:p>33</text:p>
          </table:table-cell>
          <table:table-cell table:formula="of:=RIGHT(LEFT([.$A85];8);2)" office:value-type="string" office:string-value="61" calcext:value-type="string">
            <text:p>61</text:p>
          </table:table-cell>
          <table:table-cell table:formula="of:=RIGHT(LEFT([.$A85];11);2)" office:value-type="string" office:string-value="12" calcext:value-type="string">
            <text:p>12</text:p>
          </table:table-cell>
          <table:table-cell table:formula="of:=RIGHT(LEFT([.$A85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 47 21 38 57</text:p>
          </table:table-cell>
          <table:table-cell table:formula="of:=LEFT([.A86];2)" office:value-type="string" office:string-value="22" calcext:value-type="string">
            <text:p>22</text:p>
          </table:table-cell>
          <table:table-cell table:formula="of:=RIGHT(LEFT([.$A86];5);2)" office:value-type="string" office:string-value="47" calcext:value-type="string">
            <text:p>47</text:p>
          </table:table-cell>
          <table:table-cell table:formula="of:=RIGHT(LEFT([.$A86];8);2)" office:value-type="string" office:string-value="21" calcext:value-type="string">
            <text:p>21</text:p>
          </table:table-cell>
          <table:table-cell table:formula="of:=RIGHT(LEFT([.$A86];11);2)" office:value-type="string" office:string-value="38" calcext:value-type="string">
            <text:p>38</text:p>
          </table:table-cell>
          <table:table-cell table:formula="of:=RIGHT(LEFT([.$A86];14);2)" office:value-type="string" office:string-value="57" calcext:value-type="string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63 61 95 79</text:p>
          </table:table-cell>
          <table:table-cell table:formula="of:=LEFT([.A87];2)" office:value-type="string" office:string-value="41" calcext:value-type="string">
            <text:p>41</text:p>
          </table:table-cell>
          <table:table-cell table:formula="of:=RIGHT(LEFT([.$A87];5);2)" office:value-type="string" office:string-value="63" calcext:value-type="string">
            <text:p>63</text:p>
          </table:table-cell>
          <table:table-cell table:formula="of:=RIGHT(LEFT([.$A87];8);2)" office:value-type="string" office:string-value="61" calcext:value-type="string">
            <text:p>61</text:p>
          </table:table-cell>
          <table:table-cell table:formula="of:=RIGHT(LEFT([.$A87];11);2)" office:value-type="string" office:string-value="95" calcext:value-type="string">
            <text:p>95</text:p>
          </table:table-cell>
          <table:table-cell table:formula="of:=RIGHT(LEFT([.$A87];14);2)" office:value-type="string" office:string-value="79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52 87 71 14</text:p>
          </table:table-cell>
          <table:table-cell table:formula="of:=LEFT([.A88];2)" office:value-type="string" office:string-value=" 7" calcext:value-type="string">
            <text:p><text:s/>7</text:p>
          </table:table-cell>
          <table:table-cell table:formula="of:=RIGHT(LEFT([.$A88];5);2)" office:value-type="string" office:string-value="52" calcext:value-type="string">
            <text:p>52</text:p>
          </table:table-cell>
          <table:table-cell table:formula="of:=RIGHT(LEFT([.$A88];8);2)" office:value-type="string" office:string-value="87" calcext:value-type="string">
            <text:p>87</text:p>
          </table:table-cell>
          <table:table-cell table:formula="of:=RIGHT(LEFT([.$A88];11);2)" office:value-type="string" office:string-value="71" calcext:value-type="string">
            <text:p>71</text:p>
          </table:table-cell>
          <table:table-cell table:formula="of:=RIGHT(LEFT([.$A88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45 92 73 48</text:p>
          </table:table-cell>
          <table:table-cell table:formula="of:=LEFT([.A89];2)" office:value-type="string" office:string-value="40" calcext:value-type="string">
            <text:p>40</text:p>
          </table:table-cell>
          <table:table-cell table:formula="of:=RIGHT(LEFT([.$A89];5);2)" office:value-type="string" office:string-value="45" calcext:value-type="string">
            <text:p>45</text:p>
          </table:table-cell>
          <table:table-cell table:formula="of:=RIGHT(LEFT([.$A89];8);2)" office:value-type="string" office:string-value="92" calcext:value-type="string">
            <text:p>92</text:p>
          </table:table-cell>
          <table:table-cell table:formula="of:=RIGHT(LEFT([.$A89];11);2)" office:value-type="string" office:string-value="73" calcext:value-type="string">
            <text:p>73</text:p>
          </table:table-cell>
          <table:table-cell table:formula="of:=RIGHT(LEFT([.$A89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<text:s/>0 26 94 <text:s/>5</text:p>
          </table:table-cell>
          <table:table-cell table:formula="of:=LEFT([.A90];2)" office:value-type="string" office:string-value="42" calcext:value-type="string">
            <text:p>42</text:p>
          </table:table-cell>
          <table:table-cell table:formula="of:=RIGHT(LEFT([.$A90];5);2)" office:value-type="string" office:string-value=" 0" calcext:value-type="string">
            <text:p><text:s/>0</text:p>
          </table:table-cell>
          <table:table-cell table:formula="of:=RIGHT(LEFT([.$A90];8);2)" office:value-type="string" office:string-value="26" calcext:value-type="string">
            <text:p>26</text:p>
          </table:table-cell>
          <table:table-cell table:formula="of:=RIGHT(LEFT([.$A90];11);2)" office:value-type="string" office:string-value="94" calcext:value-type="string">
            <text:p>94</text:p>
          </table:table-cell>
          <table:table-cell table:formula="of:=RIGHT(LEFT([.$A90];14);2)" office:value-type="string" office:string-value=" 5" calcext:value-type="string">
            <text:p><text:s/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98 47 85 52</text:p>
          </table:table-cell>
          <table:table-cell table:formula="of:=LEFT([.A91];2)" office:value-type="string" office:string-value="90" calcext:value-type="string">
            <text:p>90</text:p>
          </table:table-cell>
          <table:table-cell table:formula="of:=RIGHT(LEFT([.$A91];5);2)" office:value-type="string" office:string-value="98" calcext:value-type="string">
            <text:p>98</text:p>
          </table:table-cell>
          <table:table-cell table:formula="of:=RIGHT(LEFT([.$A91];8);2)" office:value-type="string" office:string-value="47" calcext:value-type="string">
            <text:p>47</text:p>
          </table:table-cell>
          <table:table-cell table:formula="of:=RIGHT(LEFT([.$A91];11);2)" office:value-type="string" office:string-value="85" calcext:value-type="string">
            <text:p>85</text:p>
          </table:table-cell>
          <table:table-cell table:formula="of:=RIGHT(LEFT([.$A91];14);2)" office:value-type="string" office:string-value="52" calcext:value-type="string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 44 48 59 88</text:p>
          </table:table-cell>
          <table:table-cell table:formula="of:=LEFT([.A92];2)" office:value-type="string" office:string-value="19" calcext:value-type="string">
            <text:p>19</text:p>
          </table:table-cell>
          <table:table-cell table:formula="of:=RIGHT(LEFT([.$A92];5);2)" office:value-type="string" office:string-value="44" calcext:value-type="string">
            <text:p>44</text:p>
          </table:table-cell>
          <table:table-cell table:formula="of:=RIGHT(LEFT([.$A92];8);2)" office:value-type="string" office:string-value="48" calcext:value-type="string">
            <text:p>48</text:p>
          </table:table-cell>
          <table:table-cell table:formula="of:=RIGHT(LEFT([.$A92];11);2)" office:value-type="string" office:string-value="59" calcext:value-type="string">
            <text:p>59</text:p>
          </table:table-cell>
          <table:table-cell table:formula="of:=RIGHT(LEFT([.$A92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 81 <text:s/>7 16 63</text:p>
          </table:table-cell>
          <table:table-cell table:formula="of:=LEFT([.A93];2)" office:value-type="string" office:string-value="93" calcext:value-type="string">
            <text:p>93</text:p>
          </table:table-cell>
          <table:table-cell table:formula="of:=RIGHT(LEFT([.$A93];5);2)" office:value-type="string" office:string-value="81" calcext:value-type="string">
            <text:p>81</text:p>
          </table:table-cell>
          <table:table-cell table:formula="of:=RIGHT(LEFT([.$A93];8);2)" office:value-type="string" office:string-value=" 7" calcext:value-type="string">
            <text:p><text:s/>7</text:p>
          </table:table-cell>
          <table:table-cell table:formula="of:=RIGHT(LEFT([.$A93];11);2)" office:value-type="string" office:string-value="16" calcext:value-type="string">
            <text:p>16</text:p>
          </table:table-cell>
          <table:table-cell table:formula="of:=RIGHT(LEFT([.$A93];14);2)" office:value-type="string" office:string-value="63" calcext:value-type="string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1 45 84 11 24</text:p>
          </table:table-cell>
          <table:table-cell table:formula="of:=LEFT([.A94];2)" office:value-type="string" office:string-value=" 1" calcext:value-type="string">
            <text:p><text:s/>1</text:p>
          </table:table-cell>
          <table:table-cell table:formula="of:=RIGHT(LEFT([.$A94];5);2)" office:value-type="string" office:string-value="45" calcext:value-type="string">
            <text:p>45</text:p>
          </table:table-cell>
          <table:table-cell table:formula="of:=RIGHT(LEFT([.$A94];8);2)" office:value-type="string" office:string-value="84" calcext:value-type="string">
            <text:p>84</text:p>
          </table:table-cell>
          <table:table-cell table:formula="of:=RIGHT(LEFT([.$A94];11);2)" office:value-type="string" office:string-value="11" calcext:value-type="string">
            <text:p>11</text:p>
          </table:table-cell>
          <table:table-cell table:formula="of:=RIGHT(LEFT([.$A94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 27 62 77 37</text:p>
          </table:table-cell>
          <table:table-cell table:formula="of:=LEFT([.A95];2)" office:value-type="string" office:string-value="78" calcext:value-type="string">
            <text:p>78</text:p>
          </table:table-cell>
          <table:table-cell table:formula="of:=RIGHT(LEFT([.$A95];5);2)" office:value-type="string" office:string-value="27" calcext:value-type="string">
            <text:p>27</text:p>
          </table:table-cell>
          <table:table-cell table:formula="of:=RIGHT(LEFT([.$A95];8);2)" office:value-type="string" office:string-value="62" calcext:value-type="string">
            <text:p>62</text:p>
          </table:table-cell>
          <table:table-cell table:formula="of:=RIGHT(LEFT([.$A95];11);2)" office:value-type="string" office:string-value="77" calcext:value-type="string">
            <text:p>77</text:p>
          </table:table-cell>
          <table:table-cell table:formula="of:=RIGHT(LEFT([.$A95];14);2)" office:value-type="string" office:string-value="37" calcext:value-type="string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<text:s/>2 <text:s/>6 <text:s/>3 56</text:p>
          </table:table-cell>
          <table:table-cell table:formula="of:=LEFT([.A96];2)" office:value-type="string" office:string-value="34" calcext:value-type="string">
            <text:p>34</text:p>
          </table:table-cell>
          <table:table-cell table:formula="of:=RIGHT(LEFT([.$A96];5);2)" office:value-type="string" office:string-value=" 2" calcext:value-type="string">
            <text:p><text:s/>2</text:p>
          </table:table-cell>
          <table:table-cell table:formula="of:=RIGHT(LEFT([.$A96];8);2)" office:value-type="string" office:string-value=" 6" calcext:value-type="string">
            <text:p><text:s/>6</text:p>
          </table:table-cell>
          <table:table-cell table:formula="of:=RIGHT(LEFT([.$A96];11);2)" office:value-type="string" office:string-value=" 3" calcext:value-type="string">
            <text:p><text:s/>3</text:p>
          </table:table-cell>
          <table:table-cell table:formula="of:=RIGHT(LEFT([.$A96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47 12 58 76</text:p>
          </table:table-cell>
          <table:table-cell table:formula="of:=LEFT([.A97];2)" office:value-type="string" office:string-value="48" calcext:value-type="string">
            <text:p>48</text:p>
          </table:table-cell>
          <table:table-cell table:formula="of:=RIGHT(LEFT([.$A97];5);2)" office:value-type="string" office:string-value="47" calcext:value-type="string">
            <text:p>47</text:p>
          </table:table-cell>
          <table:table-cell table:formula="of:=RIGHT(LEFT([.$A97];8);2)" office:value-type="string" office:string-value="12" calcext:value-type="string">
            <text:p>12</text:p>
          </table:table-cell>
          <table:table-cell table:formula="of:=RIGHT(LEFT([.$A97];11);2)" office:value-type="string" office:string-value="58" calcext:value-type="string">
            <text:p>58</text:p>
          </table:table-cell>
          <table:table-cell table:formula="of:=RIGHT(LEFT([.$A97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78 30 75 20</text:p>
          </table:table-cell>
          <table:table-cell table:formula="of:=LEFT([.A98];2)" office:value-type="string" office:string-value="89" calcext:value-type="string">
            <text:p>89</text:p>
          </table:table-cell>
          <table:table-cell table:formula="of:=RIGHT(LEFT([.$A98];5);2)" office:value-type="string" office:string-value="78" calcext:value-type="string">
            <text:p>78</text:p>
          </table:table-cell>
          <table:table-cell table:formula="of:=RIGHT(LEFT([.$A98];8);2)" office:value-type="string" office:string-value="30" calcext:value-type="string">
            <text:p>30</text:p>
          </table:table-cell>
          <table:table-cell table:formula="of:=RIGHT(LEFT([.$A98];11);2)" office:value-type="string" office:string-value="75" calcext:value-type="string">
            <text:p>75</text:p>
          </table:table-cell>
          <table:table-cell table:formula="of:=RIGHT(LEFT([.$A98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 39 97 69 28</text:p>
          </table:table-cell>
          <table:table-cell table:formula="of:=LEFT([.A99];2)" office:value-type="string" office:string-value="91" calcext:value-type="string">
            <text:p>91</text:p>
          </table:table-cell>
          <table:table-cell table:formula="of:=RIGHT(LEFT([.$A99];5);2)" office:value-type="string" office:string-value="39" calcext:value-type="string">
            <text:p>39</text:p>
          </table:table-cell>
          <table:table-cell table:formula="of:=RIGHT(LEFT([.$A99];8);2)" office:value-type="string" office:string-value="97" calcext:value-type="string">
            <text:p>97</text:p>
          </table:table-cell>
          <table:table-cell table:formula="of:=RIGHT(LEFT([.$A99];11);2)" office:value-type="string" office:string-value="69" calcext:value-type="string">
            <text:p>69</text:p>
          </table:table-cell>
          <table:table-cell table:formula="of:=RIGHT(LEFT([.$A99];14);2)" office:value-type="string" office:string-value="28" calcext:value-type="string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64 32 61 67</text:p>
          </table:table-cell>
          <table:table-cell table:formula="of:=LEFT([.A100];2)" office:value-type="string" office:string-value="96" calcext:value-type="string">
            <text:p>96</text:p>
          </table:table-cell>
          <table:table-cell table:formula="of:=RIGHT(LEFT([.$A100];5);2)" office:value-type="string" office:string-value="64" calcext:value-type="string">
            <text:p>64</text:p>
          </table:table-cell>
          <table:table-cell table:formula="of:=RIGHT(LEFT([.$A100];8);2)" office:value-type="string" office:string-value="32" calcext:value-type="string">
            <text:p>32</text:p>
          </table:table-cell>
          <table:table-cell table:formula="of:=RIGHT(LEFT([.$A100];11);2)" office:value-type="string" office:string-value="61" calcext:value-type="string">
            <text:p>61</text:p>
          </table:table-cell>
          <table:table-cell table:formula="of:=RIGHT(LEFT([.$A100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25 53 56 97</text:p>
          </table:table-cell>
          <table:table-cell table:formula="of:=LEFT([.A101];2)" office:value-type="string" office:string-value="62" calcext:value-type="string">
            <text:p>62</text:p>
          </table:table-cell>
          <table:table-cell table:formula="of:=RIGHT(LEFT([.$A101];5);2)" office:value-type="string" office:string-value="25" calcext:value-type="string">
            <text:p>25</text:p>
          </table:table-cell>
          <table:table-cell table:formula="of:=RIGHT(LEFT([.$A101];8);2)" office:value-type="string" office:string-value="53" calcext:value-type="string">
            <text:p>53</text:p>
          </table:table-cell>
          <table:table-cell table:formula="of:=RIGHT(LEFT([.$A101];11);2)" office:value-type="string" office:string-value="56" calcext:value-type="string">
            <text:p>56</text:p>
          </table:table-cell>
          <table:table-cell table:formula="of:=RIGHT(LEFT([.$A101];14);2)" office:value-type="string" office:string-value="97" calcext:value-type="string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34 24 64 95</text:p>
          </table:table-cell>
          <table:table-cell table:formula="of:=LEFT([.A102];2)" office:value-type="string" office:string-value="42" calcext:value-type="string">
            <text:p>42</text:p>
          </table:table-cell>
          <table:table-cell table:formula="of:=RIGHT(LEFT([.$A102];5);2)" office:value-type="string" office:string-value="34" calcext:value-type="string">
            <text:p>34</text:p>
          </table:table-cell>
          <table:table-cell table:formula="of:=RIGHT(LEFT([.$A102];8);2)" office:value-type="string" office:string-value="24" calcext:value-type="string">
            <text:p>24</text:p>
          </table:table-cell>
          <table:table-cell table:formula="of:=RIGHT(LEFT([.$A102];11);2)" office:value-type="string" office:string-value="64" calcext:value-type="string">
            <text:p>64</text:p>
          </table:table-cell>
          <table:table-cell table:formula="of:=RIGHT(LEFT([.$A102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35 <text:s/>7 79 68</text:p>
          </table:table-cell>
          <table:table-cell table:formula="of:=LEFT([.A103];2)" office:value-type="string" office:string-value="17" calcext:value-type="string">
            <text:p>17</text:p>
          </table:table-cell>
          <table:table-cell table:formula="of:=RIGHT(LEFT([.$A103];5);2)" office:value-type="string" office:string-value="35" calcext:value-type="string">
            <text:p>35</text:p>
          </table:table-cell>
          <table:table-cell table:formula="of:=RIGHT(LEFT([.$A103];8);2)" office:value-type="string" office:string-value=" 7" calcext:value-type="string">
            <text:p><text:s/>7</text:p>
          </table:table-cell>
          <table:table-cell table:formula="of:=RIGHT(LEFT([.$A103];11);2)" office:value-type="string" office:string-value="79" calcext:value-type="string">
            <text:p>79</text:p>
          </table:table-cell>
          <table:table-cell table:formula="of:=RIGHT(LEFT([.$A103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74 54 78 <text:s/>3</text:p>
          </table:table-cell>
          <table:table-cell table:formula="of:=LEFT([.A104];2)" office:value-type="string" office:string-value="30" calcext:value-type="string">
            <text:p>30</text:p>
          </table:table-cell>
          <table:table-cell table:formula="of:=RIGHT(LEFT([.$A104];5);2)" office:value-type="string" office:string-value="74" calcext:value-type="string">
            <text:p>74</text:p>
          </table:table-cell>
          <table:table-cell table:formula="of:=RIGHT(LEFT([.$A104];8);2)" office:value-type="string" office:string-value="54" calcext:value-type="string">
            <text:p>54</text:p>
          </table:table-cell>
          <table:table-cell table:formula="of:=RIGHT(LEFT([.$A104];11);2)" office:value-type="string" office:string-value="78" calcext:value-type="string">
            <text:p>78</text:p>
          </table:table-cell>
          <table:table-cell table:formula="of:=RIGHT(LEFT([.$A104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 66 18 38 90</text:p>
          </table:table-cell>
          <table:table-cell table:formula="of:=LEFT([.A105];2)" office:value-type="string" office:string-value="88" calcext:value-type="string">
            <text:p>88</text:p>
          </table:table-cell>
          <table:table-cell table:formula="of:=RIGHT(LEFT([.$A105];5);2)" office:value-type="string" office:string-value="66" calcext:value-type="string">
            <text:p>66</text:p>
          </table:table-cell>
          <table:table-cell table:formula="of:=RIGHT(LEFT([.$A105];8);2)" office:value-type="string" office:string-value="18" calcext:value-type="string">
            <text:p>18</text:p>
          </table:table-cell>
          <table:table-cell table:formula="of:=RIGHT(LEFT([.$A105];11);2)" office:value-type="string" office:string-value="38" calcext:value-type="string">
            <text:p>38</text:p>
          </table:table-cell>
          <table:table-cell table:formula="of:=RIGHT(LEFT([.$A105];14);2)" office:value-type="string" office:string-value="90" calcext:value-type="string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45 80 89 76</text:p>
          </table:table-cell>
          <table:table-cell table:formula="of:=LEFT([.A106];2)" office:value-type="string" office:string-value="63" calcext:value-type="string">
            <text:p>63</text:p>
          </table:table-cell>
          <table:table-cell table:formula="of:=RIGHT(LEFT([.$A106];5);2)" office:value-type="string" office:string-value="45" calcext:value-type="string">
            <text:p>45</text:p>
          </table:table-cell>
          <table:table-cell table:formula="of:=RIGHT(LEFT([.$A106];8);2)" office:value-type="string" office:string-value="80" calcext:value-type="string">
            <text:p>80</text:p>
          </table:table-cell>
          <table:table-cell table:formula="of:=RIGHT(LEFT([.$A106];11);2)" office:value-type="string" office:string-value="89" calcext:value-type="string">
            <text:p>89</text:p>
          </table:table-cell>
          <table:table-cell table:formula="of:=RIGHT(LEFT([.$A106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57 71 25 79</text:p>
          </table:table-cell>
          <table:table-cell table:formula="of:=LEFT([.A107];2)" office:value-type="string" office:string-value="39" calcext:value-type="string">
            <text:p>39</text:p>
          </table:table-cell>
          <table:table-cell table:formula="of:=RIGHT(LEFT([.$A107];5);2)" office:value-type="string" office:string-value="57" calcext:value-type="string">
            <text:p>57</text:p>
          </table:table-cell>
          <table:table-cell table:formula="of:=RIGHT(LEFT([.$A107];8);2)" office:value-type="string" office:string-value="71" calcext:value-type="string">
            <text:p>71</text:p>
          </table:table-cell>
          <table:table-cell table:formula="of:=RIGHT(LEFT([.$A107];11);2)" office:value-type="string" office:string-value="25" calcext:value-type="string">
            <text:p>25</text:p>
          </table:table-cell>
          <table:table-cell table:formula="of:=RIGHT(LEFT([.$A107];14);2)" office:value-type="string" office:string-value="79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<text:s/>3 28 94 34</text:p>
          </table:table-cell>
          <table:table-cell table:formula="of:=LEFT([.A108];2)" office:value-type="string" office:string-value=" 6" calcext:value-type="string">
            <text:p><text:s/>6</text:p>
          </table:table-cell>
          <table:table-cell table:formula="of:=RIGHT(LEFT([.$A108];5);2)" office:value-type="string" office:string-value=" 3" calcext:value-type="string">
            <text:p><text:s/>3</text:p>
          </table:table-cell>
          <table:table-cell table:formula="of:=RIGHT(LEFT([.$A108];8);2)" office:value-type="string" office:string-value="28" calcext:value-type="string">
            <text:p>28</text:p>
          </table:table-cell>
          <table:table-cell table:formula="of:=RIGHT(LEFT([.$A108];11);2)" office:value-type="string" office:string-value="94" calcext:value-type="string">
            <text:p>94</text:p>
          </table:table-cell>
          <table:table-cell table:formula="of:=RIGHT(LEFT([.$A108];14);2)" office:value-type="string" office:string-value="34" calcext:value-type="string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 18 95 42 33</text:p>
          </table:table-cell>
          <table:table-cell table:formula="of:=LEFT([.A109];2)" office:value-type="string" office:string-value="82" calcext:value-type="string">
            <text:p>82</text:p>
          </table:table-cell>
          <table:table-cell table:formula="of:=RIGHT(LEFT([.$A109];5);2)" office:value-type="string" office:string-value="18" calcext:value-type="string">
            <text:p>18</text:p>
          </table:table-cell>
          <table:table-cell table:formula="of:=RIGHT(LEFT([.$A109];8);2)" office:value-type="string" office:string-value="95" calcext:value-type="string">
            <text:p>95</text:p>
          </table:table-cell>
          <table:table-cell table:formula="of:=RIGHT(LEFT([.$A109];11);2)" office:value-type="string" office:string-value="42" calcext:value-type="string">
            <text:p>42</text:p>
          </table:table-cell>
          <table:table-cell table:formula="of:=RIGHT(LEFT([.$A109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36 27 83 66</text:p>
          </table:table-cell>
          <table:table-cell table:formula="of:=LEFT([.A110];2)" office:value-type="string" office:string-value="96" calcext:value-type="string">
            <text:p>96</text:p>
          </table:table-cell>
          <table:table-cell table:formula="of:=RIGHT(LEFT([.$A110];5);2)" office:value-type="string" office:string-value="36" calcext:value-type="string">
            <text:p>36</text:p>
          </table:table-cell>
          <table:table-cell table:formula="of:=RIGHT(LEFT([.$A110];8);2)" office:value-type="string" office:string-value="27" calcext:value-type="string">
            <text:p>27</text:p>
          </table:table-cell>
          <table:table-cell table:formula="of:=RIGHT(LEFT([.$A110];11);2)" office:value-type="string" office:string-value="83" calcext:value-type="string">
            <text:p>83</text:p>
          </table:table-cell>
          <table:table-cell table:formula="of:=RIGHT(LEFT([.$A110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87 59 86 21</text:p>
          </table:table-cell>
          <table:table-cell table:formula="of:=LEFT([.A111];2)" office:value-type="string" office:string-value="20" calcext:value-type="string">
            <text:p>20</text:p>
          </table:table-cell>
          <table:table-cell table:formula="of:=RIGHT(LEFT([.$A111];5);2)" office:value-type="string" office:string-value="87" calcext:value-type="string">
            <text:p>87</text:p>
          </table:table-cell>
          <table:table-cell table:formula="of:=RIGHT(LEFT([.$A111];8);2)" office:value-type="string" office:string-value="59" calcext:value-type="string">
            <text:p>59</text:p>
          </table:table-cell>
          <table:table-cell table:formula="of:=RIGHT(LEFT([.$A111];11);2)" office:value-type="string" office:string-value="86" calcext:value-type="string">
            <text:p>86</text:p>
          </table:table-cell>
          <table:table-cell table:formula="of:=RIGHT(LEFT([.$A111];14);2)" office:value-type="string" office:string-value="21" calcext:value-type="string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61 <text:s/>7 23 56</text:p>
          </table:table-cell>
          <table:table-cell table:formula="of:=LEFT([.A112];2)" office:value-type="string" office:string-value="14" calcext:value-type="string">
            <text:p>14</text:p>
          </table:table-cell>
          <table:table-cell table:formula="of:=RIGHT(LEFT([.$A112];5);2)" office:value-type="string" office:string-value="61" calcext:value-type="string">
            <text:p>61</text:p>
          </table:table-cell>
          <table:table-cell table:formula="of:=RIGHT(LEFT([.$A112];8);2)" office:value-type="string" office:string-value=" 7" calcext:value-type="string">
            <text:p><text:s/>7</text:p>
          </table:table-cell>
          <table:table-cell table:formula="of:=RIGHT(LEFT([.$A112];11);2)" office:value-type="string" office:string-value="23" calcext:value-type="string">
            <text:p>23</text:p>
          </table:table-cell>
          <table:table-cell table:formula="of:=RIGHT(LEFT([.$A112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33 91 <text:s/>0 <text:s/>1</text:p>
          </table:table-cell>
          <table:table-cell table:formula="of:=LEFT([.A113];2)" office:value-type="string" office:string-value=" 5" calcext:value-type="string">
            <text:p><text:s/>5</text:p>
          </table:table-cell>
          <table:table-cell table:formula="of:=RIGHT(LEFT([.$A113];5);2)" office:value-type="string" office:string-value="33" calcext:value-type="string">
            <text:p>33</text:p>
          </table:table-cell>
          <table:table-cell table:formula="of:=RIGHT(LEFT([.$A113];8);2)" office:value-type="string" office:string-value="91" calcext:value-type="string">
            <text:p>91</text:p>
          </table:table-cell>
          <table:table-cell table:formula="of:=RIGHT(LEFT([.$A113];11);2)" office:value-type="string" office:string-value=" 0" calcext:value-type="string">
            <text:p><text:s/>0</text:p>
          </table:table-cell>
          <table:table-cell table:formula="of:=RIGHT(LEFT([.$A113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 65 82 95 72</text:p>
          </table:table-cell>
          <table:table-cell table:formula="of:=LEFT([.A114];2)" office:value-type="string" office:string-value="97" calcext:value-type="string">
            <text:p>97</text:p>
          </table:table-cell>
          <table:table-cell table:formula="of:=RIGHT(LEFT([.$A114];5);2)" office:value-type="string" office:string-value="65" calcext:value-type="string">
            <text:p>65</text:p>
          </table:table-cell>
          <table:table-cell table:formula="of:=RIGHT(LEFT([.$A114];8);2)" office:value-type="string" office:string-value="82" calcext:value-type="string">
            <text:p>82</text:p>
          </table:table-cell>
          <table:table-cell table:formula="of:=RIGHT(LEFT([.$A114];11);2)" office:value-type="string" office:string-value="95" calcext:value-type="string">
            <text:p>95</text:p>
          </table:table-cell>
          <table:table-cell table:formula="of:=RIGHT(LEFT([.$A114];14);2)" office:value-type="string" office:string-value="72" calcext:value-type="string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26 35 47 69</text:p>
          </table:table-cell>
          <table:table-cell table:formula="of:=LEFT([.A115];2)" office:value-type="string" office:string-value="18" calcext:value-type="string">
            <text:p>18</text:p>
          </table:table-cell>
          <table:table-cell table:formula="of:=RIGHT(LEFT([.$A115];5);2)" office:value-type="string" office:string-value="26" calcext:value-type="string">
            <text:p>26</text:p>
          </table:table-cell>
          <table:table-cell table:formula="of:=RIGHT(LEFT([.$A115];8);2)" office:value-type="string" office:string-value="35" calcext:value-type="string">
            <text:p>35</text:p>
          </table:table-cell>
          <table:table-cell table:formula="of:=RIGHT(LEFT([.$A115];11);2)" office:value-type="string" office:string-value="47" calcext:value-type="string">
            <text:p>47</text:p>
          </table:table-cell>
          <table:table-cell table:formula="of:=RIGHT(LEFT([.$A115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 65 41 97 40</text:p>
          </table:table-cell>
          <table:table-cell table:formula="of:=LEFT([.A116];2)" office:value-type="string" office:string-value="86" calcext:value-type="string">
            <text:p>86</text:p>
          </table:table-cell>
          <table:table-cell table:formula="of:=RIGHT(LEFT([.$A116];5);2)" office:value-type="string" office:string-value="65" calcext:value-type="string">
            <text:p>65</text:p>
          </table:table-cell>
          <table:table-cell table:formula="of:=RIGHT(LEFT([.$A116];8);2)" office:value-type="string" office:string-value="41" calcext:value-type="string">
            <text:p>41</text:p>
          </table:table-cell>
          <table:table-cell table:formula="of:=RIGHT(LEFT([.$A116];11);2)" office:value-type="string" office:string-value="97" calcext:value-type="string">
            <text:p>97</text:p>
          </table:table-cell>
          <table:table-cell table:formula="of:=RIGHT(LEFT([.$A116];14);2)" office:value-type="string" office:string-value="40" calcext:value-type="string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2 73 68 34 <text:s/>3</text:p>
          </table:table-cell>
          <table:table-cell table:formula="of:=LEFT([.A117];2)" office:value-type="string" office:string-value=" 2" calcext:value-type="string">
            <text:p><text:s/>2</text:p>
          </table:table-cell>
          <table:table-cell table:formula="of:=RIGHT(LEFT([.$A117];5);2)" office:value-type="string" office:string-value="73" calcext:value-type="string">
            <text:p>73</text:p>
          </table:table-cell>
          <table:table-cell table:formula="of:=RIGHT(LEFT([.$A117];8);2)" office:value-type="string" office:string-value="68" calcext:value-type="string">
            <text:p>68</text:p>
          </table:table-cell>
          <table:table-cell table:formula="of:=RIGHT(LEFT([.$A117];11);2)" office:value-type="string" office:string-value="34" calcext:value-type="string">
            <text:p>34</text:p>
          </table:table-cell>
          <table:table-cell table:formula="of:=RIGHT(LEFT([.$A117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 71 79 70 95</text:p>
          </table:table-cell>
          <table:table-cell table:formula="of:=LEFT([.A118];2)" office:value-type="string" office:string-value="88" calcext:value-type="string">
            <text:p>88</text:p>
          </table:table-cell>
          <table:table-cell table:formula="of:=RIGHT(LEFT([.$A118];5);2)" office:value-type="string" office:string-value="71" calcext:value-type="string">
            <text:p>71</text:p>
          </table:table-cell>
          <table:table-cell table:formula="of:=RIGHT(LEFT([.$A118];8);2)" office:value-type="string" office:string-value="79" calcext:value-type="string">
            <text:p>79</text:p>
          </table:table-cell>
          <table:table-cell table:formula="of:=RIGHT(LEFT([.$A118];11);2)" office:value-type="string" office:string-value="70" calcext:value-type="string">
            <text:p>70</text:p>
          </table:table-cell>
          <table:table-cell table:formula="of:=RIGHT(LEFT([.$A118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62 <text:s/>1 50 77</text:p>
          </table:table-cell>
          <table:table-cell table:formula="of:=LEFT([.A119];2)" office:value-type="string" office:string-value="48" calcext:value-type="string">
            <text:p>48</text:p>
          </table:table-cell>
          <table:table-cell table:formula="of:=RIGHT(LEFT([.$A119];5);2)" office:value-type="string" office:string-value="62" calcext:value-type="string">
            <text:p>62</text:p>
          </table:table-cell>
          <table:table-cell table:formula="of:=RIGHT(LEFT([.$A119];8);2)" office:value-type="string" office:string-value=" 1" calcext:value-type="string">
            <text:p><text:s/>1</text:p>
          </table:table-cell>
          <table:table-cell table:formula="of:=RIGHT(LEFT([.$A119];11);2)" office:value-type="string" office:string-value="50" calcext:value-type="string">
            <text:p>50</text:p>
          </table:table-cell>
          <table:table-cell table:formula="of:=RIGHT(LEFT([.$A119];14);2)" office:value-type="string" office:string-value="77" calcext:value-type="string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67 20 15 55</text:p>
          </table:table-cell>
          <table:table-cell table:formula="of:=LEFT([.A120];2)" office:value-type="string" office:string-value="13" calcext:value-type="string">
            <text:p>13</text:p>
          </table:table-cell>
          <table:table-cell table:formula="of:=RIGHT(LEFT([.$A120];5);2)" office:value-type="string" office:string-value="67" calcext:value-type="string">
            <text:p>67</text:p>
          </table:table-cell>
          <table:table-cell table:formula="of:=RIGHT(LEFT([.$A120];8);2)" office:value-type="string" office:string-value="20" calcext:value-type="string">
            <text:p>20</text:p>
          </table:table-cell>
          <table:table-cell table:formula="of:=RIGHT(LEFT([.$A120];11);2)" office:value-type="string" office:string-value="15" calcext:value-type="string">
            <text:p>15</text:p>
          </table:table-cell>
          <table:table-cell table:formula="of:=RIGHT(LEFT([.$A120];14);2)" office:value-type="string" office:string-value="55" calcext:value-type="string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 16 93 30 24</text:p>
          </table:table-cell>
          <table:table-cell table:formula="of:=LEFT([.A121];2)" office:value-type="string" office:string-value="98" calcext:value-type="string">
            <text:p>98</text:p>
          </table:table-cell>
          <table:table-cell table:formula="of:=RIGHT(LEFT([.$A121];5);2)" office:value-type="string" office:string-value="16" calcext:value-type="string">
            <text:p>16</text:p>
          </table:table-cell>
          <table:table-cell table:formula="of:=RIGHT(LEFT([.$A121];8);2)" office:value-type="string" office:string-value="93" calcext:value-type="string">
            <text:p>93</text:p>
          </table:table-cell>
          <table:table-cell table:formula="of:=RIGHT(LEFT([.$A121];11);2)" office:value-type="string" office:string-value="30" calcext:value-type="string">
            <text:p>30</text:p>
          </table:table-cell>
          <table:table-cell table:formula="of:=RIGHT(LEFT([.$A121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11 56 13 <text:s/>3</text:p>
          </table:table-cell>
          <table:table-cell table:formula="of:=LEFT([.A122];2)" office:value-type="string" office:string-value="39" calcext:value-type="string">
            <text:p>39</text:p>
          </table:table-cell>
          <table:table-cell table:formula="of:=RIGHT(LEFT([.$A122];5);2)" office:value-type="string" office:string-value="11" calcext:value-type="string">
            <text:p>11</text:p>
          </table:table-cell>
          <table:table-cell table:formula="of:=RIGHT(LEFT([.$A122];8);2)" office:value-type="string" office:string-value="56" calcext:value-type="string">
            <text:p>56</text:p>
          </table:table-cell>
          <table:table-cell table:formula="of:=RIGHT(LEFT([.$A122];11);2)" office:value-type="string" office:string-value="13" calcext:value-type="string">
            <text:p>13</text:p>
          </table:table-cell>
          <table:table-cell table:formula="of:=RIGHT(LEFT([.$A122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83 76 58 60</text:p>
          </table:table-cell>
          <table:table-cell table:formula="of:=LEFT([.A123];2)" office:value-type="string" office:string-value="14" calcext:value-type="string">
            <text:p>14</text:p>
          </table:table-cell>
          <table:table-cell table:formula="of:=RIGHT(LEFT([.$A123];5);2)" office:value-type="string" office:string-value="83" calcext:value-type="string">
            <text:p>83</text:p>
          </table:table-cell>
          <table:table-cell table:formula="of:=RIGHT(LEFT([.$A123];8);2)" office:value-type="string" office:string-value="76" calcext:value-type="string">
            <text:p>76</text:p>
          </table:table-cell>
          <table:table-cell table:formula="of:=RIGHT(LEFT([.$A123];11);2)" office:value-type="string" office:string-value="58" calcext:value-type="string">
            <text:p>58</text:p>
          </table:table-cell>
          <table:table-cell table:formula="of:=RIGHT(LEFT([.$A123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 81 63 88 92</text:p>
          </table:table-cell>
          <table:table-cell table:formula="of:=LEFT([.A124];2)" office:value-type="string" office:string-value="73" calcext:value-type="string">
            <text:p>73</text:p>
          </table:table-cell>
          <table:table-cell table:formula="of:=RIGHT(LEFT([.$A124];5);2)" office:value-type="string" office:string-value="81" calcext:value-type="string">
            <text:p>81</text:p>
          </table:table-cell>
          <table:table-cell table:formula="of:=RIGHT(LEFT([.$A124];8);2)" office:value-type="string" office:string-value="63" calcext:value-type="string">
            <text:p>63</text:p>
          </table:table-cell>
          <table:table-cell table:formula="of:=RIGHT(LEFT([.$A124];11);2)" office:value-type="string" office:string-value="88" calcext:value-type="string">
            <text:p>88</text:p>
          </table:table-cell>
          <table:table-cell table:formula="of:=RIGHT(LEFT([.$A124];14);2)" office:value-type="string" office:string-value="92" calcext:value-type="string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 96 51 43 77</text:p>
          </table:table-cell>
          <table:table-cell table:formula="of:=LEFT([.A125];2)" office:value-type="string" office:string-value="74" calcext:value-type="string">
            <text:p>74</text:p>
          </table:table-cell>
          <table:table-cell table:formula="of:=RIGHT(LEFT([.$A125];5);2)" office:value-type="string" office:string-value="96" calcext:value-type="string">
            <text:p>96</text:p>
          </table:table-cell>
          <table:table-cell table:formula="of:=RIGHT(LEFT([.$A125];8);2)" office:value-type="string" office:string-value="51" calcext:value-type="string">
            <text:p>51</text:p>
          </table:table-cell>
          <table:table-cell table:formula="of:=RIGHT(LEFT([.$A125];11);2)" office:value-type="string" office:string-value="43" calcext:value-type="string">
            <text:p>43</text:p>
          </table:table-cell>
          <table:table-cell table:formula="of:=RIGHT(LEFT([.$A125];14);2)" office:value-type="string" office:string-value="77" calcext:value-type="string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12 43 46 53</text:p>
          </table:table-cell>
          <table:table-cell table:formula="of:=LEFT([.A126];2)" office:value-type="string" office:string-value=" 4" calcext:value-type="string">
            <text:p><text:s/>4</text:p>
          </table:table-cell>
          <table:table-cell table:formula="of:=RIGHT(LEFT([.$A126];5);2)" office:value-type="string" office:string-value="12" calcext:value-type="string">
            <text:p>12</text:p>
          </table:table-cell>
          <table:table-cell table:formula="of:=RIGHT(LEFT([.$A126];8);2)" office:value-type="string" office:string-value="43" calcext:value-type="string">
            <text:p>43</text:p>
          </table:table-cell>
          <table:table-cell table:formula="of:=RIGHT(LEFT([.$A126];11);2)" office:value-type="string" office:string-value="46" calcext:value-type="string">
            <text:p>46</text:p>
          </table:table-cell>
          <table:table-cell table:formula="of:=RIGHT(LEFT([.$A126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37 50 60 56</text:p>
          </table:table-cell>
          <table:table-cell table:formula="of:=LEFT([.A127];2)" office:value-type="string" office:string-value="34" calcext:value-type="string">
            <text:p>34</text:p>
          </table:table-cell>
          <table:table-cell table:formula="of:=RIGHT(LEFT([.$A127];5);2)" office:value-type="string" office:string-value="37" calcext:value-type="string">
            <text:p>37</text:p>
          </table:table-cell>
          <table:table-cell table:formula="of:=RIGHT(LEFT([.$A127];8);2)" office:value-type="string" office:string-value="50" calcext:value-type="string">
            <text:p>50</text:p>
          </table:table-cell>
          <table:table-cell table:formula="of:=RIGHT(LEFT([.$A127];11);2)" office:value-type="string" office:string-value="60" calcext:value-type="string">
            <text:p>60</text:p>
          </table:table-cell>
          <table:table-cell table:formula="of:=RIGHT(LEFT([.$A127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98 10 65 38</text:p>
          </table:table-cell>
          <table:table-cell table:formula="of:=LEFT([.A128];2)" office:value-type="string" office:string-value="96" calcext:value-type="string">
            <text:p>96</text:p>
          </table:table-cell>
          <table:table-cell table:formula="of:=RIGHT(LEFT([.$A128];5);2)" office:value-type="string" office:string-value="98" calcext:value-type="string">
            <text:p>98</text:p>
          </table:table-cell>
          <table:table-cell table:formula="of:=RIGHT(LEFT([.$A128];8);2)" office:value-type="string" office:string-value="10" calcext:value-type="string">
            <text:p>10</text:p>
          </table:table-cell>
          <table:table-cell table:formula="of:=RIGHT(LEFT([.$A128];11);2)" office:value-type="string" office:string-value="65" calcext:value-type="string">
            <text:p>65</text:p>
          </table:table-cell>
          <table:table-cell table:formula="of:=RIGHT(LEFT([.$A128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24 80 77 73</text:p>
          </table:table-cell>
          <table:table-cell table:formula="of:=LEFT([.A129];2)" office:value-type="string" office:string-value="40" calcext:value-type="string">
            <text:p>40</text:p>
          </table:table-cell>
          <table:table-cell table:formula="of:=RIGHT(LEFT([.$A129];5);2)" office:value-type="string" office:string-value="24" calcext:value-type="string">
            <text:p>24</text:p>
          </table:table-cell>
          <table:table-cell table:formula="of:=RIGHT(LEFT([.$A129];8);2)" office:value-type="string" office:string-value="80" calcext:value-type="string">
            <text:p>80</text:p>
          </table:table-cell>
          <table:table-cell table:formula="of:=RIGHT(LEFT([.$A129];11);2)" office:value-type="string" office:string-value="77" calcext:value-type="string">
            <text:p>77</text:p>
          </table:table-cell>
          <table:table-cell table:formula="of:=RIGHT(LEFT([.$A129];14);2)" office:value-type="string" office:string-value="73" calcext:value-type="string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67 84 64 13</text:p>
          </table:table-cell>
          <table:table-cell table:formula="of:=LEFT([.A130];2)" office:value-type="string" office:string-value="23" calcext:value-type="string">
            <text:p>23</text:p>
          </table:table-cell>
          <table:table-cell table:formula="of:=RIGHT(LEFT([.$A130];5);2)" office:value-type="string" office:string-value="67" calcext:value-type="string">
            <text:p>67</text:p>
          </table:table-cell>
          <table:table-cell table:formula="of:=RIGHT(LEFT([.$A130];8);2)" office:value-type="string" office:string-value="84" calcext:value-type="string">
            <text:p>84</text:p>
          </table:table-cell>
          <table:table-cell table:formula="of:=RIGHT(LEFT([.$A130];11);2)" office:value-type="string" office:string-value="64" calcext:value-type="string">
            <text:p>64</text:p>
          </table:table-cell>
          <table:table-cell table:formula="of:=RIGHT(LEFT([.$A130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19 85 <text:s/>1 58</text:p>
          </table:table-cell>
          <table:table-cell table:formula="of:=LEFT([.A131];2)" office:value-type="string" office:string-value=" 5" calcext:value-type="string">
            <text:p><text:s/>5</text:p>
          </table:table-cell>
          <table:table-cell table:formula="of:=RIGHT(LEFT([.$A131];5);2)" office:value-type="string" office:string-value="19" calcext:value-type="string">
            <text:p>19</text:p>
          </table:table-cell>
          <table:table-cell table:formula="of:=RIGHT(LEFT([.$A131];8);2)" office:value-type="string" office:string-value="85" calcext:value-type="string">
            <text:p>85</text:p>
          </table:table-cell>
          <table:table-cell table:formula="of:=RIGHT(LEFT([.$A131];11);2)" office:value-type="string" office:string-value=" 1" calcext:value-type="string">
            <text:p><text:s/>1</text:p>
          </table:table-cell>
          <table:table-cell table:formula="of:=RIGHT(LEFT([.$A131];14);2)" office:value-type="string" office:string-value="58" calcext:value-type="string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15 44 57 22</text:p>
          </table:table-cell>
          <table:table-cell table:formula="of:=LEFT([.A132];2)" office:value-type="string" office:string-value="41" calcext:value-type="string">
            <text:p>41</text:p>
          </table:table-cell>
          <table:table-cell table:formula="of:=RIGHT(LEFT([.$A132];5);2)" office:value-type="string" office:string-value="15" calcext:value-type="string">
            <text:p>15</text:p>
          </table:table-cell>
          <table:table-cell table:formula="of:=RIGHT(LEFT([.$A132];8);2)" office:value-type="string" office:string-value="44" calcext:value-type="string">
            <text:p>44</text:p>
          </table:table-cell>
          <table:table-cell table:formula="of:=RIGHT(LEFT([.$A132];11);2)" office:value-type="string" office:string-value="57" calcext:value-type="string">
            <text:p>57</text:p>
          </table:table-cell>
          <table:table-cell table:formula="of:=RIGHT(LEFT([.$A132];14);2)" office:value-type="string" office:string-value="22" calcext:value-type="string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2 66 80 94 71</text:p>
          </table:table-cell>
          <table:table-cell table:formula="of:=LEFT([.A133];2)" office:value-type="string" office:string-value=" 2" calcext:value-type="string">
            <text:p><text:s/>2</text:p>
          </table:table-cell>
          <table:table-cell table:formula="of:=RIGHT(LEFT([.$A133];5);2)" office:value-type="string" office:string-value="66" calcext:value-type="string">
            <text:p>66</text:p>
          </table:table-cell>
          <table:table-cell table:formula="of:=RIGHT(LEFT([.$A133];8);2)" office:value-type="string" office:string-value="80" calcext:value-type="string">
            <text:p>80</text:p>
          </table:table-cell>
          <table:table-cell table:formula="of:=RIGHT(LEFT([.$A133];11);2)" office:value-type="string" office:string-value="94" calcext:value-type="string">
            <text:p>94</text:p>
          </table:table-cell>
          <table:table-cell table:formula="of:=RIGHT(LEFT([.$A133];14);2)" office:value-type="string" office:string-value="71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55 89 79 <text:s/>0</text:p>
          </table:table-cell>
          <table:table-cell table:formula="of:=LEFT([.A134];2)" office:value-type="string" office:string-value="40" calcext:value-type="string">
            <text:p>40</text:p>
          </table:table-cell>
          <table:table-cell table:formula="of:=RIGHT(LEFT([.$A134];5);2)" office:value-type="string" office:string-value="55" calcext:value-type="string">
            <text:p>55</text:p>
          </table:table-cell>
          <table:table-cell table:formula="of:=RIGHT(LEFT([.$A134];8);2)" office:value-type="string" office:string-value="89" calcext:value-type="string">
            <text:p>89</text:p>
          </table:table-cell>
          <table:table-cell table:formula="of:=RIGHT(LEFT([.$A134];11);2)" office:value-type="string" office:string-value="79" calcext:value-type="string">
            <text:p>79</text:p>
          </table:table-cell>
          <table:table-cell table:formula="of:=RIGHT(LEFT([.$A134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 81 23 30 24</text:p>
          </table:table-cell>
          <table:table-cell table:formula="of:=LEFT([.A135];2)" office:value-type="string" office:string-value="56" calcext:value-type="string">
            <text:p>56</text:p>
          </table:table-cell>
          <table:table-cell table:formula="of:=RIGHT(LEFT([.$A135];5);2)" office:value-type="string" office:string-value="81" calcext:value-type="string">
            <text:p>81</text:p>
          </table:table-cell>
          <table:table-cell table:formula="of:=RIGHT(LEFT([.$A135];8);2)" office:value-type="string" office:string-value="23" calcext:value-type="string">
            <text:p>23</text:p>
          </table:table-cell>
          <table:table-cell table:formula="of:=RIGHT(LEFT([.$A135];11);2)" office:value-type="string" office:string-value="30" calcext:value-type="string">
            <text:p>30</text:p>
          </table:table-cell>
          <table:table-cell table:formula="of:=RIGHT(LEFT([.$A135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29 94 <text:s/>4 68</text:p>
          </table:table-cell>
          <table:table-cell table:formula="of:=LEFT([.A136];2)" office:value-type="string" office:string-value=" 0" calcext:value-type="string">
            <text:p><text:s/>0</text:p>
          </table:table-cell>
          <table:table-cell table:formula="of:=RIGHT(LEFT([.$A136];5);2)" office:value-type="string" office:string-value="29" calcext:value-type="string">
            <text:p>29</text:p>
          </table:table-cell>
          <table:table-cell table:formula="of:=RIGHT(LEFT([.$A136];8);2)" office:value-type="string" office:string-value="94" calcext:value-type="string">
            <text:p>94</text:p>
          </table:table-cell>
          <table:table-cell table:formula="of:=RIGHT(LEFT([.$A136];11);2)" office:value-type="string" office:string-value=" 4" calcext:value-type="string">
            <text:p><text:s/>4</text:p>
          </table:table-cell>
          <table:table-cell table:formula="of:=RIGHT(LEFT([.$A136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 <text:s/>2 20 95 43</text:p>
          </table:table-cell>
          <table:table-cell table:formula="of:=LEFT([.A137];2)" office:value-type="string" office:string-value="81" calcext:value-type="string">
            <text:p>81</text:p>
          </table:table-cell>
          <table:table-cell table:formula="of:=RIGHT(LEFT([.$A137];5);2)" office:value-type="string" office:string-value=" 2" calcext:value-type="string">
            <text:p><text:s/>2</text:p>
          </table:table-cell>
          <table:table-cell table:formula="of:=RIGHT(LEFT([.$A137];8);2)" office:value-type="string" office:string-value="20" calcext:value-type="string">
            <text:p>20</text:p>
          </table:table-cell>
          <table:table-cell table:formula="of:=RIGHT(LEFT([.$A137];11);2)" office:value-type="string" office:string-value="95" calcext:value-type="string">
            <text:p>95</text:p>
          </table:table-cell>
          <table:table-cell table:formula="of:=RIGHT(LEFT([.$A137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40 37 30 96</text:p>
          </table:table-cell>
          <table:table-cell table:formula="of:=LEFT([.A138];2)" office:value-type="string" office:string-value="49" calcext:value-type="string">
            <text:p>49</text:p>
          </table:table-cell>
          <table:table-cell table:formula="of:=RIGHT(LEFT([.$A138];5);2)" office:value-type="string" office:string-value="40" calcext:value-type="string">
            <text:p>40</text:p>
          </table:table-cell>
          <table:table-cell table:formula="of:=RIGHT(LEFT([.$A138];8);2)" office:value-type="string" office:string-value="37" calcext:value-type="string">
            <text:p>37</text:p>
          </table:table-cell>
          <table:table-cell table:formula="of:=RIGHT(LEFT([.$A138];11);2)" office:value-type="string" office:string-value="30" calcext:value-type="string">
            <text:p>30</text:p>
          </table:table-cell>
          <table:table-cell table:formula="of:=RIGHT(LEFT([.$A138];14);2)" office:value-type="string" office:string-value="96" calcext:value-type="string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 23 42 26 85</text:p>
          </table:table-cell>
          <table:table-cell table:formula="of:=LEFT([.A139];2)" office:value-type="string" office:string-value="19" calcext:value-type="string">
            <text:p>19</text:p>
          </table:table-cell>
          <table:table-cell table:formula="of:=RIGHT(LEFT([.$A139];5);2)" office:value-type="string" office:string-value="23" calcext:value-type="string">
            <text:p>23</text:p>
          </table:table-cell>
          <table:table-cell table:formula="of:=RIGHT(LEFT([.$A139];8);2)" office:value-type="string" office:string-value="42" calcext:value-type="string">
            <text:p>42</text:p>
          </table:table-cell>
          <table:table-cell table:formula="of:=RIGHT(LEFT([.$A139];11);2)" office:value-type="string" office:string-value="26" calcext:value-type="string">
            <text:p>26</text:p>
          </table:table-cell>
          <table:table-cell table:formula="of:=RIGHT(LEFT([.$A139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17 12 72 88</text:p>
          </table:table-cell>
          <table:table-cell table:formula="of:=LEFT([.A140];2)" office:value-type="string" office:string-value="61" calcext:value-type="string">
            <text:p>61</text:p>
          </table:table-cell>
          <table:table-cell table:formula="of:=RIGHT(LEFT([.$A140];5);2)" office:value-type="string" office:string-value="17" calcext:value-type="string">
            <text:p>17</text:p>
          </table:table-cell>
          <table:table-cell table:formula="of:=RIGHT(LEFT([.$A140];8);2)" office:value-type="string" office:string-value="12" calcext:value-type="string">
            <text:p>12</text:p>
          </table:table-cell>
          <table:table-cell table:formula="of:=RIGHT(LEFT([.$A140];11);2)" office:value-type="string" office:string-value="72" calcext:value-type="string">
            <text:p>72</text:p>
          </table:table-cell>
          <table:table-cell table:formula="of:=RIGHT(LEFT([.$A140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 26 61 32 68</text:p>
          </table:table-cell>
          <table:table-cell table:formula="of:=LEFT([.A141];2)" office:value-type="string" office:string-value="64" calcext:value-type="string">
            <text:p>64</text:p>
          </table:table-cell>
          <table:table-cell table:formula="of:=RIGHT(LEFT([.$A141];5);2)" office:value-type="string" office:string-value="26" calcext:value-type="string">
            <text:p>26</text:p>
          </table:table-cell>
          <table:table-cell table:formula="of:=RIGHT(LEFT([.$A141];8);2)" office:value-type="string" office:string-value="61" calcext:value-type="string">
            <text:p>61</text:p>
          </table:table-cell>
          <table:table-cell table:formula="of:=RIGHT(LEFT([.$A141];11);2)" office:value-type="string" office:string-value="32" calcext:value-type="string">
            <text:p>32</text:p>
          </table:table-cell>
          <table:table-cell table:formula="of:=RIGHT(LEFT([.$A141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 24 31 67 49</text:p>
          </table:table-cell>
          <table:table-cell table:formula="of:=LEFT([.A142];2)" office:value-type="string" office:string-value="80" calcext:value-type="string">
            <text:p>80</text:p>
          </table:table-cell>
          <table:table-cell table:formula="of:=RIGHT(LEFT([.$A142];5);2)" office:value-type="string" office:string-value="24" calcext:value-type="string">
            <text:p>24</text:p>
          </table:table-cell>
          <table:table-cell table:formula="of:=RIGHT(LEFT([.$A142];8);2)" office:value-type="string" office:string-value="31" calcext:value-type="string">
            <text:p>31</text:p>
          </table:table-cell>
          <table:table-cell table:formula="of:=RIGHT(LEFT([.$A142];11);2)" office:value-type="string" office:string-value="67" calcext:value-type="string">
            <text:p>67</text:p>
          </table:table-cell>
          <table:table-cell table:formula="of:=RIGHT(LEFT([.$A142];14);2)" office:value-type="string" office:string-value="49" calcext:value-type="string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15 88 98 50</text:p>
          </table:table-cell>
          <table:table-cell table:formula="of:=LEFT([.A143];2)" office:value-type="string" office:string-value="72" calcext:value-type="string">
            <text:p>72</text:p>
          </table:table-cell>
          <table:table-cell table:formula="of:=RIGHT(LEFT([.$A143];5);2)" office:value-type="string" office:string-value="15" calcext:value-type="string">
            <text:p>15</text:p>
          </table:table-cell>
          <table:table-cell table:formula="of:=RIGHT(LEFT([.$A143];8);2)" office:value-type="string" office:string-value="88" calcext:value-type="string">
            <text:p>88</text:p>
          </table:table-cell>
          <table:table-cell table:formula="of:=RIGHT(LEFT([.$A143];11);2)" office:value-type="string" office:string-value="98" calcext:value-type="string">
            <text:p>98</text:p>
          </table:table-cell>
          <table:table-cell table:formula="of:=RIGHT(LEFT([.$A143];14);2)" office:value-type="string" office:string-value="50" calcext:value-type="string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 55 86 38 10</text:p>
          </table:table-cell>
          <table:table-cell table:formula="of:=LEFT([.A144];2)" office:value-type="string" office:string-value="73" calcext:value-type="string">
            <text:p>73</text:p>
          </table:table-cell>
          <table:table-cell table:formula="of:=RIGHT(LEFT([.$A144];5);2)" office:value-type="string" office:string-value="55" calcext:value-type="string">
            <text:p>55</text:p>
          </table:table-cell>
          <table:table-cell table:formula="of:=RIGHT(LEFT([.$A144];8);2)" office:value-type="string" office:string-value="86" calcext:value-type="string">
            <text:p>86</text:p>
          </table:table-cell>
          <table:table-cell table:formula="of:=RIGHT(LEFT([.$A144];11);2)" office:value-type="string" office:string-value="38" calcext:value-type="string">
            <text:p>38</text:p>
          </table:table-cell>
          <table:table-cell table:formula="of:=RIGHT(LEFT([.$A144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 34 52 29 63</text:p>
          </table:table-cell>
          <table:table-cell table:formula="of:=LEFT([.A145];2)" office:value-type="string" office:string-value="87" calcext:value-type="string">
            <text:p>87</text:p>
          </table:table-cell>
          <table:table-cell table:formula="of:=RIGHT(LEFT([.$A145];5);2)" office:value-type="string" office:string-value="34" calcext:value-type="string">
            <text:p>34</text:p>
          </table:table-cell>
          <table:table-cell table:formula="of:=RIGHT(LEFT([.$A145];8);2)" office:value-type="string" office:string-value="52" calcext:value-type="string">
            <text:p>52</text:p>
          </table:table-cell>
          <table:table-cell table:formula="of:=RIGHT(LEFT([.$A145];11);2)" office:value-type="string" office:string-value="29" calcext:value-type="string">
            <text:p>29</text:p>
          </table:table-cell>
          <table:table-cell table:formula="of:=RIGHT(LEFT([.$A145];14);2)" office:value-type="string" office:string-value="63" calcext:value-type="string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61 36 54 10</text:p>
          </table:table-cell>
          <table:table-cell table:formula="of:=LEFT([.A146];2)" office:value-type="string" office:string-value="76" calcext:value-type="string">
            <text:p>76</text:p>
          </table:table-cell>
          <table:table-cell table:formula="of:=RIGHT(LEFT([.$A146];5);2)" office:value-type="string" office:string-value="61" calcext:value-type="string">
            <text:p>61</text:p>
          </table:table-cell>
          <table:table-cell table:formula="of:=RIGHT(LEFT([.$A146];8);2)" office:value-type="string" office:string-value="36" calcext:value-type="string">
            <text:p>36</text:p>
          </table:table-cell>
          <table:table-cell table:formula="of:=RIGHT(LEFT([.$A146];11);2)" office:value-type="string" office:string-value="54" calcext:value-type="string">
            <text:p>54</text:p>
          </table:table-cell>
          <table:table-cell table:formula="of:=RIGHT(LEFT([.$A146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56 75 67 29</text:p>
          </table:table-cell>
          <table:table-cell table:formula="of:=LEFT([.A147];2)" office:value-type="string" office:string-value="63" calcext:value-type="string">
            <text:p>63</text:p>
          </table:table-cell>
          <table:table-cell table:formula="of:=RIGHT(LEFT([.$A147];5);2)" office:value-type="string" office:string-value="56" calcext:value-type="string">
            <text:p>56</text:p>
          </table:table-cell>
          <table:table-cell table:formula="of:=RIGHT(LEFT([.$A147];8);2)" office:value-type="string" office:string-value="75" calcext:value-type="string">
            <text:p>75</text:p>
          </table:table-cell>
          <table:table-cell table:formula="of:=RIGHT(LEFT([.$A147];11);2)" office:value-type="string" office:string-value="67" calcext:value-type="string">
            <text:p>67</text:p>
          </table:table-cell>
          <table:table-cell table:formula="of:=RIGHT(LEFT([.$A147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<text:s/>9 41 <text:s/>4 43</text:p>
          </table:table-cell>
          <table:table-cell table:formula="of:=LEFT([.A148];2)" office:value-type="string" office:string-value="11" calcext:value-type="string">
            <text:p>11</text:p>
          </table:table-cell>
          <table:table-cell table:formula="of:=RIGHT(LEFT([.$A148];5);2)" office:value-type="string" office:string-value=" 9" calcext:value-type="string">
            <text:p><text:s/>9</text:p>
          </table:table-cell>
          <table:table-cell table:formula="of:=RIGHT(LEFT([.$A148];8);2)" office:value-type="string" office:string-value="41" calcext:value-type="string">
            <text:p>41</text:p>
          </table:table-cell>
          <table:table-cell table:formula="of:=RIGHT(LEFT([.$A148];11);2)" office:value-type="string" office:string-value=" 4" calcext:value-type="string">
            <text:p><text:s/>4</text:p>
          </table:table-cell>
          <table:table-cell table:formula="of:=RIGHT(LEFT([.$A148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 88 45 93 74</text:p>
          </table:table-cell>
          <table:table-cell table:formula="of:=LEFT([.A149];2)" office:value-type="string" office:string-value="83" calcext:value-type="string">
            <text:p>83</text:p>
          </table:table-cell>
          <table:table-cell table:formula="of:=RIGHT(LEFT([.$A149];5);2)" office:value-type="string" office:string-value="88" calcext:value-type="string">
            <text:p>88</text:p>
          </table:table-cell>
          <table:table-cell table:formula="of:=RIGHT(LEFT([.$A149];8);2)" office:value-type="string" office:string-value="45" calcext:value-type="string">
            <text:p>45</text:p>
          </table:table-cell>
          <table:table-cell table:formula="of:=RIGHT(LEFT([.$A149];11);2)" office:value-type="string" office:string-value="93" calcext:value-type="string">
            <text:p>93</text:p>
          </table:table-cell>
          <table:table-cell table:formula="of:=RIGHT(LEFT([.$A149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70 94 60 98</text:p>
          </table:table-cell>
          <table:table-cell table:formula="of:=LEFT([.A150];2)" office:value-type="string" office:string-value="72" calcext:value-type="string">
            <text:p>72</text:p>
          </table:table-cell>
          <table:table-cell table:formula="of:=RIGHT(LEFT([.$A150];5);2)" office:value-type="string" office:string-value="70" calcext:value-type="string">
            <text:p>70</text:p>
          </table:table-cell>
          <table:table-cell table:formula="of:=RIGHT(LEFT([.$A150];8);2)" office:value-type="string" office:string-value="94" calcext:value-type="string">
            <text:p>94</text:p>
          </table:table-cell>
          <table:table-cell table:formula="of:=RIGHT(LEFT([.$A150];11);2)" office:value-type="string" office:string-value="60" calcext:value-type="string">
            <text:p>60</text:p>
          </table:table-cell>
          <table:table-cell table:formula="of:=RIGHT(LEFT([.$A150];14);2)" office:value-type="string" office:string-value="98" calcext:value-type="string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 99 39 <text:s/>5 23</text:p>
          </table:table-cell>
          <table:table-cell table:formula="of:=LEFT([.A151];2)" office:value-type="string" office:string-value="44" calcext:value-type="string">
            <text:p>44</text:p>
          </table:table-cell>
          <table:table-cell table:formula="of:=RIGHT(LEFT([.$A151];5);2)" office:value-type="string" office:string-value="99" calcext:value-type="string">
            <text:p>99</text:p>
          </table:table-cell>
          <table:table-cell table:formula="of:=RIGHT(LEFT([.$A151];8);2)" office:value-type="string" office:string-value="39" calcext:value-type="string">
            <text:p>39</text:p>
          </table:table-cell>
          <table:table-cell table:formula="of:=RIGHT(LEFT([.$A151];11);2)" office:value-type="string" office:string-value=" 5" calcext:value-type="string">
            <text:p><text:s/>5</text:p>
          </table:table-cell>
          <table:table-cell table:formula="of:=RIGHT(LEFT([.$A151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 69 68 60 83</text:p>
          </table:table-cell>
          <table:table-cell table:formula="of:=LEFT([.A152];2)" office:value-type="string" office:string-value="53" calcext:value-type="string">
            <text:p>53</text:p>
          </table:table-cell>
          <table:table-cell table:formula="of:=RIGHT(LEFT([.$A152];5);2)" office:value-type="string" office:string-value="69" calcext:value-type="string">
            <text:p>69</text:p>
          </table:table-cell>
          <table:table-cell table:formula="of:=RIGHT(LEFT([.$A152];8);2)" office:value-type="string" office:string-value="68" calcext:value-type="string">
            <text:p>68</text:p>
          </table:table-cell>
          <table:table-cell table:formula="of:=RIGHT(LEFT([.$A152];11);2)" office:value-type="string" office:string-value="60" calcext:value-type="string">
            <text:p>60</text:p>
          </table:table-cell>
          <table:table-cell table:formula="of:=RIGHT(LEFT([.$A152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 72 <text:s/>1 97 20</text:p>
          </table:table-cell>
          <table:table-cell table:formula="of:=LEFT([.A153];2)" office:value-type="string" office:string-value="81" calcext:value-type="string">
            <text:p>81</text:p>
          </table:table-cell>
          <table:table-cell table:formula="of:=RIGHT(LEFT([.$A153];5);2)" office:value-type="string" office:string-value="72" calcext:value-type="string">
            <text:p>72</text:p>
          </table:table-cell>
          <table:table-cell table:formula="of:=RIGHT(LEFT([.$A153];8);2)" office:value-type="string" office:string-value=" 1" calcext:value-type="string">
            <text:p><text:s/>1</text:p>
          </table:table-cell>
          <table:table-cell table:formula="of:=RIGHT(LEFT([.$A153];11);2)" office:value-type="string" office:string-value="97" calcext:value-type="string">
            <text:p>97</text:p>
          </table:table-cell>
          <table:table-cell table:formula="of:=RIGHT(LEFT([.$A153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 96 91 11 32</text:p>
          </table:table-cell>
          <table:table-cell table:formula="of:=LEFT([.A154];2)" office:value-type="string" office:string-value="43" calcext:value-type="string">
            <text:p>43</text:p>
          </table:table-cell>
          <table:table-cell table:formula="of:=RIGHT(LEFT([.$A154];5);2)" office:value-type="string" office:string-value="96" calcext:value-type="string">
            <text:p>96</text:p>
          </table:table-cell>
          <table:table-cell table:formula="of:=RIGHT(LEFT([.$A154];8);2)" office:value-type="string" office:string-value="91" calcext:value-type="string">
            <text:p>91</text:p>
          </table:table-cell>
          <table:table-cell table:formula="of:=RIGHT(LEFT([.$A154];11);2)" office:value-type="string" office:string-value="11" calcext:value-type="string">
            <text:p>11</text:p>
          </table:table-cell>
          <table:table-cell table:formula="of:=RIGHT(LEFT([.$A154];14);2)" office:value-type="string" office:string-value="32" calcext:value-type="string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<text:s/>7 <text:s/>8 86 25</text:p>
          </table:table-cell>
          <table:table-cell table:formula="of:=LEFT([.A155];2)" office:value-type="string" office:string-value="51" calcext:value-type="string">
            <text:p>51</text:p>
          </table:table-cell>
          <table:table-cell table:formula="of:=RIGHT(LEFT([.$A155];5);2)" office:value-type="string" office:string-value=" 7" calcext:value-type="string">
            <text:p><text:s/>7</text:p>
          </table:table-cell>
          <table:table-cell table:formula="of:=RIGHT(LEFT([.$A155];8);2)" office:value-type="string" office:string-value=" 8" calcext:value-type="string">
            <text:p><text:s/>8</text:p>
          </table:table-cell>
          <table:table-cell table:formula="of:=RIGHT(LEFT([.$A155];11);2)" office:value-type="string" office:string-value="86" calcext:value-type="string">
            <text:p>86</text:p>
          </table:table-cell>
          <table:table-cell table:formula="of:=RIGHT(LEFT([.$A155];14);2)" office:value-type="string" office:string-value="25" calcext:value-type="string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36 39 20 <text:s/>5</text:p>
          </table:table-cell>
          <table:table-cell table:formula="of:=LEFT([.A156];2)" office:value-type="string" office:string-value="62" calcext:value-type="string">
            <text:p>62</text:p>
          </table:table-cell>
          <table:table-cell table:formula="of:=RIGHT(LEFT([.$A156];5);2)" office:value-type="string" office:string-value="36" calcext:value-type="string">
            <text:p>36</text:p>
          </table:table-cell>
          <table:table-cell table:formula="of:=RIGHT(LEFT([.$A156];8);2)" office:value-type="string" office:string-value="39" calcext:value-type="string">
            <text:p>39</text:p>
          </table:table-cell>
          <table:table-cell table:formula="of:=RIGHT(LEFT([.$A156];11);2)" office:value-type="string" office:string-value="20" calcext:value-type="string">
            <text:p>20</text:p>
          </table:table-cell>
          <table:table-cell table:formula="of:=RIGHT(LEFT([.$A156];14);2)" office:value-type="string" office:string-value=" 5" calcext:value-type="string">
            <text:p><text:s/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59 <text:s/>6 74 95</text:p>
          </table:table-cell>
          <table:table-cell table:formula="of:=LEFT([.A157];2)" office:value-type="string" office:string-value="52" calcext:value-type="string">
            <text:p>52</text:p>
          </table:table-cell>
          <table:table-cell table:formula="of:=RIGHT(LEFT([.$A157];5);2)" office:value-type="string" office:string-value="59" calcext:value-type="string">
            <text:p>59</text:p>
          </table:table-cell>
          <table:table-cell table:formula="of:=RIGHT(LEFT([.$A157];8);2)" office:value-type="string" office:string-value=" 6" calcext:value-type="string">
            <text:p><text:s/>6</text:p>
          </table:table-cell>
          <table:table-cell table:formula="of:=RIGHT(LEFT([.$A157];11);2)" office:value-type="string" office:string-value="74" calcext:value-type="string">
            <text:p>74</text:p>
          </table:table-cell>
          <table:table-cell table:formula="of:=RIGHT(LEFT([.$A157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2 83 44 43 66</text:p>
          </table:table-cell>
          <table:table-cell table:formula="of:=LEFT([.A158];2)" office:value-type="string" office:string-value=" 2" calcext:value-type="string">
            <text:p><text:s/>2</text:p>
          </table:table-cell>
          <table:table-cell table:formula="of:=RIGHT(LEFT([.$A158];5);2)" office:value-type="string" office:string-value="83" calcext:value-type="string">
            <text:p>83</text:p>
          </table:table-cell>
          <table:table-cell table:formula="of:=RIGHT(LEFT([.$A158];8);2)" office:value-type="string" office:string-value="44" calcext:value-type="string">
            <text:p>44</text:p>
          </table:table-cell>
          <table:table-cell table:formula="of:=RIGHT(LEFT([.$A158];11);2)" office:value-type="string" office:string-value="43" calcext:value-type="string">
            <text:p>43</text:p>
          </table:table-cell>
          <table:table-cell table:formula="of:=RIGHT(LEFT([.$A158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55 79 42 37</text:p>
          </table:table-cell>
          <table:table-cell table:formula="of:=LEFT([.A159];2)" office:value-type="string" office:string-value="96" calcext:value-type="string">
            <text:p>96</text:p>
          </table:table-cell>
          <table:table-cell table:formula="of:=RIGHT(LEFT([.$A159];5);2)" office:value-type="string" office:string-value="55" calcext:value-type="string">
            <text:p>55</text:p>
          </table:table-cell>
          <table:table-cell table:formula="of:=RIGHT(LEFT([.$A159];8);2)" office:value-type="string" office:string-value="79" calcext:value-type="string">
            <text:p>79</text:p>
          </table:table-cell>
          <table:table-cell table:formula="of:=RIGHT(LEFT([.$A159];11);2)" office:value-type="string" office:string-value="42" calcext:value-type="string">
            <text:p>42</text:p>
          </table:table-cell>
          <table:table-cell table:formula="of:=RIGHT(LEFT([.$A159];14);2)" office:value-type="string" office:string-value="37" calcext:value-type="string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32 19 <text:s/>0 90</text:p>
          </table:table-cell>
          <table:table-cell table:formula="of:=LEFT([.A160];2)" office:value-type="string" office:string-value="34" calcext:value-type="string">
            <text:p>34</text:p>
          </table:table-cell>
          <table:table-cell table:formula="of:=RIGHT(LEFT([.$A160];5);2)" office:value-type="string" office:string-value="32" calcext:value-type="string">
            <text:p>32</text:p>
          </table:table-cell>
          <table:table-cell table:formula="of:=RIGHT(LEFT([.$A160];8);2)" office:value-type="string" office:string-value="19" calcext:value-type="string">
            <text:p>19</text:p>
          </table:table-cell>
          <table:table-cell table:formula="of:=RIGHT(LEFT([.$A160];11);2)" office:value-type="string" office:string-value=" 0" calcext:value-type="string">
            <text:p><text:s/>0</text:p>
          </table:table-cell>
          <table:table-cell table:formula="of:=RIGHT(LEFT([.$A160];14);2)" office:value-type="string" office:string-value="90" calcext:value-type="string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 <text:s/>8 65 35 78</text:p>
          </table:table-cell>
          <table:table-cell table:formula="of:=LEFT([.A161];2)" office:value-type="string" office:string-value="84" calcext:value-type="string">
            <text:p>84</text:p>
          </table:table-cell>
          <table:table-cell table:formula="of:=RIGHT(LEFT([.$A161];5);2)" office:value-type="string" office:string-value=" 8" calcext:value-type="string">
            <text:p><text:s/>8</text:p>
          </table:table-cell>
          <table:table-cell table:formula="of:=RIGHT(LEFT([.$A161];8);2)" office:value-type="string" office:string-value="65" calcext:value-type="string">
            <text:p>65</text:p>
          </table:table-cell>
          <table:table-cell table:formula="of:=RIGHT(LEFT([.$A161];11);2)" office:value-type="string" office:string-value="35" calcext:value-type="string">
            <text:p>35</text:p>
          </table:table-cell>
          <table:table-cell table:formula="of:=RIGHT(LEFT([.$A161];14);2)" office:value-type="string" office:string-value="78" calcext:value-type="string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 83 <text:s/>4 82 36</text:p>
          </table:table-cell>
          <table:table-cell table:formula="of:=LEFT([.A162];2)" office:value-type="string" office:string-value="57" calcext:value-type="string">
            <text:p>57</text:p>
          </table:table-cell>
          <table:table-cell table:formula="of:=RIGHT(LEFT([.$A162];5);2)" office:value-type="string" office:string-value="83" calcext:value-type="string">
            <text:p>83</text:p>
          </table:table-cell>
          <table:table-cell table:formula="of:=RIGHT(LEFT([.$A162];8);2)" office:value-type="string" office:string-value=" 4" calcext:value-type="string">
            <text:p><text:s/>4</text:p>
          </table:table-cell>
          <table:table-cell table:formula="of:=RIGHT(LEFT([.$A162];11);2)" office:value-type="string" office:string-value="82" calcext:value-type="string">
            <text:p>82</text:p>
          </table:table-cell>
          <table:table-cell table:formula="of:=RIGHT(LEFT([.$A162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 29 74 60 90</text:p>
          </table:table-cell>
          <table:table-cell table:formula="of:=LEFT([.A163];2)" office:value-type="string" office:string-value=" 3" calcext:value-type="string">
            <text:p><text:s/>3</text:p>
          </table:table-cell>
          <table:table-cell table:formula="of:=RIGHT(LEFT([.$A163];5);2)" office:value-type="string" office:string-value="29" calcext:value-type="string">
            <text:p>29</text:p>
          </table:table-cell>
          <table:table-cell table:formula="of:=RIGHT(LEFT([.$A163];8);2)" office:value-type="string" office:string-value="74" calcext:value-type="string">
            <text:p>74</text:p>
          </table:table-cell>
          <table:table-cell table:formula="of:=RIGHT(LEFT([.$A163];11);2)" office:value-type="string" office:string-value="60" calcext:value-type="string">
            <text:p>60</text:p>
          </table:table-cell>
          <table:table-cell table:formula="of:=RIGHT(LEFT([.$A163];14);2)" office:value-type="string" office:string-value="90" calcext:value-type="string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 47 53 26 10</text:p>
          </table:table-cell>
          <table:table-cell table:formula="of:=LEFT([.A164];2)" office:value-type="string" office:string-value="86" calcext:value-type="string">
            <text:p>86</text:p>
          </table:table-cell>
          <table:table-cell table:formula="of:=RIGHT(LEFT([.$A164];5);2)" office:value-type="string" office:string-value="47" calcext:value-type="string">
            <text:p>47</text:p>
          </table:table-cell>
          <table:table-cell table:formula="of:=RIGHT(LEFT([.$A164];8);2)" office:value-type="string" office:string-value="53" calcext:value-type="string">
            <text:p>53</text:p>
          </table:table-cell>
          <table:table-cell table:formula="of:=RIGHT(LEFT([.$A164];11);2)" office:value-type="string" office:string-value="26" calcext:value-type="string">
            <text:p>26</text:p>
          </table:table-cell>
          <table:table-cell table:formula="of:=RIGHT(LEFT([.$A164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51 40 32 <text:s/>6</text:p>
          </table:table-cell>
          <table:table-cell table:formula="of:=LEFT([.A165];2)" office:value-type="string" office:string-value="52" calcext:value-type="string">
            <text:p>52</text:p>
          </table:table-cell>
          <table:table-cell table:formula="of:=RIGHT(LEFT([.$A165];5);2)" office:value-type="string" office:string-value="51" calcext:value-type="string">
            <text:p>51</text:p>
          </table:table-cell>
          <table:table-cell table:formula="of:=RIGHT(LEFT([.$A165];8);2)" office:value-type="string" office:string-value="40" calcext:value-type="string">
            <text:p>40</text:p>
          </table:table-cell>
          <table:table-cell table:formula="of:=RIGHT(LEFT([.$A165];11);2)" office:value-type="string" office:string-value="32" calcext:value-type="string">
            <text:p>32</text:p>
          </table:table-cell>
          <table:table-cell table:formula="of:=RIGHT(LEFT([.$A165];14);2)" office:value-type="string" office:string-value=" 6" calcext:value-type="string">
            <text:p><text:s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32 77 72 44</text:p>
          </table:table-cell>
          <table:table-cell table:formula="of:=LEFT([.A166];2)" office:value-type="string" office:string-value="69" calcext:value-type="string">
            <text:p>69</text:p>
          </table:table-cell>
          <table:table-cell table:formula="of:=RIGHT(LEFT([.$A166];5);2)" office:value-type="string" office:string-value="32" calcext:value-type="string">
            <text:p>32</text:p>
          </table:table-cell>
          <table:table-cell table:formula="of:=RIGHT(LEFT([.$A166];8);2)" office:value-type="string" office:string-value="77" calcext:value-type="string">
            <text:p>77</text:p>
          </table:table-cell>
          <table:table-cell table:formula="of:=RIGHT(LEFT([.$A166];11);2)" office:value-type="string" office:string-value="72" calcext:value-type="string">
            <text:p>72</text:p>
          </table:table-cell>
          <table:table-cell table:formula="of:=RIGHT(LEFT([.$A166];14);2)" office:value-type="string" office:string-value="44" calcext:value-type="string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54 82 94 23</text:p>
          </table:table-cell>
          <table:table-cell table:formula="of:=LEFT([.A167];2)" office:value-type="string" office:string-value="34" calcext:value-type="string">
            <text:p>34</text:p>
          </table:table-cell>
          <table:table-cell table:formula="of:=RIGHT(LEFT([.$A167];5);2)" office:value-type="string" office:string-value="54" calcext:value-type="string">
            <text:p>54</text:p>
          </table:table-cell>
          <table:table-cell table:formula="of:=RIGHT(LEFT([.$A167];8);2)" office:value-type="string" office:string-value="82" calcext:value-type="string">
            <text:p>82</text:p>
          </table:table-cell>
          <table:table-cell table:formula="of:=RIGHT(LEFT([.$A167];11);2)" office:value-type="string" office:string-value="94" calcext:value-type="string">
            <text:p>94</text:p>
          </table:table-cell>
          <table:table-cell table:formula="of:=RIGHT(LEFT([.$A167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1 60 <text:s/>2 11 36</text:p>
          </table:table-cell>
          <table:table-cell table:formula="of:=LEFT([.A168];2)" office:value-type="string" office:string-value=" 1" calcext:value-type="string">
            <text:p><text:s/>1</text:p>
          </table:table-cell>
          <table:table-cell table:formula="of:=RIGHT(LEFT([.$A168];5);2)" office:value-type="string" office:string-value="60" calcext:value-type="string">
            <text:p>60</text:p>
          </table:table-cell>
          <table:table-cell table:formula="of:=RIGHT(LEFT([.$A168];8);2)" office:value-type="string" office:string-value=" 2" calcext:value-type="string">
            <text:p><text:s/>2</text:p>
          </table:table-cell>
          <table:table-cell table:formula="of:=RIGHT(LEFT([.$A168];11);2)" office:value-type="string" office:string-value="11" calcext:value-type="string">
            <text:p>11</text:p>
          </table:table-cell>
          <table:table-cell table:formula="of:=RIGHT(LEFT([.$A168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52 <text:s/>0 73 31</text:p>
          </table:table-cell>
          <table:table-cell table:formula="of:=LEFT([.A169];2)" office:value-type="string" office:string-value="17" calcext:value-type="string">
            <text:p>17</text:p>
          </table:table-cell>
          <table:table-cell table:formula="of:=RIGHT(LEFT([.$A169];5);2)" office:value-type="string" office:string-value="52" calcext:value-type="string">
            <text:p>52</text:p>
          </table:table-cell>
          <table:table-cell table:formula="of:=RIGHT(LEFT([.$A169];8);2)" office:value-type="string" office:string-value=" 0" calcext:value-type="string">
            <text:p><text:s/>0</text:p>
          </table:table-cell>
          <table:table-cell table:formula="of:=RIGHT(LEFT([.$A169];11);2)" office:value-type="string" office:string-value="73" calcext:value-type="string">
            <text:p>73</text:p>
          </table:table-cell>
          <table:table-cell table:formula="of:=RIGHT(LEFT([.$A169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90 24 21 53</text:p>
          </table:table-cell>
          <table:table-cell table:formula="of:=LEFT([.A170];2)" office:value-type="string" office:string-value=" 5" calcext:value-type="string">
            <text:p><text:s/>5</text:p>
          </table:table-cell>
          <table:table-cell table:formula="of:=RIGHT(LEFT([.$A170];5);2)" office:value-type="string" office:string-value="90" calcext:value-type="string">
            <text:p>90</text:p>
          </table:table-cell>
          <table:table-cell table:formula="of:=RIGHT(LEFT([.$A170];8);2)" office:value-type="string" office:string-value="24" calcext:value-type="string">
            <text:p>24</text:p>
          </table:table-cell>
          <table:table-cell table:formula="of:=RIGHT(LEFT([.$A170];11);2)" office:value-type="string" office:string-value="21" calcext:value-type="string">
            <text:p>21</text:p>
          </table:table-cell>
          <table:table-cell table:formula="of:=RIGHT(LEFT([.$A170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24 18 44 <text:s/>5</text:p>
          </table:table-cell>
          <table:table-cell table:formula="of:=LEFT([.A171];2)" office:value-type="string" office:string-value="42" calcext:value-type="string">
            <text:p>42</text:p>
          </table:table-cell>
          <table:table-cell table:formula="of:=RIGHT(LEFT([.$A171];5);2)" office:value-type="string" office:string-value="24" calcext:value-type="string">
            <text:p>24</text:p>
          </table:table-cell>
          <table:table-cell table:formula="of:=RIGHT(LEFT([.$A171];8);2)" office:value-type="string" office:string-value="18" calcext:value-type="string">
            <text:p>18</text:p>
          </table:table-cell>
          <table:table-cell table:formula="of:=RIGHT(LEFT([.$A171];11);2)" office:value-type="string" office:string-value="44" calcext:value-type="string">
            <text:p>44</text:p>
          </table:table-cell>
          <table:table-cell table:formula="of:=RIGHT(LEFT([.$A171];14);2)" office:value-type="string" office:string-value=" 5" calcext:value-type="string">
            <text:p><text:s/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 19 76 62 34</text:p>
          </table:table-cell>
          <table:table-cell table:formula="of:=LEFT([.A172];2)" office:value-type="string" office:string-value="74" calcext:value-type="string">
            <text:p>74</text:p>
          </table:table-cell>
          <table:table-cell table:formula="of:=RIGHT(LEFT([.$A172];5);2)" office:value-type="string" office:string-value="19" calcext:value-type="string">
            <text:p>19</text:p>
          </table:table-cell>
          <table:table-cell table:formula="of:=RIGHT(LEFT([.$A172];8);2)" office:value-type="string" office:string-value="76" calcext:value-type="string">
            <text:p>76</text:p>
          </table:table-cell>
          <table:table-cell table:formula="of:=RIGHT(LEFT([.$A172];11);2)" office:value-type="string" office:string-value="62" calcext:value-type="string">
            <text:p>62</text:p>
          </table:table-cell>
          <table:table-cell table:formula="of:=RIGHT(LEFT([.$A172];14);2)" office:value-type="string" office:string-value="34" calcext:value-type="string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66 <text:s/>4 77 47</text:p>
          </table:table-cell>
          <table:table-cell table:formula="of:=LEFT([.A173];2)" office:value-type="string" office:string-value="61" calcext:value-type="string">
            <text:p>61</text:p>
          </table:table-cell>
          <table:table-cell table:formula="of:=RIGHT(LEFT([.$A173];5);2)" office:value-type="string" office:string-value="66" calcext:value-type="string">
            <text:p>66</text:p>
          </table:table-cell>
          <table:table-cell table:formula="of:=RIGHT(LEFT([.$A173];8);2)" office:value-type="string" office:string-value=" 4" calcext:value-type="string">
            <text:p><text:s/>4</text:p>
          </table:table-cell>
          <table:table-cell table:formula="of:=RIGHT(LEFT([.$A173];11);2)" office:value-type="string" office:string-value="77" calcext:value-type="string">
            <text:p>77</text:p>
          </table:table-cell>
          <table:table-cell table:formula="of:=RIGHT(LEFT([.$A173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94 78 39 97</text:p>
          </table:table-cell>
          <table:table-cell table:formula="of:=LEFT([.A174];2)" office:value-type="string" office:string-value="92" calcext:value-type="string">
            <text:p>92</text:p>
          </table:table-cell>
          <table:table-cell table:formula="of:=RIGHT(LEFT([.$A174];5);2)" office:value-type="string" office:string-value="94" calcext:value-type="string">
            <text:p>94</text:p>
          </table:table-cell>
          <table:table-cell table:formula="of:=RIGHT(LEFT([.$A174];8);2)" office:value-type="string" office:string-value="78" calcext:value-type="string">
            <text:p>78</text:p>
          </table:table-cell>
          <table:table-cell table:formula="of:=RIGHT(LEFT([.$A174];11);2)" office:value-type="string" office:string-value="39" calcext:value-type="string">
            <text:p>39</text:p>
          </table:table-cell>
          <table:table-cell table:formula="of:=RIGHT(LEFT([.$A174];14);2)" office:value-type="string" office:string-value="97" calcext:value-type="string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91 11 22 23</text:p>
          </table:table-cell>
          <table:table-cell table:formula="of:=LEFT([.A175];2)" office:value-type="string" office:string-value="25" calcext:value-type="string">
            <text:p>25</text:p>
          </table:table-cell>
          <table:table-cell table:formula="of:=RIGHT(LEFT([.$A175];5);2)" office:value-type="string" office:string-value="91" calcext:value-type="string">
            <text:p>91</text:p>
          </table:table-cell>
          <table:table-cell table:formula="of:=RIGHT(LEFT([.$A175];8);2)" office:value-type="string" office:string-value="11" calcext:value-type="string">
            <text:p>11</text:p>
          </table:table-cell>
          <table:table-cell table:formula="of:=RIGHT(LEFT([.$A175];11);2)" office:value-type="string" office:string-value="22" calcext:value-type="string">
            <text:p>22</text:p>
          </table:table-cell>
          <table:table-cell table:formula="of:=RIGHT(LEFT([.$A175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87 83 93 <text:s/>8</text:p>
          </table:table-cell>
          <table:table-cell table:formula="of:=LEFT([.A176];2)" office:value-type="string" office:string-value="11" calcext:value-type="string">
            <text:p>11</text:p>
          </table:table-cell>
          <table:table-cell table:formula="of:=RIGHT(LEFT([.$A176];5);2)" office:value-type="string" office:string-value="87" calcext:value-type="string">
            <text:p>87</text:p>
          </table:table-cell>
          <table:table-cell table:formula="of:=RIGHT(LEFT([.$A176];8);2)" office:value-type="string" office:string-value="83" calcext:value-type="string">
            <text:p>83</text:p>
          </table:table-cell>
          <table:table-cell table:formula="of:=RIGHT(LEFT([.$A176];11);2)" office:value-type="string" office:string-value="93" calcext:value-type="string">
            <text:p>93</text:p>
          </table:table-cell>
          <table:table-cell table:formula="of:=RIGHT(LEFT([.$A176];14);2)" office:value-type="string" office:string-value=" 8" calcext:value-type="string">
            <text:p><text:s/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73 85 84 <text:s/>3</text:p>
          </table:table-cell>
          <table:table-cell table:formula="of:=LEFT([.A177];2)" office:value-type="string" office:string-value=" 7" calcext:value-type="string">
            <text:p><text:s/>7</text:p>
          </table:table-cell>
          <table:table-cell table:formula="of:=RIGHT(LEFT([.$A177];5);2)" office:value-type="string" office:string-value="73" calcext:value-type="string">
            <text:p>73</text:p>
          </table:table-cell>
          <table:table-cell table:formula="of:=RIGHT(LEFT([.$A177];8);2)" office:value-type="string" office:string-value="85" calcext:value-type="string">
            <text:p>85</text:p>
          </table:table-cell>
          <table:table-cell table:formula="of:=RIGHT(LEFT([.$A177];11);2)" office:value-type="string" office:string-value="84" calcext:value-type="string">
            <text:p>84</text:p>
          </table:table-cell>
          <table:table-cell table:formula="of:=RIGHT(LEFT([.$A177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16 71 12 44</text:p>
          </table:table-cell>
          <table:table-cell table:formula="of:=LEFT([.A178];2)" office:value-type="string" office:string-value="65" calcext:value-type="string">
            <text:p>65</text:p>
          </table:table-cell>
          <table:table-cell table:formula="of:=RIGHT(LEFT([.$A178];5);2)" office:value-type="string" office:string-value="16" calcext:value-type="string">
            <text:p>16</text:p>
          </table:table-cell>
          <table:table-cell table:formula="of:=RIGHT(LEFT([.$A178];8);2)" office:value-type="string" office:string-value="71" calcext:value-type="string">
            <text:p>71</text:p>
          </table:table-cell>
          <table:table-cell table:formula="of:=RIGHT(LEFT([.$A178];11);2)" office:value-type="string" office:string-value="12" calcext:value-type="string">
            <text:p>12</text:p>
          </table:table-cell>
          <table:table-cell table:formula="of:=RIGHT(LEFT([.$A178];14);2)" office:value-type="string" office:string-value="44" calcext:value-type="string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 61 54 19 97</text:p>
          </table:table-cell>
          <table:table-cell table:formula="of:=LEFT([.A179];2)" office:value-type="string" office:string-value="88" calcext:value-type="string">
            <text:p>88</text:p>
          </table:table-cell>
          <table:table-cell table:formula="of:=RIGHT(LEFT([.$A179];5);2)" office:value-type="string" office:string-value="61" calcext:value-type="string">
            <text:p>61</text:p>
          </table:table-cell>
          <table:table-cell table:formula="of:=RIGHT(LEFT([.$A179];8);2)" office:value-type="string" office:string-value="54" calcext:value-type="string">
            <text:p>54</text:p>
          </table:table-cell>
          <table:table-cell table:formula="of:=RIGHT(LEFT([.$A179];11);2)" office:value-type="string" office:string-value="19" calcext:value-type="string">
            <text:p>19</text:p>
          </table:table-cell>
          <table:table-cell table:formula="of:=RIGHT(LEFT([.$A179];14);2)" office:value-type="string" office:string-value="97" calcext:value-type="string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57 80 59 45</text:p>
          </table:table-cell>
          <table:table-cell table:formula="of:=LEFT([.A180];2)" office:value-type="string" office:string-value="72" calcext:value-type="string">
            <text:p>72</text:p>
          </table:table-cell>
          <table:table-cell table:formula="of:=RIGHT(LEFT([.$A180];5);2)" office:value-type="string" office:string-value="57" calcext:value-type="string">
            <text:p>57</text:p>
          </table:table-cell>
          <table:table-cell table:formula="of:=RIGHT(LEFT([.$A180];8);2)" office:value-type="string" office:string-value="80" calcext:value-type="string">
            <text:p>80</text:p>
          </table:table-cell>
          <table:table-cell table:formula="of:=RIGHT(LEFT([.$A180];11);2)" office:value-type="string" office:string-value="59" calcext:value-type="string">
            <text:p>59</text:p>
          </table:table-cell>
          <table:table-cell table:formula="of:=RIGHT(LEFT([.$A180];14);2)" office:value-type="string" office:string-value="45" calcext:value-type="string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55 <text:s/>1 62 39</text:p>
          </table:table-cell>
          <table:table-cell table:formula="of:=LEFT([.A181];2)" office:value-type="string" office:string-value="30" calcext:value-type="string">
            <text:p>30</text:p>
          </table:table-cell>
          <table:table-cell table:formula="of:=RIGHT(LEFT([.$A181];5);2)" office:value-type="string" office:string-value="55" calcext:value-type="string">
            <text:p>55</text:p>
          </table:table-cell>
          <table:table-cell table:formula="of:=RIGHT(LEFT([.$A181];8);2)" office:value-type="string" office:string-value=" 1" calcext:value-type="string">
            <text:p><text:s/>1</text:p>
          </table:table-cell>
          <table:table-cell table:formula="of:=RIGHT(LEFT([.$A181];11);2)" office:value-type="string" office:string-value="62" calcext:value-type="string">
            <text:p>62</text:p>
          </table:table-cell>
          <table:table-cell table:formula="of:=RIGHT(LEFT([.$A181];14);2)" office:value-type="string" office:string-value="39" calcext:value-type="string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45 34 <text:s/>6 43</text:p>
          </table:table-cell>
          <table:table-cell table:formula="of:=LEFT([.A182];2)" office:value-type="string" office:string-value="31" calcext:value-type="string">
            <text:p>31</text:p>
          </table:table-cell>
          <table:table-cell table:formula="of:=RIGHT(LEFT([.$A182];5);2)" office:value-type="string" office:string-value="45" calcext:value-type="string">
            <text:p>45</text:p>
          </table:table-cell>
          <table:table-cell table:formula="of:=RIGHT(LEFT([.$A182];8);2)" office:value-type="string" office:string-value="34" calcext:value-type="string">
            <text:p>34</text:p>
          </table:table-cell>
          <table:table-cell table:formula="of:=RIGHT(LEFT([.$A182];11);2)" office:value-type="string" office:string-value=" 6" calcext:value-type="string">
            <text:p><text:s/>6</text:p>
          </table:table-cell>
          <table:table-cell table:formula="of:=RIGHT(LEFT([.$A182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93 38 57 60</text:p>
          </table:table-cell>
          <table:table-cell table:formula="of:=LEFT([.A183];2)" office:value-type="string" office:string-value="68" calcext:value-type="string">
            <text:p>68</text:p>
          </table:table-cell>
          <table:table-cell table:formula="of:=RIGHT(LEFT([.$A183];5);2)" office:value-type="string" office:string-value="93" calcext:value-type="string">
            <text:p>93</text:p>
          </table:table-cell>
          <table:table-cell table:formula="of:=RIGHT(LEFT([.$A183];8);2)" office:value-type="string" office:string-value="38" calcext:value-type="string">
            <text:p>38</text:p>
          </table:table-cell>
          <table:table-cell table:formula="of:=RIGHT(LEFT([.$A183];11);2)" office:value-type="string" office:string-value="57" calcext:value-type="string">
            <text:p>57</text:p>
          </table:table-cell>
          <table:table-cell table:formula="of:=RIGHT(LEFT([.$A183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 32 <text:s/>5 95 92</text:p>
          </table:table-cell>
          <table:table-cell table:formula="of:=LEFT([.A184];2)" office:value-type="string" office:string-value="70" calcext:value-type="string">
            <text:p>70</text:p>
          </table:table-cell>
          <table:table-cell table:formula="of:=RIGHT(LEFT([.$A184];5);2)" office:value-type="string" office:string-value="32" calcext:value-type="string">
            <text:p>32</text:p>
          </table:table-cell>
          <table:table-cell table:formula="of:=RIGHT(LEFT([.$A184];8);2)" office:value-type="string" office:string-value=" 5" calcext:value-type="string">
            <text:p><text:s/>5</text:p>
          </table:table-cell>
          <table:table-cell table:formula="of:=RIGHT(LEFT([.$A184];11);2)" office:value-type="string" office:string-value="95" calcext:value-type="string">
            <text:p>95</text:p>
          </table:table-cell>
          <table:table-cell table:formula="of:=RIGHT(LEFT([.$A184];14);2)" office:value-type="string" office:string-value="92" calcext:value-type="string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83 66 36 91</text:p>
          </table:table-cell>
          <table:table-cell table:formula="of:=LEFT([.A185];2)" office:value-type="string" office:string-value="35" calcext:value-type="string">
            <text:p>35</text:p>
          </table:table-cell>
          <table:table-cell table:formula="of:=RIGHT(LEFT([.$A185];5);2)" office:value-type="string" office:string-value="83" calcext:value-type="string">
            <text:p>83</text:p>
          </table:table-cell>
          <table:table-cell table:formula="of:=RIGHT(LEFT([.$A185];8);2)" office:value-type="string" office:string-value="66" calcext:value-type="string">
            <text:p>66</text:p>
          </table:table-cell>
          <table:table-cell table:formula="of:=RIGHT(LEFT([.$A185];11);2)" office:value-type="string" office:string-value="36" calcext:value-type="string">
            <text:p>36</text:p>
          </table:table-cell>
          <table:table-cell table:formula="of:=RIGHT(LEFT([.$A185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89 54 36 21</text:p>
          </table:table-cell>
          <table:table-cell table:formula="of:=LEFT([.A186];2)" office:value-type="string" office:string-value="76" calcext:value-type="string">
            <text:p>76</text:p>
          </table:table-cell>
          <table:table-cell table:formula="of:=RIGHT(LEFT([.$A186];5);2)" office:value-type="string" office:string-value="89" calcext:value-type="string">
            <text:p>89</text:p>
          </table:table-cell>
          <table:table-cell table:formula="of:=RIGHT(LEFT([.$A186];8);2)" office:value-type="string" office:string-value="54" calcext:value-type="string">
            <text:p>54</text:p>
          </table:table-cell>
          <table:table-cell table:formula="of:=RIGHT(LEFT([.$A186];11);2)" office:value-type="string" office:string-value="36" calcext:value-type="string">
            <text:p>36</text:p>
          </table:table-cell>
          <table:table-cell table:formula="of:=RIGHT(LEFT([.$A186];14);2)" office:value-type="string" office:string-value="21" calcext:value-type="string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 28 62 78 73</text:p>
          </table:table-cell>
          <table:table-cell table:formula="of:=LEFT([.A187];2)" office:value-type="string" office:string-value="99" calcext:value-type="string">
            <text:p>99</text:p>
          </table:table-cell>
          <table:table-cell table:formula="of:=RIGHT(LEFT([.$A187];5);2)" office:value-type="string" office:string-value="28" calcext:value-type="string">
            <text:p>28</text:p>
          </table:table-cell>
          <table:table-cell table:formula="of:=RIGHT(LEFT([.$A187];8);2)" office:value-type="string" office:string-value="62" calcext:value-type="string">
            <text:p>62</text:p>
          </table:table-cell>
          <table:table-cell table:formula="of:=RIGHT(LEFT([.$A187];11);2)" office:value-type="string" office:string-value="78" calcext:value-type="string">
            <text:p>78</text:p>
          </table:table-cell>
          <table:table-cell table:formula="of:=RIGHT(LEFT([.$A187];14);2)" office:value-type="string" office:string-value="73" calcext:value-type="string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72 96 13 91</text:p>
          </table:table-cell>
          <table:table-cell table:formula="of:=LEFT([.A188];2)" office:value-type="string" office:string-value="17" calcext:value-type="string">
            <text:p>17</text:p>
          </table:table-cell>
          <table:table-cell table:formula="of:=RIGHT(LEFT([.$A188];5);2)" office:value-type="string" office:string-value="72" calcext:value-type="string">
            <text:p>72</text:p>
          </table:table-cell>
          <table:table-cell table:formula="of:=RIGHT(LEFT([.$A188];8);2)" office:value-type="string" office:string-value="96" calcext:value-type="string">
            <text:p>96</text:p>
          </table:table-cell>
          <table:table-cell table:formula="of:=RIGHT(LEFT([.$A188];11);2)" office:value-type="string" office:string-value="13" calcext:value-type="string">
            <text:p>13</text:p>
          </table:table-cell>
          <table:table-cell table:formula="of:=RIGHT(LEFT([.$A188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 65 37 81 14</text:p>
          </table:table-cell>
          <table:table-cell table:formula="of:=LEFT([.A189];2)" office:value-type="string" office:string-value="79" calcext:value-type="string">
            <text:p>79</text:p>
          </table:table-cell>
          <table:table-cell table:formula="of:=RIGHT(LEFT([.$A189];5);2)" office:value-type="string" office:string-value="65" calcext:value-type="string">
            <text:p>65</text:p>
          </table:table-cell>
          <table:table-cell table:formula="of:=RIGHT(LEFT([.$A189];8);2)" office:value-type="string" office:string-value="37" calcext:value-type="string">
            <text:p>37</text:p>
          </table:table-cell>
          <table:table-cell table:formula="of:=RIGHT(LEFT([.$A189];11);2)" office:value-type="string" office:string-value="81" calcext:value-type="string">
            <text:p>81</text:p>
          </table:table-cell>
          <table:table-cell table:formula="of:=RIGHT(LEFT([.$A189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86 31 11 25</text:p>
          </table:table-cell>
          <table:table-cell table:formula="of:=LEFT([.A190];2)" office:value-type="string" office:string-value="33" calcext:value-type="string">
            <text:p>33</text:p>
          </table:table-cell>
          <table:table-cell table:formula="of:=RIGHT(LEFT([.$A190];5);2)" office:value-type="string" office:string-value="86" calcext:value-type="string">
            <text:p>86</text:p>
          </table:table-cell>
          <table:table-cell table:formula="of:=RIGHT(LEFT([.$A190];8);2)" office:value-type="string" office:string-value="31" calcext:value-type="string">
            <text:p>31</text:p>
          </table:table-cell>
          <table:table-cell table:formula="of:=RIGHT(LEFT([.$A190];11);2)" office:value-type="string" office:string-value="11" calcext:value-type="string">
            <text:p>11</text:p>
          </table:table-cell>
          <table:table-cell table:formula="of:=RIGHT(LEFT([.$A190];14);2)" office:value-type="string" office:string-value="25" calcext:value-type="string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 93 37 88 47</text:p>
          </table:table-cell>
          <table:table-cell table:formula="of:=LEFT([.A191];2)" office:value-type="string" office:string-value=" 3" calcext:value-type="string">
            <text:p><text:s/>3</text:p>
          </table:table-cell>
          <table:table-cell table:formula="of:=RIGHT(LEFT([.$A191];5);2)" office:value-type="string" office:string-value="93" calcext:value-type="string">
            <text:p>93</text:p>
          </table:table-cell>
          <table:table-cell table:formula="of:=RIGHT(LEFT([.$A191];8);2)" office:value-type="string" office:string-value="37" calcext:value-type="string">
            <text:p>37</text:p>
          </table:table-cell>
          <table:table-cell table:formula="of:=RIGHT(LEFT([.$A191];11);2)" office:value-type="string" office:string-value="88" calcext:value-type="string">
            <text:p>88</text:p>
          </table:table-cell>
          <table:table-cell table:formula="of:=RIGHT(LEFT([.$A191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<text:s/>6 19 87 30</text:p>
          </table:table-cell>
          <table:table-cell table:formula="of:=LEFT([.A192];2)" office:value-type="string" office:string-value=" 4" calcext:value-type="string">
            <text:p><text:s/>4</text:p>
          </table:table-cell>
          <table:table-cell table:formula="of:=RIGHT(LEFT([.$A192];5);2)" office:value-type="string" office:string-value=" 6" calcext:value-type="string">
            <text:p><text:s/>6</text:p>
          </table:table-cell>
          <table:table-cell table:formula="of:=RIGHT(LEFT([.$A192];8);2)" office:value-type="string" office:string-value="19" calcext:value-type="string">
            <text:p>19</text:p>
          </table:table-cell>
          <table:table-cell table:formula="of:=RIGHT(LEFT([.$A192];11);2)" office:value-type="string" office:string-value="87" calcext:value-type="string">
            <text:p>87</text:p>
          </table:table-cell>
          <table:table-cell table:formula="of:=RIGHT(LEFT([.$A192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22 33 69 64</text:p>
          </table:table-cell>
          <table:table-cell table:formula="of:=LEFT([.A193];2)" office:value-type="string" office:string-value="76" calcext:value-type="string">
            <text:p>76</text:p>
          </table:table-cell>
          <table:table-cell table:formula="of:=RIGHT(LEFT([.$A193];5);2)" office:value-type="string" office:string-value="22" calcext:value-type="string">
            <text:p>22</text:p>
          </table:table-cell>
          <table:table-cell table:formula="of:=RIGHT(LEFT([.$A193];8);2)" office:value-type="string" office:string-value="33" calcext:value-type="string">
            <text:p>33</text:p>
          </table:table-cell>
          <table:table-cell table:formula="of:=RIGHT(LEFT([.$A193];11);2)" office:value-type="string" office:string-value="69" calcext:value-type="string">
            <text:p>69</text:p>
          </table:table-cell>
          <table:table-cell table:formula="of:=RIGHT(LEFT([.$A193];14);2)" office:value-type="string" office:string-value="64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52 60 82 53</text:p>
          </table:table-cell>
          <table:table-cell table:formula="of:=LEFT([.A194];2)" office:value-type="string" office:string-value="36" calcext:value-type="string">
            <text:p>36</text:p>
          </table:table-cell>
          <table:table-cell table:formula="of:=RIGHT(LEFT([.$A194];5);2)" office:value-type="string" office:string-value="52" calcext:value-type="string">
            <text:p>52</text:p>
          </table:table-cell>
          <table:table-cell table:formula="of:=RIGHT(LEFT([.$A194];8);2)" office:value-type="string" office:string-value="60" calcext:value-type="string">
            <text:p>60</text:p>
          </table:table-cell>
          <table:table-cell table:formula="of:=RIGHT(LEFT([.$A194];11);2)" office:value-type="string" office:string-value="82" calcext:value-type="string">
            <text:p>82</text:p>
          </table:table-cell>
          <table:table-cell table:formula="of:=RIGHT(LEFT([.$A194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<text:s/>5 61 67 90</text:p>
          </table:table-cell>
          <table:table-cell table:formula="of:=LEFT([.A195];2)" office:value-type="string" office:string-value="39" calcext:value-type="string">
            <text:p>39</text:p>
          </table:table-cell>
          <table:table-cell table:formula="of:=RIGHT(LEFT([.$A195];5);2)" office:value-type="string" office:string-value=" 5" calcext:value-type="string">
            <text:p><text:s/>5</text:p>
          </table:table-cell>
          <table:table-cell table:formula="of:=RIGHT(LEFT([.$A195];8);2)" office:value-type="string" office:string-value="61" calcext:value-type="string">
            <text:p>61</text:p>
          </table:table-cell>
          <table:table-cell table:formula="of:=RIGHT(LEFT([.$A195];11);2)" office:value-type="string" office:string-value="67" calcext:value-type="string">
            <text:p>67</text:p>
          </table:table-cell>
          <table:table-cell table:formula="of:=RIGHT(LEFT([.$A195];14);2)" office:value-type="string" office:string-value="90" calcext:value-type="string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<text:s/>6 59 61 75</text:p>
          </table:table-cell>
          <table:table-cell table:formula="of:=LEFT([.A196];2)" office:value-type="string" office:string-value="28" calcext:value-type="string">
            <text:p>28</text:p>
          </table:table-cell>
          <table:table-cell table:formula="of:=RIGHT(LEFT([.$A196];5);2)" office:value-type="string" office:string-value=" 6" calcext:value-type="string">
            <text:p><text:s/>6</text:p>
          </table:table-cell>
          <table:table-cell table:formula="of:=RIGHT(LEFT([.$A196];8);2)" office:value-type="string" office:string-value="59" calcext:value-type="string">
            <text:p>59</text:p>
          </table:table-cell>
          <table:table-cell table:formula="of:=RIGHT(LEFT([.$A196];11);2)" office:value-type="string" office:string-value="61" calcext:value-type="string">
            <text:p>61</text:p>
          </table:table-cell>
          <table:table-cell table:formula="of:=RIGHT(LEFT([.$A196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<text:s/>4 65 43 93</text:p>
          </table:table-cell>
          <table:table-cell table:formula="of:=LEFT([.A197];2)" office:value-type="string" office:string-value="40" calcext:value-type="string">
            <text:p>40</text:p>
          </table:table-cell>
          <table:table-cell table:formula="of:=RIGHT(LEFT([.$A197];5);2)" office:value-type="string" office:string-value=" 4" calcext:value-type="string">
            <text:p><text:s/>4</text:p>
          </table:table-cell>
          <table:table-cell table:formula="of:=RIGHT(LEFT([.$A197];8);2)" office:value-type="string" office:string-value="65" calcext:value-type="string">
            <text:p>65</text:p>
          </table:table-cell>
          <table:table-cell table:formula="of:=RIGHT(LEFT([.$A197];11);2)" office:value-type="string" office:string-value="43" calcext:value-type="string">
            <text:p>43</text:p>
          </table:table-cell>
          <table:table-cell table:formula="of:=RIGHT(LEFT([.$A197];14);2)" office:value-type="string" office:string-value="93" calcext:value-type="string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32 60 89 18</text:p>
          </table:table-cell>
          <table:table-cell table:formula="of:=LEFT([.A198];2)" office:value-type="string" office:string-value="41" calcext:value-type="string">
            <text:p>41</text:p>
          </table:table-cell>
          <table:table-cell table:formula="of:=RIGHT(LEFT([.$A198];5);2)" office:value-type="string" office:string-value="32" calcext:value-type="string">
            <text:p>32</text:p>
          </table:table-cell>
          <table:table-cell table:formula="of:=RIGHT(LEFT([.$A198];8);2)" office:value-type="string" office:string-value="60" calcext:value-type="string">
            <text:p>60</text:p>
          </table:table-cell>
          <table:table-cell table:formula="of:=RIGHT(LEFT([.$A198];11);2)" office:value-type="string" office:string-value="89" calcext:value-type="string">
            <text:p>89</text:p>
          </table:table-cell>
          <table:table-cell table:formula="of:=RIGHT(LEFT([.$A198];14);2)" office:value-type="string" office:string-value="18" calcext:value-type="string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 11 12 <text:s/>9 <text:s/>0</text:p>
          </table:table-cell>
          <table:table-cell table:formula="of:=LEFT([.A199];2)" office:value-type="string" office:string-value="22" calcext:value-type="string">
            <text:p>22</text:p>
          </table:table-cell>
          <table:table-cell table:formula="of:=RIGHT(LEFT([.$A199];5);2)" office:value-type="string" office:string-value="11" calcext:value-type="string">
            <text:p>11</text:p>
          </table:table-cell>
          <table:table-cell table:formula="of:=RIGHT(LEFT([.$A199];8);2)" office:value-type="string" office:string-value="12" calcext:value-type="string">
            <text:p>12</text:p>
          </table:table-cell>
          <table:table-cell table:formula="of:=RIGHT(LEFT([.$A199];11);2)" office:value-type="string" office:string-value=" 9" calcext:value-type="string">
            <text:p><text:s/>9</text:p>
          </table:table-cell>
          <table:table-cell table:formula="of:=RIGHT(LEFT([.$A199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15 78 90 30</text:p>
          </table:table-cell>
          <table:table-cell table:formula="of:=LEFT([.A200];2)" office:value-type="string" office:string-value="26" calcext:value-type="string">
            <text:p>26</text:p>
          </table:table-cell>
          <table:table-cell table:formula="of:=RIGHT(LEFT([.$A200];5);2)" office:value-type="string" office:string-value="15" calcext:value-type="string">
            <text:p>15</text:p>
          </table:table-cell>
          <table:table-cell table:formula="of:=RIGHT(LEFT([.$A200];8);2)" office:value-type="string" office:string-value="78" calcext:value-type="string">
            <text:p>78</text:p>
          </table:table-cell>
          <table:table-cell table:formula="of:=RIGHT(LEFT([.$A200];11);2)" office:value-type="string" office:string-value="90" calcext:value-type="string">
            <text:p>90</text:p>
          </table:table-cell>
          <table:table-cell table:formula="of:=RIGHT(LEFT([.$A200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87 74 70 76</text:p>
          </table:table-cell>
          <table:table-cell table:formula="of:=LEFT([.A201];2)" office:value-type="string" office:string-value=" 8" calcext:value-type="string">
            <text:p><text:s/>8</text:p>
          </table:table-cell>
          <table:table-cell table:formula="of:=RIGHT(LEFT([.$A201];5);2)" office:value-type="string" office:string-value="87" calcext:value-type="string">
            <text:p>87</text:p>
          </table:table-cell>
          <table:table-cell table:formula="of:=RIGHT(LEFT([.$A201];8);2)" office:value-type="string" office:string-value="74" calcext:value-type="string">
            <text:p>74</text:p>
          </table:table-cell>
          <table:table-cell table:formula="of:=RIGHT(LEFT([.$A201];11);2)" office:value-type="string" office:string-value="70" calcext:value-type="string">
            <text:p>70</text:p>
          </table:table-cell>
          <table:table-cell table:formula="of:=RIGHT(LEFT([.$A201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43 63 84 25</text:p>
          </table:table-cell>
          <table:table-cell table:formula="of:=LEFT([.A202];2)" office:value-type="string" office:string-value="45" calcext:value-type="string">
            <text:p>45</text:p>
          </table:table-cell>
          <table:table-cell table:formula="of:=RIGHT(LEFT([.$A202];5);2)" office:value-type="string" office:string-value="43" calcext:value-type="string">
            <text:p>43</text:p>
          </table:table-cell>
          <table:table-cell table:formula="of:=RIGHT(LEFT([.$A202];8);2)" office:value-type="string" office:string-value="63" calcext:value-type="string">
            <text:p>63</text:p>
          </table:table-cell>
          <table:table-cell table:formula="of:=RIGHT(LEFT([.$A202];11);2)" office:value-type="string" office:string-value="84" calcext:value-type="string">
            <text:p>84</text:p>
          </table:table-cell>
          <table:table-cell table:formula="of:=RIGHT(LEFT([.$A202];14);2)" office:value-type="string" office:string-value="25" calcext:value-type="string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68 92 <text:s/>4 31</text:p>
          </table:table-cell>
          <table:table-cell table:formula="of:=LEFT([.A203];2)" office:value-type="string" office:string-value="18" calcext:value-type="string">
            <text:p>18</text:p>
          </table:table-cell>
          <table:table-cell table:formula="of:=RIGHT(LEFT([.$A203];5);2)" office:value-type="string" office:string-value="68" calcext:value-type="string">
            <text:p>68</text:p>
          </table:table-cell>
          <table:table-cell table:formula="of:=RIGHT(LEFT([.$A203];8);2)" office:value-type="string" office:string-value="92" calcext:value-type="string">
            <text:p>92</text:p>
          </table:table-cell>
          <table:table-cell table:formula="of:=RIGHT(LEFT([.$A203];11);2)" office:value-type="string" office:string-value=" 4" calcext:value-type="string">
            <text:p><text:s/>4</text:p>
          </table:table-cell>
          <table:table-cell table:formula="of:=RIGHT(LEFT([.$A203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 22 29 71 91</text:p>
          </table:table-cell>
          <table:table-cell table:formula="of:=LEFT([.A204];2)" office:value-type="string" office:string-value="66" calcext:value-type="string">
            <text:p>66</text:p>
          </table:table-cell>
          <table:table-cell table:formula="of:=RIGHT(LEFT([.$A204];5);2)" office:value-type="string" office:string-value="22" calcext:value-type="string">
            <text:p>22</text:p>
          </table:table-cell>
          <table:table-cell table:formula="of:=RIGHT(LEFT([.$A204];8);2)" office:value-type="string" office:string-value="29" calcext:value-type="string">
            <text:p>29</text:p>
          </table:table-cell>
          <table:table-cell table:formula="of:=RIGHT(LEFT([.$A204];11);2)" office:value-type="string" office:string-value="71" calcext:value-type="string">
            <text:p>71</text:p>
          </table:table-cell>
          <table:table-cell table:formula="of:=RIGHT(LEFT([.$A204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50 64 52 <text:s/>1</text:p>
          </table:table-cell>
          <table:table-cell table:formula="of:=LEFT([.A205];2)" office:value-type="string" office:string-value="15" calcext:value-type="string">
            <text:p>15</text:p>
          </table:table-cell>
          <table:table-cell table:formula="of:=RIGHT(LEFT([.$A205];5);2)" office:value-type="string" office:string-value="50" calcext:value-type="string">
            <text:p>50</text:p>
          </table:table-cell>
          <table:table-cell table:formula="of:=RIGHT(LEFT([.$A205];8);2)" office:value-type="string" office:string-value="64" calcext:value-type="string">
            <text:p>64</text:p>
          </table:table-cell>
          <table:table-cell table:formula="of:=RIGHT(LEFT([.$A205];11);2)" office:value-type="string" office:string-value="52" calcext:value-type="string">
            <text:p>52</text:p>
          </table:table-cell>
          <table:table-cell table:formula="of:=RIGHT(LEFT([.$A205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 93 25 71 43</text:p>
          </table:table-cell>
          <table:table-cell table:formula="of:=LEFT([.A206];2)" office:value-type="string" office:string-value=" 3" calcext:value-type="string">
            <text:p><text:s/>3</text:p>
          </table:table-cell>
          <table:table-cell table:formula="of:=RIGHT(LEFT([.$A206];5);2)" office:value-type="string" office:string-value="93" calcext:value-type="string">
            <text:p>93</text:p>
          </table:table-cell>
          <table:table-cell table:formula="of:=RIGHT(LEFT([.$A206];8);2)" office:value-type="string" office:string-value="25" calcext:value-type="string">
            <text:p>25</text:p>
          </table:table-cell>
          <table:table-cell table:formula="of:=RIGHT(LEFT([.$A206];11);2)" office:value-type="string" office:string-value="71" calcext:value-type="string">
            <text:p>71</text:p>
          </table:table-cell>
          <table:table-cell table:formula="of:=RIGHT(LEFT([.$A206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48 52 <text:s/>4 94</text:p>
          </table:table-cell>
          <table:table-cell table:formula="of:=LEFT([.A207];2)" office:value-type="string" office:string-value="45" calcext:value-type="string">
            <text:p>45</text:p>
          </table:table-cell>
          <table:table-cell table:formula="of:=RIGHT(LEFT([.$A207];5);2)" office:value-type="string" office:string-value="48" calcext:value-type="string">
            <text:p>48</text:p>
          </table:table-cell>
          <table:table-cell table:formula="of:=RIGHT(LEFT([.$A207];8);2)" office:value-type="string" office:string-value="52" calcext:value-type="string">
            <text:p>52</text:p>
          </table:table-cell>
          <table:table-cell table:formula="of:=RIGHT(LEFT([.$A207];11);2)" office:value-type="string" office:string-value=" 4" calcext:value-type="string">
            <text:p><text:s/>4</text:p>
          </table:table-cell>
          <table:table-cell table:formula="of:=RIGHT(LEFT([.$A207];14);2)" office:value-type="string" office:string-value="94" calcext:value-type="string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34 47 74 97</text:p>
          </table:table-cell>
          <table:table-cell table:formula="of:=LEFT([.A208];2)" office:value-type="string" office:string-value="36" calcext:value-type="string">
            <text:p>36</text:p>
          </table:table-cell>
          <table:table-cell table:formula="of:=RIGHT(LEFT([.$A208];5);2)" office:value-type="string" office:string-value="34" calcext:value-type="string">
            <text:p>34</text:p>
          </table:table-cell>
          <table:table-cell table:formula="of:=RIGHT(LEFT([.$A208];8);2)" office:value-type="string" office:string-value="47" calcext:value-type="string">
            <text:p>47</text:p>
          </table:table-cell>
          <table:table-cell table:formula="of:=RIGHT(LEFT([.$A208];11);2)" office:value-type="string" office:string-value="74" calcext:value-type="string">
            <text:p>74</text:p>
          </table:table-cell>
          <table:table-cell table:formula="of:=RIGHT(LEFT([.$A208];14);2)" office:value-type="string" office:string-value="97" calcext:value-type="string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27 64 14 80</text:p>
          </table:table-cell>
          <table:table-cell table:formula="of:=LEFT([.A209];2)" office:value-type="string" office:string-value="12" calcext:value-type="string">
            <text:p>12</text:p>
          </table:table-cell>
          <table:table-cell table:formula="of:=RIGHT(LEFT([.$A209];5);2)" office:value-type="string" office:string-value="27" calcext:value-type="string">
            <text:p>27</text:p>
          </table:table-cell>
          <table:table-cell table:formula="of:=RIGHT(LEFT([.$A209];8);2)" office:value-type="string" office:string-value="64" calcext:value-type="string">
            <text:p>64</text:p>
          </table:table-cell>
          <table:table-cell table:formula="of:=RIGHT(LEFT([.$A209];11);2)" office:value-type="string" office:string-value="14" calcext:value-type="string">
            <text:p>14</text:p>
          </table:table-cell>
          <table:table-cell table:formula="of:=RIGHT(LEFT([.$A209];14);2)" office:value-type="string" office:string-value="80" calcext:value-type="string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17 21 32 88</text:p>
          </table:table-cell>
          <table:table-cell table:formula="of:=LEFT([.A210];2)" office:value-type="string" office:string-value="41" calcext:value-type="string">
            <text:p>41</text:p>
          </table:table-cell>
          <table:table-cell table:formula="of:=RIGHT(LEFT([.$A210];5);2)" office:value-type="string" office:string-value="17" calcext:value-type="string">
            <text:p>17</text:p>
          </table:table-cell>
          <table:table-cell table:formula="of:=RIGHT(LEFT([.$A210];8);2)" office:value-type="string" office:string-value="21" calcext:value-type="string">
            <text:p>21</text:p>
          </table:table-cell>
          <table:table-cell table:formula="of:=RIGHT(LEFT([.$A210];11);2)" office:value-type="string" office:string-value="32" calcext:value-type="string">
            <text:p>32</text:p>
          </table:table-cell>
          <table:table-cell table:formula="of:=RIGHT(LEFT([.$A210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62 68 24 <text:s/>0</text:p>
          </table:table-cell>
          <table:table-cell table:formula="of:=LEFT([.A211];2)" office:value-type="string" office:string-value="76" calcext:value-type="string">
            <text:p>76</text:p>
          </table:table-cell>
          <table:table-cell table:formula="of:=RIGHT(LEFT([.$A211];5);2)" office:value-type="string" office:string-value="62" calcext:value-type="string">
            <text:p>62</text:p>
          </table:table-cell>
          <table:table-cell table:formula="of:=RIGHT(LEFT([.$A211];8);2)" office:value-type="string" office:string-value="68" calcext:value-type="string">
            <text:p>68</text:p>
          </table:table-cell>
          <table:table-cell table:formula="of:=RIGHT(LEFT([.$A211];11);2)" office:value-type="string" office:string-value="24" calcext:value-type="string">
            <text:p>24</text:p>
          </table:table-cell>
          <table:table-cell table:formula="of:=RIGHT(LEFT([.$A211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 43 37 <text:s/>3 79</text:p>
          </table:table-cell>
          <table:table-cell table:formula="of:=LEFT([.A212];2)" office:value-type="string" office:string-value="97" calcext:value-type="string">
            <text:p>97</text:p>
          </table:table-cell>
          <table:table-cell table:formula="of:=RIGHT(LEFT([.$A212];5);2)" office:value-type="string" office:string-value="43" calcext:value-type="string">
            <text:p>43</text:p>
          </table:table-cell>
          <table:table-cell table:formula="of:=RIGHT(LEFT([.$A212];8);2)" office:value-type="string" office:string-value="37" calcext:value-type="string">
            <text:p>37</text:p>
          </table:table-cell>
          <table:table-cell table:formula="of:=RIGHT(LEFT([.$A212];11);2)" office:value-type="string" office:string-value=" 3" calcext:value-type="string">
            <text:p><text:s/>3</text:p>
          </table:table-cell>
          <table:table-cell table:formula="of:=RIGHT(LEFT([.$A212];14);2)" office:value-type="string" office:string-value="79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25 52 28 20</text:p>
          </table:table-cell>
          <table:table-cell table:formula="of:=LEFT([.A213];2)" office:value-type="string" office:string-value="65" calcext:value-type="string">
            <text:p>65</text:p>
          </table:table-cell>
          <table:table-cell table:formula="of:=RIGHT(LEFT([.$A213];5);2)" office:value-type="string" office:string-value="25" calcext:value-type="string">
            <text:p>25</text:p>
          </table:table-cell>
          <table:table-cell table:formula="of:=RIGHT(LEFT([.$A213];8);2)" office:value-type="string" office:string-value="52" calcext:value-type="string">
            <text:p>52</text:p>
          </table:table-cell>
          <table:table-cell table:formula="of:=RIGHT(LEFT([.$A213];11);2)" office:value-type="string" office:string-value="28" calcext:value-type="string">
            <text:p>28</text:p>
          </table:table-cell>
          <table:table-cell table:formula="of:=RIGHT(LEFT([.$A213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18 90 89 48</text:p>
          </table:table-cell>
          <table:table-cell table:formula="of:=LEFT([.A214];2)" office:value-type="string" office:string-value="29" calcext:value-type="string">
            <text:p>29</text:p>
          </table:table-cell>
          <table:table-cell table:formula="of:=RIGHT(LEFT([.$A214];5);2)" office:value-type="string" office:string-value="18" calcext:value-type="string">
            <text:p>18</text:p>
          </table:table-cell>
          <table:table-cell table:formula="of:=RIGHT(LEFT([.$A214];8);2)" office:value-type="string" office:string-value="90" calcext:value-type="string">
            <text:p>90</text:p>
          </table:table-cell>
          <table:table-cell table:formula="of:=RIGHT(LEFT([.$A214];11);2)" office:value-type="string" office:string-value="89" calcext:value-type="string">
            <text:p>89</text:p>
          </table:table-cell>
          <table:table-cell table:formula="of:=RIGHT(LEFT([.$A214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66 19 53 82</text:p>
          </table:table-cell>
          <table:table-cell table:formula="of:=LEFT([.A215];2)" office:value-type="string" office:string-value="35" calcext:value-type="string">
            <text:p>35</text:p>
          </table:table-cell>
          <table:table-cell table:formula="of:=RIGHT(LEFT([.$A215];5);2)" office:value-type="string" office:string-value="66" calcext:value-type="string">
            <text:p>66</text:p>
          </table:table-cell>
          <table:table-cell table:formula="of:=RIGHT(LEFT([.$A215];8);2)" office:value-type="string" office:string-value="19" calcext:value-type="string">
            <text:p>19</text:p>
          </table:table-cell>
          <table:table-cell table:formula="of:=RIGHT(LEFT([.$A215];11);2)" office:value-type="string" office:string-value="53" calcext:value-type="string">
            <text:p>53</text:p>
          </table:table-cell>
          <table:table-cell table:formula="of:=RIGHT(LEFT([.$A215];14);2)" office:value-type="string" office:string-value="82" calcext:value-type="string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 98 86 69 24</text:p>
          </table:table-cell>
          <table:table-cell table:formula="of:=LEFT([.A216];2)" office:value-type="string" office:string-value="57" calcext:value-type="string">
            <text:p>57</text:p>
          </table:table-cell>
          <table:table-cell table:formula="of:=RIGHT(LEFT([.$A216];5);2)" office:value-type="string" office:string-value="98" calcext:value-type="string">
            <text:p>98</text:p>
          </table:table-cell>
          <table:table-cell table:formula="of:=RIGHT(LEFT([.$A216];8);2)" office:value-type="string" office:string-value="86" calcext:value-type="string">
            <text:p>86</text:p>
          </table:table-cell>
          <table:table-cell table:formula="of:=RIGHT(LEFT([.$A216];11);2)" office:value-type="string" office:string-value="69" calcext:value-type="string">
            <text:p>69</text:p>
          </table:table-cell>
          <table:table-cell table:formula="of:=RIGHT(LEFT([.$A216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74 49 12 35</text:p>
          </table:table-cell>
          <table:table-cell table:formula="of:=LEFT([.A217];2)" office:value-type="string" office:string-value="55" calcext:value-type="string">
            <text:p>55</text:p>
          </table:table-cell>
          <table:table-cell table:formula="of:=RIGHT(LEFT([.$A217];5);2)" office:value-type="string" office:string-value="74" calcext:value-type="string">
            <text:p>74</text:p>
          </table:table-cell>
          <table:table-cell table:formula="of:=RIGHT(LEFT([.$A217];8);2)" office:value-type="string" office:string-value="49" calcext:value-type="string">
            <text:p>49</text:p>
          </table:table-cell>
          <table:table-cell table:formula="of:=RIGHT(LEFT([.$A217];11);2)" office:value-type="string" office:string-value="12" calcext:value-type="string">
            <text:p>12</text:p>
          </table:table-cell>
          <table:table-cell table:formula="of:=RIGHT(LEFT([.$A217];14);2)" office:value-type="string" office:string-value="35" calcext:value-type="string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50 70 38 75</text:p>
          </table:table-cell>
          <table:table-cell table:formula="of:=LEFT([.A218];2)" office:value-type="string" office:string-value="68" calcext:value-type="string">
            <text:p>68</text:p>
          </table:table-cell>
          <table:table-cell table:formula="of:=RIGHT(LEFT([.$A218];5);2)" office:value-type="string" office:string-value="50" calcext:value-type="string">
            <text:p>50</text:p>
          </table:table-cell>
          <table:table-cell table:formula="of:=RIGHT(LEFT([.$A218];8);2)" office:value-type="string" office:string-value="70" calcext:value-type="string">
            <text:p>70</text:p>
          </table:table-cell>
          <table:table-cell table:formula="of:=RIGHT(LEFT([.$A218];11);2)" office:value-type="string" office:string-value="38" calcext:value-type="string">
            <text:p>38</text:p>
          </table:table-cell>
          <table:table-cell table:formula="of:=RIGHT(LEFT([.$A218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 56 73 <text:s/>5 89</text:p>
          </table:table-cell>
          <table:table-cell table:formula="of:=LEFT([.A219];2)" office:value-type="string" office:string-value="82" calcext:value-type="string">
            <text:p>82</text:p>
          </table:table-cell>
          <table:table-cell table:formula="of:=RIGHT(LEFT([.$A219];5);2)" office:value-type="string" office:string-value="56" calcext:value-type="string">
            <text:p>56</text:p>
          </table:table-cell>
          <table:table-cell table:formula="of:=RIGHT(LEFT([.$A219];8);2)" office:value-type="string" office:string-value="73" calcext:value-type="string">
            <text:p>73</text:p>
          </table:table-cell>
          <table:table-cell table:formula="of:=RIGHT(LEFT([.$A219];11);2)" office:value-type="string" office:string-value=" 5" calcext:value-type="string">
            <text:p><text:s/>5</text:p>
          </table:table-cell>
          <table:table-cell table:formula="of:=RIGHT(LEFT([.$A219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10 15 14 95</text:p>
          </table:table-cell>
          <table:table-cell table:formula="of:=LEFT([.A220];2)" office:value-type="string" office:string-value="90" calcext:value-type="string">
            <text:p>90</text:p>
          </table:table-cell>
          <table:table-cell table:formula="of:=RIGHT(LEFT([.$A220];5);2)" office:value-type="string" office:string-value="10" calcext:value-type="string">
            <text:p>10</text:p>
          </table:table-cell>
          <table:table-cell table:formula="of:=RIGHT(LEFT([.$A220];8);2)" office:value-type="string" office:string-value="15" calcext:value-type="string">
            <text:p>15</text:p>
          </table:table-cell>
          <table:table-cell table:formula="of:=RIGHT(LEFT([.$A220];11);2)" office:value-type="string" office:string-value="14" calcext:value-type="string">
            <text:p>14</text:p>
          </table:table-cell>
          <table:table-cell table:formula="of:=RIGHT(LEFT([.$A220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 86 47 87 81</text:p>
          </table:table-cell>
          <table:table-cell table:formula="of:=LEFT([.A221];2)" office:value-type="string" office:string-value="98" calcext:value-type="string">
            <text:p>98</text:p>
          </table:table-cell>
          <table:table-cell table:formula="of:=RIGHT(LEFT([.$A221];5);2)" office:value-type="string" office:string-value="86" calcext:value-type="string">
            <text:p>86</text:p>
          </table:table-cell>
          <table:table-cell table:formula="of:=RIGHT(LEFT([.$A221];8);2)" office:value-type="string" office:string-value="47" calcext:value-type="string">
            <text:p>47</text:p>
          </table:table-cell>
          <table:table-cell table:formula="of:=RIGHT(LEFT([.$A221];11);2)" office:value-type="string" office:string-value="87" calcext:value-type="string">
            <text:p>87</text:p>
          </table:table-cell>
          <table:table-cell table:formula="of:=RIGHT(LEFT([.$A221];14);2)" office:value-type="string" office:string-value="81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51 <text:s/>3 79 10</text:p>
          </table:table-cell>
          <table:table-cell table:formula="of:=LEFT([.A222];2)" office:value-type="string" office:string-value="62" calcext:value-type="string">
            <text:p>62</text:p>
          </table:table-cell>
          <table:table-cell table:formula="of:=RIGHT(LEFT([.$A222];5);2)" office:value-type="string" office:string-value="51" calcext:value-type="string">
            <text:p>51</text:p>
          </table:table-cell>
          <table:table-cell table:formula="of:=RIGHT(LEFT([.$A222];8);2)" office:value-type="string" office:string-value=" 3" calcext:value-type="string">
            <text:p><text:s/>3</text:p>
          </table:table-cell>
          <table:table-cell table:formula="of:=RIGHT(LEFT([.$A222];11);2)" office:value-type="string" office:string-value="79" calcext:value-type="string">
            <text:p>79</text:p>
          </table:table-cell>
          <table:table-cell table:formula="of:=RIGHT(LEFT([.$A222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 39 61 <text:s/>9 77</text:p>
          </table:table-cell>
          <table:table-cell table:formula="of:=LEFT([.A223];2)" office:value-type="string" office:string-value="60" calcext:value-type="string">
            <text:p>60</text:p>
          </table:table-cell>
          <table:table-cell table:formula="of:=RIGHT(LEFT([.$A223];5);2)" office:value-type="string" office:string-value="39" calcext:value-type="string">
            <text:p>39</text:p>
          </table:table-cell>
          <table:table-cell table:formula="of:=RIGHT(LEFT([.$A223];8);2)" office:value-type="string" office:string-value="61" calcext:value-type="string">
            <text:p>61</text:p>
          </table:table-cell>
          <table:table-cell table:formula="of:=RIGHT(LEFT([.$A223];11);2)" office:value-type="string" office:string-value=" 9" calcext:value-type="string">
            <text:p><text:s/>9</text:p>
          </table:table-cell>
          <table:table-cell table:formula="of:=RIGHT(LEFT([.$A223];14);2)" office:value-type="string" office:string-value="77" calcext:value-type="string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50 89 49 88</text:p>
          </table:table-cell>
          <table:table-cell table:formula="of:=LEFT([.A224];2)" office:value-type="string" office:string-value="36" calcext:value-type="string">
            <text:p>36</text:p>
          </table:table-cell>
          <table:table-cell table:formula="of:=RIGHT(LEFT([.$A224];5);2)" office:value-type="string" office:string-value="50" calcext:value-type="string">
            <text:p>50</text:p>
          </table:table-cell>
          <table:table-cell table:formula="of:=RIGHT(LEFT([.$A224];8);2)" office:value-type="string" office:string-value="89" calcext:value-type="string">
            <text:p>89</text:p>
          </table:table-cell>
          <table:table-cell table:formula="of:=RIGHT(LEFT([.$A224];11);2)" office:value-type="string" office:string-value="49" calcext:value-type="string">
            <text:p>49</text:p>
          </table:table-cell>
          <table:table-cell table:formula="of:=RIGHT(LEFT([.$A224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95 <text:s/>1 15 69</text:p>
          </table:table-cell>
          <table:table-cell table:formula="of:=LEFT([.A225];2)" office:value-type="string" office:string-value="63" calcext:value-type="string">
            <text:p>63</text:p>
          </table:table-cell>
          <table:table-cell table:formula="of:=RIGHT(LEFT([.$A225];5);2)" office:value-type="string" office:string-value="95" calcext:value-type="string">
            <text:p>95</text:p>
          </table:table-cell>
          <table:table-cell table:formula="of:=RIGHT(LEFT([.$A225];8);2)" office:value-type="string" office:string-value=" 1" calcext:value-type="string">
            <text:p><text:s/>1</text:p>
          </table:table-cell>
          <table:table-cell table:formula="of:=RIGHT(LEFT([.$A225];11);2)" office:value-type="string" office:string-value="15" calcext:value-type="string">
            <text:p>15</text:p>
          </table:table-cell>
          <table:table-cell table:formula="of:=RIGHT(LEFT([.$A225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71 51 33 23</text:p>
          </table:table-cell>
          <table:table-cell table:formula="of:=LEFT([.A226];2)" office:value-type="string" office:string-value="72" calcext:value-type="string">
            <text:p>72</text:p>
          </table:table-cell>
          <table:table-cell table:formula="of:=RIGHT(LEFT([.$A226];5);2)" office:value-type="string" office:string-value="71" calcext:value-type="string">
            <text:p>71</text:p>
          </table:table-cell>
          <table:table-cell table:formula="of:=RIGHT(LEFT([.$A226];8);2)" office:value-type="string" office:string-value="51" calcext:value-type="string">
            <text:p>51</text:p>
          </table:table-cell>
          <table:table-cell table:formula="of:=RIGHT(LEFT([.$A226];11);2)" office:value-type="string" office:string-value="33" calcext:value-type="string">
            <text:p>33</text:p>
          </table:table-cell>
          <table:table-cell table:formula="of:=RIGHT(LEFT([.$A226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35 97 34 99</text:p>
          </table:table-cell>
          <table:table-cell table:formula="of:=LEFT([.A227];2)" office:value-type="string" office:string-value="12" calcext:value-type="string">
            <text:p>12</text:p>
          </table:table-cell>
          <table:table-cell table:formula="of:=RIGHT(LEFT([.$A227];5);2)" office:value-type="string" office:string-value="35" calcext:value-type="string">
            <text:p>35</text:p>
          </table:table-cell>
          <table:table-cell table:formula="of:=RIGHT(LEFT([.$A227];8);2)" office:value-type="string" office:string-value="97" calcext:value-type="string">
            <text:p>97</text:p>
          </table:table-cell>
          <table:table-cell table:formula="of:=RIGHT(LEFT([.$A227];11);2)" office:value-type="string" office:string-value="34" calcext:value-type="string">
            <text:p>34</text:p>
          </table:table-cell>
          <table:table-cell table:formula="of:=RIGHT(LEFT([.$A227];14);2)" office:value-type="string" office:string-value="99" calcext:value-type="string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32 36 88 80</text:p>
          </table:table-cell>
          <table:table-cell table:formula="of:=LEFT([.A228];2)" office:value-type="string" office:string-value=" 4" calcext:value-type="string">
            <text:p><text:s/>4</text:p>
          </table:table-cell>
          <table:table-cell table:formula="of:=RIGHT(LEFT([.$A228];5);2)" office:value-type="string" office:string-value="32" calcext:value-type="string">
            <text:p>32</text:p>
          </table:table-cell>
          <table:table-cell table:formula="of:=RIGHT(LEFT([.$A228];8);2)" office:value-type="string" office:string-value="36" calcext:value-type="string">
            <text:p>36</text:p>
          </table:table-cell>
          <table:table-cell table:formula="of:=RIGHT(LEFT([.$A228];11);2)" office:value-type="string" office:string-value="88" calcext:value-type="string">
            <text:p>88</text:p>
          </table:table-cell>
          <table:table-cell table:formula="of:=RIGHT(LEFT([.$A228];14);2)" office:value-type="string" office:string-value="80" calcext:value-type="string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17 <text:s/>3 56 <text:s/>1</text:p>
          </table:table-cell>
          <table:table-cell table:formula="of:=LEFT([.A229];2)" office:value-type="string" office:string-value=" 5" calcext:value-type="string">
            <text:p><text:s/>5</text:p>
          </table:table-cell>
          <table:table-cell table:formula="of:=RIGHT(LEFT([.$A229];5);2)" office:value-type="string" office:string-value="17" calcext:value-type="string">
            <text:p>17</text:p>
          </table:table-cell>
          <table:table-cell table:formula="of:=RIGHT(LEFT([.$A229];8);2)" office:value-type="string" office:string-value=" 3" calcext:value-type="string">
            <text:p><text:s/>3</text:p>
          </table:table-cell>
          <table:table-cell table:formula="of:=RIGHT(LEFT([.$A229];11);2)" office:value-type="string" office:string-value="56" calcext:value-type="string">
            <text:p>56</text:p>
          </table:table-cell>
          <table:table-cell table:formula="of:=RIGHT(LEFT([.$A229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 19 47 98 26</text:p>
          </table:table-cell>
          <table:table-cell table:formula="of:=LEFT([.A230];2)" office:value-type="string" office:string-value="44" calcext:value-type="string">
            <text:p>44</text:p>
          </table:table-cell>
          <table:table-cell table:formula="of:=RIGHT(LEFT([.$A230];5);2)" office:value-type="string" office:string-value="19" calcext:value-type="string">
            <text:p>19</text:p>
          </table:table-cell>
          <table:table-cell table:formula="of:=RIGHT(LEFT([.$A230];8);2)" office:value-type="string" office:string-value="47" calcext:value-type="string">
            <text:p>47</text:p>
          </table:table-cell>
          <table:table-cell table:formula="of:=RIGHT(LEFT([.$A230];11);2)" office:value-type="string" office:string-value="98" calcext:value-type="string">
            <text:p>98</text:p>
          </table:table-cell>
          <table:table-cell table:formula="of:=RIGHT(LEFT([.$A230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56 75 <text:s/>5 74</text:p>
          </table:table-cell>
          <table:table-cell table:formula="of:=LEFT([.A231];2)" office:value-type="string" office:string-value="55" calcext:value-type="string">
            <text:p>55</text:p>
          </table:table-cell>
          <table:table-cell table:formula="of:=RIGHT(LEFT([.$A231];5);2)" office:value-type="string" office:string-value="56" calcext:value-type="string">
            <text:p>56</text:p>
          </table:table-cell>
          <table:table-cell table:formula="of:=RIGHT(LEFT([.$A231];8);2)" office:value-type="string" office:string-value="75" calcext:value-type="string">
            <text:p>75</text:p>
          </table:table-cell>
          <table:table-cell table:formula="of:=RIGHT(LEFT([.$A231];11);2)" office:value-type="string" office:string-value=" 5" calcext:value-type="string">
            <text:p><text:s/>5</text:p>
          </table:table-cell>
          <table:table-cell table:formula="of:=RIGHT(LEFT([.$A231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86 60 67 68</text:p>
          </table:table-cell>
          <table:table-cell table:formula="of:=LEFT([.A232];2)" office:value-type="string" office:string-value=" 4" calcext:value-type="string">
            <text:p><text:s/>4</text:p>
          </table:table-cell>
          <table:table-cell table:formula="of:=RIGHT(LEFT([.$A232];5);2)" office:value-type="string" office:string-value="86" calcext:value-type="string">
            <text:p>86</text:p>
          </table:table-cell>
          <table:table-cell table:formula="of:=RIGHT(LEFT([.$A232];8);2)" office:value-type="string" office:string-value="60" calcext:value-type="string">
            <text:p>60</text:p>
          </table:table-cell>
          <table:table-cell table:formula="of:=RIGHT(LEFT([.$A232];11);2)" office:value-type="string" office:string-value="67" calcext:value-type="string">
            <text:p>67</text:p>
          </table:table-cell>
          <table:table-cell table:formula="of:=RIGHT(LEFT([.$A232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 45 40 17 <text:s/>2</text:p>
          </table:table-cell>
          <table:table-cell table:formula="of:=LEFT([.A233];2)" office:value-type="string" office:string-value="21" calcext:value-type="string">
            <text:p>21</text:p>
          </table:table-cell>
          <table:table-cell table:formula="of:=RIGHT(LEFT([.$A233];5);2)" office:value-type="string" office:string-value="45" calcext:value-type="string">
            <text:p>45</text:p>
          </table:table-cell>
          <table:table-cell table:formula="of:=RIGHT(LEFT([.$A233];8);2)" office:value-type="string" office:string-value="40" calcext:value-type="string">
            <text:p>40</text:p>
          </table:table-cell>
          <table:table-cell table:formula="of:=RIGHT(LEFT([.$A233];11);2)" office:value-type="string" office:string-value="17" calcext:value-type="string">
            <text:p>17</text:p>
          </table:table-cell>
          <table:table-cell table:formula="of:=RIGHT(LEFT([.$A233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 39 20 88 33</text:p>
          </table:table-cell>
          <table:table-cell table:formula="of:=LEFT([.A234];2)" office:value-type="string" office:string-value="43" calcext:value-type="string">
            <text:p>43</text:p>
          </table:table-cell>
          <table:table-cell table:formula="of:=RIGHT(LEFT([.$A234];5);2)" office:value-type="string" office:string-value="39" calcext:value-type="string">
            <text:p>39</text:p>
          </table:table-cell>
          <table:table-cell table:formula="of:=RIGHT(LEFT([.$A234];8);2)" office:value-type="string" office:string-value="20" calcext:value-type="string">
            <text:p>20</text:p>
          </table:table-cell>
          <table:table-cell table:formula="of:=RIGHT(LEFT([.$A234];11);2)" office:value-type="string" office:string-value="88" calcext:value-type="string">
            <text:p>88</text:p>
          </table:table-cell>
          <table:table-cell table:formula="of:=RIGHT(LEFT([.$A234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70 58 13 98</text:p>
          </table:table-cell>
          <table:table-cell table:formula="of:=LEFT([.A235];2)" office:value-type="string" office:string-value="24" calcext:value-type="string">
            <text:p>24</text:p>
          </table:table-cell>
          <table:table-cell table:formula="of:=RIGHT(LEFT([.$A235];5);2)" office:value-type="string" office:string-value="70" calcext:value-type="string">
            <text:p>70</text:p>
          </table:table-cell>
          <table:table-cell table:formula="of:=RIGHT(LEFT([.$A235];8);2)" office:value-type="string" office:string-value="58" calcext:value-type="string">
            <text:p>58</text:p>
          </table:table-cell>
          <table:table-cell table:formula="of:=RIGHT(LEFT([.$A235];11);2)" office:value-type="string" office:string-value="13" calcext:value-type="string">
            <text:p>13</text:p>
          </table:table-cell>
          <table:table-cell table:formula="of:=RIGHT(LEFT([.$A235];14);2)" office:value-type="string" office:string-value="98" calcext:value-type="string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28 86 65 80</text:p>
          </table:table-cell>
          <table:table-cell table:formula="of:=LEFT([.A236];2)" office:value-type="string" office:string-value="34" calcext:value-type="string">
            <text:p>34</text:p>
          </table:table-cell>
          <table:table-cell table:formula="of:=RIGHT(LEFT([.$A236];5);2)" office:value-type="string" office:string-value="28" calcext:value-type="string">
            <text:p>28</text:p>
          </table:table-cell>
          <table:table-cell table:formula="of:=RIGHT(LEFT([.$A236];8);2)" office:value-type="string" office:string-value="86" calcext:value-type="string">
            <text:p>86</text:p>
          </table:table-cell>
          <table:table-cell table:formula="of:=RIGHT(LEFT([.$A236];11);2)" office:value-type="string" office:string-value="65" calcext:value-type="string">
            <text:p>65</text:p>
          </table:table-cell>
          <table:table-cell table:formula="of:=RIGHT(LEFT([.$A236];14);2)" office:value-type="string" office:string-value="80" calcext:value-type="string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 23 98 91 <text:s/>0</text:p>
          </table:table-cell>
          <table:table-cell table:formula="of:=LEFT([.A237];2)" office:value-type="string" office:string-value="82" calcext:value-type="string">
            <text:p>82</text:p>
          </table:table-cell>
          <table:table-cell table:formula="of:=RIGHT(LEFT([.$A237];5);2)" office:value-type="string" office:string-value="23" calcext:value-type="string">
            <text:p>23</text:p>
          </table:table-cell>
          <table:table-cell table:formula="of:=RIGHT(LEFT([.$A237];8);2)" office:value-type="string" office:string-value="98" calcext:value-type="string">
            <text:p>98</text:p>
          </table:table-cell>
          <table:table-cell table:formula="of:=RIGHT(LEFT([.$A237];11);2)" office:value-type="string" office:string-value="91" calcext:value-type="string">
            <text:p>91</text:p>
          </table:table-cell>
          <table:table-cell table:formula="of:=RIGHT(LEFT([.$A237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62 43 51 49</text:p>
          </table:table-cell>
          <table:table-cell table:formula="of:=LEFT([.A238];2)" office:value-type="string" office:string-value="61" calcext:value-type="string">
            <text:p>61</text:p>
          </table:table-cell>
          <table:table-cell table:formula="of:=RIGHT(LEFT([.$A238];5);2)" office:value-type="string" office:string-value="62" calcext:value-type="string">
            <text:p>62</text:p>
          </table:table-cell>
          <table:table-cell table:formula="of:=RIGHT(LEFT([.$A238];8);2)" office:value-type="string" office:string-value="43" calcext:value-type="string">
            <text:p>43</text:p>
          </table:table-cell>
          <table:table-cell table:formula="of:=RIGHT(LEFT([.$A238];11);2)" office:value-type="string" office:string-value="51" calcext:value-type="string">
            <text:p>51</text:p>
          </table:table-cell>
          <table:table-cell table:formula="of:=RIGHT(LEFT([.$A238];14);2)" office:value-type="string" office:string-value="49" calcext:value-type="string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10 58 <text:s/>1 11</text:p>
          </table:table-cell>
          <table:table-cell table:formula="of:=LEFT([.A239];2)" office:value-type="string" office:string-value="39" calcext:value-type="string">
            <text:p>39</text:p>
          </table:table-cell>
          <table:table-cell table:formula="of:=RIGHT(LEFT([.$A239];5);2)" office:value-type="string" office:string-value="10" calcext:value-type="string">
            <text:p>10</text:p>
          </table:table-cell>
          <table:table-cell table:formula="of:=RIGHT(LEFT([.$A239];8);2)" office:value-type="string" office:string-value="58" calcext:value-type="string">
            <text:p>58</text:p>
          </table:table-cell>
          <table:table-cell table:formula="of:=RIGHT(LEFT([.$A239];11);2)" office:value-type="string" office:string-value=" 1" calcext:value-type="string">
            <text:p><text:s/>1</text:p>
          </table:table-cell>
          <table:table-cell table:formula="of:=RIGHT(LEFT([.$A239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83 17 97 31</text:p>
          </table:table-cell>
          <table:table-cell table:formula="of:=LEFT([.A240];2)" office:value-type="string" office:string-value=" 8" calcext:value-type="string">
            <text:p><text:s/>8</text:p>
          </table:table-cell>
          <table:table-cell table:formula="of:=RIGHT(LEFT([.$A240];5);2)" office:value-type="string" office:string-value="83" calcext:value-type="string">
            <text:p>83</text:p>
          </table:table-cell>
          <table:table-cell table:formula="of:=RIGHT(LEFT([.$A240];8);2)" office:value-type="string" office:string-value="17" calcext:value-type="string">
            <text:p>17</text:p>
          </table:table-cell>
          <table:table-cell table:formula="of:=RIGHT(LEFT([.$A240];11);2)" office:value-type="string" office:string-value="97" calcext:value-type="string">
            <text:p>97</text:p>
          </table:table-cell>
          <table:table-cell table:formula="of:=RIGHT(LEFT([.$A240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96 <text:s/>2 18 26</text:p>
          </table:table-cell>
          <table:table-cell table:formula="of:=LEFT([.A241];2)" office:value-type="string" office:string-value=" 7" calcext:value-type="string">
            <text:p><text:s/>7</text:p>
          </table:table-cell>
          <table:table-cell table:formula="of:=RIGHT(LEFT([.$A241];5);2)" office:value-type="string" office:string-value="96" calcext:value-type="string">
            <text:p>96</text:p>
          </table:table-cell>
          <table:table-cell table:formula="of:=RIGHT(LEFT([.$A241];8);2)" office:value-type="string" office:string-value=" 2" calcext:value-type="string">
            <text:p><text:s/>2</text:p>
          </table:table-cell>
          <table:table-cell table:formula="of:=RIGHT(LEFT([.$A241];11);2)" office:value-type="string" office:string-value="18" calcext:value-type="string">
            <text:p>18</text:p>
          </table:table-cell>
          <table:table-cell table:formula="of:=RIGHT(LEFT([.$A241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86 34 76 61</text:p>
          </table:table-cell>
          <table:table-cell table:formula="of:=LEFT([.A242];2)" office:value-type="string" office:string-value="15" calcext:value-type="string">
            <text:p>15</text:p>
          </table:table-cell>
          <table:table-cell table:formula="of:=RIGHT(LEFT([.$A242];5);2)" office:value-type="string" office:string-value="86" calcext:value-type="string">
            <text:p>86</text:p>
          </table:table-cell>
          <table:table-cell table:formula="of:=RIGHT(LEFT([.$A242];8);2)" office:value-type="string" office:string-value="34" calcext:value-type="string">
            <text:p>34</text:p>
          </table:table-cell>
          <table:table-cell table:formula="of:=RIGHT(LEFT([.$A242];11);2)" office:value-type="string" office:string-value="76" calcext:value-type="string">
            <text:p>76</text:p>
          </table:table-cell>
          <table:table-cell table:formula="of:=RIGHT(LEFT([.$A242];14);2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 93 68 <text:s/>3 83</text:p>
          </table:table-cell>
          <table:table-cell table:formula="of:=LEFT([.A243];2)" office:value-type="string" office:string-value="75" calcext:value-type="string">
            <text:p>75</text:p>
          </table:table-cell>
          <table:table-cell table:formula="of:=RIGHT(LEFT([.$A243];5);2)" office:value-type="string" office:string-value="93" calcext:value-type="string">
            <text:p>93</text:p>
          </table:table-cell>
          <table:table-cell table:formula="of:=RIGHT(LEFT([.$A243];8);2)" office:value-type="string" office:string-value="68" calcext:value-type="string">
            <text:p>68</text:p>
          </table:table-cell>
          <table:table-cell table:formula="of:=RIGHT(LEFT([.$A243];11);2)" office:value-type="string" office:string-value=" 3" calcext:value-type="string">
            <text:p><text:s/>3</text:p>
          </table:table-cell>
          <table:table-cell table:formula="of:=RIGHT(LEFT([.$A243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37 85 <text:s/>8 74</text:p>
          </table:table-cell>
          <table:table-cell table:formula="of:=LEFT([.A244];2)" office:value-type="string" office:string-value="63" calcext:value-type="string">
            <text:p>63</text:p>
          </table:table-cell>
          <table:table-cell table:formula="of:=RIGHT(LEFT([.$A244];5);2)" office:value-type="string" office:string-value="37" calcext:value-type="string">
            <text:p>37</text:p>
          </table:table-cell>
          <table:table-cell table:formula="of:=RIGHT(LEFT([.$A244];8);2)" office:value-type="string" office:string-value="85" calcext:value-type="string">
            <text:p>85</text:p>
          </table:table-cell>
          <table:table-cell table:formula="of:=RIGHT(LEFT([.$A244];11);2)" office:value-type="string" office:string-value=" 8" calcext:value-type="string">
            <text:p><text:s/>8</text:p>
          </table:table-cell>
          <table:table-cell table:formula="of:=RIGHT(LEFT([.$A244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51 32 14 23</text:p>
          </table:table-cell>
          <table:table-cell table:formula="of:=LEFT([.A245];2)" office:value-type="string" office:string-value="11" calcext:value-type="string">
            <text:p>11</text:p>
          </table:table-cell>
          <table:table-cell table:formula="of:=RIGHT(LEFT([.$A245];5);2)" office:value-type="string" office:string-value="51" calcext:value-type="string">
            <text:p>51</text:p>
          </table:table-cell>
          <table:table-cell table:formula="of:=RIGHT(LEFT([.$A245];8);2)" office:value-type="string" office:string-value="32" calcext:value-type="string">
            <text:p>32</text:p>
          </table:table-cell>
          <table:table-cell table:formula="of:=RIGHT(LEFT([.$A245];11);2)" office:value-type="string" office:string-value="14" calcext:value-type="string">
            <text:p>14</text:p>
          </table:table-cell>
          <table:table-cell table:formula="of:=RIGHT(LEFT([.$A245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33 24 86 75</text:p>
          </table:table-cell>
          <table:table-cell table:formula="of:=LEFT([.A246];2)" office:value-type="string" office:string-value="25" calcext:value-type="string">
            <text:p>25</text:p>
          </table:table-cell>
          <table:table-cell table:formula="of:=RIGHT(LEFT([.$A246];5);2)" office:value-type="string" office:string-value="33" calcext:value-type="string">
            <text:p>33</text:p>
          </table:table-cell>
          <table:table-cell table:formula="of:=RIGHT(LEFT([.$A246];8);2)" office:value-type="string" office:string-value="24" calcext:value-type="string">
            <text:p>24</text:p>
          </table:table-cell>
          <table:table-cell table:formula="of:=RIGHT(LEFT([.$A246];11);2)" office:value-type="string" office:string-value="86" calcext:value-type="string">
            <text:p>86</text:p>
          </table:table-cell>
          <table:table-cell table:formula="of:=RIGHT(LEFT([.$A246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73 97 37 47</text:p>
          </table:table-cell>
          <table:table-cell table:formula="of:=LEFT([.A247];2)" office:value-type="string" office:string-value="63" calcext:value-type="string">
            <text:p>63</text:p>
          </table:table-cell>
          <table:table-cell table:formula="of:=RIGHT(LEFT([.$A247];5);2)" office:value-type="string" office:string-value="73" calcext:value-type="string">
            <text:p>73</text:p>
          </table:table-cell>
          <table:table-cell table:formula="of:=RIGHT(LEFT([.$A247];8);2)" office:value-type="string" office:string-value="97" calcext:value-type="string">
            <text:p>97</text:p>
          </table:table-cell>
          <table:table-cell table:formula="of:=RIGHT(LEFT([.$A247];11);2)" office:value-type="string" office:string-value="37" calcext:value-type="string">
            <text:p>37</text:p>
          </table:table-cell>
          <table:table-cell table:formula="of:=RIGHT(LEFT([.$A247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72 34 81 27</text:p>
          </table:table-cell>
          <table:table-cell table:formula="of:=LEFT([.A248];2)" office:value-type="string" office:string-value="76" calcext:value-type="string">
            <text:p>76</text:p>
          </table:table-cell>
          <table:table-cell table:formula="of:=RIGHT(LEFT([.$A248];5);2)" office:value-type="string" office:string-value="72" calcext:value-type="string">
            <text:p>72</text:p>
          </table:table-cell>
          <table:table-cell table:formula="of:=RIGHT(LEFT([.$A248];8);2)" office:value-type="string" office:string-value="34" calcext:value-type="string">
            <text:p>34</text:p>
          </table:table-cell>
          <table:table-cell table:formula="of:=RIGHT(LEFT([.$A248];11);2)" office:value-type="string" office:string-value="81" calcext:value-type="string">
            <text:p>81</text:p>
          </table:table-cell>
          <table:table-cell table:formula="of:=RIGHT(LEFT([.$A248];14);2)" office:value-type="string" office:string-value="27" calcext:value-type="string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 91 70 20 98</text:p>
          </table:table-cell>
          <table:table-cell table:formula="of:=LEFT([.A249];2)" office:value-type="string" office:string-value="93" calcext:value-type="string">
            <text:p>93</text:p>
          </table:table-cell>
          <table:table-cell table:formula="of:=RIGHT(LEFT([.$A249];5);2)" office:value-type="string" office:string-value="91" calcext:value-type="string">
            <text:p>91</text:p>
          </table:table-cell>
          <table:table-cell table:formula="of:=RIGHT(LEFT([.$A249];8);2)" office:value-type="string" office:string-value="70" calcext:value-type="string">
            <text:p>70</text:p>
          </table:table-cell>
          <table:table-cell table:formula="of:=RIGHT(LEFT([.$A249];11);2)" office:value-type="string" office:string-value="20" calcext:value-type="string">
            <text:p>20</text:p>
          </table:table-cell>
          <table:table-cell table:formula="of:=RIGHT(LEFT([.$A249];14);2)" office:value-type="string" office:string-value="98" calcext:value-type="string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94 64 28 <text:s/>6</text:p>
          </table:table-cell>
          <table:table-cell table:formula="of:=LEFT([.A250];2)" office:value-type="string" office:string-value="11" calcext:value-type="string">
            <text:p>11</text:p>
          </table:table-cell>
          <table:table-cell table:formula="of:=RIGHT(LEFT([.$A250];5);2)" office:value-type="string" office:string-value="94" calcext:value-type="string">
            <text:p>94</text:p>
          </table:table-cell>
          <table:table-cell table:formula="of:=RIGHT(LEFT([.$A250];8);2)" office:value-type="string" office:string-value="64" calcext:value-type="string">
            <text:p>64</text:p>
          </table:table-cell>
          <table:table-cell table:formula="of:=RIGHT(LEFT([.$A250];11);2)" office:value-type="string" office:string-value="28" calcext:value-type="string">
            <text:p>28</text:p>
          </table:table-cell>
          <table:table-cell table:formula="of:=RIGHT(LEFT([.$A250];14);2)" office:value-type="string" office:string-value=" 6" calcext:value-type="string">
            <text:p><text:s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 86 59 78 95</text:p>
          </table:table-cell>
          <table:table-cell table:formula="of:=LEFT([.A251];2)" office:value-type="string" office:string-value="70" calcext:value-type="string">
            <text:p>70</text:p>
          </table:table-cell>
          <table:table-cell table:formula="of:=RIGHT(LEFT([.$A251];5);2)" office:value-type="string" office:string-value="86" calcext:value-type="string">
            <text:p>86</text:p>
          </table:table-cell>
          <table:table-cell table:formula="of:=RIGHT(LEFT([.$A251];8);2)" office:value-type="string" office:string-value="59" calcext:value-type="string">
            <text:p>59</text:p>
          </table:table-cell>
          <table:table-cell table:formula="of:=RIGHT(LEFT([.$A251];11);2)" office:value-type="string" office:string-value="78" calcext:value-type="string">
            <text:p>78</text:p>
          </table:table-cell>
          <table:table-cell table:formula="of:=RIGHT(LEFT([.$A251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 18 64 40 68</text:p>
          </table:table-cell>
          <table:table-cell table:formula="of:=LEFT([.A252];2)" office:value-type="string" office:string-value="47" calcext:value-type="string">
            <text:p>47</text:p>
          </table:table-cell>
          <table:table-cell table:formula="of:=RIGHT(LEFT([.$A252];5);2)" office:value-type="string" office:string-value="18" calcext:value-type="string">
            <text:p>18</text:p>
          </table:table-cell>
          <table:table-cell table:formula="of:=RIGHT(LEFT([.$A252];8);2)" office:value-type="string" office:string-value="64" calcext:value-type="string">
            <text:p>64</text:p>
          </table:table-cell>
          <table:table-cell table:formula="of:=RIGHT(LEFT([.$A252];11);2)" office:value-type="string" office:string-value="40" calcext:value-type="string">
            <text:p>40</text:p>
          </table:table-cell>
          <table:table-cell table:formula="of:=RIGHT(LEFT([.$A252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55 20 12 53</text:p>
          </table:table-cell>
          <table:table-cell table:formula="of:=LEFT([.A253];2)" office:value-type="string" office:string-value="49" calcext:value-type="string">
            <text:p>49</text:p>
          </table:table-cell>
          <table:table-cell table:formula="of:=RIGHT(LEFT([.$A253];5);2)" office:value-type="string" office:string-value="55" calcext:value-type="string">
            <text:p>55</text:p>
          </table:table-cell>
          <table:table-cell table:formula="of:=RIGHT(LEFT([.$A253];8);2)" office:value-type="string" office:string-value="20" calcext:value-type="string">
            <text:p>20</text:p>
          </table:table-cell>
          <table:table-cell table:formula="of:=RIGHT(LEFT([.$A253];11);2)" office:value-type="string" office:string-value="12" calcext:value-type="string">
            <text:p>12</text:p>
          </table:table-cell>
          <table:table-cell table:formula="of:=RIGHT(LEFT([.$A253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 76 35 83 50</text:p>
          </table:table-cell>
          <table:table-cell table:formula="of:=LEFT([.A254];2)" office:value-type="string" office:string-value="60" calcext:value-type="string">
            <text:p>60</text:p>
          </table:table-cell>
          <table:table-cell table:formula="of:=RIGHT(LEFT([.$A254];5);2)" office:value-type="string" office:string-value="76" calcext:value-type="string">
            <text:p>76</text:p>
          </table:table-cell>
          <table:table-cell table:formula="of:=RIGHT(LEFT([.$A254];8);2)" office:value-type="string" office:string-value="35" calcext:value-type="string">
            <text:p>35</text:p>
          </table:table-cell>
          <table:table-cell table:formula="of:=RIGHT(LEFT([.$A254];11);2)" office:value-type="string" office:string-value="83" calcext:value-type="string">
            <text:p>83</text:p>
          </table:table-cell>
          <table:table-cell table:formula="of:=RIGHT(LEFT([.$A254];14);2)" office:value-type="string" office:string-value="50" calcext:value-type="string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73 91 46 28</text:p>
          </table:table-cell>
          <table:table-cell table:formula="of:=LEFT([.A255];2)" office:value-type="string" office:string-value="32" calcext:value-type="string">
            <text:p>32</text:p>
          </table:table-cell>
          <table:table-cell table:formula="of:=RIGHT(LEFT([.$A255];5);2)" office:value-type="string" office:string-value="73" calcext:value-type="string">
            <text:p>73</text:p>
          </table:table-cell>
          <table:table-cell table:formula="of:=RIGHT(LEFT([.$A255];8);2)" office:value-type="string" office:string-value="91" calcext:value-type="string">
            <text:p>91</text:p>
          </table:table-cell>
          <table:table-cell table:formula="of:=RIGHT(LEFT([.$A255];11);2)" office:value-type="string" office:string-value="46" calcext:value-type="string">
            <text:p>46</text:p>
          </table:table-cell>
          <table:table-cell table:formula="of:=RIGHT(LEFT([.$A255];14);2)" office:value-type="string" office:string-value="28" calcext:value-type="string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21 92 97 89</text:p>
          </table:table-cell>
          <table:table-cell table:formula="of:=LEFT([.A256];2)" office:value-type="string" office:string-value="31" calcext:value-type="string">
            <text:p>31</text:p>
          </table:table-cell>
          <table:table-cell table:formula="of:=RIGHT(LEFT([.$A256];5);2)" office:value-type="string" office:string-value="21" calcext:value-type="string">
            <text:p>21</text:p>
          </table:table-cell>
          <table:table-cell table:formula="of:=RIGHT(LEFT([.$A256];8);2)" office:value-type="string" office:string-value="92" calcext:value-type="string">
            <text:p>92</text:p>
          </table:table-cell>
          <table:table-cell table:formula="of:=RIGHT(LEFT([.$A256];11);2)" office:value-type="string" office:string-value="97" calcext:value-type="string">
            <text:p>97</text:p>
          </table:table-cell>
          <table:table-cell table:formula="of:=RIGHT(LEFT([.$A256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82 51 <text:s/>1 62</text:p>
          </table:table-cell>
          <table:table-cell table:formula="of:=LEFT([.A257];2)" office:value-type="string" office:string-value="14" calcext:value-type="string">
            <text:p>14</text:p>
          </table:table-cell>
          <table:table-cell table:formula="of:=RIGHT(LEFT([.$A257];5);2)" office:value-type="string" office:string-value="82" calcext:value-type="string">
            <text:p>82</text:p>
          </table:table-cell>
          <table:table-cell table:formula="of:=RIGHT(LEFT([.$A257];8);2)" office:value-type="string" office:string-value="51" calcext:value-type="string">
            <text:p>51</text:p>
          </table:table-cell>
          <table:table-cell table:formula="of:=RIGHT(LEFT([.$A257];11);2)" office:value-type="string" office:string-value=" 1" calcext:value-type="string">
            <text:p><text:s/>1</text:p>
          </table:table-cell>
          <table:table-cell table:formula="of:=RIGHT(LEFT([.$A257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 58 90 18 24</text:p>
          </table:table-cell>
          <table:table-cell table:formula="of:=LEFT([.A258];2)" office:value-type="string" office:string-value="43" calcext:value-type="string">
            <text:p>43</text:p>
          </table:table-cell>
          <table:table-cell table:formula="of:=RIGHT(LEFT([.$A258];5);2)" office:value-type="string" office:string-value="58" calcext:value-type="string">
            <text:p>58</text:p>
          </table:table-cell>
          <table:table-cell table:formula="of:=RIGHT(LEFT([.$A258];8);2)" office:value-type="string" office:string-value="90" calcext:value-type="string">
            <text:p>90</text:p>
          </table:table-cell>
          <table:table-cell table:formula="of:=RIGHT(LEFT([.$A258];11);2)" office:value-type="string" office:string-value="18" calcext:value-type="string">
            <text:p>18</text:p>
          </table:table-cell>
          <table:table-cell table:formula="of:=RIGHT(LEFT([.$A258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 79 54 35 48</text:p>
          </table:table-cell>
          <table:table-cell table:formula="of:=LEFT([.A259];2)" office:value-type="string" office:string-value="56" calcext:value-type="string">
            <text:p>56</text:p>
          </table:table-cell>
          <table:table-cell table:formula="of:=RIGHT(LEFT([.$A259];5);2)" office:value-type="string" office:string-value="79" calcext:value-type="string">
            <text:p>79</text:p>
          </table:table-cell>
          <table:table-cell table:formula="of:=RIGHT(LEFT([.$A259];8);2)" office:value-type="string" office:string-value="54" calcext:value-type="string">
            <text:p>54</text:p>
          </table:table-cell>
          <table:table-cell table:formula="of:=RIGHT(LEFT([.$A259];11);2)" office:value-type="string" office:string-value="35" calcext:value-type="string">
            <text:p>35</text:p>
          </table:table-cell>
          <table:table-cell table:formula="of:=RIGHT(LEFT([.$A259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39 45 86 66</text:p>
          </table:table-cell>
          <table:table-cell table:formula="of:=LEFT([.A260];2)" office:value-type="string" office:string-value="29" calcext:value-type="string">
            <text:p>29</text:p>
          </table:table-cell>
          <table:table-cell table:formula="of:=RIGHT(LEFT([.$A260];5);2)" office:value-type="string" office:string-value="39" calcext:value-type="string">
            <text:p>39</text:p>
          </table:table-cell>
          <table:table-cell table:formula="of:=RIGHT(LEFT([.$A260];8);2)" office:value-type="string" office:string-value="45" calcext:value-type="string">
            <text:p>45</text:p>
          </table:table-cell>
          <table:table-cell table:formula="of:=RIGHT(LEFT([.$A260];11);2)" office:value-type="string" office:string-value="86" calcext:value-type="string">
            <text:p>86</text:p>
          </table:table-cell>
          <table:table-cell table:formula="of:=RIGHT(LEFT([.$A260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74 81 27 23</text:p>
          </table:table-cell>
          <table:table-cell table:formula="of:=LEFT([.A261];2)" office:value-type="string" office:string-value="62" calcext:value-type="string">
            <text:p>62</text:p>
          </table:table-cell>
          <table:table-cell table:formula="of:=RIGHT(LEFT([.$A261];5);2)" office:value-type="string" office:string-value="74" calcext:value-type="string">
            <text:p>74</text:p>
          </table:table-cell>
          <table:table-cell table:formula="of:=RIGHT(LEFT([.$A261];8);2)" office:value-type="string" office:string-value="81" calcext:value-type="string">
            <text:p>81</text:p>
          </table:table-cell>
          <table:table-cell table:formula="of:=RIGHT(LEFT([.$A261];11);2)" office:value-type="string" office:string-value="27" calcext:value-type="string">
            <text:p>27</text:p>
          </table:table-cell>
          <table:table-cell table:formula="of:=RIGHT(LEFT([.$A261];14);2)" office:value-type="string" office:string-value="23" calcext:value-type="string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92 66 86 29</text:p>
          </table:table-cell>
          <table:table-cell table:formula="of:=LEFT([.A262];2)" office:value-type="string" office:string-value="28" calcext:value-type="string">
            <text:p>28</text:p>
          </table:table-cell>
          <table:table-cell table:formula="of:=RIGHT(LEFT([.$A262];5);2)" office:value-type="string" office:string-value="92" calcext:value-type="string">
            <text:p>92</text:p>
          </table:table-cell>
          <table:table-cell table:formula="of:=RIGHT(LEFT([.$A262];8);2)" office:value-type="string" office:string-value="66" calcext:value-type="string">
            <text:p>66</text:p>
          </table:table-cell>
          <table:table-cell table:formula="of:=RIGHT(LEFT([.$A262];11);2)" office:value-type="string" office:string-value="86" calcext:value-type="string">
            <text:p>86</text:p>
          </table:table-cell>
          <table:table-cell table:formula="of:=RIGHT(LEFT([.$A262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 95 14 35 11</text:p>
          </table:table-cell>
          <table:table-cell table:formula="of:=LEFT([.A263];2)" office:value-type="string" office:string-value="98" calcext:value-type="string">
            <text:p>98</text:p>
          </table:table-cell>
          <table:table-cell table:formula="of:=RIGHT(LEFT([.$A263];5);2)" office:value-type="string" office:string-value="95" calcext:value-type="string">
            <text:p>95</text:p>
          </table:table-cell>
          <table:table-cell table:formula="of:=RIGHT(LEFT([.$A263];8);2)" office:value-type="string" office:string-value="14" calcext:value-type="string">
            <text:p>14</text:p>
          </table:table-cell>
          <table:table-cell table:formula="of:=RIGHT(LEFT([.$A263];11);2)" office:value-type="string" office:string-value="35" calcext:value-type="string">
            <text:p>35</text:p>
          </table:table-cell>
          <table:table-cell table:formula="of:=RIGHT(LEFT([.$A263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69 70 64 79</text:p>
          </table:table-cell>
          <table:table-cell table:formula="of:=LEFT([.A264];2)" office:value-type="string" office:string-value="13" calcext:value-type="string">
            <text:p>13</text:p>
          </table:table-cell>
          <table:table-cell table:formula="of:=RIGHT(LEFT([.$A264];5);2)" office:value-type="string" office:string-value="69" calcext:value-type="string">
            <text:p>69</text:p>
          </table:table-cell>
          <table:table-cell table:formula="of:=RIGHT(LEFT([.$A264];8);2)" office:value-type="string" office:string-value="70" calcext:value-type="string">
            <text:p>70</text:p>
          </table:table-cell>
          <table:table-cell table:formula="of:=RIGHT(LEFT([.$A264];11);2)" office:value-type="string" office:string-value="64" calcext:value-type="string">
            <text:p>64</text:p>
          </table:table-cell>
          <table:table-cell table:formula="of:=RIGHT(LEFT([.$A264];14);2)" office:value-type="string" office:string-value="79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80 87 96 85</text:p>
          </table:table-cell>
          <table:table-cell table:formula="of:=LEFT([.A265];2)" office:value-type="string" office:string-value="51" calcext:value-type="string">
            <text:p>51</text:p>
          </table:table-cell>
          <table:table-cell table:formula="of:=RIGHT(LEFT([.$A265];5);2)" office:value-type="string" office:string-value="80" calcext:value-type="string">
            <text:p>80</text:p>
          </table:table-cell>
          <table:table-cell table:formula="of:=RIGHT(LEFT([.$A265];8);2)" office:value-type="string" office:string-value="87" calcext:value-type="string">
            <text:p>87</text:p>
          </table:table-cell>
          <table:table-cell table:formula="of:=RIGHT(LEFT([.$A265];11);2)" office:value-type="string" office:string-value="96" calcext:value-type="string">
            <text:p>96</text:p>
          </table:table-cell>
          <table:table-cell table:formula="of:=RIGHT(LEFT([.$A265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15 37 95 29</text:p>
          </table:table-cell>
          <table:table-cell table:formula="of:=LEFT([.A266];2)" office:value-type="string" office:string-value="69" calcext:value-type="string">
            <text:p>69</text:p>
          </table:table-cell>
          <table:table-cell table:formula="of:=RIGHT(LEFT([.$A266];5);2)" office:value-type="string" office:string-value="15" calcext:value-type="string">
            <text:p>15</text:p>
          </table:table-cell>
          <table:table-cell table:formula="of:=RIGHT(LEFT([.$A266];8);2)" office:value-type="string" office:string-value="37" calcext:value-type="string">
            <text:p>37</text:p>
          </table:table-cell>
          <table:table-cell table:formula="of:=RIGHT(LEFT([.$A266];11);2)" office:value-type="string" office:string-value="95" calcext:value-type="string">
            <text:p>95</text:p>
          </table:table-cell>
          <table:table-cell table:formula="of:=RIGHT(LEFT([.$A266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45 20 17 36</text:p>
          </table:table-cell>
          <table:table-cell table:formula="of:=LEFT([.A267];2)" office:value-type="string" office:string-value=" 6" calcext:value-type="string">
            <text:p><text:s/>6</text:p>
          </table:table-cell>
          <table:table-cell table:formula="of:=RIGHT(LEFT([.$A267];5);2)" office:value-type="string" office:string-value="45" calcext:value-type="string">
            <text:p>45</text:p>
          </table:table-cell>
          <table:table-cell table:formula="of:=RIGHT(LEFT([.$A267];8);2)" office:value-type="string" office:string-value="20" calcext:value-type="string">
            <text:p>20</text:p>
          </table:table-cell>
          <table:table-cell table:formula="of:=RIGHT(LEFT([.$A267];11);2)" office:value-type="string" office:string-value="17" calcext:value-type="string">
            <text:p>17</text:p>
          </table:table-cell>
          <table:table-cell table:formula="of:=RIGHT(LEFT([.$A267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42 <text:s/>1 77 59</text:p>
          </table:table-cell>
          <table:table-cell table:formula="of:=LEFT([.A268];2)" office:value-type="string" office:string-value="62" calcext:value-type="string">
            <text:p>62</text:p>
          </table:table-cell>
          <table:table-cell table:formula="of:=RIGHT(LEFT([.$A268];5);2)" office:value-type="string" office:string-value="42" calcext:value-type="string">
            <text:p>42</text:p>
          </table:table-cell>
          <table:table-cell table:formula="of:=RIGHT(LEFT([.$A268];8);2)" office:value-type="string" office:string-value=" 1" calcext:value-type="string">
            <text:p><text:s/>1</text:p>
          </table:table-cell>
          <table:table-cell table:formula="of:=RIGHT(LEFT([.$A268];11);2)" office:value-type="string" office:string-value="77" calcext:value-type="string">
            <text:p>77</text:p>
          </table:table-cell>
          <table:table-cell table:formula="of:=RIGHT(LEFT([.$A268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44 72 35 31</text:p>
          </table:table-cell>
          <table:table-cell table:formula="of:=LEFT([.A269];2)" office:value-type="string" office:string-value="25" calcext:value-type="string">
            <text:p>25</text:p>
          </table:table-cell>
          <table:table-cell table:formula="of:=RIGHT(LEFT([.$A269];5);2)" office:value-type="string" office:string-value="44" calcext:value-type="string">
            <text:p>44</text:p>
          </table:table-cell>
          <table:table-cell table:formula="of:=RIGHT(LEFT([.$A269];8);2)" office:value-type="string" office:string-value="72" calcext:value-type="string">
            <text:p>72</text:p>
          </table:table-cell>
          <table:table-cell table:formula="of:=RIGHT(LEFT([.$A269];11);2)" office:value-type="string" office:string-value="35" calcext:value-type="string">
            <text:p>35</text:p>
          </table:table-cell>
          <table:table-cell table:formula="of:=RIGHT(LEFT([.$A269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 73 86 89 97</text:p>
          </table:table-cell>
          <table:table-cell table:formula="of:=LEFT([.A270];2)" office:value-type="string" office:string-value="70" calcext:value-type="string">
            <text:p>70</text:p>
          </table:table-cell>
          <table:table-cell table:formula="of:=RIGHT(LEFT([.$A270];5);2)" office:value-type="string" office:string-value="73" calcext:value-type="string">
            <text:p>73</text:p>
          </table:table-cell>
          <table:table-cell table:formula="of:=RIGHT(LEFT([.$A270];8);2)" office:value-type="string" office:string-value="86" calcext:value-type="string">
            <text:p>86</text:p>
          </table:table-cell>
          <table:table-cell table:formula="of:=RIGHT(LEFT([.$A270];11);2)" office:value-type="string" office:string-value="89" calcext:value-type="string">
            <text:p>89</text:p>
          </table:table-cell>
          <table:table-cell table:formula="of:=RIGHT(LEFT([.$A270];14);2)" office:value-type="string" office:string-value="97" calcext:value-type="string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 88 82 99 13</text:p>
          </table:table-cell>
          <table:table-cell table:formula="of:=LEFT([.A271];2)" office:value-type="string" office:string-value="81" calcext:value-type="string">
            <text:p>81</text:p>
          </table:table-cell>
          <table:table-cell table:formula="of:=RIGHT(LEFT([.$A271];5);2)" office:value-type="string" office:string-value="88" calcext:value-type="string">
            <text:p>88</text:p>
          </table:table-cell>
          <table:table-cell table:formula="of:=RIGHT(LEFT([.$A271];8);2)" office:value-type="string" office:string-value="82" calcext:value-type="string">
            <text:p>82</text:p>
          </table:table-cell>
          <table:table-cell table:formula="of:=RIGHT(LEFT([.$A271];11);2)" office:value-type="string" office:string-value="99" calcext:value-type="string">
            <text:p>99</text:p>
          </table:table-cell>
          <table:table-cell table:formula="of:=RIGHT(LEFT([.$A271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 87 <text:s/>2 29 47</text:p>
          </table:table-cell>
          <table:table-cell table:formula="of:=LEFT([.A272];2)" office:value-type="string" office:string-value="53" calcext:value-type="string">
            <text:p>53</text:p>
          </table:table-cell>
          <table:table-cell table:formula="of:=RIGHT(LEFT([.$A272];5);2)" office:value-type="string" office:string-value="87" calcext:value-type="string">
            <text:p>87</text:p>
          </table:table-cell>
          <table:table-cell table:formula="of:=RIGHT(LEFT([.$A272];8);2)" office:value-type="string" office:string-value=" 2" calcext:value-type="string">
            <text:p><text:s/>2</text:p>
          </table:table-cell>
          <table:table-cell table:formula="of:=RIGHT(LEFT([.$A272];11);2)" office:value-type="string" office:string-value="29" calcext:value-type="string">
            <text:p>29</text:p>
          </table:table-cell>
          <table:table-cell table:formula="of:=RIGHT(LEFT([.$A272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94 48 95 65</text:p>
          </table:table-cell>
          <table:table-cell table:formula="of:=LEFT([.A273];2)" office:value-type="string" office:string-value="36" calcext:value-type="string">
            <text:p>36</text:p>
          </table:table-cell>
          <table:table-cell table:formula="of:=RIGHT(LEFT([.$A273];5);2)" office:value-type="string" office:string-value="94" calcext:value-type="string">
            <text:p>94</text:p>
          </table:table-cell>
          <table:table-cell table:formula="of:=RIGHT(LEFT([.$A273];8);2)" office:value-type="string" office:string-value="48" calcext:value-type="string">
            <text:p>48</text:p>
          </table:table-cell>
          <table:table-cell table:formula="of:=RIGHT(LEFT([.$A273];11);2)" office:value-type="string" office:string-value="95" calcext:value-type="string">
            <text:p>95</text:p>
          </table:table-cell>
          <table:table-cell table:formula="of:=RIGHT(LEFT([.$A273];14);2)" office:value-type="string" office:string-value="65" calcext:value-type="string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42 92 61 60</text:p>
          </table:table-cell>
          <table:table-cell table:formula="of:=LEFT([.A274];2)" office:value-type="string" office:string-value="96" calcext:value-type="string">
            <text:p>96</text:p>
          </table:table-cell>
          <table:table-cell table:formula="of:=RIGHT(LEFT([.$A274];5);2)" office:value-type="string" office:string-value="42" calcext:value-type="string">
            <text:p>42</text:p>
          </table:table-cell>
          <table:table-cell table:formula="of:=RIGHT(LEFT([.$A274];8);2)" office:value-type="string" office:string-value="92" calcext:value-type="string">
            <text:p>92</text:p>
          </table:table-cell>
          <table:table-cell table:formula="of:=RIGHT(LEFT([.$A274];11);2)" office:value-type="string" office:string-value="61" calcext:value-type="string">
            <text:p>61</text:p>
          </table:table-cell>
          <table:table-cell table:formula="of:=RIGHT(LEFT([.$A274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 33 83 52 12</text:p>
          </table:table-cell>
          <table:table-cell table:formula="of:=LEFT([.A275];2)" office:value-type="string" office:string-value="86" calcext:value-type="string">
            <text:p>86</text:p>
          </table:table-cell>
          <table:table-cell table:formula="of:=RIGHT(LEFT([.$A275];5);2)" office:value-type="string" office:string-value="33" calcext:value-type="string">
            <text:p>33</text:p>
          </table:table-cell>
          <table:table-cell table:formula="of:=RIGHT(LEFT([.$A275];8);2)" office:value-type="string" office:string-value="83" calcext:value-type="string">
            <text:p>83</text:p>
          </table:table-cell>
          <table:table-cell table:formula="of:=RIGHT(LEFT([.$A275];11);2)" office:value-type="string" office:string-value="52" calcext:value-type="string">
            <text:p>52</text:p>
          </table:table-cell>
          <table:table-cell table:formula="of:=RIGHT(LEFT([.$A275];14);2)" office:value-type="string" office:string-value="12" calcext:value-type="string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<text:s/>4 52 54 24</text:p>
          </table:table-cell>
          <table:table-cell table:formula="of:=LEFT([.A276];2)" office:value-type="string" office:string-value="32" calcext:value-type="string">
            <text:p>32</text:p>
          </table:table-cell>
          <table:table-cell table:formula="of:=RIGHT(LEFT([.$A276];5);2)" office:value-type="string" office:string-value=" 4" calcext:value-type="string">
            <text:p><text:s/>4</text:p>
          </table:table-cell>
          <table:table-cell table:formula="of:=RIGHT(LEFT([.$A276];8);2)" office:value-type="string" office:string-value="52" calcext:value-type="string">
            <text:p>52</text:p>
          </table:table-cell>
          <table:table-cell table:formula="of:=RIGHT(LEFT([.$A276];11);2)" office:value-type="string" office:string-value="54" calcext:value-type="string">
            <text:p>54</text:p>
          </table:table-cell>
          <table:table-cell table:formula="of:=RIGHT(LEFT([.$A276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77 58 80 16</text:p>
          </table:table-cell>
          <table:table-cell table:formula="of:=LEFT([.A277];2)" office:value-type="string" office:string-value="28" calcext:value-type="string">
            <text:p>28</text:p>
          </table:table-cell>
          <table:table-cell table:formula="of:=RIGHT(LEFT([.$A277];5);2)" office:value-type="string" office:string-value="77" calcext:value-type="string">
            <text:p>77</text:p>
          </table:table-cell>
          <table:table-cell table:formula="of:=RIGHT(LEFT([.$A277];8);2)" office:value-type="string" office:string-value="58" calcext:value-type="string">
            <text:p>58</text:p>
          </table:table-cell>
          <table:table-cell table:formula="of:=RIGHT(LEFT([.$A277];11);2)" office:value-type="string" office:string-value="80" calcext:value-type="string">
            <text:p>80</text:p>
          </table:table-cell>
          <table:table-cell table:formula="of:=RIGHT(LEFT([.$A277];14);2)" office:value-type="string" office:string-value="16" calcext:value-type="string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82 59 <text:s/>6 66</text:p>
          </table:table-cell>
          <table:table-cell table:formula="of:=LEFT([.A278];2)" office:value-type="string" office:string-value="62" calcext:value-type="string">
            <text:p>62</text:p>
          </table:table-cell>
          <table:table-cell table:formula="of:=RIGHT(LEFT([.$A278];5);2)" office:value-type="string" office:string-value="82" calcext:value-type="string">
            <text:p>82</text:p>
          </table:table-cell>
          <table:table-cell table:formula="of:=RIGHT(LEFT([.$A278];8);2)" office:value-type="string" office:string-value="59" calcext:value-type="string">
            <text:p>59</text:p>
          </table:table-cell>
          <table:table-cell table:formula="of:=RIGHT(LEFT([.$A278];11);2)" office:value-type="string" office:string-value=" 6" calcext:value-type="string">
            <text:p><text:s/>6</text:p>
          </table:table-cell>
          <table:table-cell table:formula="of:=RIGHT(LEFT([.$A278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72 91 41 29</text:p>
          </table:table-cell>
          <table:table-cell table:formula="of:=LEFT([.A279];2)" office:value-type="string" office:string-value="63" calcext:value-type="string">
            <text:p>63</text:p>
          </table:table-cell>
          <table:table-cell table:formula="of:=RIGHT(LEFT([.$A279];5);2)" office:value-type="string" office:string-value="72" calcext:value-type="string">
            <text:p>72</text:p>
          </table:table-cell>
          <table:table-cell table:formula="of:=RIGHT(LEFT([.$A279];8);2)" office:value-type="string" office:string-value="91" calcext:value-type="string">
            <text:p>91</text:p>
          </table:table-cell>
          <table:table-cell table:formula="of:=RIGHT(LEFT([.$A279];11);2)" office:value-type="string" office:string-value="41" calcext:value-type="string">
            <text:p>41</text:p>
          </table:table-cell>
          <table:table-cell table:formula="of:=RIGHT(LEFT([.$A279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22 68 <text:s/>0 31</text:p>
          </table:table-cell>
          <table:table-cell table:formula="of:=LEFT([.A280];2)" office:value-type="string" office:string-value="36" calcext:value-type="string">
            <text:p>36</text:p>
          </table:table-cell>
          <table:table-cell table:formula="of:=RIGHT(LEFT([.$A280];5);2)" office:value-type="string" office:string-value="22" calcext:value-type="string">
            <text:p>22</text:p>
          </table:table-cell>
          <table:table-cell table:formula="of:=RIGHT(LEFT([.$A280];8);2)" office:value-type="string" office:string-value="68" calcext:value-type="string">
            <text:p>68</text:p>
          </table:table-cell>
          <table:table-cell table:formula="of:=RIGHT(LEFT([.$A280];11);2)" office:value-type="string" office:string-value=" 0" calcext:value-type="string">
            <text:p><text:s/>0</text:p>
          </table:table-cell>
          <table:table-cell table:formula="of:=RIGHT(LEFT([.$A280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 58 51 77 26</text:p>
          </table:table-cell>
          <table:table-cell table:formula="of:=LEFT([.A281];2)" office:value-type="string" office:string-value="38" calcext:value-type="string">
            <text:p>38</text:p>
          </table:table-cell>
          <table:table-cell table:formula="of:=RIGHT(LEFT([.$A281];5);2)" office:value-type="string" office:string-value="58" calcext:value-type="string">
            <text:p>58</text:p>
          </table:table-cell>
          <table:table-cell table:formula="of:=RIGHT(LEFT([.$A281];8);2)" office:value-type="string" office:string-value="51" calcext:value-type="string">
            <text:p>51</text:p>
          </table:table-cell>
          <table:table-cell table:formula="of:=RIGHT(LEFT([.$A281];11);2)" office:value-type="string" office:string-value="77" calcext:value-type="string">
            <text:p>77</text:p>
          </table:table-cell>
          <table:table-cell table:formula="of:=RIGHT(LEFT([.$A281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 <text:s/>5 90 30 20</text:p>
          </table:table-cell>
          <table:table-cell table:formula="of:=LEFT([.A282];2)" office:value-type="string" office:string-value="80" calcext:value-type="string">
            <text:p>80</text:p>
          </table:table-cell>
          <table:table-cell table:formula="of:=RIGHT(LEFT([.$A282];5);2)" office:value-type="string" office:string-value=" 5" calcext:value-type="string">
            <text:p><text:s/>5</text:p>
          </table:table-cell>
          <table:table-cell table:formula="of:=RIGHT(LEFT([.$A282];8);2)" office:value-type="string" office:string-value="90" calcext:value-type="string">
            <text:p>90</text:p>
          </table:table-cell>
          <table:table-cell table:formula="of:=RIGHT(LEFT([.$A282];11);2)" office:value-type="string" office:string-value="30" calcext:value-type="string">
            <text:p>30</text:p>
          </table:table-cell>
          <table:table-cell table:formula="of:=RIGHT(LEFT([.$A282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14 54 53 <text:s/>0</text:p>
          </table:table-cell>
          <table:table-cell table:formula="of:=LEFT([.A283];2)" office:value-type="string" office:string-value="33" calcext:value-type="string">
            <text:p>33</text:p>
          </table:table-cell>
          <table:table-cell table:formula="of:=RIGHT(LEFT([.$A283];5);2)" office:value-type="string" office:string-value="14" calcext:value-type="string">
            <text:p>14</text:p>
          </table:table-cell>
          <table:table-cell table:formula="of:=RIGHT(LEFT([.$A283];8);2)" office:value-type="string" office:string-value="54" calcext:value-type="string">
            <text:p>54</text:p>
          </table:table-cell>
          <table:table-cell table:formula="of:=RIGHT(LEFT([.$A283];11);2)" office:value-type="string" office:string-value="53" calcext:value-type="string">
            <text:p>53</text:p>
          </table:table-cell>
          <table:table-cell table:formula="of:=RIGHT(LEFT([.$A283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74 63 84 15</text:p>
          </table:table-cell>
          <table:table-cell table:formula="of:=LEFT([.A284];2)" office:value-type="string" office:string-value="76" calcext:value-type="string">
            <text:p>76</text:p>
          </table:table-cell>
          <table:table-cell table:formula="of:=RIGHT(LEFT([.$A284];5);2)" office:value-type="string" office:string-value="74" calcext:value-type="string">
            <text:p>74</text:p>
          </table:table-cell>
          <table:table-cell table:formula="of:=RIGHT(LEFT([.$A284];8);2)" office:value-type="string" office:string-value="63" calcext:value-type="string">
            <text:p>63</text:p>
          </table:table-cell>
          <table:table-cell table:formula="of:=RIGHT(LEFT([.$A284];11);2)" office:value-type="string" office:string-value="84" calcext:value-type="string">
            <text:p>84</text:p>
          </table:table-cell>
          <table:table-cell table:formula="of:=RIGHT(LEFT([.$A284];14);2)" office:value-type="string" office:string-value="15" calcext:value-type="string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73 41 29 69</text:p>
          </table:table-cell>
          <table:table-cell table:formula="of:=LEFT([.A285];2)" office:value-type="string" office:string-value="45" calcext:value-type="string">
            <text:p>45</text:p>
          </table:table-cell>
          <table:table-cell table:formula="of:=RIGHT(LEFT([.$A285];5);2)" office:value-type="string" office:string-value="73" calcext:value-type="string">
            <text:p>73</text:p>
          </table:table-cell>
          <table:table-cell table:formula="of:=RIGHT(LEFT([.$A285];8);2)" office:value-type="string" office:string-value="41" calcext:value-type="string">
            <text:p>41</text:p>
          </table:table-cell>
          <table:table-cell table:formula="of:=RIGHT(LEFT([.$A285];11);2)" office:value-type="string" office:string-value="29" calcext:value-type="string">
            <text:p>29</text:p>
          </table:table-cell>
          <table:table-cell table:formula="of:=RIGHT(LEFT([.$A285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31 47 97 58</text:p>
          </table:table-cell>
          <table:table-cell table:formula="of:=LEFT([.A286];2)" office:value-type="string" office:string-value="28" calcext:value-type="string">
            <text:p>28</text:p>
          </table:table-cell>
          <table:table-cell table:formula="of:=RIGHT(LEFT([.$A286];5);2)" office:value-type="string" office:string-value="31" calcext:value-type="string">
            <text:p>31</text:p>
          </table:table-cell>
          <table:table-cell table:formula="of:=RIGHT(LEFT([.$A286];8);2)" office:value-type="string" office:string-value="47" calcext:value-type="string">
            <text:p>47</text:p>
          </table:table-cell>
          <table:table-cell table:formula="of:=RIGHT(LEFT([.$A286];11);2)" office:value-type="string" office:string-value="97" calcext:value-type="string">
            <text:p>97</text:p>
          </table:table-cell>
          <table:table-cell table:formula="of:=RIGHT(LEFT([.$A286];14);2)" office:value-type="string" office:string-value="58" calcext:value-type="string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<text:s/>7 86 40 57</text:p>
          </table:table-cell>
          <table:table-cell table:formula="of:=LEFT([.A287];2)" office:value-type="string" office:string-value="69" calcext:value-type="string">
            <text:p>69</text:p>
          </table:table-cell>
          <table:table-cell table:formula="of:=RIGHT(LEFT([.$A287];5);2)" office:value-type="string" office:string-value=" 7" calcext:value-type="string">
            <text:p><text:s/>7</text:p>
          </table:table-cell>
          <table:table-cell table:formula="of:=RIGHT(LEFT([.$A287];8);2)" office:value-type="string" office:string-value="86" calcext:value-type="string">
            <text:p>86</text:p>
          </table:table-cell>
          <table:table-cell table:formula="of:=RIGHT(LEFT([.$A287];11);2)" office:value-type="string" office:string-value="40" calcext:value-type="string">
            <text:p>40</text:p>
          </table:table-cell>
          <table:table-cell table:formula="of:=RIGHT(LEFT([.$A287];14);2)" office:value-type="string" office:string-value="57" calcext:value-type="string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<text:s/>1 11 84 54</text:p>
          </table:table-cell>
          <table:table-cell table:formula="of:=LEFT([.A288];2)" office:value-type="string" office:string-value="45" calcext:value-type="string">
            <text:p>45</text:p>
          </table:table-cell>
          <table:table-cell table:formula="of:=RIGHT(LEFT([.$A288];5);2)" office:value-type="string" office:string-value=" 1" calcext:value-type="string">
            <text:p><text:s/>1</text:p>
          </table:table-cell>
          <table:table-cell table:formula="of:=RIGHT(LEFT([.$A288];8);2)" office:value-type="string" office:string-value="11" calcext:value-type="string">
            <text:p>11</text:p>
          </table:table-cell>
          <table:table-cell table:formula="of:=RIGHT(LEFT([.$A288];11);2)" office:value-type="string" office:string-value="84" calcext:value-type="string">
            <text:p>84</text:p>
          </table:table-cell>
          <table:table-cell table:formula="of:=RIGHT(LEFT([.$A288];14);2)" office:value-type="string" office:string-value="54" calcext:value-type="string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<text:s/>9 95 93 88</text:p>
          </table:table-cell>
          <table:table-cell table:formula="of:=LEFT([.A289];2)" office:value-type="string" office:string-value="29" calcext:value-type="string">
            <text:p>29</text:p>
          </table:table-cell>
          <table:table-cell table:formula="of:=RIGHT(LEFT([.$A289];5);2)" office:value-type="string" office:string-value=" 9" calcext:value-type="string">
            <text:p><text:s/>9</text:p>
          </table:table-cell>
          <table:table-cell table:formula="of:=RIGHT(LEFT([.$A289];8);2)" office:value-type="string" office:string-value="95" calcext:value-type="string">
            <text:p>95</text:p>
          </table:table-cell>
          <table:table-cell table:formula="of:=RIGHT(LEFT([.$A289];11);2)" office:value-type="string" office:string-value="93" calcext:value-type="string">
            <text:p>93</text:p>
          </table:table-cell>
          <table:table-cell table:formula="of:=RIGHT(LEFT([.$A289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<text:s/>5 79 76 77</text:p>
          </table:table-cell>
          <table:table-cell table:formula="of:=LEFT([.A290];2)" office:value-type="string" office:string-value="12" calcext:value-type="string">
            <text:p>12</text:p>
          </table:table-cell>
          <table:table-cell table:formula="of:=RIGHT(LEFT([.$A290];5);2)" office:value-type="string" office:string-value=" 5" calcext:value-type="string">
            <text:p><text:s/>5</text:p>
          </table:table-cell>
          <table:table-cell table:formula="of:=RIGHT(LEFT([.$A290];8);2)" office:value-type="string" office:string-value="79" calcext:value-type="string">
            <text:p>79</text:p>
          </table:table-cell>
          <table:table-cell table:formula="of:=RIGHT(LEFT([.$A290];11);2)" office:value-type="string" office:string-value="76" calcext:value-type="string">
            <text:p>76</text:p>
          </table:table-cell>
          <table:table-cell table:formula="of:=RIGHT(LEFT([.$A290];14);2)" office:value-type="string" office:string-value="77" calcext:value-type="string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 <text:s/>7 60 75 12</text:p>
          </table:table-cell>
          <table:table-cell table:formula="of:=LEFT([.A291];2)" office:value-type="string" office:string-value="93" calcext:value-type="string">
            <text:p>93</text:p>
          </table:table-cell>
          <table:table-cell table:formula="of:=RIGHT(LEFT([.$A291];5);2)" office:value-type="string" office:string-value=" 7" calcext:value-type="string">
            <text:p><text:s/>7</text:p>
          </table:table-cell>
          <table:table-cell table:formula="of:=RIGHT(LEFT([.$A291];8);2)" office:value-type="string" office:string-value="60" calcext:value-type="string">
            <text:p>60</text:p>
          </table:table-cell>
          <table:table-cell table:formula="of:=RIGHT(LEFT([.$A291];11);2)" office:value-type="string" office:string-value="75" calcext:value-type="string">
            <text:p>75</text:p>
          </table:table-cell>
          <table:table-cell table:formula="of:=RIGHT(LEFT([.$A291];14);2)" office:value-type="string" office:string-value="12" calcext:value-type="string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64 20 46 10</text:p>
          </table:table-cell>
          <table:table-cell table:formula="of:=LEFT([.A292];2)" office:value-type="string" office:string-value="49" calcext:value-type="string">
            <text:p>49</text:p>
          </table:table-cell>
          <table:table-cell table:formula="of:=RIGHT(LEFT([.$A292];5);2)" office:value-type="string" office:string-value="64" calcext:value-type="string">
            <text:p>64</text:p>
          </table:table-cell>
          <table:table-cell table:formula="of:=RIGHT(LEFT([.$A292];8);2)" office:value-type="string" office:string-value="20" calcext:value-type="string">
            <text:p>20</text:p>
          </table:table-cell>
          <table:table-cell table:formula="of:=RIGHT(LEFT([.$A292];11);2)" office:value-type="string" office:string-value="46" calcext:value-type="string">
            <text:p>46</text:p>
          </table:table-cell>
          <table:table-cell table:formula="of:=RIGHT(LEFT([.$A292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 23 76 42 47</text:p>
          </table:table-cell>
          <table:table-cell table:formula="of:=LEFT([.A293];2)" office:value-type="string" office:string-value=" 3" calcext:value-type="string">
            <text:p><text:s/>3</text:p>
          </table:table-cell>
          <table:table-cell table:formula="of:=RIGHT(LEFT([.$A293];5);2)" office:value-type="string" office:string-value="23" calcext:value-type="string">
            <text:p>23</text:p>
          </table:table-cell>
          <table:table-cell table:formula="of:=RIGHT(LEFT([.$A293];8);2)" office:value-type="string" office:string-value="76" calcext:value-type="string">
            <text:p>76</text:p>
          </table:table-cell>
          <table:table-cell table:formula="of:=RIGHT(LEFT([.$A293];11);2)" office:value-type="string" office:string-value="42" calcext:value-type="string">
            <text:p>42</text:p>
          </table:table-cell>
          <table:table-cell table:formula="of:=RIGHT(LEFT([.$A293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9 22 <text:s/>6 34 87</text:p>
          </table:table-cell>
          <table:table-cell table:formula="of:=LEFT([.A294];2)" office:value-type="string" office:string-value=" 9" calcext:value-type="string">
            <text:p><text:s/>9</text:p>
          </table:table-cell>
          <table:table-cell table:formula="of:=RIGHT(LEFT([.$A294];5);2)" office:value-type="string" office:string-value="22" calcext:value-type="string">
            <text:p>22</text:p>
          </table:table-cell>
          <table:table-cell table:formula="of:=RIGHT(LEFT([.$A294];8);2)" office:value-type="string" office:string-value=" 6" calcext:value-type="string">
            <text:p><text:s/>6</text:p>
          </table:table-cell>
          <table:table-cell table:formula="of:=RIGHT(LEFT([.$A294];11);2)" office:value-type="string" office:string-value="34" calcext:value-type="string">
            <text:p>34</text:p>
          </table:table-cell>
          <table:table-cell table:formula="of:=RIGHT(LEFT([.$A294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37 66 45 48</text:p>
          </table:table-cell>
          <table:table-cell table:formula="of:=LEFT([.A295];2)" office:value-type="string" office:string-value="41" calcext:value-type="string">
            <text:p>41</text:p>
          </table:table-cell>
          <table:table-cell table:formula="of:=RIGHT(LEFT([.$A295];5);2)" office:value-type="string" office:string-value="37" calcext:value-type="string">
            <text:p>37</text:p>
          </table:table-cell>
          <table:table-cell table:formula="of:=RIGHT(LEFT([.$A295];8);2)" office:value-type="string" office:string-value="66" calcext:value-type="string">
            <text:p>66</text:p>
          </table:table-cell>
          <table:table-cell table:formula="of:=RIGHT(LEFT([.$A295];11);2)" office:value-type="string" office:string-value="45" calcext:value-type="string">
            <text:p>45</text:p>
          </table:table-cell>
          <table:table-cell table:formula="of:=RIGHT(LEFT([.$A295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9 53 64 37 83</text:p>
          </table:table-cell>
          <table:table-cell table:formula="of:=LEFT([.A296];2)" office:value-type="string" office:string-value=" 9" calcext:value-type="string">
            <text:p><text:s/>9</text:p>
          </table:table-cell>
          <table:table-cell table:formula="of:=RIGHT(LEFT([.$A296];5);2)" office:value-type="string" office:string-value="53" calcext:value-type="string">
            <text:p>53</text:p>
          </table:table-cell>
          <table:table-cell table:formula="of:=RIGHT(LEFT([.$A296];8);2)" office:value-type="string" office:string-value="64" calcext:value-type="string">
            <text:p>64</text:p>
          </table:table-cell>
          <table:table-cell table:formula="of:=RIGHT(LEFT([.$A296];11);2)" office:value-type="string" office:string-value="37" calcext:value-type="string">
            <text:p>37</text:p>
          </table:table-cell>
          <table:table-cell table:formula="of:=RIGHT(LEFT([.$A296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43 91 30 36</text:p>
          </table:table-cell>
          <table:table-cell table:formula="of:=LEFT([.A297];2)" office:value-type="string" office:string-value="89" calcext:value-type="string">
            <text:p>89</text:p>
          </table:table-cell>
          <table:table-cell table:formula="of:=RIGHT(LEFT([.$A297];5);2)" office:value-type="string" office:string-value="43" calcext:value-type="string">
            <text:p>43</text:p>
          </table:table-cell>
          <table:table-cell table:formula="of:=RIGHT(LEFT([.$A297];8);2)" office:value-type="string" office:string-value="91" calcext:value-type="string">
            <text:p>91</text:p>
          </table:table-cell>
          <table:table-cell table:formula="of:=RIGHT(LEFT([.$A297];11);2)" office:value-type="string" office:string-value="30" calcext:value-type="string">
            <text:p>30</text:p>
          </table:table-cell>
          <table:table-cell table:formula="of:=RIGHT(LEFT([.$A297];14);2)" office:value-type="string" office:string-value="36" calcext:value-type="string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22 69 79 42</text:p>
          </table:table-cell>
          <table:table-cell table:formula="of:=LEFT([.A298];2)" office:value-type="string" office:string-value="39" calcext:value-type="string">
            <text:p>39</text:p>
          </table:table-cell>
          <table:table-cell table:formula="of:=RIGHT(LEFT([.$A298];5);2)" office:value-type="string" office:string-value="22" calcext:value-type="string">
            <text:p>22</text:p>
          </table:table-cell>
          <table:table-cell table:formula="of:=RIGHT(LEFT([.$A298];8);2)" office:value-type="string" office:string-value="69" calcext:value-type="string">
            <text:p>69</text:p>
          </table:table-cell>
          <table:table-cell table:formula="of:=RIGHT(LEFT([.$A298];11);2)" office:value-type="string" office:string-value="79" calcext:value-type="string">
            <text:p>79</text:p>
          </table:table-cell>
          <table:table-cell table:formula="of:=RIGHT(LEFT([.$A298];14);2)" office:value-type="string" office:string-value="42" calcext:value-type="string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28 55 40 54</text:p>
          </table:table-cell>
          <table:table-cell table:formula="of:=LEFT([.A299];2)" office:value-type="string" office:string-value="31" calcext:value-type="string">
            <text:p>31</text:p>
          </table:table-cell>
          <table:table-cell table:formula="of:=RIGHT(LEFT([.$A299];5);2)" office:value-type="string" office:string-value="28" calcext:value-type="string">
            <text:p>28</text:p>
          </table:table-cell>
          <table:table-cell table:formula="of:=RIGHT(LEFT([.$A299];8);2)" office:value-type="string" office:string-value="55" calcext:value-type="string">
            <text:p>55</text:p>
          </table:table-cell>
          <table:table-cell table:formula="of:=RIGHT(LEFT([.$A299];11);2)" office:value-type="string" office:string-value="40" calcext:value-type="string">
            <text:p>40</text:p>
          </table:table-cell>
          <table:table-cell table:formula="of:=RIGHT(LEFT([.$A299];14);2)" office:value-type="string" office:string-value="54" calcext:value-type="string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24 44 84 46</text:p>
          </table:table-cell>
          <table:table-cell table:formula="of:=LEFT([.A300];2)" office:value-type="string" office:string-value=" 7" calcext:value-type="string">
            <text:p><text:s/>7</text:p>
          </table:table-cell>
          <table:table-cell table:formula="of:=RIGHT(LEFT([.$A300];5);2)" office:value-type="string" office:string-value="24" calcext:value-type="string">
            <text:p>24</text:p>
          </table:table-cell>
          <table:table-cell table:formula="of:=RIGHT(LEFT([.$A300];8);2)" office:value-type="string" office:string-value="44" calcext:value-type="string">
            <text:p>44</text:p>
          </table:table-cell>
          <table:table-cell table:formula="of:=RIGHT(LEFT([.$A300];11);2)" office:value-type="string" office:string-value="84" calcext:value-type="string">
            <text:p>84</text:p>
          </table:table-cell>
          <table:table-cell table:formula="of:=RIGHT(LEFT([.$A300];14);2)" office:value-type="string" office:string-value="46" calcext:value-type="string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 75 15 89 31</text:p>
          </table:table-cell>
          <table:table-cell table:formula="of:=LEFT([.A301];2)" office:value-type="string" office:string-value="81" calcext:value-type="string">
            <text:p>81</text:p>
          </table:table-cell>
          <table:table-cell table:formula="of:=RIGHT(LEFT([.$A301];5);2)" office:value-type="string" office:string-value="75" calcext:value-type="string">
            <text:p>75</text:p>
          </table:table-cell>
          <table:table-cell table:formula="of:=RIGHT(LEFT([.$A301];8);2)" office:value-type="string" office:string-value="15" calcext:value-type="string">
            <text:p>15</text:p>
          </table:table-cell>
          <table:table-cell table:formula="of:=RIGHT(LEFT([.$A301];11);2)" office:value-type="string" office:string-value="89" calcext:value-type="string">
            <text:p>89</text:p>
          </table:table-cell>
          <table:table-cell table:formula="of:=RIGHT(LEFT([.$A301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13 12 <text:s/>5 10</text:p>
          </table:table-cell>
          <table:table-cell table:formula="of:=LEFT([.A302];2)" office:value-type="string" office:string-value="11" calcext:value-type="string">
            <text:p>11</text:p>
          </table:table-cell>
          <table:table-cell table:formula="of:=RIGHT(LEFT([.$A302];5);2)" office:value-type="string" office:string-value="13" calcext:value-type="string">
            <text:p>13</text:p>
          </table:table-cell>
          <table:table-cell table:formula="of:=RIGHT(LEFT([.$A302];8);2)" office:value-type="string" office:string-value="12" calcext:value-type="string">
            <text:p>12</text:p>
          </table:table-cell>
          <table:table-cell table:formula="of:=RIGHT(LEFT([.$A302];11);2)" office:value-type="string" office:string-value=" 5" calcext:value-type="string">
            <text:p><text:s/>5</text:p>
          </table:table-cell>
          <table:table-cell table:formula="of:=RIGHT(LEFT([.$A302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 80 22 68 <text:s/>3</text:p>
          </table:table-cell>
          <table:table-cell table:formula="of:=LEFT([.A303];2)" office:value-type="string" office:string-value="94" calcext:value-type="string">
            <text:p>94</text:p>
          </table:table-cell>
          <table:table-cell table:formula="of:=RIGHT(LEFT([.$A303];5);2)" office:value-type="string" office:string-value="80" calcext:value-type="string">
            <text:p>80</text:p>
          </table:table-cell>
          <table:table-cell table:formula="of:=RIGHT(LEFT([.$A303];8);2)" office:value-type="string" office:string-value="22" calcext:value-type="string">
            <text:p>22</text:p>
          </table:table-cell>
          <table:table-cell table:formula="of:=RIGHT(LEFT([.$A303];11);2)" office:value-type="string" office:string-value="68" calcext:value-type="string">
            <text:p>68</text:p>
          </table:table-cell>
          <table:table-cell table:formula="of:=RIGHT(LEFT([.$A303];14);2)" office:value-type="string" office:string-value=" 3" calcext:value-type="string">
            <text:p><text:s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60 42 65 58</text:p>
          </table:table-cell>
          <table:table-cell table:formula="of:=LEFT([.A304];2)" office:value-type="string" office:string-value="27" calcext:value-type="string">
            <text:p>27</text:p>
          </table:table-cell>
          <table:table-cell table:formula="of:=RIGHT(LEFT([.$A304];5);2)" office:value-type="string" office:string-value="60" calcext:value-type="string">
            <text:p>60</text:p>
          </table:table-cell>
          <table:table-cell table:formula="of:=RIGHT(LEFT([.$A304];8);2)" office:value-type="string" office:string-value="42" calcext:value-type="string">
            <text:p>42</text:p>
          </table:table-cell>
          <table:table-cell table:formula="of:=RIGHT(LEFT([.$A304];11);2)" office:value-type="string" office:string-value="65" calcext:value-type="string">
            <text:p>65</text:p>
          </table:table-cell>
          <table:table-cell table:formula="of:=RIGHT(LEFT([.$A304];14);2)" office:value-type="string" office:string-value="58" calcext:value-type="string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82 17 92 73</text:p>
          </table:table-cell>
          <table:table-cell table:formula="of:=LEFT([.A305];2)" office:value-type="string" office:string-value="40" calcext:value-type="string">
            <text:p>40</text:p>
          </table:table-cell>
          <table:table-cell table:formula="of:=RIGHT(LEFT([.$A305];5);2)" office:value-type="string" office:string-value="82" calcext:value-type="string">
            <text:p>82</text:p>
          </table:table-cell>
          <table:table-cell table:formula="of:=RIGHT(LEFT([.$A305];8);2)" office:value-type="string" office:string-value="17" calcext:value-type="string">
            <text:p>17</text:p>
          </table:table-cell>
          <table:table-cell table:formula="of:=RIGHT(LEFT([.$A305];11);2)" office:value-type="string" office:string-value="92" calcext:value-type="string">
            <text:p>92</text:p>
          </table:table-cell>
          <table:table-cell table:formula="of:=RIGHT(LEFT([.$A305];14);2)" office:value-type="string" office:string-value="73" calcext:value-type="string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 40 98 33 41</text:p>
          </table:table-cell>
          <table:table-cell table:formula="of:=LEFT([.A306];2)" office:value-type="string" office:string-value="16" calcext:value-type="string">
            <text:p>16</text:p>
          </table:table-cell>
          <table:table-cell table:formula="of:=RIGHT(LEFT([.$A306];5);2)" office:value-type="string" office:string-value="40" calcext:value-type="string">
            <text:p>40</text:p>
          </table:table-cell>
          <table:table-cell table:formula="of:=RIGHT(LEFT([.$A306];8);2)" office:value-type="string" office:string-value="98" calcext:value-type="string">
            <text:p>98</text:p>
          </table:table-cell>
          <table:table-cell table:formula="of:=RIGHT(LEFT([.$A306];11);2)" office:value-type="string" office:string-value="33" calcext:value-type="string">
            <text:p>33</text:p>
          </table:table-cell>
          <table:table-cell table:formula="of:=RIGHT(LEFT([.$A306];14);2)" office:value-type="string" office:string-value="41" calcext:value-type="string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 72 <text:s/>2 77 86</text:p>
          </table:table-cell>
          <table:table-cell table:formula="of:=LEFT([.A307];2)" office:value-type="string" office:string-value="79" calcext:value-type="string">
            <text:p>79</text:p>
          </table:table-cell>
          <table:table-cell table:formula="of:=RIGHT(LEFT([.$A307];5);2)" office:value-type="string" office:string-value="72" calcext:value-type="string">
            <text:p>72</text:p>
          </table:table-cell>
          <table:table-cell table:formula="of:=RIGHT(LEFT([.$A307];8);2)" office:value-type="string" office:string-value=" 2" calcext:value-type="string">
            <text:p><text:s/>2</text:p>
          </table:table-cell>
          <table:table-cell table:formula="of:=RIGHT(LEFT([.$A307];11);2)" office:value-type="string" office:string-value="77" calcext:value-type="string">
            <text:p>77</text:p>
          </table:table-cell>
          <table:table-cell table:formula="of:=RIGHT(LEFT([.$A307];14);2)" office:value-type="string" office:string-value="86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32 85 74 50</text:p>
          </table:table-cell>
          <table:table-cell table:formula="of:=LEFT([.A308];2)" office:value-type="string" office:string-value="14" calcext:value-type="string">
            <text:p>14</text:p>
          </table:table-cell>
          <table:table-cell table:formula="of:=RIGHT(LEFT([.$A308];5);2)" office:value-type="string" office:string-value="32" calcext:value-type="string">
            <text:p>32</text:p>
          </table:table-cell>
          <table:table-cell table:formula="of:=RIGHT(LEFT([.$A308];8);2)" office:value-type="string" office:string-value="85" calcext:value-type="string">
            <text:p>85</text:p>
          </table:table-cell>
          <table:table-cell table:formula="of:=RIGHT(LEFT([.$A308];11);2)" office:value-type="string" office:string-value="74" calcext:value-type="string">
            <text:p>74</text:p>
          </table:table-cell>
          <table:table-cell table:formula="of:=RIGHT(LEFT([.$A308];14);2)" office:value-type="string" office:string-value="50" calcext:value-type="string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49 62 56 <text:s/>9</text:p>
          </table:table-cell>
          <table:table-cell table:formula="of:=LEFT([.A309];2)" office:value-type="string" office:string-value="11" calcext:value-type="string">
            <text:p>11</text:p>
          </table:table-cell>
          <table:table-cell table:formula="of:=RIGHT(LEFT([.$A309];5);2)" office:value-type="string" office:string-value="49" calcext:value-type="string">
            <text:p>49</text:p>
          </table:table-cell>
          <table:table-cell table:formula="of:=RIGHT(LEFT([.$A309];8);2)" office:value-type="string" office:string-value="62" calcext:value-type="string">
            <text:p>62</text:p>
          </table:table-cell>
          <table:table-cell table:formula="of:=RIGHT(LEFT([.$A309];11);2)" office:value-type="string" office:string-value="56" calcext:value-type="string">
            <text:p>56</text:p>
          </table:table-cell>
          <table:table-cell table:formula="of:=RIGHT(LEFT([.$A309];14);2)" office:value-type="string" office:string-value=" 9" calcext:value-type="string">
            <text:p><text:s/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 20 12 19 60</text:p>
          </table:table-cell>
          <table:table-cell table:formula="of:=LEFT([.A310];2)" office:value-type="string" office:string-value="69" calcext:value-type="string">
            <text:p>69</text:p>
          </table:table-cell>
          <table:table-cell table:formula="of:=RIGHT(LEFT([.$A310];5);2)" office:value-type="string" office:string-value="20" calcext:value-type="string">
            <text:p>20</text:p>
          </table:table-cell>
          <table:table-cell table:formula="of:=RIGHT(LEFT([.$A310];8);2)" office:value-type="string" office:string-value="12" calcext:value-type="string">
            <text:p>12</text:p>
          </table:table-cell>
          <table:table-cell table:formula="of:=RIGHT(LEFT([.$A310];11);2)" office:value-type="string" office:string-value="19" calcext:value-type="string">
            <text:p>19</text:p>
          </table:table-cell>
          <table:table-cell table:formula="of:=RIGHT(LEFT([.$A310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 72 61 54 92</text:p>
          </table:table-cell>
          <table:table-cell table:formula="of:=LEFT([.A311];2)" office:value-type="string" office:string-value="95" calcext:value-type="string">
            <text:p>95</text:p>
          </table:table-cell>
          <table:table-cell table:formula="of:=RIGHT(LEFT([.$A311];5);2)" office:value-type="string" office:string-value="72" calcext:value-type="string">
            <text:p>72</text:p>
          </table:table-cell>
          <table:table-cell table:formula="of:=RIGHT(LEFT([.$A311];8);2)" office:value-type="string" office:string-value="61" calcext:value-type="string">
            <text:p>61</text:p>
          </table:table-cell>
          <table:table-cell table:formula="of:=RIGHT(LEFT([.$A311];11);2)" office:value-type="string" office:string-value="54" calcext:value-type="string">
            <text:p>54</text:p>
          </table:table-cell>
          <table:table-cell table:formula="of:=RIGHT(LEFT([.$A311];14);2)" office:value-type="string" office:string-value="92" calcext:value-type="string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<text:s/>0 <text:s/>1 84 99</text:p>
          </table:table-cell>
          <table:table-cell table:formula="of:=LEFT([.A312];2)" office:value-type="string" office:string-value="10" calcext:value-type="string">
            <text:p>10</text:p>
          </table:table-cell>
          <table:table-cell table:formula="of:=RIGHT(LEFT([.$A312];5);2)" office:value-type="string" office:string-value=" 0" calcext:value-type="string">
            <text:p><text:s/>0</text:p>
          </table:table-cell>
          <table:table-cell table:formula="of:=RIGHT(LEFT([.$A312];8);2)" office:value-type="string" office:string-value=" 1" calcext:value-type="string">
            <text:p><text:s/>1</text:p>
          </table:table-cell>
          <table:table-cell table:formula="of:=RIGHT(LEFT([.$A312];11);2)" office:value-type="string" office:string-value="84" calcext:value-type="string">
            <text:p>84</text:p>
          </table:table-cell>
          <table:table-cell table:formula="of:=RIGHT(LEFT([.$A312];14);2)" office:value-type="string" office:string-value="99" calcext:value-type="string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 62 13 18 86</text:p>
          </table:table-cell>
          <table:table-cell table:formula="of:=LEFT([.A313];2)" office:value-type="string" office:string-value="88" calcext:value-type="string">
            <text:p>88</text:p>
          </table:table-cell>
          <table:table-cell table:formula="of:=RIGHT(LEFT([.$A313];5);2)" office:value-type="string" office:string-value="62" calcext:value-type="string">
            <text:p>62</text:p>
          </table:table-cell>
          <table:table-cell table:formula="of:=RIGHT(LEFT([.$A313];8);2)" office:value-type="string" office:string-value="13" calcext:value-type="string">
            <text:p>13</text:p>
          </table:table-cell>
          <table:table-cell table:formula="of:=RIGHT(LEFT([.$A313];11);2)" office:value-type="string" office:string-value="18" calcext:value-type="string">
            <text:p>18</text:p>
          </table:table-cell>
          <table:table-cell table:formula="of:=RIGHT(LEFT([.$A313];14);2)" office:value-type="string" office:string-value="86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59 60 29 78</text:p>
          </table:table-cell>
          <table:table-cell table:formula="of:=LEFT([.A314];2)" office:value-type="string" office:string-value="89" calcext:value-type="string">
            <text:p>89</text:p>
          </table:table-cell>
          <table:table-cell table:formula="of:=RIGHT(LEFT([.$A314];5);2)" office:value-type="string" office:string-value="59" calcext:value-type="string">
            <text:p>59</text:p>
          </table:table-cell>
          <table:table-cell table:formula="of:=RIGHT(LEFT([.$A314];8);2)" office:value-type="string" office:string-value="60" calcext:value-type="string">
            <text:p>60</text:p>
          </table:table-cell>
          <table:table-cell table:formula="of:=RIGHT(LEFT([.$A314];11);2)" office:value-type="string" office:string-value="29" calcext:value-type="string">
            <text:p>29</text:p>
          </table:table-cell>
          <table:table-cell table:formula="of:=RIGHT(LEFT([.$A314];14);2)" office:value-type="string" office:string-value="78" calcext:value-type="string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98 27 91 87</text:p>
          </table:table-cell>
          <table:table-cell table:formula="of:=LEFT([.A315];2)" office:value-type="string" office:string-value="55" calcext:value-type="string">
            <text:p>55</text:p>
          </table:table-cell>
          <table:table-cell table:formula="of:=RIGHT(LEFT([.$A315];5);2)" office:value-type="string" office:string-value="98" calcext:value-type="string">
            <text:p>98</text:p>
          </table:table-cell>
          <table:table-cell table:formula="of:=RIGHT(LEFT([.$A315];8);2)" office:value-type="string" office:string-value="27" calcext:value-type="string">
            <text:p>27</text:p>
          </table:table-cell>
          <table:table-cell table:formula="of:=RIGHT(LEFT([.$A315];11);2)" office:value-type="string" office:string-value="91" calcext:value-type="string">
            <text:p>91</text:p>
          </table:table-cell>
          <table:table-cell table:formula="of:=RIGHT(LEFT([.$A315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37 49 43 76</text:p>
          </table:table-cell>
          <table:table-cell table:formula="of:=LEFT([.A316];2)" office:value-type="string" office:string-value="58" calcext:value-type="string">
            <text:p>58</text:p>
          </table:table-cell>
          <table:table-cell table:formula="of:=RIGHT(LEFT([.$A316];5);2)" office:value-type="string" office:string-value="37" calcext:value-type="string">
            <text:p>37</text:p>
          </table:table-cell>
          <table:table-cell table:formula="of:=RIGHT(LEFT([.$A316];8);2)" office:value-type="string" office:string-value="49" calcext:value-type="string">
            <text:p>49</text:p>
          </table:table-cell>
          <table:table-cell table:formula="of:=RIGHT(LEFT([.$A316];11);2)" office:value-type="string" office:string-value="43" calcext:value-type="string">
            <text:p>43</text:p>
          </table:table-cell>
          <table:table-cell table:formula="of:=RIGHT(LEFT([.$A316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<text:s/>3 65 13 <text:s/>2</text:p>
          </table:table-cell>
          <table:table-cell table:formula="of:=LEFT([.A317];2)" office:value-type="string" office:string-value="14" calcext:value-type="string">
            <text:p>14</text:p>
          </table:table-cell>
          <table:table-cell table:formula="of:=RIGHT(LEFT([.$A317];5);2)" office:value-type="string" office:string-value=" 3" calcext:value-type="string">
            <text:p><text:s/>3</text:p>
          </table:table-cell>
          <table:table-cell table:formula="of:=RIGHT(LEFT([.$A317];8);2)" office:value-type="string" office:string-value="65" calcext:value-type="string">
            <text:p>65</text:p>
          </table:table-cell>
          <table:table-cell table:formula="of:=RIGHT(LEFT([.$A317];11);2)" office:value-type="string" office:string-value="13" calcext:value-type="string">
            <text:p>13</text:p>
          </table:table-cell>
          <table:table-cell table:formula="of:=RIGHT(LEFT([.$A317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20 <text:s/>6 73 <text:s/>5</text:p>
          </table:table-cell>
          <table:table-cell table:formula="of:=LEFT([.A318];2)" office:value-type="string" office:string-value="92" calcext:value-type="string">
            <text:p>92</text:p>
          </table:table-cell>
          <table:table-cell table:formula="of:=RIGHT(LEFT([.$A318];5);2)" office:value-type="string" office:string-value="20" calcext:value-type="string">
            <text:p>20</text:p>
          </table:table-cell>
          <table:table-cell table:formula="of:=RIGHT(LEFT([.$A318];8);2)" office:value-type="string" office:string-value=" 6" calcext:value-type="string">
            <text:p><text:s/>6</text:p>
          </table:table-cell>
          <table:table-cell table:formula="of:=RIGHT(LEFT([.$A318];11);2)" office:value-type="string" office:string-value="73" calcext:value-type="string">
            <text:p>73</text:p>
          </table:table-cell>
          <table:table-cell table:formula="of:=RIGHT(LEFT([.$A318];14);2)" office:value-type="string" office:string-value=" 5" calcext:value-type="string">
            <text:p><text:s/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53 82 95 99</text:p>
          </table:table-cell>
          <table:table-cell table:formula="of:=LEFT([.A319];2)" office:value-type="string" office:string-value="96" calcext:value-type="string">
            <text:p>96</text:p>
          </table:table-cell>
          <table:table-cell table:formula="of:=RIGHT(LEFT([.$A319];5);2)" office:value-type="string" office:string-value="53" calcext:value-type="string">
            <text:p>53</text:p>
          </table:table-cell>
          <table:table-cell table:formula="of:=RIGHT(LEFT([.$A319];8);2)" office:value-type="string" office:string-value="82" calcext:value-type="string">
            <text:p>82</text:p>
          </table:table-cell>
          <table:table-cell table:formula="of:=RIGHT(LEFT([.$A319];11);2)" office:value-type="string" office:string-value="95" calcext:value-type="string">
            <text:p>95</text:p>
          </table:table-cell>
          <table:table-cell table:formula="of:=RIGHT(LEFT([.$A319];14);2)" office:value-type="string" office:string-value="99" calcext:value-type="string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83 80 26 11</text:p>
          </table:table-cell>
          <table:table-cell table:formula="of:=LEFT([.A320];2)" office:value-type="string" office:string-value="15" calcext:value-type="string">
            <text:p>15</text:p>
          </table:table-cell>
          <table:table-cell table:formula="of:=RIGHT(LEFT([.$A320];5);2)" office:value-type="string" office:string-value="83" calcext:value-type="string">
            <text:p>83</text:p>
          </table:table-cell>
          <table:table-cell table:formula="of:=RIGHT(LEFT([.$A320];8);2)" office:value-type="string" office:string-value="80" calcext:value-type="string">
            <text:p>80</text:p>
          </table:table-cell>
          <table:table-cell table:formula="of:=RIGHT(LEFT([.$A320];11);2)" office:value-type="string" office:string-value="26" calcext:value-type="string">
            <text:p>26</text:p>
          </table:table-cell>
          <table:table-cell table:formula="of:=RIGHT(LEFT([.$A320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71 56 58 95</text:p>
          </table:table-cell>
          <table:table-cell table:formula="of:=LEFT([.A321];2)" office:value-type="string" office:string-value="51" calcext:value-type="string">
            <text:p>51</text:p>
          </table:table-cell>
          <table:table-cell table:formula="of:=RIGHT(LEFT([.$A321];5);2)" office:value-type="string" office:string-value="71" calcext:value-type="string">
            <text:p>71</text:p>
          </table:table-cell>
          <table:table-cell table:formula="of:=RIGHT(LEFT([.$A321];8);2)" office:value-type="string" office:string-value="56" calcext:value-type="string">
            <text:p>56</text:p>
          </table:table-cell>
          <table:table-cell table:formula="of:=RIGHT(LEFT([.$A321];11);2)" office:value-type="string" office:string-value="58" calcext:value-type="string">
            <text:p>58</text:p>
          </table:table-cell>
          <table:table-cell table:formula="of:=RIGHT(LEFT([.$A321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84 46 54 94</text:p>
          </table:table-cell>
          <table:table-cell table:formula="of:=LEFT([.A322];2)" office:value-type="string" office:string-value="59" calcext:value-type="string">
            <text:p>59</text:p>
          </table:table-cell>
          <table:table-cell table:formula="of:=RIGHT(LEFT([.$A322];5);2)" office:value-type="string" office:string-value="84" calcext:value-type="string">
            <text:p>84</text:p>
          </table:table-cell>
          <table:table-cell table:formula="of:=RIGHT(LEFT([.$A322];8);2)" office:value-type="string" office:string-value="46" calcext:value-type="string">
            <text:p>46</text:p>
          </table:table-cell>
          <table:table-cell table:formula="of:=RIGHT(LEFT([.$A322];11);2)" office:value-type="string" office:string-value="54" calcext:value-type="string">
            <text:p>54</text:p>
          </table:table-cell>
          <table:table-cell table:formula="of:=RIGHT(LEFT([.$A322];14);2)" office:value-type="string" office:string-value="94" calcext:value-type="string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<text:s/>7 49 62 83</text:p>
          </table:table-cell>
          <table:table-cell table:formula="of:=LEFT([.A323];2)" office:value-type="string" office:string-value=" 8" calcext:value-type="string">
            <text:p><text:s/>8</text:p>
          </table:table-cell>
          <table:table-cell table:formula="of:=RIGHT(LEFT([.$A323];5);2)" office:value-type="string" office:string-value=" 7" calcext:value-type="string">
            <text:p><text:s/>7</text:p>
          </table:table-cell>
          <table:table-cell table:formula="of:=RIGHT(LEFT([.$A323];8);2)" office:value-type="string" office:string-value="49" calcext:value-type="string">
            <text:p>49</text:p>
          </table:table-cell>
          <table:table-cell table:formula="of:=RIGHT(LEFT([.$A323];11);2)" office:value-type="string" office:string-value="62" calcext:value-type="string">
            <text:p>62</text:p>
          </table:table-cell>
          <table:table-cell table:formula="of:=RIGHT(LEFT([.$A323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 92 32 31 65</text:p>
          </table:table-cell>
          <table:table-cell table:formula="of:=LEFT([.A324];2)" office:value-type="string" office:string-value="47" calcext:value-type="string">
            <text:p>47</text:p>
          </table:table-cell>
          <table:table-cell table:formula="of:=RIGHT(LEFT([.$A324];5);2)" office:value-type="string" office:string-value="92" calcext:value-type="string">
            <text:p>92</text:p>
          </table:table-cell>
          <table:table-cell table:formula="of:=RIGHT(LEFT([.$A324];8);2)" office:value-type="string" office:string-value="32" calcext:value-type="string">
            <text:p>32</text:p>
          </table:table-cell>
          <table:table-cell table:formula="of:=RIGHT(LEFT([.$A324];11);2)" office:value-type="string" office:string-value="31" calcext:value-type="string">
            <text:p>31</text:p>
          </table:table-cell>
          <table:table-cell table:formula="of:=RIGHT(LEFT([.$A324];14);2)" office:value-type="string" office:string-value="65" calcext:value-type="string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44 57 25 20</text:p>
          </table:table-cell>
          <table:table-cell table:formula="of:=LEFT([.A325];2)" office:value-type="string" office:string-value="48" calcext:value-type="string">
            <text:p>48</text:p>
          </table:table-cell>
          <table:table-cell table:formula="of:=RIGHT(LEFT([.$A325];5);2)" office:value-type="string" office:string-value="44" calcext:value-type="string">
            <text:p>44</text:p>
          </table:table-cell>
          <table:table-cell table:formula="of:=RIGHT(LEFT([.$A325];8);2)" office:value-type="string" office:string-value="57" calcext:value-type="string">
            <text:p>57</text:p>
          </table:table-cell>
          <table:table-cell table:formula="of:=RIGHT(LEFT([.$A325];11);2)" office:value-type="string" office:string-value="25" calcext:value-type="string">
            <text:p>25</text:p>
          </table:table-cell>
          <table:table-cell table:formula="of:=RIGHT(LEFT([.$A325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<text:s/>3 26 90 14</text:p>
          </table:table-cell>
          <table:table-cell table:formula="of:=LEFT([.A326];2)" office:value-type="string" office:string-value=" 5" calcext:value-type="string">
            <text:p><text:s/>5</text:p>
          </table:table-cell>
          <table:table-cell table:formula="of:=RIGHT(LEFT([.$A326];5);2)" office:value-type="string" office:string-value=" 3" calcext:value-type="string">
            <text:p><text:s/>3</text:p>
          </table:table-cell>
          <table:table-cell table:formula="of:=RIGHT(LEFT([.$A326];8);2)" office:value-type="string" office:string-value="26" calcext:value-type="string">
            <text:p>26</text:p>
          </table:table-cell>
          <table:table-cell table:formula="of:=RIGHT(LEFT([.$A326];11);2)" office:value-type="string" office:string-value="90" calcext:value-type="string">
            <text:p>90</text:p>
          </table:table-cell>
          <table:table-cell table:formula="of:=RIGHT(LEFT([.$A326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16 44 <text:s/>4 <text:s/>0</text:p>
          </table:table-cell>
          <table:table-cell table:formula="of:=LEFT([.A327];2)" office:value-type="string" office:string-value="61" calcext:value-type="string">
            <text:p>61</text:p>
          </table:table-cell>
          <table:table-cell table:formula="of:=RIGHT(LEFT([.$A327];5);2)" office:value-type="string" office:string-value="16" calcext:value-type="string">
            <text:p>16</text:p>
          </table:table-cell>
          <table:table-cell table:formula="of:=RIGHT(LEFT([.$A327];8);2)" office:value-type="string" office:string-value="44" calcext:value-type="string">
            <text:p>44</text:p>
          </table:table-cell>
          <table:table-cell table:formula="of:=RIGHT(LEFT([.$A327];11);2)" office:value-type="string" office:string-value=" 4" calcext:value-type="string">
            <text:p><text:s/>4</text:p>
          </table:table-cell>
          <table:table-cell table:formula="of:=RIGHT(LEFT([.$A327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<text:s/>1 52 82 54</text:p>
          </table:table-cell>
          <table:table-cell table:formula="of:=LEFT([.A328];2)" office:value-type="string" office:string-value="49" calcext:value-type="string">
            <text:p>49</text:p>
          </table:table-cell>
          <table:table-cell table:formula="of:=RIGHT(LEFT([.$A328];5);2)" office:value-type="string" office:string-value=" 1" calcext:value-type="string">
            <text:p><text:s/>1</text:p>
          </table:table-cell>
          <table:table-cell table:formula="of:=RIGHT(LEFT([.$A328];8);2)" office:value-type="string" office:string-value="52" calcext:value-type="string">
            <text:p>52</text:p>
          </table:table-cell>
          <table:table-cell table:formula="of:=RIGHT(LEFT([.$A328];11);2)" office:value-type="string" office:string-value="82" calcext:value-type="string">
            <text:p>82</text:p>
          </table:table-cell>
          <table:table-cell table:formula="of:=RIGHT(LEFT([.$A328];14);2)" office:value-type="string" office:string-value="54" calcext:value-type="string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 77 86 43 87</text:p>
          </table:table-cell>
          <table:table-cell table:formula="of:=LEFT([.A329];2)" office:value-type="string" office:string-value="60" calcext:value-type="string">
            <text:p>60</text:p>
          </table:table-cell>
          <table:table-cell table:formula="of:=RIGHT(LEFT([.$A329];5);2)" office:value-type="string" office:string-value="77" calcext:value-type="string">
            <text:p>77</text:p>
          </table:table-cell>
          <table:table-cell table:formula="of:=RIGHT(LEFT([.$A329];8);2)" office:value-type="string" office:string-value="86" calcext:value-type="string">
            <text:p>86</text:p>
          </table:table-cell>
          <table:table-cell table:formula="of:=RIGHT(LEFT([.$A329];11);2)" office:value-type="string" office:string-value="43" calcext:value-type="string">
            <text:p>43</text:p>
          </table:table-cell>
          <table:table-cell table:formula="of:=RIGHT(LEFT([.$A329];14);2)" office:value-type="string" office:string-value="87" calcext:value-type="string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36 73 25 31</text:p>
          </table:table-cell>
          <table:table-cell table:formula="of:=LEFT([.A330];2)" office:value-type="string" office:string-value=" 6" calcext:value-type="string">
            <text:p><text:s/>6</text:p>
          </table:table-cell>
          <table:table-cell table:formula="of:=RIGHT(LEFT([.$A330];5);2)" office:value-type="string" office:string-value="36" calcext:value-type="string">
            <text:p>36</text:p>
          </table:table-cell>
          <table:table-cell table:formula="of:=RIGHT(LEFT([.$A330];8);2)" office:value-type="string" office:string-value="73" calcext:value-type="string">
            <text:p>73</text:p>
          </table:table-cell>
          <table:table-cell table:formula="of:=RIGHT(LEFT([.$A330];11);2)" office:value-type="string" office:string-value="25" calcext:value-type="string">
            <text:p>25</text:p>
          </table:table-cell>
          <table:table-cell table:formula="of:=RIGHT(LEFT([.$A330];14);2)" office:value-type="string" office:string-value="31" calcext:value-type="string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25 37 18 63</text:p>
          </table:table-cell>
          <table:table-cell table:formula="of:=LEFT([.A331];2)" office:value-type="string" office:string-value="32" calcext:value-type="string">
            <text:p>32</text:p>
          </table:table-cell>
          <table:table-cell table:formula="of:=RIGHT(LEFT([.$A331];5);2)" office:value-type="string" office:string-value="25" calcext:value-type="string">
            <text:p>25</text:p>
          </table:table-cell>
          <table:table-cell table:formula="of:=RIGHT(LEFT([.$A331];8);2)" office:value-type="string" office:string-value="37" calcext:value-type="string">
            <text:p>37</text:p>
          </table:table-cell>
          <table:table-cell table:formula="of:=RIGHT(LEFT([.$A331];11);2)" office:value-type="string" office:string-value="18" calcext:value-type="string">
            <text:p>18</text:p>
          </table:table-cell>
          <table:table-cell table:formula="of:=RIGHT(LEFT([.$A331];14);2)" office:value-type="string" office:string-value="63" calcext:value-type="string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 65 35 24 34</text:p>
          </table:table-cell>
          <table:table-cell table:formula="of:=LEFT([.A332];2)" office:value-type="string" office:string-value="60" calcext:value-type="string">
            <text:p>60</text:p>
          </table:table-cell>
          <table:table-cell table:formula="of:=RIGHT(LEFT([.$A332];5);2)" office:value-type="string" office:string-value="65" calcext:value-type="string">
            <text:p>65</text:p>
          </table:table-cell>
          <table:table-cell table:formula="of:=RIGHT(LEFT([.$A332];8);2)" office:value-type="string" office:string-value="35" calcext:value-type="string">
            <text:p>35</text:p>
          </table:table-cell>
          <table:table-cell table:formula="of:=RIGHT(LEFT([.$A332];11);2)" office:value-type="string" office:string-value="24" calcext:value-type="string">
            <text:p>24</text:p>
          </table:table-cell>
          <table:table-cell table:formula="of:=RIGHT(LEFT([.$A332];14);2)" office:value-type="string" office:string-value="34" calcext:value-type="string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94 12 77 47</text:p>
          </table:table-cell>
          <table:table-cell table:formula="of:=LEFT([.A333];2)" office:value-type="string" office:string-value="52" calcext:value-type="string">
            <text:p>52</text:p>
          </table:table-cell>
          <table:table-cell table:formula="of:=RIGHT(LEFT([.$A333];5);2)" office:value-type="string" office:string-value="94" calcext:value-type="string">
            <text:p>94</text:p>
          </table:table-cell>
          <table:table-cell table:formula="of:=RIGHT(LEFT([.$A333];8);2)" office:value-type="string" office:string-value="12" calcext:value-type="string">
            <text:p>12</text:p>
          </table:table-cell>
          <table:table-cell table:formula="of:=RIGHT(LEFT([.$A333];11);2)" office:value-type="string" office:string-value="77" calcext:value-type="string">
            <text:p>77</text:p>
          </table:table-cell>
          <table:table-cell table:formula="of:=RIGHT(LEFT([.$A333];14);2)" office:value-type="string" office:string-value="47" calcext:value-type="string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 83 <text:s/>2 30 74</text:p>
          </table:table-cell>
          <table:table-cell table:formula="of:=LEFT([.A334];2)" office:value-type="string" office:string-value="99" calcext:value-type="string">
            <text:p>99</text:p>
          </table:table-cell>
          <table:table-cell table:formula="of:=RIGHT(LEFT([.$A334];5);2)" office:value-type="string" office:string-value="83" calcext:value-type="string">
            <text:p>83</text:p>
          </table:table-cell>
          <table:table-cell table:formula="of:=RIGHT(LEFT([.$A334];8);2)" office:value-type="string" office:string-value=" 2" calcext:value-type="string">
            <text:p><text:s/>2</text:p>
          </table:table-cell>
          <table:table-cell table:formula="of:=RIGHT(LEFT([.$A334];11);2)" office:value-type="string" office:string-value="30" calcext:value-type="string">
            <text:p>30</text:p>
          </table:table-cell>
          <table:table-cell table:formula="of:=RIGHT(LEFT([.$A334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38 17 75 56</text:p>
          </table:table-cell>
          <table:table-cell table:formula="of:=LEFT([.A335];2)" office:value-type="string" office:string-value="58" calcext:value-type="string">
            <text:p>58</text:p>
          </table:table-cell>
          <table:table-cell table:formula="of:=RIGHT(LEFT([.$A335];5);2)" office:value-type="string" office:string-value="38" calcext:value-type="string">
            <text:p>38</text:p>
          </table:table-cell>
          <table:table-cell table:formula="of:=RIGHT(LEFT([.$A335];8);2)" office:value-type="string" office:string-value="17" calcext:value-type="string">
            <text:p>17</text:p>
          </table:table-cell>
          <table:table-cell table:formula="of:=RIGHT(LEFT([.$A335];11);2)" office:value-type="string" office:string-value="75" calcext:value-type="string">
            <text:p>75</text:p>
          </table:table-cell>
          <table:table-cell table:formula="of:=RIGHT(LEFT([.$A335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 88 70 22 39</text:p>
          </table:table-cell>
          <table:table-cell table:formula="of:=LEFT([.A336];2)" office:value-type="string" office:string-value="77" calcext:value-type="string">
            <text:p>77</text:p>
          </table:table-cell>
          <table:table-cell table:formula="of:=RIGHT(LEFT([.$A336];5);2)" office:value-type="string" office:string-value="88" calcext:value-type="string">
            <text:p>88</text:p>
          </table:table-cell>
          <table:table-cell table:formula="of:=RIGHT(LEFT([.$A336];8);2)" office:value-type="string" office:string-value="70" calcext:value-type="string">
            <text:p>70</text:p>
          </table:table-cell>
          <table:table-cell table:formula="of:=RIGHT(LEFT([.$A336];11);2)" office:value-type="string" office:string-value="22" calcext:value-type="string">
            <text:p>22</text:p>
          </table:table-cell>
          <table:table-cell table:formula="of:=RIGHT(LEFT([.$A336];14);2)" office:value-type="string" office:string-value="39" calcext:value-type="string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14 86 99 50</text:p>
          </table:table-cell>
          <table:table-cell table:formula="of:=LEFT([.A337];2)" office:value-type="string" office:string-value=" 4" calcext:value-type="string">
            <text:p><text:s/>4</text:p>
          </table:table-cell>
          <table:table-cell table:formula="of:=RIGHT(LEFT([.$A337];5);2)" office:value-type="string" office:string-value="14" calcext:value-type="string">
            <text:p>14</text:p>
          </table:table-cell>
          <table:table-cell table:formula="of:=RIGHT(LEFT([.$A337];8);2)" office:value-type="string" office:string-value="86" calcext:value-type="string">
            <text:p>86</text:p>
          </table:table-cell>
          <table:table-cell table:formula="of:=RIGHT(LEFT([.$A337];11);2)" office:value-type="string" office:string-value="99" calcext:value-type="string">
            <text:p>99</text:p>
          </table:table-cell>
          <table:table-cell table:formula="of:=RIGHT(LEFT([.$A337];14);2)" office:value-type="string" office:string-value="50" calcext:value-type="string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79 <text:s/>2 78 16</text:p>
          </table:table-cell>
          <table:table-cell table:formula="of:=LEFT([.A338];2)" office:value-type="string" office:string-value=" 5" calcext:value-type="string">
            <text:p><text:s/>5</text:p>
          </table:table-cell>
          <table:table-cell table:formula="of:=RIGHT(LEFT([.$A338];5);2)" office:value-type="string" office:string-value="79" calcext:value-type="string">
            <text:p>79</text:p>
          </table:table-cell>
          <table:table-cell table:formula="of:=RIGHT(LEFT([.$A338];8);2)" office:value-type="string" office:string-value=" 2" calcext:value-type="string">
            <text:p><text:s/>2</text:p>
          </table:table-cell>
          <table:table-cell table:formula="of:=RIGHT(LEFT([.$A338];11);2)" office:value-type="string" office:string-value="78" calcext:value-type="string">
            <text:p>78</text:p>
          </table:table-cell>
          <table:table-cell table:formula="of:=RIGHT(LEFT([.$A338];14);2)" office:value-type="string" office:string-value="16" calcext:value-type="string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46 83 58 13</text:p>
          </table:table-cell>
          <table:table-cell table:formula="of:=LEFT([.A339];2)" office:value-type="string" office:string-value="34" calcext:value-type="string">
            <text:p>34</text:p>
          </table:table-cell>
          <table:table-cell table:formula="of:=RIGHT(LEFT([.$A339];5);2)" office:value-type="string" office:string-value="46" calcext:value-type="string">
            <text:p>46</text:p>
          </table:table-cell>
          <table:table-cell table:formula="of:=RIGHT(LEFT([.$A339];8);2)" office:value-type="string" office:string-value="83" calcext:value-type="string">
            <text:p>83</text:p>
          </table:table-cell>
          <table:table-cell table:formula="of:=RIGHT(LEFT([.$A339];11);2)" office:value-type="string" office:string-value="58" calcext:value-type="string">
            <text:p>58</text:p>
          </table:table-cell>
          <table:table-cell table:formula="of:=RIGHT(LEFT([.$A339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 74 21 76 66</text:p>
          </table:table-cell>
          <table:table-cell table:formula="of:=LEFT([.A340];2)" office:value-type="string" office:string-value="71" calcext:value-type="string">
            <text:p>71</text:p>
          </table:table-cell>
          <table:table-cell table:formula="of:=RIGHT(LEFT([.$A340];5);2)" office:value-type="string" office:string-value="74" calcext:value-type="string">
            <text:p>74</text:p>
          </table:table-cell>
          <table:table-cell table:formula="of:=RIGHT(LEFT([.$A340];8);2)" office:value-type="string" office:string-value="21" calcext:value-type="string">
            <text:p>21</text:p>
          </table:table-cell>
          <table:table-cell table:formula="of:=RIGHT(LEFT([.$A340];11);2)" office:value-type="string" office:string-value="76" calcext:value-type="string">
            <text:p>76</text:p>
          </table:table-cell>
          <table:table-cell table:formula="of:=RIGHT(LEFT([.$A340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15 99 79 68</text:p>
          </table:table-cell>
          <table:table-cell table:formula="of:=LEFT([.A341];2)" office:value-type="string" office:string-value="25" calcext:value-type="string">
            <text:p>25</text:p>
          </table:table-cell>
          <table:table-cell table:formula="of:=RIGHT(LEFT([.$A341];5);2)" office:value-type="string" office:string-value="15" calcext:value-type="string">
            <text:p>15</text:p>
          </table:table-cell>
          <table:table-cell table:formula="of:=RIGHT(LEFT([.$A341];8);2)" office:value-type="string" office:string-value="99" calcext:value-type="string">
            <text:p>99</text:p>
          </table:table-cell>
          <table:table-cell table:formula="of:=RIGHT(LEFT([.$A341];11);2)" office:value-type="string" office:string-value="79" calcext:value-type="string">
            <text:p>79</text:p>
          </table:table-cell>
          <table:table-cell table:formula="of:=RIGHT(LEFT([.$A341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95 82 22 53</text:p>
          </table:table-cell>
          <table:table-cell table:formula="of:=LEFT([.A342];2)" office:value-type="string" office:string-value="59" calcext:value-type="string">
            <text:p>59</text:p>
          </table:table-cell>
          <table:table-cell table:formula="of:=RIGHT(LEFT([.$A342];5);2)" office:value-type="string" office:string-value="95" calcext:value-type="string">
            <text:p>95</text:p>
          </table:table-cell>
          <table:table-cell table:formula="of:=RIGHT(LEFT([.$A342];8);2)" office:value-type="string" office:string-value="82" calcext:value-type="string">
            <text:p>82</text:p>
          </table:table-cell>
          <table:table-cell table:formula="of:=RIGHT(LEFT([.$A342];11);2)" office:value-type="string" office:string-value="22" calcext:value-type="string">
            <text:p>22</text:p>
          </table:table-cell>
          <table:table-cell table:formula="of:=RIGHT(LEFT([.$A342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70 85 73 67</text:p>
          </table:table-cell>
          <table:table-cell table:formula="of:=LEFT([.A343];2)" office:value-type="string" office:string-value=" 0" calcext:value-type="string">
            <text:p><text:s/>0</text:p>
          </table:table-cell>
          <table:table-cell table:formula="of:=RIGHT(LEFT([.$A343];5);2)" office:value-type="string" office:string-value="70" calcext:value-type="string">
            <text:p>70</text:p>
          </table:table-cell>
          <table:table-cell table:formula="of:=RIGHT(LEFT([.$A343];8);2)" office:value-type="string" office:string-value="85" calcext:value-type="string">
            <text:p>85</text:p>
          </table:table-cell>
          <table:table-cell table:formula="of:=RIGHT(LEFT([.$A343];11);2)" office:value-type="string" office:string-value="73" calcext:value-type="string">
            <text:p>73</text:p>
          </table:table-cell>
          <table:table-cell table:formula="of:=RIGHT(LEFT([.$A343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10 66 <text:s/>6 32</text:p>
          </table:table-cell>
          <table:table-cell table:formula="of:=LEFT([.A344];2)" office:value-type="string" office:string-value="36" calcext:value-type="string">
            <text:p>36</text:p>
          </table:table-cell>
          <table:table-cell table:formula="of:=RIGHT(LEFT([.$A344];5);2)" office:value-type="string" office:string-value="10" calcext:value-type="string">
            <text:p>10</text:p>
          </table:table-cell>
          <table:table-cell table:formula="of:=RIGHT(LEFT([.$A344];8);2)" office:value-type="string" office:string-value="66" calcext:value-type="string">
            <text:p>66</text:p>
          </table:table-cell>
          <table:table-cell table:formula="of:=RIGHT(LEFT([.$A344];11);2)" office:value-type="string" office:string-value=" 6" calcext:value-type="string">
            <text:p><text:s/>6</text:p>
          </table:table-cell>
          <table:table-cell table:formula="of:=RIGHT(LEFT([.$A344];14);2)" office:value-type="string" office:string-value="32" calcext:value-type="string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1 51 52 40 <text:s/>4</text:p>
          </table:table-cell>
          <table:table-cell table:formula="of:=LEFT([.A345];2)" office:value-type="string" office:string-value=" 1" calcext:value-type="string">
            <text:p><text:s/>1</text:p>
          </table:table-cell>
          <table:table-cell table:formula="of:=RIGHT(LEFT([.$A345];5);2)" office:value-type="string" office:string-value="51" calcext:value-type="string">
            <text:p>51</text:p>
          </table:table-cell>
          <table:table-cell table:formula="of:=RIGHT(LEFT([.$A345];8);2)" office:value-type="string" office:string-value="52" calcext:value-type="string">
            <text:p>52</text:p>
          </table:table-cell>
          <table:table-cell table:formula="of:=RIGHT(LEFT([.$A345];11);2)" office:value-type="string" office:string-value="40" calcext:value-type="string">
            <text:p>40</text:p>
          </table:table-cell>
          <table:table-cell table:formula="of:=RIGHT(LEFT([.$A345];14);2)" office:value-type="string" office:string-value=" 4" calcext:value-type="string">
            <text:p><text:s/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49 64 26 18</text:p>
          </table:table-cell>
          <table:table-cell table:formula="of:=LEFT([.A346];2)" office:value-type="string" office:string-value="29" calcext:value-type="string">
            <text:p>29</text:p>
          </table:table-cell>
          <table:table-cell table:formula="of:=RIGHT(LEFT([.$A346];5);2)" office:value-type="string" office:string-value="49" calcext:value-type="string">
            <text:p>49</text:p>
          </table:table-cell>
          <table:table-cell table:formula="of:=RIGHT(LEFT([.$A346];8);2)" office:value-type="string" office:string-value="64" calcext:value-type="string">
            <text:p>64</text:p>
          </table:table-cell>
          <table:table-cell table:formula="of:=RIGHT(LEFT([.$A346];11);2)" office:value-type="string" office:string-value="26" calcext:value-type="string">
            <text:p>26</text:p>
          </table:table-cell>
          <table:table-cell table:formula="of:=RIGHT(LEFT([.$A346];14);2)" office:value-type="string" office:string-value="18" calcext:value-type="string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 28 <text:s/>9 <text:s/>7 99</text:p>
          </table:table-cell>
          <table:table-cell table:formula="of:=LEFT([.A347];2)" office:value-type="string" office:string-value="56" calcext:value-type="string">
            <text:p>56</text:p>
          </table:table-cell>
          <table:table-cell table:formula="of:=RIGHT(LEFT([.$A347];5);2)" office:value-type="string" office:string-value="28" calcext:value-type="string">
            <text:p>28</text:p>
          </table:table-cell>
          <table:table-cell table:formula="of:=RIGHT(LEFT([.$A347];8);2)" office:value-type="string" office:string-value=" 9" calcext:value-type="string">
            <text:p><text:s/>9</text:p>
          </table:table-cell>
          <table:table-cell table:formula="of:=RIGHT(LEFT([.$A347];11);2)" office:value-type="string" office:string-value=" 7" calcext:value-type="string">
            <text:p><text:s/>7</text:p>
          </table:table-cell>
          <table:table-cell table:formula="of:=RIGHT(LEFT([.$A347];14);2)" office:value-type="string" office:string-value="99" calcext:value-type="string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<text:s/>2 74 71 39</text:p>
          </table:table-cell>
          <table:table-cell table:formula="of:=LEFT([.A348];2)" office:value-type="string" office:string-value="20" calcext:value-type="string">
            <text:p>20</text:p>
          </table:table-cell>
          <table:table-cell table:formula="of:=RIGHT(LEFT([.$A348];5);2)" office:value-type="string" office:string-value=" 2" calcext:value-type="string">
            <text:p><text:s/>2</text:p>
          </table:table-cell>
          <table:table-cell table:formula="of:=RIGHT(LEFT([.$A348];8);2)" office:value-type="string" office:string-value="74" calcext:value-type="string">
            <text:p>74</text:p>
          </table:table-cell>
          <table:table-cell table:formula="of:=RIGHT(LEFT([.$A348];11);2)" office:value-type="string" office:string-value="71" calcext:value-type="string">
            <text:p>71</text:p>
          </table:table-cell>
          <table:table-cell table:formula="of:=RIGHT(LEFT([.$A348];14);2)" office:value-type="string" office:string-value="39" calcext:value-type="string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 94 55 75 16</text:p>
          </table:table-cell>
          <table:table-cell table:formula="of:=LEFT([.A349];2)" office:value-type="string" office:string-value="81" calcext:value-type="string">
            <text:p>81</text:p>
          </table:table-cell>
          <table:table-cell table:formula="of:=RIGHT(LEFT([.$A349];5);2)" office:value-type="string" office:string-value="94" calcext:value-type="string">
            <text:p>94</text:p>
          </table:table-cell>
          <table:table-cell table:formula="of:=RIGHT(LEFT([.$A349];8);2)" office:value-type="string" office:string-value="55" calcext:value-type="string">
            <text:p>55</text:p>
          </table:table-cell>
          <table:table-cell table:formula="of:=RIGHT(LEFT([.$A349];11);2)" office:value-type="string" office:string-value="75" calcext:value-type="string">
            <text:p>75</text:p>
          </table:table-cell>
          <table:table-cell table:formula="of:=RIGHT(LEFT([.$A349];14);2)" office:value-type="string" office:string-value="16" calcext:value-type="string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45 35 66 11</text:p>
          </table:table-cell>
          <table:table-cell table:formula="of:=LEFT([.A350];2)" office:value-type="string" office:string-value="52" calcext:value-type="string">
            <text:p>52</text:p>
          </table:table-cell>
          <table:table-cell table:formula="of:=RIGHT(LEFT([.$A350];5);2)" office:value-type="string" office:string-value="45" calcext:value-type="string">
            <text:p>45</text:p>
          </table:table-cell>
          <table:table-cell table:formula="of:=RIGHT(LEFT([.$A350];8);2)" office:value-type="string" office:string-value="35" calcext:value-type="string">
            <text:p>35</text:p>
          </table:table-cell>
          <table:table-cell table:formula="of:=RIGHT(LEFT([.$A350];11);2)" office:value-type="string" office:string-value="66" calcext:value-type="string">
            <text:p>66</text:p>
          </table:table-cell>
          <table:table-cell table:formula="of:=RIGHT(LEFT([.$A350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68 76 37 34</text:p>
          </table:table-cell>
          <table:table-cell table:formula="of:=LEFT([.A351];2)" office:value-type="string" office:string-value="42" calcext:value-type="string">
            <text:p>42</text:p>
          </table:table-cell>
          <table:table-cell table:formula="of:=RIGHT(LEFT([.$A351];5);2)" office:value-type="string" office:string-value="68" calcext:value-type="string">
            <text:p>68</text:p>
          </table:table-cell>
          <table:table-cell table:formula="of:=RIGHT(LEFT([.$A351];8);2)" office:value-type="string" office:string-value="76" calcext:value-type="string">
            <text:p>76</text:p>
          </table:table-cell>
          <table:table-cell table:formula="of:=RIGHT(LEFT([.$A351];11);2)" office:value-type="string" office:string-value="37" calcext:value-type="string">
            <text:p>37</text:p>
          </table:table-cell>
          <table:table-cell table:formula="of:=RIGHT(LEFT([.$A351];14);2)" office:value-type="string" office:string-value="34" calcext:value-type="string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41 86 19 59</text:p>
          </table:table-cell>
          <table:table-cell table:formula="of:=LEFT([.A352];2)" office:value-type="string" office:string-value=" 0" calcext:value-type="string">
            <text:p><text:s/>0</text:p>
          </table:table-cell>
          <table:table-cell table:formula="of:=RIGHT(LEFT([.$A352];5);2)" office:value-type="string" office:string-value="41" calcext:value-type="string">
            <text:p>41</text:p>
          </table:table-cell>
          <table:table-cell table:formula="of:=RIGHT(LEFT([.$A352];8);2)" office:value-type="string" office:string-value="86" calcext:value-type="string">
            <text:p>86</text:p>
          </table:table-cell>
          <table:table-cell table:formula="of:=RIGHT(LEFT([.$A352];11);2)" office:value-type="string" office:string-value="19" calcext:value-type="string">
            <text:p>19</text:p>
          </table:table-cell>
          <table:table-cell table:formula="of:=RIGHT(LEFT([.$A352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7 46 49 30 88</text:p>
          </table:table-cell>
          <table:table-cell table:formula="of:=LEFT([.A353];2)" office:value-type="string" office:string-value=" 7" calcext:value-type="string">
            <text:p><text:s/>7</text:p>
          </table:table-cell>
          <table:table-cell table:formula="of:=RIGHT(LEFT([.$A353];5);2)" office:value-type="string" office:string-value="46" calcext:value-type="string">
            <text:p>46</text:p>
          </table:table-cell>
          <table:table-cell table:formula="of:=RIGHT(LEFT([.$A353];8);2)" office:value-type="string" office:string-value="49" calcext:value-type="string">
            <text:p>49</text:p>
          </table:table-cell>
          <table:table-cell table:formula="of:=RIGHT(LEFT([.$A353];11);2)" office:value-type="string" office:string-value="30" calcext:value-type="string">
            <text:p>30</text:p>
          </table:table-cell>
          <table:table-cell table:formula="of:=RIGHT(LEFT([.$A353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 80 24 50 29</text:p>
          </table:table-cell>
          <table:table-cell table:formula="of:=LEFT([.A354];2)" office:value-type="string" office:string-value="74" calcext:value-type="string">
            <text:p>74</text:p>
          </table:table-cell>
          <table:table-cell table:formula="of:=RIGHT(LEFT([.$A354];5);2)" office:value-type="string" office:string-value="80" calcext:value-type="string">
            <text:p>80</text:p>
          </table:table-cell>
          <table:table-cell table:formula="of:=RIGHT(LEFT([.$A354];8);2)" office:value-type="string" office:string-value="24" calcext:value-type="string">
            <text:p>24</text:p>
          </table:table-cell>
          <table:table-cell table:formula="of:=RIGHT(LEFT([.$A354];11);2)" office:value-type="string" office:string-value="50" calcext:value-type="string">
            <text:p>50</text:p>
          </table:table-cell>
          <table:table-cell table:formula="of:=RIGHT(LEFT([.$A354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78 67 61 26</text:p>
          </table:table-cell>
          <table:table-cell table:formula="of:=LEFT([.A355];2)" office:value-type="string" office:string-value="96" calcext:value-type="string">
            <text:p>96</text:p>
          </table:table-cell>
          <table:table-cell table:formula="of:=RIGHT(LEFT([.$A355];5);2)" office:value-type="string" office:string-value="78" calcext:value-type="string">
            <text:p>78</text:p>
          </table:table-cell>
          <table:table-cell table:formula="of:=RIGHT(LEFT([.$A355];8);2)" office:value-type="string" office:string-value="67" calcext:value-type="string">
            <text:p>67</text:p>
          </table:table-cell>
          <table:table-cell table:formula="of:=RIGHT(LEFT([.$A355];11);2)" office:value-type="string" office:string-value="61" calcext:value-type="string">
            <text:p>61</text:p>
          </table:table-cell>
          <table:table-cell table:formula="of:=RIGHT(LEFT([.$A355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96 11 99 44</text:p>
          </table:table-cell>
          <table:table-cell table:formula="of:=LEFT([.A356];2)" office:value-type="string" office:string-value="45" calcext:value-type="string">
            <text:p>45</text:p>
          </table:table-cell>
          <table:table-cell table:formula="of:=RIGHT(LEFT([.$A356];5);2)" office:value-type="string" office:string-value="96" calcext:value-type="string">
            <text:p>96</text:p>
          </table:table-cell>
          <table:table-cell table:formula="of:=RIGHT(LEFT([.$A356];8);2)" office:value-type="string" office:string-value="11" calcext:value-type="string">
            <text:p>11</text:p>
          </table:table-cell>
          <table:table-cell table:formula="of:=RIGHT(LEFT([.$A356];11);2)" office:value-type="string" office:string-value="99" calcext:value-type="string">
            <text:p>99</text:p>
          </table:table-cell>
          <table:table-cell table:formula="of:=RIGHT(LEFT([.$A356];14);2)" office:value-type="string" office:string-value="44" calcext:value-type="string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 95 32 77 64</text:p>
          </table:table-cell>
          <table:table-cell table:formula="of:=LEFT([.A357];2)" office:value-type="string" office:string-value="87" calcext:value-type="string">
            <text:p>87</text:p>
          </table:table-cell>
          <table:table-cell table:formula="of:=RIGHT(LEFT([.$A357];5);2)" office:value-type="string" office:string-value="95" calcext:value-type="string">
            <text:p>95</text:p>
          </table:table-cell>
          <table:table-cell table:formula="of:=RIGHT(LEFT([.$A357];8);2)" office:value-type="string" office:string-value="32" calcext:value-type="string">
            <text:p>32</text:p>
          </table:table-cell>
          <table:table-cell table:formula="of:=RIGHT(LEFT([.$A357];11);2)" office:value-type="string" office:string-value="77" calcext:value-type="string">
            <text:p>77</text:p>
          </table:table-cell>
          <table:table-cell table:formula="of:=RIGHT(LEFT([.$A357];14);2)" office:value-type="string" office:string-value="64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31 80 <text:s/>4 34</text:p>
          </table:table-cell>
          <table:table-cell table:formula="of:=LEFT([.A358];2)" office:value-type="string" office:string-value=" 8" calcext:value-type="string">
            <text:p><text:s/>8</text:p>
          </table:table-cell>
          <table:table-cell table:formula="of:=RIGHT(LEFT([.$A358];5);2)" office:value-type="string" office:string-value="31" calcext:value-type="string">
            <text:p>31</text:p>
          </table:table-cell>
          <table:table-cell table:formula="of:=RIGHT(LEFT([.$A358];8);2)" office:value-type="string" office:string-value="80" calcext:value-type="string">
            <text:p>80</text:p>
          </table:table-cell>
          <table:table-cell table:formula="of:=RIGHT(LEFT([.$A358];11);2)" office:value-type="string" office:string-value=" 4" calcext:value-type="string">
            <text:p><text:s/>4</text:p>
          </table:table-cell>
          <table:table-cell table:formula="of:=RIGHT(LEFT([.$A358];14);2)" office:value-type="string" office:string-value="34" calcext:value-type="string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91 90 16 60</text:p>
          </table:table-cell>
          <table:table-cell table:formula="of:=LEFT([.A359];2)" office:value-type="string" office:string-value="24" calcext:value-type="string">
            <text:p>24</text:p>
          </table:table-cell>
          <table:table-cell table:formula="of:=RIGHT(LEFT([.$A359];5);2)" office:value-type="string" office:string-value="91" calcext:value-type="string">
            <text:p>91</text:p>
          </table:table-cell>
          <table:table-cell table:formula="of:=RIGHT(LEFT([.$A359];8);2)" office:value-type="string" office:string-value="90" calcext:value-type="string">
            <text:p>90</text:p>
          </table:table-cell>
          <table:table-cell table:formula="of:=RIGHT(LEFT([.$A359];11);2)" office:value-type="string" office:string-value="16" calcext:value-type="string">
            <text:p>16</text:p>
          </table:table-cell>
          <table:table-cell table:formula="of:=RIGHT(LEFT([.$A359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29 63 67 59</text:p>
          </table:table-cell>
          <table:table-cell table:formula="of:=LEFT([.A360];2)" office:value-type="string" office:string-value="13" calcext:value-type="string">
            <text:p>13</text:p>
          </table:table-cell>
          <table:table-cell table:formula="of:=RIGHT(LEFT([.$A360];5);2)" office:value-type="string" office:string-value="29" calcext:value-type="string">
            <text:p>29</text:p>
          </table:table-cell>
          <table:table-cell table:formula="of:=RIGHT(LEFT([.$A360];8);2)" office:value-type="string" office:string-value="63" calcext:value-type="string">
            <text:p>63</text:p>
          </table:table-cell>
          <table:table-cell table:formula="of:=RIGHT(LEFT([.$A360];11);2)" office:value-type="string" office:string-value="67" calcext:value-type="string">
            <text:p>67</text:p>
          </table:table-cell>
          <table:table-cell table:formula="of:=RIGHT(LEFT([.$A360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55 <text:s/>0 52 54</text:p>
          </table:table-cell>
          <table:table-cell table:formula="of:=LEFT([.A361];2)" office:value-type="string" office:string-value="15" calcext:value-type="string">
            <text:p>15</text:p>
          </table:table-cell>
          <table:table-cell table:formula="of:=RIGHT(LEFT([.$A361];5);2)" office:value-type="string" office:string-value="55" calcext:value-type="string">
            <text:p>55</text:p>
          </table:table-cell>
          <table:table-cell table:formula="of:=RIGHT(LEFT([.$A361];8);2)" office:value-type="string" office:string-value=" 0" calcext:value-type="string">
            <text:p><text:s/>0</text:p>
          </table:table-cell>
          <table:table-cell table:formula="of:=RIGHT(LEFT([.$A361];11);2)" office:value-type="string" office:string-value="52" calcext:value-type="string">
            <text:p>52</text:p>
          </table:table-cell>
          <table:table-cell table:formula="of:=RIGHT(LEFT([.$A361];14);2)" office:value-type="string" office:string-value="54" calcext:value-type="string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 45 62 66 85</text:p>
          </table:table-cell>
          <table:table-cell table:formula="of:=LEFT([.A362];2)" office:value-type="string" office:string-value="58" calcext:value-type="string">
            <text:p>58</text:p>
          </table:table-cell>
          <table:table-cell table:formula="of:=RIGHT(LEFT([.$A362];5);2)" office:value-type="string" office:string-value="45" calcext:value-type="string">
            <text:p>45</text:p>
          </table:table-cell>
          <table:table-cell table:formula="of:=RIGHT(LEFT([.$A362];8);2)" office:value-type="string" office:string-value="62" calcext:value-type="string">
            <text:p>62</text:p>
          </table:table-cell>
          <table:table-cell table:formula="of:=RIGHT(LEFT([.$A362];11);2)" office:value-type="string" office:string-value="66" calcext:value-type="string">
            <text:p>66</text:p>
          </table:table-cell>
          <table:table-cell table:formula="of:=RIGHT(LEFT([.$A362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 19 32 16 92</text:p>
          </table:table-cell>
          <table:table-cell table:formula="of:=LEFT([.A363];2)" office:value-type="string" office:string-value="91" calcext:value-type="string">
            <text:p>91</text:p>
          </table:table-cell>
          <table:table-cell table:formula="of:=RIGHT(LEFT([.$A363];5);2)" office:value-type="string" office:string-value="19" calcext:value-type="string">
            <text:p>19</text:p>
          </table:table-cell>
          <table:table-cell table:formula="of:=RIGHT(LEFT([.$A363];8);2)" office:value-type="string" office:string-value="32" calcext:value-type="string">
            <text:p>32</text:p>
          </table:table-cell>
          <table:table-cell table:formula="of:=RIGHT(LEFT([.$A363];11);2)" office:value-type="string" office:string-value="16" calcext:value-type="string">
            <text:p>16</text:p>
          </table:table-cell>
          <table:table-cell table:formula="of:=RIGHT(LEFT([.$A363];14);2)" office:value-type="string" office:string-value="92" calcext:value-type="string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 59 <text:s/>8 22 <text:s/>2</text:p>
          </table:table-cell>
          <table:table-cell table:formula="of:=LEFT([.A364];2)" office:value-type="string" office:string-value="93" calcext:value-type="string">
            <text:p>93</text:p>
          </table:table-cell>
          <table:table-cell table:formula="of:=RIGHT(LEFT([.$A364];5);2)" office:value-type="string" office:string-value="59" calcext:value-type="string">
            <text:p>59</text:p>
          </table:table-cell>
          <table:table-cell table:formula="of:=RIGHT(LEFT([.$A364];8);2)" office:value-type="string" office:string-value=" 8" calcext:value-type="string">
            <text:p><text:s/>8</text:p>
          </table:table-cell>
          <table:table-cell table:formula="of:=RIGHT(LEFT([.$A364];11);2)" office:value-type="string" office:string-value="22" calcext:value-type="string">
            <text:p>22</text:p>
          </table:table-cell>
          <table:table-cell table:formula="of:=RIGHT(LEFT([.$A364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 33 31 17 84</text:p>
          </table:table-cell>
          <table:table-cell table:formula="of:=LEFT([.A365];2)" office:value-type="string" office:string-value="98" calcext:value-type="string">
            <text:p>98</text:p>
          </table:table-cell>
          <table:table-cell table:formula="of:=RIGHT(LEFT([.$A365];5);2)" office:value-type="string" office:string-value="33" calcext:value-type="string">
            <text:p>33</text:p>
          </table:table-cell>
          <table:table-cell table:formula="of:=RIGHT(LEFT([.$A365];8);2)" office:value-type="string" office:string-value="31" calcext:value-type="string">
            <text:p>31</text:p>
          </table:table-cell>
          <table:table-cell table:formula="of:=RIGHT(LEFT([.$A365];11);2)" office:value-type="string" office:string-value="17" calcext:value-type="string">
            <text:p>17</text:p>
          </table:table-cell>
          <table:table-cell table:formula="of:=RIGHT(LEFT([.$A365];14);2)" office:value-type="string" office:string-value="84" calcext:value-type="string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49 63 81 69</text:p>
          </table:table-cell>
          <table:table-cell table:formula="of:=LEFT([.A366];2)" office:value-type="string" office:string-value="28" calcext:value-type="string">
            <text:p>28</text:p>
          </table:table-cell>
          <table:table-cell table:formula="of:=RIGHT(LEFT([.$A366];5);2)" office:value-type="string" office:string-value="49" calcext:value-type="string">
            <text:p>49</text:p>
          </table:table-cell>
          <table:table-cell table:formula="of:=RIGHT(LEFT([.$A366];8);2)" office:value-type="string" office:string-value="63" calcext:value-type="string">
            <text:p>63</text:p>
          </table:table-cell>
          <table:table-cell table:formula="of:=RIGHT(LEFT([.$A366];11);2)" office:value-type="string" office:string-value="81" calcext:value-type="string">
            <text:p>81</text:p>
          </table:table-cell>
          <table:table-cell table:formula="of:=RIGHT(LEFT([.$A366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45 46 90 26</text:p>
          </table:table-cell>
          <table:table-cell table:formula="of:=LEFT([.A367];2)" office:value-type="string" office:string-value="30" calcext:value-type="string">
            <text:p>30</text:p>
          </table:table-cell>
          <table:table-cell table:formula="of:=RIGHT(LEFT([.$A367];5);2)" office:value-type="string" office:string-value="45" calcext:value-type="string">
            <text:p>45</text:p>
          </table:table-cell>
          <table:table-cell table:formula="of:=RIGHT(LEFT([.$A367];8);2)" office:value-type="string" office:string-value="46" calcext:value-type="string">
            <text:p>46</text:p>
          </table:table-cell>
          <table:table-cell table:formula="of:=RIGHT(LEFT([.$A367];11);2)" office:value-type="string" office:string-value="90" calcext:value-type="string">
            <text:p>90</text:p>
          </table:table-cell>
          <table:table-cell table:formula="of:=RIGHT(LEFT([.$A367];14);2)" office:value-type="string" office:string-value="26" calcext:value-type="string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76 94 93 24</text:p>
          </table:table-cell>
          <table:table-cell table:formula="of:=LEFT([.A368];2)" office:value-type="string" office:string-value=" 4" calcext:value-type="string">
            <text:p><text:s/>4</text:p>
          </table:table-cell>
          <table:table-cell table:formula="of:=RIGHT(LEFT([.$A368];5);2)" office:value-type="string" office:string-value="76" calcext:value-type="string">
            <text:p>76</text:p>
          </table:table-cell>
          <table:table-cell table:formula="of:=RIGHT(LEFT([.$A368];8);2)" office:value-type="string" office:string-value="94" calcext:value-type="string">
            <text:p>94</text:p>
          </table:table-cell>
          <table:table-cell table:formula="of:=RIGHT(LEFT([.$A368];11);2)" office:value-type="string" office:string-value="93" calcext:value-type="string">
            <text:p>93</text:p>
          </table:table-cell>
          <table:table-cell table:formula="of:=RIGHT(LEFT([.$A368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16 18 86 62</text:p>
          </table:table-cell>
          <table:table-cell table:formula="of:=LEFT([.A369];2)" office:value-type="string" office:string-value="15" calcext:value-type="string">
            <text:p>15</text:p>
          </table:table-cell>
          <table:table-cell table:formula="of:=RIGHT(LEFT([.$A369];5);2)" office:value-type="string" office:string-value="16" calcext:value-type="string">
            <text:p>16</text:p>
          </table:table-cell>
          <table:table-cell table:formula="of:=RIGHT(LEFT([.$A369];8);2)" office:value-type="string" office:string-value="18" calcext:value-type="string">
            <text:p>18</text:p>
          </table:table-cell>
          <table:table-cell table:formula="of:=RIGHT(LEFT([.$A369];11);2)" office:value-type="string" office:string-value="86" calcext:value-type="string">
            <text:p>86</text:p>
          </table:table-cell>
          <table:table-cell table:formula="of:=RIGHT(LEFT([.$A369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2 98 89 44 67</text:p>
          </table:table-cell>
          <table:table-cell table:formula="of:=LEFT([.A370];2)" office:value-type="string" office:string-value=" 2" calcext:value-type="string">
            <text:p><text:s/>2</text:p>
          </table:table-cell>
          <table:table-cell table:formula="of:=RIGHT(LEFT([.$A370];5);2)" office:value-type="string" office:string-value="98" calcext:value-type="string">
            <text:p>98</text:p>
          </table:table-cell>
          <table:table-cell table:formula="of:=RIGHT(LEFT([.$A370];8);2)" office:value-type="string" office:string-value="89" calcext:value-type="string">
            <text:p>89</text:p>
          </table:table-cell>
          <table:table-cell table:formula="of:=RIGHT(LEFT([.$A370];11);2)" office:value-type="string" office:string-value="44" calcext:value-type="string">
            <text:p>44</text:p>
          </table:table-cell>
          <table:table-cell table:formula="of:=RIGHT(LEFT([.$A370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35 11 <text:s/>1 38</text:p>
          </table:table-cell>
          <table:table-cell table:formula="of:=LEFT([.A371];2)" office:value-type="string" office:string-value="32" calcext:value-type="string">
            <text:p>32</text:p>
          </table:table-cell>
          <table:table-cell table:formula="of:=RIGHT(LEFT([.$A371];5);2)" office:value-type="string" office:string-value="35" calcext:value-type="string">
            <text:p>35</text:p>
          </table:table-cell>
          <table:table-cell table:formula="of:=RIGHT(LEFT([.$A371];8);2)" office:value-type="string" office:string-value="11" calcext:value-type="string">
            <text:p>11</text:p>
          </table:table-cell>
          <table:table-cell table:formula="of:=RIGHT(LEFT([.$A371];11);2)" office:value-type="string" office:string-value=" 1" calcext:value-type="string">
            <text:p><text:s/>1</text:p>
          </table:table-cell>
          <table:table-cell table:formula="of:=RIGHT(LEFT([.$A371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 36 70 24 95</text:p>
          </table:table-cell>
          <table:table-cell table:formula="of:=LEFT([.A372];2)" office:value-type="string" office:string-value="86" calcext:value-type="string">
            <text:p>86</text:p>
          </table:table-cell>
          <table:table-cell table:formula="of:=RIGHT(LEFT([.$A372];5);2)" office:value-type="string" office:string-value="36" calcext:value-type="string">
            <text:p>36</text:p>
          </table:table-cell>
          <table:table-cell table:formula="of:=RIGHT(LEFT([.$A372];8);2)" office:value-type="string" office:string-value="70" calcext:value-type="string">
            <text:p>70</text:p>
          </table:table-cell>
          <table:table-cell table:formula="of:=RIGHT(LEFT([.$A372];11);2)" office:value-type="string" office:string-value="24" calcext:value-type="string">
            <text:p>24</text:p>
          </table:table-cell>
          <table:table-cell table:formula="of:=RIGHT(LEFT([.$A372];14);2)" office:value-type="string" office:string-value="95" calcext:value-type="string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94 71 99 40</text:p>
          </table:table-cell>
          <table:table-cell table:formula="of:=LEFT([.A373];2)" office:value-type="string" office:string-value="59" calcext:value-type="string">
            <text:p>59</text:p>
          </table:table-cell>
          <table:table-cell table:formula="of:=RIGHT(LEFT([.$A373];5);2)" office:value-type="string" office:string-value="94" calcext:value-type="string">
            <text:p>94</text:p>
          </table:table-cell>
          <table:table-cell table:formula="of:=RIGHT(LEFT([.$A373];8);2)" office:value-type="string" office:string-value="71" calcext:value-type="string">
            <text:p>71</text:p>
          </table:table-cell>
          <table:table-cell table:formula="of:=RIGHT(LEFT([.$A373];11);2)" office:value-type="string" office:string-value="99" calcext:value-type="string">
            <text:p>99</text:p>
          </table:table-cell>
          <table:table-cell table:formula="of:=RIGHT(LEFT([.$A373];14);2)" office:value-type="string" office:string-value="40" calcext:value-type="string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64 91 25 57</text:p>
          </table:table-cell>
          <table:table-cell table:formula="of:=LEFT([.A374];2)" office:value-type="string" office:string-value="48" calcext:value-type="string">
            <text:p>48</text:p>
          </table:table-cell>
          <table:table-cell table:formula="of:=RIGHT(LEFT([.$A374];5);2)" office:value-type="string" office:string-value="64" calcext:value-type="string">
            <text:p>64</text:p>
          </table:table-cell>
          <table:table-cell table:formula="of:=RIGHT(LEFT([.$A374];8);2)" office:value-type="string" office:string-value="91" calcext:value-type="string">
            <text:p>91</text:p>
          </table:table-cell>
          <table:table-cell table:formula="of:=RIGHT(LEFT([.$A374];11);2)" office:value-type="string" office:string-value="25" calcext:value-type="string">
            <text:p>25</text:p>
          </table:table-cell>
          <table:table-cell table:formula="of:=RIGHT(LEFT([.$A374];14);2)" office:value-type="string" office:string-value="57" calcext:value-type="string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76 68 88 58</text:p>
          </table:table-cell>
          <table:table-cell table:formula="of:=LEFT([.A375];2)" office:value-type="string" office:string-value="29" calcext:value-type="string">
            <text:p>29</text:p>
          </table:table-cell>
          <table:table-cell table:formula="of:=RIGHT(LEFT([.$A375];5);2)" office:value-type="string" office:string-value="76" calcext:value-type="string">
            <text:p>76</text:p>
          </table:table-cell>
          <table:table-cell table:formula="of:=RIGHT(LEFT([.$A375];8);2)" office:value-type="string" office:string-value="68" calcext:value-type="string">
            <text:p>68</text:p>
          </table:table-cell>
          <table:table-cell table:formula="of:=RIGHT(LEFT([.$A375];11);2)" office:value-type="string" office:string-value="88" calcext:value-type="string">
            <text:p>88</text:p>
          </table:table-cell>
          <table:table-cell table:formula="of:=RIGHT(LEFT([.$A375];14);2)" office:value-type="string" office:string-value="58" calcext:value-type="string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81 50 20 68</text:p>
          </table:table-cell>
          <table:table-cell table:formula="of:=LEFT([.A376];2)" office:value-type="string" office:string-value="45" calcext:value-type="string">
            <text:p>45</text:p>
          </table:table-cell>
          <table:table-cell table:formula="of:=RIGHT(LEFT([.$A376];5);2)" office:value-type="string" office:string-value="81" calcext:value-type="string">
            <text:p>81</text:p>
          </table:table-cell>
          <table:table-cell table:formula="of:=RIGHT(LEFT([.$A376];8);2)" office:value-type="string" office:string-value="50" calcext:value-type="string">
            <text:p>50</text:p>
          </table:table-cell>
          <table:table-cell table:formula="of:=RIGHT(LEFT([.$A376];11);2)" office:value-type="string" office:string-value="20" calcext:value-type="string">
            <text:p>20</text:p>
          </table:table-cell>
          <table:table-cell table:formula="of:=RIGHT(LEFT([.$A376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 91 49 38 <text:s/>9</text:p>
          </table:table-cell>
          <table:table-cell table:formula="of:=LEFT([.A377];2)" office:value-type="string" office:string-value="85" calcext:value-type="string">
            <text:p>85</text:p>
          </table:table-cell>
          <table:table-cell table:formula="of:=RIGHT(LEFT([.$A377];5);2)" office:value-type="string" office:string-value="91" calcext:value-type="string">
            <text:p>91</text:p>
          </table:table-cell>
          <table:table-cell table:formula="of:=RIGHT(LEFT([.$A377];8);2)" office:value-type="string" office:string-value="49" calcext:value-type="string">
            <text:p>49</text:p>
          </table:table-cell>
          <table:table-cell table:formula="of:=RIGHT(LEFT([.$A377];11);2)" office:value-type="string" office:string-value="38" calcext:value-type="string">
            <text:p>38</text:p>
          </table:table-cell>
          <table:table-cell table:formula="of:=RIGHT(LEFT([.$A377];14);2)" office:value-type="string" office:string-value=" 9" calcext:value-type="string">
            <text:p><text:s/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<text:s/>0 58 <text:s/>8 10</text:p>
          </table:table-cell>
          <table:table-cell table:formula="of:=LEFT([.A378];2)" office:value-type="string" office:string-value="27" calcext:value-type="string">
            <text:p>27</text:p>
          </table:table-cell>
          <table:table-cell table:formula="of:=RIGHT(LEFT([.$A378];5);2)" office:value-type="string" office:string-value=" 0" calcext:value-type="string">
            <text:p><text:s/>0</text:p>
          </table:table-cell>
          <table:table-cell table:formula="of:=RIGHT(LEFT([.$A378];8);2)" office:value-type="string" office:string-value="58" calcext:value-type="string">
            <text:p>58</text:p>
          </table:table-cell>
          <table:table-cell table:formula="of:=RIGHT(LEFT([.$A378];11);2)" office:value-type="string" office:string-value=" 8" calcext:value-type="string">
            <text:p><text:s/>8</text:p>
          </table:table-cell>
          <table:table-cell table:formula="of:=RIGHT(LEFT([.$A378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<text:s/>1 88 19 89</text:p>
          </table:table-cell>
          <table:table-cell table:formula="of:=LEFT([.A379];2)" office:value-type="string" office:string-value="59" calcext:value-type="string">
            <text:p>59</text:p>
          </table:table-cell>
          <table:table-cell table:formula="of:=RIGHT(LEFT([.$A379];5);2)" office:value-type="string" office:string-value=" 1" calcext:value-type="string">
            <text:p><text:s/>1</text:p>
          </table:table-cell>
          <table:table-cell table:formula="of:=RIGHT(LEFT([.$A379];8);2)" office:value-type="string" office:string-value="88" calcext:value-type="string">
            <text:p>88</text:p>
          </table:table-cell>
          <table:table-cell table:formula="of:=RIGHT(LEFT([.$A379];11);2)" office:value-type="string" office:string-value="19" calcext:value-type="string">
            <text:p>19</text:p>
          </table:table-cell>
          <table:table-cell table:formula="of:=RIGHT(LEFT([.$A379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29 61 99 12</text:p>
          </table:table-cell>
          <table:table-cell table:formula="of:=LEFT([.A380];2)" office:value-type="string" office:string-value="23" calcext:value-type="string">
            <text:p>23</text:p>
          </table:table-cell>
          <table:table-cell table:formula="of:=RIGHT(LEFT([.$A380];5);2)" office:value-type="string" office:string-value="29" calcext:value-type="string">
            <text:p>29</text:p>
          </table:table-cell>
          <table:table-cell table:formula="of:=RIGHT(LEFT([.$A380];8);2)" office:value-type="string" office:string-value="61" calcext:value-type="string">
            <text:p>61</text:p>
          </table:table-cell>
          <table:table-cell table:formula="of:=RIGHT(LEFT([.$A380];11);2)" office:value-type="string" office:string-value="99" calcext:value-type="string">
            <text:p>99</text:p>
          </table:table-cell>
          <table:table-cell table:formula="of:=RIGHT(LEFT([.$A380];14);2)" office:value-type="string" office:string-value="12" calcext:value-type="string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 50 41 83 <text:s/>4</text:p>
          </table:table-cell>
          <table:table-cell table:formula="of:=LEFT([.A381];2)" office:value-type="string" office:string-value="74" calcext:value-type="string">
            <text:p>74</text:p>
          </table:table-cell>
          <table:table-cell table:formula="of:=RIGHT(LEFT([.$A381];5);2)" office:value-type="string" office:string-value="50" calcext:value-type="string">
            <text:p>50</text:p>
          </table:table-cell>
          <table:table-cell table:formula="of:=RIGHT(LEFT([.$A381];8);2)" office:value-type="string" office:string-value="41" calcext:value-type="string">
            <text:p>41</text:p>
          </table:table-cell>
          <table:table-cell table:formula="of:=RIGHT(LEFT([.$A381];11);2)" office:value-type="string" office:string-value="83" calcext:value-type="string">
            <text:p>83</text:p>
          </table:table-cell>
          <table:table-cell table:formula="of:=RIGHT(LEFT([.$A381];14);2)" office:value-type="string" office:string-value=" 4" calcext:value-type="string">
            <text:p><text:s/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34 88 23 14</text:p>
          </table:table-cell>
          <table:table-cell table:formula="of:=LEFT([.A382];2)" office:value-type="string" office:string-value="33" calcext:value-type="string">
            <text:p>33</text:p>
          </table:table-cell>
          <table:table-cell table:formula="of:=RIGHT(LEFT([.$A382];5);2)" office:value-type="string" office:string-value="34" calcext:value-type="string">
            <text:p>34</text:p>
          </table:table-cell>
          <table:table-cell table:formula="of:=RIGHT(LEFT([.$A382];8);2)" office:value-type="string" office:string-value="88" calcext:value-type="string">
            <text:p>88</text:p>
          </table:table-cell>
          <table:table-cell table:formula="of:=RIGHT(LEFT([.$A382];11);2)" office:value-type="string" office:string-value="23" calcext:value-type="string">
            <text:p>23</text:p>
          </table:table-cell>
          <table:table-cell table:formula="of:=RIGHT(LEFT([.$A382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 39 98 75 37</text:p>
          </table:table-cell>
          <table:table-cell table:formula="of:=LEFT([.A383];2)" office:value-type="string" office:string-value="89" calcext:value-type="string">
            <text:p>89</text:p>
          </table:table-cell>
          <table:table-cell table:formula="of:=RIGHT(LEFT([.$A383];5);2)" office:value-type="string" office:string-value="39" calcext:value-type="string">
            <text:p>39</text:p>
          </table:table-cell>
          <table:table-cell table:formula="of:=RIGHT(LEFT([.$A383];8);2)" office:value-type="string" office:string-value="98" calcext:value-type="string">
            <text:p>98</text:p>
          </table:table-cell>
          <table:table-cell table:formula="of:=RIGHT(LEFT([.$A383];11);2)" office:value-type="string" office:string-value="75" calcext:value-type="string">
            <text:p>75</text:p>
          </table:table-cell>
          <table:table-cell table:formula="of:=RIGHT(LEFT([.$A383];14);2)" office:value-type="string" office:string-value="37" calcext:value-type="string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73 80 71 44</text:p>
          </table:table-cell>
          <table:table-cell table:formula="of:=LEFT([.A384];2)" office:value-type="string" office:string-value="26" calcext:value-type="string">
            <text:p>26</text:p>
          </table:table-cell>
          <table:table-cell table:formula="of:=RIGHT(LEFT([.$A384];5);2)" office:value-type="string" office:string-value="73" calcext:value-type="string">
            <text:p>73</text:p>
          </table:table-cell>
          <table:table-cell table:formula="of:=RIGHT(LEFT([.$A384];8);2)" office:value-type="string" office:string-value="80" calcext:value-type="string">
            <text:p>80</text:p>
          </table:table-cell>
          <table:table-cell table:formula="of:=RIGHT(LEFT([.$A384];11);2)" office:value-type="string" office:string-value="71" calcext:value-type="string">
            <text:p>71</text:p>
          </table:table-cell>
          <table:table-cell table:formula="of:=RIGHT(LEFT([.$A384];14);2)" office:value-type="string" office:string-value="44" calcext:value-type="string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53 48 84 85</text:p>
          </table:table-cell>
          <table:table-cell table:formula="of:=LEFT([.A385];2)" office:value-type="string" office:string-value="52" calcext:value-type="string">
            <text:p>52</text:p>
          </table:table-cell>
          <table:table-cell table:formula="of:=RIGHT(LEFT([.$A385];5);2)" office:value-type="string" office:string-value="53" calcext:value-type="string">
            <text:p>53</text:p>
          </table:table-cell>
          <table:table-cell table:formula="of:=RIGHT(LEFT([.$A385];8);2)" office:value-type="string" office:string-value="48" calcext:value-type="string">
            <text:p>48</text:p>
          </table:table-cell>
          <table:table-cell table:formula="of:=RIGHT(LEFT([.$A385];11);2)" office:value-type="string" office:string-value="84" calcext:value-type="string">
            <text:p>84</text:p>
          </table:table-cell>
          <table:table-cell table:formula="of:=RIGHT(LEFT([.$A385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 35 98 73 <text:s/>9</text:p>
          </table:table-cell>
          <table:table-cell table:formula="of:=LEFT([.A386];2)" office:value-type="string" office:string-value="47" calcext:value-type="string">
            <text:p>47</text:p>
          </table:table-cell>
          <table:table-cell table:formula="of:=RIGHT(LEFT([.$A386];5);2)" office:value-type="string" office:string-value="35" calcext:value-type="string">
            <text:p>35</text:p>
          </table:table-cell>
          <table:table-cell table:formula="of:=RIGHT(LEFT([.$A386];8);2)" office:value-type="string" office:string-value="98" calcext:value-type="string">
            <text:p>98</text:p>
          </table:table-cell>
          <table:table-cell table:formula="of:=RIGHT(LEFT([.$A386];11);2)" office:value-type="string" office:string-value="73" calcext:value-type="string">
            <text:p>73</text:p>
          </table:table-cell>
          <table:table-cell table:formula="of:=RIGHT(LEFT([.$A386];14);2)" office:value-type="string" office:string-value=" 9" calcext:value-type="string">
            <text:p><text:s/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<text:s/>4 71 91 58</text:p>
          </table:table-cell>
          <table:table-cell table:formula="of:=LEFT([.A387];2)" office:value-type="string" office:string-value="61" calcext:value-type="string">
            <text:p>61</text:p>
          </table:table-cell>
          <table:table-cell table:formula="of:=RIGHT(LEFT([.$A387];5);2)" office:value-type="string" office:string-value=" 4" calcext:value-type="string">
            <text:p><text:s/>4</text:p>
          </table:table-cell>
          <table:table-cell table:formula="of:=RIGHT(LEFT([.$A387];8);2)" office:value-type="string" office:string-value="71" calcext:value-type="string">
            <text:p>71</text:p>
          </table:table-cell>
          <table:table-cell table:formula="of:=RIGHT(LEFT([.$A387];11);2)" office:value-type="string" office:string-value="91" calcext:value-type="string">
            <text:p>91</text:p>
          </table:table-cell>
          <table:table-cell table:formula="of:=RIGHT(LEFT([.$A387];14);2)" office:value-type="string" office:string-value="58" calcext:value-type="string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40 63 36 86</text:p>
          </table:table-cell>
          <table:table-cell table:formula="of:=LEFT([.A388];2)" office:value-type="string" office:string-value="65" calcext:value-type="string">
            <text:p>65</text:p>
          </table:table-cell>
          <table:table-cell table:formula="of:=RIGHT(LEFT([.$A388];5);2)" office:value-type="string" office:string-value="40" calcext:value-type="string">
            <text:p>40</text:p>
          </table:table-cell>
          <table:table-cell table:formula="of:=RIGHT(LEFT([.$A388];8);2)" office:value-type="string" office:string-value="63" calcext:value-type="string">
            <text:p>63</text:p>
          </table:table-cell>
          <table:table-cell table:formula="of:=RIGHT(LEFT([.$A388];11);2)" office:value-type="string" office:string-value="36" calcext:value-type="string">
            <text:p>36</text:p>
          </table:table-cell>
          <table:table-cell table:formula="of:=RIGHT(LEFT([.$A388];14);2)" office:value-type="string" office:string-value="86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30 69 46 <text:s/>2</text:p>
          </table:table-cell>
          <table:table-cell table:formula="of:=LEFT([.A389];2)" office:value-type="string" office:string-value="12" calcext:value-type="string">
            <text:p>12</text:p>
          </table:table-cell>
          <table:table-cell table:formula="of:=RIGHT(LEFT([.$A389];5);2)" office:value-type="string" office:string-value="30" calcext:value-type="string">
            <text:p>30</text:p>
          </table:table-cell>
          <table:table-cell table:formula="of:=RIGHT(LEFT([.$A389];8);2)" office:value-type="string" office:string-value="69" calcext:value-type="string">
            <text:p>69</text:p>
          </table:table-cell>
          <table:table-cell table:formula="of:=RIGHT(LEFT([.$A389];11);2)" office:value-type="string" office:string-value="46" calcext:value-type="string">
            <text:p>46</text:p>
          </table:table-cell>
          <table:table-cell table:formula="of:=RIGHT(LEFT([.$A389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17 23 32 74</text:p>
          </table:table-cell>
          <table:table-cell table:formula="of:=LEFT([.A390];2)" office:value-type="string" office:string-value=" 6" calcext:value-type="string">
            <text:p><text:s/>6</text:p>
          </table:table-cell>
          <table:table-cell table:formula="of:=RIGHT(LEFT([.$A390];5);2)" office:value-type="string" office:string-value="17" calcext:value-type="string">
            <text:p>17</text:p>
          </table:table-cell>
          <table:table-cell table:formula="of:=RIGHT(LEFT([.$A390];8);2)" office:value-type="string" office:string-value="23" calcext:value-type="string">
            <text:p>23</text:p>
          </table:table-cell>
          <table:table-cell table:formula="of:=RIGHT(LEFT([.$A390];11);2)" office:value-type="string" office:string-value="32" calcext:value-type="string">
            <text:p>32</text:p>
          </table:table-cell>
          <table:table-cell table:formula="of:=RIGHT(LEFT([.$A390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 87 59 58 65</text:p>
          </table:table-cell>
          <table:table-cell table:formula="of:=LEFT([.A391];2)" office:value-type="string" office:string-value="84" calcext:value-type="string">
            <text:p>84</text:p>
          </table:table-cell>
          <table:table-cell table:formula="of:=RIGHT(LEFT([.$A391];5);2)" office:value-type="string" office:string-value="87" calcext:value-type="string">
            <text:p>87</text:p>
          </table:table-cell>
          <table:table-cell table:formula="of:=RIGHT(LEFT([.$A391];8);2)" office:value-type="string" office:string-value="59" calcext:value-type="string">
            <text:p>59</text:p>
          </table:table-cell>
          <table:table-cell table:formula="of:=RIGHT(LEFT([.$A391];11);2)" office:value-type="string" office:string-value="58" calcext:value-type="string">
            <text:p>58</text:p>
          </table:table-cell>
          <table:table-cell table:formula="of:=RIGHT(LEFT([.$A391];14);2)" office:value-type="string" office:string-value="65" calcext:value-type="string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53 <text:s/>7 98 48</text:p>
          </table:table-cell>
          <table:table-cell table:formula="of:=LEFT([.A392];2)" office:value-type="string" office:string-value="30" calcext:value-type="string">
            <text:p>30</text:p>
          </table:table-cell>
          <table:table-cell table:formula="of:=RIGHT(LEFT([.$A392];5);2)" office:value-type="string" office:string-value="53" calcext:value-type="string">
            <text:p>53</text:p>
          </table:table-cell>
          <table:table-cell table:formula="of:=RIGHT(LEFT([.$A392];8);2)" office:value-type="string" office:string-value=" 7" calcext:value-type="string">
            <text:p><text:s/>7</text:p>
          </table:table-cell>
          <table:table-cell table:formula="of:=RIGHT(LEFT([.$A392];11);2)" office:value-type="string" office:string-value="98" calcext:value-type="string">
            <text:p>98</text:p>
          </table:table-cell>
          <table:table-cell table:formula="of:=RIGHT(LEFT([.$A392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 28 <text:s/>1 77 56</text:p>
          </table:table-cell>
          <table:table-cell table:formula="of:=LEFT([.A393];2)" office:value-type="string" office:string-value="71" calcext:value-type="string">
            <text:p>71</text:p>
          </table:table-cell>
          <table:table-cell table:formula="of:=RIGHT(LEFT([.$A393];5);2)" office:value-type="string" office:string-value="28" calcext:value-type="string">
            <text:p>28</text:p>
          </table:table-cell>
          <table:table-cell table:formula="of:=RIGHT(LEFT([.$A393];8);2)" office:value-type="string" office:string-value=" 1" calcext:value-type="string">
            <text:p><text:s/>1</text:p>
          </table:table-cell>
          <table:table-cell table:formula="of:=RIGHT(LEFT([.$A393];11);2)" office:value-type="string" office:string-value="77" calcext:value-type="string">
            <text:p>77</text:p>
          </table:table-cell>
          <table:table-cell table:formula="of:=RIGHT(LEFT([.$A393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88 52 64 89</text:p>
          </table:table-cell>
          <table:table-cell table:formula="of:=LEFT([.A394];2)" office:value-type="string" office:string-value="36" calcext:value-type="string">
            <text:p>36</text:p>
          </table:table-cell>
          <table:table-cell table:formula="of:=RIGHT(LEFT([.$A394];5);2)" office:value-type="string" office:string-value="88" calcext:value-type="string">
            <text:p>88</text:p>
          </table:table-cell>
          <table:table-cell table:formula="of:=RIGHT(LEFT([.$A394];8);2)" office:value-type="string" office:string-value="52" calcext:value-type="string">
            <text:p>52</text:p>
          </table:table-cell>
          <table:table-cell table:formula="of:=RIGHT(LEFT([.$A394];11);2)" office:value-type="string" office:string-value="64" calcext:value-type="string">
            <text:p>64</text:p>
          </table:table-cell>
          <table:table-cell table:formula="of:=RIGHT(LEFT([.$A394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37 94 26 39</text:p>
          </table:table-cell>
          <table:table-cell table:formula="of:=LEFT([.A395];2)" office:value-type="string" office:string-value="90" calcext:value-type="string">
            <text:p>90</text:p>
          </table:table-cell>
          <table:table-cell table:formula="of:=RIGHT(LEFT([.$A395];5);2)" office:value-type="string" office:string-value="37" calcext:value-type="string">
            <text:p>37</text:p>
          </table:table-cell>
          <table:table-cell table:formula="of:=RIGHT(LEFT([.$A395];8);2)" office:value-type="string" office:string-value="94" calcext:value-type="string">
            <text:p>94</text:p>
          </table:table-cell>
          <table:table-cell table:formula="of:=RIGHT(LEFT([.$A395];11);2)" office:value-type="string" office:string-value="26" calcext:value-type="string">
            <text:p>26</text:p>
          </table:table-cell>
          <table:table-cell table:formula="of:=RIGHT(LEFT([.$A395];14);2)" office:value-type="string" office:string-value="39" calcext:value-type="string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75 32 48 <text:s/>6</text:p>
          </table:table-cell>
          <table:table-cell table:formula="of:=LEFT([.A396];2)" office:value-type="string" office:string-value="25" calcext:value-type="string">
            <text:p>25</text:p>
          </table:table-cell>
          <table:table-cell table:formula="of:=RIGHT(LEFT([.$A396];5);2)" office:value-type="string" office:string-value="75" calcext:value-type="string">
            <text:p>75</text:p>
          </table:table-cell>
          <table:table-cell table:formula="of:=RIGHT(LEFT([.$A396];8);2)" office:value-type="string" office:string-value="32" calcext:value-type="string">
            <text:p>32</text:p>
          </table:table-cell>
          <table:table-cell table:formula="of:=RIGHT(LEFT([.$A396];11);2)" office:value-type="string" office:string-value="48" calcext:value-type="string">
            <text:p>48</text:p>
          </table:table-cell>
          <table:table-cell table:formula="of:=RIGHT(LEFT([.$A396];14);2)" office:value-type="string" office:string-value=" 6" calcext:value-type="string">
            <text:p><text:s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<text:s/>7 74 50 62</text:p>
          </table:table-cell>
          <table:table-cell table:formula="of:=LEFT([.A397];2)" office:value-type="string" office:string-value="49" calcext:value-type="string">
            <text:p>49</text:p>
          </table:table-cell>
          <table:table-cell table:formula="of:=RIGHT(LEFT([.$A397];5);2)" office:value-type="string" office:string-value=" 7" calcext:value-type="string">
            <text:p><text:s/>7</text:p>
          </table:table-cell>
          <table:table-cell table:formula="of:=RIGHT(LEFT([.$A397];8);2)" office:value-type="string" office:string-value="74" calcext:value-type="string">
            <text:p>74</text:p>
          </table:table-cell>
          <table:table-cell table:formula="of:=RIGHT(LEFT([.$A397];11);2)" office:value-type="string" office:string-value="50" calcext:value-type="string">
            <text:p>50</text:p>
          </table:table-cell>
          <table:table-cell table:formula="of:=RIGHT(LEFT([.$A397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51 72 12 10</text:p>
          </table:table-cell>
          <table:table-cell table:formula="of:=LEFT([.A398];2)" office:value-type="string" office:string-value="68" calcext:value-type="string">
            <text:p>68</text:p>
          </table:table-cell>
          <table:table-cell table:formula="of:=RIGHT(LEFT([.$A398];5);2)" office:value-type="string" office:string-value="51" calcext:value-type="string">
            <text:p>51</text:p>
          </table:table-cell>
          <table:table-cell table:formula="of:=RIGHT(LEFT([.$A398];8);2)" office:value-type="string" office:string-value="72" calcext:value-type="string">
            <text:p>72</text:p>
          </table:table-cell>
          <table:table-cell table:formula="of:=RIGHT(LEFT([.$A398];11);2)" office:value-type="string" office:string-value="12" calcext:value-type="string">
            <text:p>12</text:p>
          </table:table-cell>
          <table:table-cell table:formula="of:=RIGHT(LEFT([.$A398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 37 97 69 91</text:p>
          </table:table-cell>
          <table:table-cell table:formula="of:=LEFT([.A399];2)" office:value-type="string" office:string-value="94" calcext:value-type="string">
            <text:p>94</text:p>
          </table:table-cell>
          <table:table-cell table:formula="of:=RIGHT(LEFT([.$A399];5);2)" office:value-type="string" office:string-value="37" calcext:value-type="string">
            <text:p>37</text:p>
          </table:table-cell>
          <table:table-cell table:formula="of:=RIGHT(LEFT([.$A399];8);2)" office:value-type="string" office:string-value="97" calcext:value-type="string">
            <text:p>97</text:p>
          </table:table-cell>
          <table:table-cell table:formula="of:=RIGHT(LEFT([.$A399];11);2)" office:value-type="string" office:string-value="69" calcext:value-type="string">
            <text:p>69</text:p>
          </table:table-cell>
          <table:table-cell table:formula="of:=RIGHT(LEFT([.$A399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 <text:s/>9 67 18 <text:s/>1</text:p>
          </table:table-cell>
          <table:table-cell table:formula="of:=LEFT([.A400];2)" office:value-type="string" office:string-value="73" calcext:value-type="string">
            <text:p>73</text:p>
          </table:table-cell>
          <table:table-cell table:formula="of:=RIGHT(LEFT([.$A400];5);2)" office:value-type="string" office:string-value=" 9" calcext:value-type="string">
            <text:p><text:s/>9</text:p>
          </table:table-cell>
          <table:table-cell table:formula="of:=RIGHT(LEFT([.$A400];8);2)" office:value-type="string" office:string-value="67" calcext:value-type="string">
            <text:p>67</text:p>
          </table:table-cell>
          <table:table-cell table:formula="of:=RIGHT(LEFT([.$A400];11);2)" office:value-type="string" office:string-value="18" calcext:value-type="string">
            <text:p>18</text:p>
          </table:table-cell>
          <table:table-cell table:formula="of:=RIGHT(LEFT([.$A400];14);2)" office:value-type="string" office:string-value=" 1" calcext:value-type="string">
            <text:p>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96 71 44 <text:s/>0</text:p>
          </table:table-cell>
          <table:table-cell table:formula="of:=LEFT([.A401];2)" office:value-type="string" office:string-value="51" calcext:value-type="string">
            <text:p>51</text:p>
          </table:table-cell>
          <table:table-cell table:formula="of:=RIGHT(LEFT([.$A401];5);2)" office:value-type="string" office:string-value="96" calcext:value-type="string">
            <text:p>96</text:p>
          </table:table-cell>
          <table:table-cell table:formula="of:=RIGHT(LEFT([.$A401];8);2)" office:value-type="string" office:string-value="71" calcext:value-type="string">
            <text:p>71</text:p>
          </table:table-cell>
          <table:table-cell table:formula="of:=RIGHT(LEFT([.$A401];11);2)" office:value-type="string" office:string-value="44" calcext:value-type="string">
            <text:p>44</text:p>
          </table:table-cell>
          <table:table-cell table:formula="of:=RIGHT(LEFT([.$A401];14);2)" office:value-type="string" office:string-value=" 0" calcext:value-type="string">
            <text:p>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7 52 <text:s/>1 77 11</text:p>
          </table:table-cell>
          <table:table-cell table:formula="of:=LEFT([.A402];2)" office:value-type="string" office:string-value="97" calcext:value-type="string">
            <text:p>97</text:p>
          </table:table-cell>
          <table:table-cell table:formula="of:=RIGHT(LEFT([.$A402];5);2)" office:value-type="string" office:string-value="52" calcext:value-type="string">
            <text:p>52</text:p>
          </table:table-cell>
          <table:table-cell table:formula="of:=RIGHT(LEFT([.$A402];8);2)" office:value-type="string" office:string-value=" 1" calcext:value-type="string">
            <text:p><text:s/>1</text:p>
          </table:table-cell>
          <table:table-cell table:formula="of:=RIGHT(LEFT([.$A402];11);2)" office:value-type="string" office:string-value="77" calcext:value-type="string">
            <text:p>77</text:p>
          </table:table-cell>
          <table:table-cell table:formula="of:=RIGHT(LEFT([.$A402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<text:s/>9 15 76 24</text:p>
          </table:table-cell>
          <table:table-cell table:formula="of:=LEFT([.A403];2)" office:value-type="string" office:string-value="90" calcext:value-type="string">
            <text:p>90</text:p>
          </table:table-cell>
          <table:table-cell table:formula="of:=RIGHT(LEFT([.$A403];5);2)" office:value-type="string" office:string-value=" 9" calcext:value-type="string">
            <text:p><text:s/>9</text:p>
          </table:table-cell>
          <table:table-cell table:formula="of:=RIGHT(LEFT([.$A403];8);2)" office:value-type="string" office:string-value="15" calcext:value-type="string">
            <text:p>15</text:p>
          </table:table-cell>
          <table:table-cell table:formula="of:=RIGHT(LEFT([.$A403];11);2)" office:value-type="string" office:string-value="76" calcext:value-type="string">
            <text:p>76</text:p>
          </table:table-cell>
          <table:table-cell table:formula="of:=RIGHT(LEFT([.$A403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<text:s/>6 57 40 98</text:p>
          </table:table-cell>
          <table:table-cell table:formula="of:=LEFT([.A404];2)" office:value-type="string" office:string-value="68" calcext:value-type="string">
            <text:p>68</text:p>
          </table:table-cell>
          <table:table-cell table:formula="of:=RIGHT(LEFT([.$A404];5);2)" office:value-type="string" office:string-value=" 6" calcext:value-type="string">
            <text:p><text:s/>6</text:p>
          </table:table-cell>
          <table:table-cell table:formula="of:=RIGHT(LEFT([.$A404];8);2)" office:value-type="string" office:string-value="57" calcext:value-type="string">
            <text:p>57</text:p>
          </table:table-cell>
          <table:table-cell table:formula="of:=RIGHT(LEFT([.$A404];11);2)" office:value-type="string" office:string-value="40" calcext:value-type="string">
            <text:p>40</text:p>
          </table:table-cell>
          <table:table-cell table:formula="of:=RIGHT(LEFT([.$A404];14);2)" office:value-type="string" office:string-value="98" calcext:value-type="string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 31 94 82 49</text:p>
          </table:table-cell>
          <table:table-cell table:formula="of:=LEFT([.A405];2)" office:value-type="string" office:string-value="47" calcext:value-type="string">
            <text:p>47</text:p>
          </table:table-cell>
          <table:table-cell table:formula="of:=RIGHT(LEFT([.$A405];5);2)" office:value-type="string" office:string-value="31" calcext:value-type="string">
            <text:p>31</text:p>
          </table:table-cell>
          <table:table-cell table:formula="of:=RIGHT(LEFT([.$A405];8);2)" office:value-type="string" office:string-value="94" calcext:value-type="string">
            <text:p>94</text:p>
          </table:table-cell>
          <table:table-cell table:formula="of:=RIGHT(LEFT([.$A405];11);2)" office:value-type="string" office:string-value="82" calcext:value-type="string">
            <text:p>82</text:p>
          </table:table-cell>
          <table:table-cell table:formula="of:=RIGHT(LEFT([.$A405];14);2)" office:value-type="string" office:string-value="49" calcext:value-type="string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 31 26 77 14</text:p>
          </table:table-cell>
          <table:table-cell table:formula="of:=LEFT([.A406];2)" office:value-type="string" office:string-value="48" calcext:value-type="string">
            <text:p>48</text:p>
          </table:table-cell>
          <table:table-cell table:formula="of:=RIGHT(LEFT([.$A406];5);2)" office:value-type="string" office:string-value="31" calcext:value-type="string">
            <text:p>31</text:p>
          </table:table-cell>
          <table:table-cell table:formula="of:=RIGHT(LEFT([.$A406];8);2)" office:value-type="string" office:string-value="26" calcext:value-type="string">
            <text:p>26</text:p>
          </table:table-cell>
          <table:table-cell table:formula="of:=RIGHT(LEFT([.$A406];11);2)" office:value-type="string" office:string-value="77" calcext:value-type="string">
            <text:p>77</text:p>
          </table:table-cell>
          <table:table-cell table:formula="of:=RIGHT(LEFT([.$A406];14);2)" office:value-type="string" office:string-value="14" calcext:value-type="string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 93 27 <text:s/>2 82</text:p>
          </table:table-cell>
          <table:table-cell table:formula="of:=LEFT([.A407];2)" office:value-type="string" office:string-value="94" calcext:value-type="string">
            <text:p>94</text:p>
          </table:table-cell>
          <table:table-cell table:formula="of:=RIGHT(LEFT([.$A407];5);2)" office:value-type="string" office:string-value="93" calcext:value-type="string">
            <text:p>93</text:p>
          </table:table-cell>
          <table:table-cell table:formula="of:=RIGHT(LEFT([.$A407];8);2)" office:value-type="string" office:string-value="27" calcext:value-type="string">
            <text:p>27</text:p>
          </table:table-cell>
          <table:table-cell table:formula="of:=RIGHT(LEFT([.$A407];11);2)" office:value-type="string" office:string-value=" 2" calcext:value-type="string">
            <text:p><text:s/>2</text:p>
          </table:table-cell>
          <table:table-cell table:formula="of:=RIGHT(LEFT([.$A407];14);2)" office:value-type="string" office:string-value="82" calcext:value-type="string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83 85 <text:s/>9 <text:s/>8</text:p>
          </table:table-cell>
          <table:table-cell table:formula="of:=LEFT([.A408];2)" office:value-type="string" office:string-value="11" calcext:value-type="string">
            <text:p>11</text:p>
          </table:table-cell>
          <table:table-cell table:formula="of:=RIGHT(LEFT([.$A408];5);2)" office:value-type="string" office:string-value="83" calcext:value-type="string">
            <text:p>83</text:p>
          </table:table-cell>
          <table:table-cell table:formula="of:=RIGHT(LEFT([.$A408];8);2)" office:value-type="string" office:string-value="85" calcext:value-type="string">
            <text:p>85</text:p>
          </table:table-cell>
          <table:table-cell table:formula="of:=RIGHT(LEFT([.$A408];11);2)" office:value-type="string" office:string-value=" 9" calcext:value-type="string">
            <text:p><text:s/>9</text:p>
          </table:table-cell>
          <table:table-cell table:formula="of:=RIGHT(LEFT([.$A408];14);2)" office:value-type="string" office:string-value=" 8" calcext:value-type="string">
            <text:p><text:s/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69 <text:s/>4 16 22</text:p>
          </table:table-cell>
          <table:table-cell table:formula="of:=LEFT([.A409];2)" office:value-type="string" office:string-value="90" calcext:value-type="string">
            <text:p>90</text:p>
          </table:table-cell>
          <table:table-cell table:formula="of:=RIGHT(LEFT([.$A409];5);2)" office:value-type="string" office:string-value="69" calcext:value-type="string">
            <text:p>69</text:p>
          </table:table-cell>
          <table:table-cell table:formula="of:=RIGHT(LEFT([.$A409];8);2)" office:value-type="string" office:string-value=" 4" calcext:value-type="string">
            <text:p><text:s/>4</text:p>
          </table:table-cell>
          <table:table-cell table:formula="of:=RIGHT(LEFT([.$A409];11);2)" office:value-type="string" office:string-value="16" calcext:value-type="string">
            <text:p>16</text:p>
          </table:table-cell>
          <table:table-cell table:formula="of:=RIGHT(LEFT([.$A409];14);2)" office:value-type="string" office:string-value="22" calcext:value-type="string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62 29 57 30</text:p>
          </table:table-cell>
          <table:table-cell table:formula="of:=LEFT([.A410];2)" office:value-type="string" office:string-value=" 5" calcext:value-type="string">
            <text:p><text:s/>5</text:p>
          </table:table-cell>
          <table:table-cell table:formula="of:=RIGHT(LEFT([.$A410];5);2)" office:value-type="string" office:string-value="62" calcext:value-type="string">
            <text:p>62</text:p>
          </table:table-cell>
          <table:table-cell table:formula="of:=RIGHT(LEFT([.$A410];8);2)" office:value-type="string" office:string-value="29" calcext:value-type="string">
            <text:p>29</text:p>
          </table:table-cell>
          <table:table-cell table:formula="of:=RIGHT(LEFT([.$A410];11);2)" office:value-type="string" office:string-value="57" calcext:value-type="string">
            <text:p>57</text:p>
          </table:table-cell>
          <table:table-cell table:formula="of:=RIGHT(LEFT([.$A410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46 82 13 53</text:p>
          </table:table-cell>
          <table:table-cell table:formula="of:=LEFT([.A411];2)" office:value-type="string" office:string-value="59" calcext:value-type="string">
            <text:p>59</text:p>
          </table:table-cell>
          <table:table-cell table:formula="of:=RIGHT(LEFT([.$A411];5);2)" office:value-type="string" office:string-value="46" calcext:value-type="string">
            <text:p>46</text:p>
          </table:table-cell>
          <table:table-cell table:formula="of:=RIGHT(LEFT([.$A411];8);2)" office:value-type="string" office:string-value="82" calcext:value-type="string">
            <text:p>82</text:p>
          </table:table-cell>
          <table:table-cell table:formula="of:=RIGHT(LEFT([.$A411];11);2)" office:value-type="string" office:string-value="13" calcext:value-type="string">
            <text:p>13</text:p>
          </table:table-cell>
          <table:table-cell table:formula="of:=RIGHT(LEFT([.$A411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 58 67 <text:s/>2 28</text:p>
          </table:table-cell>
          <table:table-cell table:formula="of:=LEFT([.A412];2)" office:value-type="string" office:string-value="71" calcext:value-type="string">
            <text:p>71</text:p>
          </table:table-cell>
          <table:table-cell table:formula="of:=RIGHT(LEFT([.$A412];5);2)" office:value-type="string" office:string-value="58" calcext:value-type="string">
            <text:p>58</text:p>
          </table:table-cell>
          <table:table-cell table:formula="of:=RIGHT(LEFT([.$A412];8);2)" office:value-type="string" office:string-value="67" calcext:value-type="string">
            <text:p>67</text:p>
          </table:table-cell>
          <table:table-cell table:formula="of:=RIGHT(LEFT([.$A412];11);2)" office:value-type="string" office:string-value=" 2" calcext:value-type="string">
            <text:p><text:s/>2</text:p>
          </table:table-cell>
          <table:table-cell table:formula="of:=RIGHT(LEFT([.$A412];14);2)" office:value-type="string" office:string-value="28" calcext:value-type="string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 52 30 97 12</text:p>
          </table:table-cell>
          <table:table-cell table:formula="of:=LEFT([.A413];2)" office:value-type="string" office:string-value="73" calcext:value-type="string">
            <text:p>73</text:p>
          </table:table-cell>
          <table:table-cell table:formula="of:=RIGHT(LEFT([.$A413];5);2)" office:value-type="string" office:string-value="52" calcext:value-type="string">
            <text:p>52</text:p>
          </table:table-cell>
          <table:table-cell table:formula="of:=RIGHT(LEFT([.$A413];8);2)" office:value-type="string" office:string-value="30" calcext:value-type="string">
            <text:p>30</text:p>
          </table:table-cell>
          <table:table-cell table:formula="of:=RIGHT(LEFT([.$A413];11);2)" office:value-type="string" office:string-value="97" calcext:value-type="string">
            <text:p>97</text:p>
          </table:table-cell>
          <table:table-cell table:formula="of:=RIGHT(LEFT([.$A413];14);2)" office:value-type="string" office:string-value="12" calcext:value-type="string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 34 51 32 38</text:p>
          </table:table-cell>
          <table:table-cell table:formula="of:=LEFT([.A414];2)" office:value-type="string" office:string-value="95" calcext:value-type="string">
            <text:p>95</text:p>
          </table:table-cell>
          <table:table-cell table:formula="of:=RIGHT(LEFT([.$A414];5);2)" office:value-type="string" office:string-value="34" calcext:value-type="string">
            <text:p>34</text:p>
          </table:table-cell>
          <table:table-cell table:formula="of:=RIGHT(LEFT([.$A414];8);2)" office:value-type="string" office:string-value="51" calcext:value-type="string">
            <text:p>51</text:p>
          </table:table-cell>
          <table:table-cell table:formula="of:=RIGHT(LEFT([.$A414];11);2)" office:value-type="string" office:string-value="32" calcext:value-type="string">
            <text:p>32</text:p>
          </table:table-cell>
          <table:table-cell table:formula="of:=RIGHT(LEFT([.$A414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 81 <text:s/>5 15 74</text:p>
          </table:table-cell>
          <table:table-cell table:formula="of:=LEFT([.A415];2)" office:value-type="string" office:string-value="62" calcext:value-type="string">
            <text:p>62</text:p>
          </table:table-cell>
          <table:table-cell table:formula="of:=RIGHT(LEFT([.$A415];5);2)" office:value-type="string" office:string-value="81" calcext:value-type="string">
            <text:p>81</text:p>
          </table:table-cell>
          <table:table-cell table:formula="of:=RIGHT(LEFT([.$A415];8);2)" office:value-type="string" office:string-value=" 5" calcext:value-type="string">
            <text:p><text:s/>5</text:p>
          </table:table-cell>
          <table:table-cell table:formula="of:=RIGHT(LEFT([.$A415];11);2)" office:value-type="string" office:string-value="15" calcext:value-type="string">
            <text:p>15</text:p>
          </table:table-cell>
          <table:table-cell table:formula="of:=RIGHT(LEFT([.$A415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 10 58 84 67</text:p>
          </table:table-cell>
          <table:table-cell table:formula="of:=LEFT([.A416];2)" office:value-type="string" office:string-value="82" calcext:value-type="string">
            <text:p>82</text:p>
          </table:table-cell>
          <table:table-cell table:formula="of:=RIGHT(LEFT([.$A416];5);2)" office:value-type="string" office:string-value="10" calcext:value-type="string">
            <text:p>10</text:p>
          </table:table-cell>
          <table:table-cell table:formula="of:=RIGHT(LEFT([.$A416];8);2)" office:value-type="string" office:string-value="58" calcext:value-type="string">
            <text:p>58</text:p>
          </table:table-cell>
          <table:table-cell table:formula="of:=RIGHT(LEFT([.$A416];11);2)" office:value-type="string" office:string-value="84" calcext:value-type="string">
            <text:p>84</text:p>
          </table:table-cell>
          <table:table-cell table:formula="of:=RIGHT(LEFT([.$A416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<text:s/>5 66 25 83</text:p>
          </table:table-cell>
          <table:table-cell table:formula="of:=LEFT([.A417];2)" office:value-type="string" office:string-value="92" calcext:value-type="string">
            <text:p>92</text:p>
          </table:table-cell>
          <table:table-cell table:formula="of:=RIGHT(LEFT([.$A417];5);2)" office:value-type="string" office:string-value=" 5" calcext:value-type="string">
            <text:p><text:s/>5</text:p>
          </table:table-cell>
          <table:table-cell table:formula="of:=RIGHT(LEFT([.$A417];8);2)" office:value-type="string" office:string-value="66" calcext:value-type="string">
            <text:p>66</text:p>
          </table:table-cell>
          <table:table-cell table:formula="of:=RIGHT(LEFT([.$A417];11);2)" office:value-type="string" office:string-value="25" calcext:value-type="string">
            <text:p>25</text:p>
          </table:table-cell>
          <table:table-cell table:formula="of:=RIGHT(LEFT([.$A417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76 21 26 69</text:p>
          </table:table-cell>
          <table:table-cell table:formula="of:=LEFT([.A418];2)" office:value-type="string" office:string-value="90" calcext:value-type="string">
            <text:p>90</text:p>
          </table:table-cell>
          <table:table-cell table:formula="of:=RIGHT(LEFT([.$A418];5);2)" office:value-type="string" office:string-value="76" calcext:value-type="string">
            <text:p>76</text:p>
          </table:table-cell>
          <table:table-cell table:formula="of:=RIGHT(LEFT([.$A418];8);2)" office:value-type="string" office:string-value="21" calcext:value-type="string">
            <text:p>21</text:p>
          </table:table-cell>
          <table:table-cell table:formula="of:=RIGHT(LEFT([.$A418];11);2)" office:value-type="string" office:string-value="26" calcext:value-type="string">
            <text:p>26</text:p>
          </table:table-cell>
          <table:table-cell table:formula="of:=RIGHT(LEFT([.$A418];14);2)" office:value-type="string" office:string-value="69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63 42 11 53</text:p>
          </table:table-cell>
          <table:table-cell table:formula="of:=LEFT([.A419];2)" office:value-type="string" office:string-value="39" calcext:value-type="string">
            <text:p>39</text:p>
          </table:table-cell>
          <table:table-cell table:formula="of:=RIGHT(LEFT([.$A419];5);2)" office:value-type="string" office:string-value="63" calcext:value-type="string">
            <text:p>63</text:p>
          </table:table-cell>
          <table:table-cell table:formula="of:=RIGHT(LEFT([.$A419];8);2)" office:value-type="string" office:string-value="42" calcext:value-type="string">
            <text:p>42</text:p>
          </table:table-cell>
          <table:table-cell table:formula="of:=RIGHT(LEFT([.$A419];11);2)" office:value-type="string" office:string-value="11" calcext:value-type="string">
            <text:p>11</text:p>
          </table:table-cell>
          <table:table-cell table:formula="of:=RIGHT(LEFT([.$A419];14);2)" office:value-type="string" office:string-value="53" calcext:value-type="string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61 80 99 48</text:p>
          </table:table-cell>
          <table:table-cell table:formula="of:=LEFT([.A420];2)" office:value-type="string" office:string-value="23" calcext:value-type="string">
            <text:p>23</text:p>
          </table:table-cell>
          <table:table-cell table:formula="of:=RIGHT(LEFT([.$A420];5);2)" office:value-type="string" office:string-value="61" calcext:value-type="string">
            <text:p>61</text:p>
          </table:table-cell>
          <table:table-cell table:formula="of:=RIGHT(LEFT([.$A420];8);2)" office:value-type="string" office:string-value="80" calcext:value-type="string">
            <text:p>80</text:p>
          </table:table-cell>
          <table:table-cell table:formula="of:=RIGHT(LEFT([.$A420];11);2)" office:value-type="string" office:string-value="99" calcext:value-type="string">
            <text:p>99</text:p>
          </table:table-cell>
          <table:table-cell table:formula="of:=RIGHT(LEFT([.$A420];14);2)" office:value-type="string" office:string-value="48" calcext:value-type="string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13 49 63 83</text:p>
          </table:table-cell>
          <table:table-cell table:formula="of:=LEFT([.A421];2)" office:value-type="string" office:string-value=" 8" calcext:value-type="string">
            <text:p><text:s/>8</text:p>
          </table:table-cell>
          <table:table-cell table:formula="of:=RIGHT(LEFT([.$A421];5);2)" office:value-type="string" office:string-value="13" calcext:value-type="string">
            <text:p>13</text:p>
          </table:table-cell>
          <table:table-cell table:formula="of:=RIGHT(LEFT([.$A421];8);2)" office:value-type="string" office:string-value="49" calcext:value-type="string">
            <text:p>49</text:p>
          </table:table-cell>
          <table:table-cell table:formula="of:=RIGHT(LEFT([.$A421];11);2)" office:value-type="string" office:string-value="63" calcext:value-type="string">
            <text:p>63</text:p>
          </table:table-cell>
          <table:table-cell table:formula="of:=RIGHT(LEFT([.$A421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48 50 53 43</text:p>
          </table:table-cell>
          <table:table-cell table:formula="of:=LEFT([.A422];2)" office:value-type="string" office:string-value="26" calcext:value-type="string">
            <text:p>26</text:p>
          </table:table-cell>
          <table:table-cell table:formula="of:=RIGHT(LEFT([.$A422];5);2)" office:value-type="string" office:string-value="48" calcext:value-type="string">
            <text:p>48</text:p>
          </table:table-cell>
          <table:table-cell table:formula="of:=RIGHT(LEFT([.$A422];8);2)" office:value-type="string" office:string-value="50" calcext:value-type="string">
            <text:p>50</text:p>
          </table:table-cell>
          <table:table-cell table:formula="of:=RIGHT(LEFT([.$A422];11);2)" office:value-type="string" office:string-value="53" calcext:value-type="string">
            <text:p>53</text:p>
          </table:table-cell>
          <table:table-cell table:formula="of:=RIGHT(LEFT([.$A422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1 39 95 60 99</text:p>
          </table:table-cell>
          <table:table-cell table:formula="of:=LEFT([.A423];2)" office:value-type="string" office:string-value=" 1" calcext:value-type="string">
            <text:p><text:s/>1</text:p>
          </table:table-cell>
          <table:table-cell table:formula="of:=RIGHT(LEFT([.$A423];5);2)" office:value-type="string" office:string-value="39" calcext:value-type="string">
            <text:p>39</text:p>
          </table:table-cell>
          <table:table-cell table:formula="of:=RIGHT(LEFT([.$A423];8);2)" office:value-type="string" office:string-value="95" calcext:value-type="string">
            <text:p>95</text:p>
          </table:table-cell>
          <table:table-cell table:formula="of:=RIGHT(LEFT([.$A423];11);2)" office:value-type="string" office:string-value="60" calcext:value-type="string">
            <text:p>60</text:p>
          </table:table-cell>
          <table:table-cell table:formula="of:=RIGHT(LEFT([.$A423];14);2)" office:value-type="string" office:string-value="99" calcext:value-type="string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<text:s/>7 35 94 10</text:p>
          </table:table-cell>
          <table:table-cell table:formula="of:=LEFT([.A424];2)" office:value-type="string" office:string-value="96" calcext:value-type="string">
            <text:p>96</text:p>
          </table:table-cell>
          <table:table-cell table:formula="of:=RIGHT(LEFT([.$A424];5);2)" office:value-type="string" office:string-value=" 7" calcext:value-type="string">
            <text:p><text:s/>7</text:p>
          </table:table-cell>
          <table:table-cell table:formula="of:=RIGHT(LEFT([.$A424];8);2)" office:value-type="string" office:string-value="35" calcext:value-type="string">
            <text:p>35</text:p>
          </table:table-cell>
          <table:table-cell table:formula="of:=RIGHT(LEFT([.$A424];11);2)" office:value-type="string" office:string-value="94" calcext:value-type="string">
            <text:p>94</text:p>
          </table:table-cell>
          <table:table-cell table:formula="of:=RIGHT(LEFT([.$A424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44 65 31 46</text:p>
          </table:table-cell>
          <table:table-cell table:formula="of:=LEFT([.A425];2)" office:value-type="string" office:string-value="24" calcext:value-type="string">
            <text:p>24</text:p>
          </table:table-cell>
          <table:table-cell table:formula="of:=RIGHT(LEFT([.$A425];5);2)" office:value-type="string" office:string-value="44" calcext:value-type="string">
            <text:p>44</text:p>
          </table:table-cell>
          <table:table-cell table:formula="of:=RIGHT(LEFT([.$A425];8);2)" office:value-type="string" office:string-value="65" calcext:value-type="string">
            <text:p>65</text:p>
          </table:table-cell>
          <table:table-cell table:formula="of:=RIGHT(LEFT([.$A425];11);2)" office:value-type="string" office:string-value="31" calcext:value-type="string">
            <text:p>31</text:p>
          </table:table-cell>
          <table:table-cell table:formula="of:=RIGHT(LEFT([.$A425];14);2)" office:value-type="string" office:string-value="46" calcext:value-type="string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 17 72 71 81</text:p>
          </table:table-cell>
          <table:table-cell table:formula="of:=LEFT([.A426];2)" office:value-type="string" office:string-value="87" calcext:value-type="string">
            <text:p>87</text:p>
          </table:table-cell>
          <table:table-cell table:formula="of:=RIGHT(LEFT([.$A426];5);2)" office:value-type="string" office:string-value="17" calcext:value-type="string">
            <text:p>17</text:p>
          </table:table-cell>
          <table:table-cell table:formula="of:=RIGHT(LEFT([.$A426];8);2)" office:value-type="string" office:string-value="72" calcext:value-type="string">
            <text:p>72</text:p>
          </table:table-cell>
          <table:table-cell table:formula="of:=RIGHT(LEFT([.$A426];11);2)" office:value-type="string" office:string-value="71" calcext:value-type="string">
            <text:p>71</text:p>
          </table:table-cell>
          <table:table-cell table:formula="of:=RIGHT(LEFT([.$A426];14);2)" office:value-type="string" office:string-value="81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56 <text:s/>4 99 59</text:p>
          </table:table-cell>
          <table:table-cell table:formula="of:=LEFT([.A427];2)" office:value-type="string" office:string-value="35" calcext:value-type="string">
            <text:p>35</text:p>
          </table:table-cell>
          <table:table-cell table:formula="of:=RIGHT(LEFT([.$A427];5);2)" office:value-type="string" office:string-value="56" calcext:value-type="string">
            <text:p>56</text:p>
          </table:table-cell>
          <table:table-cell table:formula="of:=RIGHT(LEFT([.$A427];8);2)" office:value-type="string" office:string-value=" 4" calcext:value-type="string">
            <text:p><text:s/>4</text:p>
          </table:table-cell>
          <table:table-cell table:formula="of:=RIGHT(LEFT([.$A427];11);2)" office:value-type="string" office:string-value="99" calcext:value-type="string">
            <text:p>99</text:p>
          </table:table-cell>
          <table:table-cell table:formula="of:=RIGHT(LEFT([.$A427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90 37 23 86</text:p>
          </table:table-cell>
          <table:table-cell table:formula="of:=LEFT([.A428];2)" office:value-type="string" office:string-value="96" calcext:value-type="string">
            <text:p>96</text:p>
          </table:table-cell>
          <table:table-cell table:formula="of:=RIGHT(LEFT([.$A428];5);2)" office:value-type="string" office:string-value="90" calcext:value-type="string">
            <text:p>90</text:p>
          </table:table-cell>
          <table:table-cell table:formula="of:=RIGHT(LEFT([.$A428];8);2)" office:value-type="string" office:string-value="37" calcext:value-type="string">
            <text:p>37</text:p>
          </table:table-cell>
          <table:table-cell table:formula="of:=RIGHT(LEFT([.$A428];11);2)" office:value-type="string" office:string-value="23" calcext:value-type="string">
            <text:p>23</text:p>
          </table:table-cell>
          <table:table-cell table:formula="of:=RIGHT(LEFT([.$A428];14);2)" office:value-type="string" office:string-value="86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73 18 19 78</text:p>
          </table:table-cell>
          <table:table-cell table:formula="of:=LEFT([.A429];2)" office:value-type="string" office:string-value="34" calcext:value-type="string">
            <text:p>34</text:p>
          </table:table-cell>
          <table:table-cell table:formula="of:=RIGHT(LEFT([.$A429];5);2)" office:value-type="string" office:string-value="73" calcext:value-type="string">
            <text:p>73</text:p>
          </table:table-cell>
          <table:table-cell table:formula="of:=RIGHT(LEFT([.$A429];8);2)" office:value-type="string" office:string-value="18" calcext:value-type="string">
            <text:p>18</text:p>
          </table:table-cell>
          <table:table-cell table:formula="of:=RIGHT(LEFT([.$A429];11);2)" office:value-type="string" office:string-value="19" calcext:value-type="string">
            <text:p>19</text:p>
          </table:table-cell>
          <table:table-cell table:formula="of:=RIGHT(LEFT([.$A429];14);2)" office:value-type="string" office:string-value="78" calcext:value-type="string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10 43 92 80</text:p>
          </table:table-cell>
          <table:table-cell table:formula="of:=LEFT([.A430];2)" office:value-type="string" office:string-value="41" calcext:value-type="string">
            <text:p>41</text:p>
          </table:table-cell>
          <table:table-cell table:formula="of:=RIGHT(LEFT([.$A430];5);2)" office:value-type="string" office:string-value="10" calcext:value-type="string">
            <text:p>10</text:p>
          </table:table-cell>
          <table:table-cell table:formula="of:=RIGHT(LEFT([.$A430];8);2)" office:value-type="string" office:string-value="43" calcext:value-type="string">
            <text:p>43</text:p>
          </table:table-cell>
          <table:table-cell table:formula="of:=RIGHT(LEFT([.$A430];11);2)" office:value-type="string" office:string-value="92" calcext:value-type="string">
            <text:p>92</text:p>
          </table:table-cell>
          <table:table-cell table:formula="of:=RIGHT(LEFT([.$A430];14);2)" office:value-type="string" office:string-value="80" calcext:value-type="string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<text:s/>7 37 40 70</text:p>
          </table:table-cell>
          <table:table-cell table:formula="of:=LEFT([.A431];2)" office:value-type="string" office:string-value="29" calcext:value-type="string">
            <text:p>29</text:p>
          </table:table-cell>
          <table:table-cell table:formula="of:=RIGHT(LEFT([.$A431];5);2)" office:value-type="string" office:string-value=" 7" calcext:value-type="string">
            <text:p><text:s/>7</text:p>
          </table:table-cell>
          <table:table-cell table:formula="of:=RIGHT(LEFT([.$A431];8);2)" office:value-type="string" office:string-value="37" calcext:value-type="string">
            <text:p>37</text:p>
          </table:table-cell>
          <table:table-cell table:formula="of:=RIGHT(LEFT([.$A431];11);2)" office:value-type="string" office:string-value="40" calcext:value-type="string">
            <text:p>40</text:p>
          </table:table-cell>
          <table:table-cell table:formula="of:=RIGHT(LEFT([.$A431];14);2)" office:value-type="string" office:string-value="70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 10 85 74 76</text:p>
          </table:table-cell>
          <table:table-cell table:formula="of:=LEFT([.A432];2)" office:value-type="string" office:string-value="72" calcext:value-type="string">
            <text:p>72</text:p>
          </table:table-cell>
          <table:table-cell table:formula="of:=RIGHT(LEFT([.$A432];5);2)" office:value-type="string" office:string-value="10" calcext:value-type="string">
            <text:p>10</text:p>
          </table:table-cell>
          <table:table-cell table:formula="of:=RIGHT(LEFT([.$A432];8);2)" office:value-type="string" office:string-value="85" calcext:value-type="string">
            <text:p>85</text:p>
          </table:table-cell>
          <table:table-cell table:formula="of:=RIGHT(LEFT([.$A432];11);2)" office:value-type="string" office:string-value="74" calcext:value-type="string">
            <text:p>74</text:p>
          </table:table-cell>
          <table:table-cell table:formula="of:=RIGHT(LEFT([.$A432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 <text:s/>9 13 73 82</text:p>
          </table:table-cell>
          <table:table-cell table:formula="of:=LEFT([.A433];2)" office:value-type="string" office:string-value="36" calcext:value-type="string">
            <text:p>36</text:p>
          </table:table-cell>
          <table:table-cell table:formula="of:=RIGHT(LEFT([.$A433];5);2)" office:value-type="string" office:string-value=" 9" calcext:value-type="string">
            <text:p><text:s/>9</text:p>
          </table:table-cell>
          <table:table-cell table:formula="of:=RIGHT(LEFT([.$A433];8);2)" office:value-type="string" office:string-value="13" calcext:value-type="string">
            <text:p>13</text:p>
          </table:table-cell>
          <table:table-cell table:formula="of:=RIGHT(LEFT([.$A433];11);2)" office:value-type="string" office:string-value="73" calcext:value-type="string">
            <text:p>73</text:p>
          </table:table-cell>
          <table:table-cell table:formula="of:=RIGHT(LEFT([.$A433];14);2)" office:value-type="string" office:string-value="82" calcext:value-type="string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4 65 49 77 42</text:p>
          </table:table-cell>
          <table:table-cell table:formula="of:=LEFT([.A434];2)" office:value-type="string" office:string-value=" 4" calcext:value-type="string">
            <text:p><text:s/>4</text:p>
          </table:table-cell>
          <table:table-cell table:formula="of:=RIGHT(LEFT([.$A434];5);2)" office:value-type="string" office:string-value="65" calcext:value-type="string">
            <text:p>65</text:p>
          </table:table-cell>
          <table:table-cell table:formula="of:=RIGHT(LEFT([.$A434];8);2)" office:value-type="string" office:string-value="49" calcext:value-type="string">
            <text:p>49</text:p>
          </table:table-cell>
          <table:table-cell table:formula="of:=RIGHT(LEFT([.$A434];11);2)" office:value-type="string" office:string-value="77" calcext:value-type="string">
            <text:p>77</text:p>
          </table:table-cell>
          <table:table-cell table:formula="of:=RIGHT(LEFT([.$A434];14);2)" office:value-type="string" office:string-value="42" calcext:value-type="string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 24 84 78 39</text:p>
          </table:table-cell>
          <table:table-cell table:formula="of:=LEFT([.A435];2)" office:value-type="string" office:string-value="75" calcext:value-type="string">
            <text:p>75</text:p>
          </table:table-cell>
          <table:table-cell table:formula="of:=RIGHT(LEFT([.$A435];5);2)" office:value-type="string" office:string-value="24" calcext:value-type="string">
            <text:p>24</text:p>
          </table:table-cell>
          <table:table-cell table:formula="of:=RIGHT(LEFT([.$A435];8);2)" office:value-type="string" office:string-value="84" calcext:value-type="string">
            <text:p>84</text:p>
          </table:table-cell>
          <table:table-cell table:formula="of:=RIGHT(LEFT([.$A435];11);2)" office:value-type="string" office:string-value="78" calcext:value-type="string">
            <text:p>78</text:p>
          </table:table-cell>
          <table:table-cell table:formula="of:=RIGHT(LEFT([.$A435];14);2)" office:value-type="string" office:string-value="39" calcext:value-type="string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<text:s/>6 94 59 38</text:p>
          </table:table-cell>
          <table:table-cell table:formula="of:=LEFT([.A436];2)" office:value-type="string" office:string-value="29" calcext:value-type="string">
            <text:p>29</text:p>
          </table:table-cell>
          <table:table-cell table:formula="of:=RIGHT(LEFT([.$A436];5);2)" office:value-type="string" office:string-value=" 6" calcext:value-type="string">
            <text:p><text:s/>6</text:p>
          </table:table-cell>
          <table:table-cell table:formula="of:=RIGHT(LEFT([.$A436];8);2)" office:value-type="string" office:string-value="94" calcext:value-type="string">
            <text:p>94</text:p>
          </table:table-cell>
          <table:table-cell table:formula="of:=RIGHT(LEFT([.$A436];11);2)" office:value-type="string" office:string-value="59" calcext:value-type="string">
            <text:p>59</text:p>
          </table:table-cell>
          <table:table-cell table:formula="of:=RIGHT(LEFT([.$A436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 55 <text:s/>8 66 85</text:p>
          </table:table-cell>
          <table:table-cell table:formula="of:=LEFT([.A437];2)" office:value-type="string" office:string-value="99" calcext:value-type="string">
            <text:p>99</text:p>
          </table:table-cell>
          <table:table-cell table:formula="of:=RIGHT(LEFT([.$A437];5);2)" office:value-type="string" office:string-value="55" calcext:value-type="string">
            <text:p>55</text:p>
          </table:table-cell>
          <table:table-cell table:formula="of:=RIGHT(LEFT([.$A437];8);2)" office:value-type="string" office:string-value=" 8" calcext:value-type="string">
            <text:p><text:s/>8</text:p>
          </table:table-cell>
          <table:table-cell table:formula="of:=RIGHT(LEFT([.$A437];11);2)" office:value-type="string" office:string-value="66" calcext:value-type="string">
            <text:p>66</text:p>
          </table:table-cell>
          <table:table-cell table:formula="of:=RIGHT(LEFT([.$A437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43 25 92 67</text:p>
          </table:table-cell>
          <table:table-cell table:formula="of:=LEFT([.A438];2)" office:value-type="string" office:string-value="14" calcext:value-type="string">
            <text:p>14</text:p>
          </table:table-cell>
          <table:table-cell table:formula="of:=RIGHT(LEFT([.$A438];5);2)" office:value-type="string" office:string-value="43" calcext:value-type="string">
            <text:p>43</text:p>
          </table:table-cell>
          <table:table-cell table:formula="of:=RIGHT(LEFT([.$A438];8);2)" office:value-type="string" office:string-value="25" calcext:value-type="string">
            <text:p>25</text:p>
          </table:table-cell>
          <table:table-cell table:formula="of:=RIGHT(LEFT([.$A438];11);2)" office:value-type="string" office:string-value="92" calcext:value-type="string">
            <text:p>92</text:p>
          </table:table-cell>
          <table:table-cell table:formula="of:=RIGHT(LEFT([.$A438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 33 87 39 44</text:p>
          </table:table-cell>
          <table:table-cell table:formula="of:=LEFT([.A439];2)" office:value-type="string" office:string-value="49" calcext:value-type="string">
            <text:p>49</text:p>
          </table:table-cell>
          <table:table-cell table:formula="of:=RIGHT(LEFT([.$A439];5);2)" office:value-type="string" office:string-value="33" calcext:value-type="string">
            <text:p>33</text:p>
          </table:table-cell>
          <table:table-cell table:formula="of:=RIGHT(LEFT([.$A439];8);2)" office:value-type="string" office:string-value="87" calcext:value-type="string">
            <text:p>87</text:p>
          </table:table-cell>
          <table:table-cell table:formula="of:=RIGHT(LEFT([.$A439];11);2)" office:value-type="string" office:string-value="39" calcext:value-type="string">
            <text:p>39</text:p>
          </table:table-cell>
          <table:table-cell table:formula="of:=RIGHT(LEFT([.$A439];14);2)" office:value-type="string" office:string-value="44" calcext:value-type="string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9 61 24 90 75</text:p>
          </table:table-cell>
          <table:table-cell table:formula="of:=LEFT([.A440];2)" office:value-type="string" office:string-value=" 9" calcext:value-type="string">
            <text:p><text:s/>9</text:p>
          </table:table-cell>
          <table:table-cell table:formula="of:=RIGHT(LEFT([.$A440];5);2)" office:value-type="string" office:string-value="61" calcext:value-type="string">
            <text:p>61</text:p>
          </table:table-cell>
          <table:table-cell table:formula="of:=RIGHT(LEFT([.$A440];8);2)" office:value-type="string" office:string-value="24" calcext:value-type="string">
            <text:p>24</text:p>
          </table:table-cell>
          <table:table-cell table:formula="of:=RIGHT(LEFT([.$A440];11);2)" office:value-type="string" office:string-value="90" calcext:value-type="string">
            <text:p>90</text:p>
          </table:table-cell>
          <table:table-cell table:formula="of:=RIGHT(LEFT([.$A440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 35 78 56 24</text:p>
          </table:table-cell>
          <table:table-cell table:formula="of:=LEFT([.A441];2)" office:value-type="string" office:string-value="45" calcext:value-type="string">
            <text:p>45</text:p>
          </table:table-cell>
          <table:table-cell table:formula="of:=RIGHT(LEFT([.$A441];5);2)" office:value-type="string" office:string-value="35" calcext:value-type="string">
            <text:p>35</text:p>
          </table:table-cell>
          <table:table-cell table:formula="of:=RIGHT(LEFT([.$A441];8);2)" office:value-type="string" office:string-value="78" calcext:value-type="string">
            <text:p>78</text:p>
          </table:table-cell>
          <table:table-cell table:formula="of:=RIGHT(LEFT([.$A441];11);2)" office:value-type="string" office:string-value="56" calcext:value-type="string">
            <text:p>56</text:p>
          </table:table-cell>
          <table:table-cell table:formula="of:=RIGHT(LEFT([.$A441];14);2)" office:value-type="string" office:string-value="24" calcext:value-type="string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 38 34 92 55</text:p>
          </table:table-cell>
          <table:table-cell table:formula="of:=LEFT([.A442];2)" office:value-type="string" office:string-value="53" calcext:value-type="string">
            <text:p>53</text:p>
          </table:table-cell>
          <table:table-cell table:formula="of:=RIGHT(LEFT([.$A442];5);2)" office:value-type="string" office:string-value="38" calcext:value-type="string">
            <text:p>38</text:p>
          </table:table-cell>
          <table:table-cell table:formula="of:=RIGHT(LEFT([.$A442];8);2)" office:value-type="string" office:string-value="34" calcext:value-type="string">
            <text:p>34</text:p>
          </table:table-cell>
          <table:table-cell table:formula="of:=RIGHT(LEFT([.$A442];11);2)" office:value-type="string" office:string-value="92" calcext:value-type="string">
            <text:p>92</text:p>
          </table:table-cell>
          <table:table-cell table:formula="of:=RIGHT(LEFT([.$A442];14);2)" office:value-type="string" office:string-value="55" calcext:value-type="string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44 90 33 83</text:p>
          </table:table-cell>
          <table:table-cell table:formula="of:=LEFT([.A443];2)" office:value-type="string" office:string-value="20" calcext:value-type="string">
            <text:p>20</text:p>
          </table:table-cell>
          <table:table-cell table:formula="of:=RIGHT(LEFT([.$A443];5);2)" office:value-type="string" office:string-value="44" calcext:value-type="string">
            <text:p>44</text:p>
          </table:table-cell>
          <table:table-cell table:formula="of:=RIGHT(LEFT([.$A443];8);2)" office:value-type="string" office:string-value="90" calcext:value-type="string">
            <text:p>90</text:p>
          </table:table-cell>
          <table:table-cell table:formula="of:=RIGHT(LEFT([.$A443];11);2)" office:value-type="string" office:string-value="33" calcext:value-type="string">
            <text:p>33</text:p>
          </table:table-cell>
          <table:table-cell table:formula="of:=RIGHT(LEFT([.$A443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 95 71 87 13</text:p>
          </table:table-cell>
          <table:table-cell table:formula="of:=LEFT([.A444];2)" office:value-type="string" office:string-value="54" calcext:value-type="string">
            <text:p>54</text:p>
          </table:table-cell>
          <table:table-cell table:formula="of:=RIGHT(LEFT([.$A444];5);2)" office:value-type="string" office:string-value="95" calcext:value-type="string">
            <text:p>95</text:p>
          </table:table-cell>
          <table:table-cell table:formula="of:=RIGHT(LEFT([.$A444];8);2)" office:value-type="string" office:string-value="71" calcext:value-type="string">
            <text:p>71</text:p>
          </table:table-cell>
          <table:table-cell table:formula="of:=RIGHT(LEFT([.$A444];11);2)" office:value-type="string" office:string-value="87" calcext:value-type="string">
            <text:p>87</text:p>
          </table:table-cell>
          <table:table-cell table:formula="of:=RIGHT(LEFT([.$A444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 43 85 88 68</text:p>
          </table:table-cell>
          <table:table-cell table:formula="of:=LEFT([.A445];2)" office:value-type="string" office:string-value="40" calcext:value-type="string">
            <text:p>40</text:p>
          </table:table-cell>
          <table:table-cell table:formula="of:=RIGHT(LEFT([.$A445];5);2)" office:value-type="string" office:string-value="43" calcext:value-type="string">
            <text:p>43</text:p>
          </table:table-cell>
          <table:table-cell table:formula="of:=RIGHT(LEFT([.$A445];8);2)" office:value-type="string" office:string-value="85" calcext:value-type="string">
            <text:p>85</text:p>
          </table:table-cell>
          <table:table-cell table:formula="of:=RIGHT(LEFT([.$A445];11);2)" office:value-type="string" office:string-value="88" calcext:value-type="string">
            <text:p>88</text:p>
          </table:table-cell>
          <table:table-cell table:formula="of:=RIGHT(LEFT([.$A445];14);2)" office:value-type="string" office:string-value="68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80 59 34 22</text:p>
          </table:table-cell>
          <table:table-cell table:formula="of:=LEFT([.A446];2)" office:value-type="string" office:string-value="32" calcext:value-type="string">
            <text:p>32</text:p>
          </table:table-cell>
          <table:table-cell table:formula="of:=RIGHT(LEFT([.$A446];5);2)" office:value-type="string" office:string-value="80" calcext:value-type="string">
            <text:p>80</text:p>
          </table:table-cell>
          <table:table-cell table:formula="of:=RIGHT(LEFT([.$A446];8);2)" office:value-type="string" office:string-value="59" calcext:value-type="string">
            <text:p>59</text:p>
          </table:table-cell>
          <table:table-cell table:formula="of:=RIGHT(LEFT([.$A446];11);2)" office:value-type="string" office:string-value="34" calcext:value-type="string">
            <text:p>34</text:p>
          </table:table-cell>
          <table:table-cell table:formula="of:=RIGHT(LEFT([.$A446];14);2)" office:value-type="string" office:string-value="22" calcext:value-type="string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<text:s/>9 12 15 55</text:p>
          </table:table-cell>
          <table:table-cell table:formula="of:=LEFT([.A447];2)" office:value-type="string" office:string-value="18" calcext:value-type="string">
            <text:p>18</text:p>
          </table:table-cell>
          <table:table-cell table:formula="of:=RIGHT(LEFT([.$A447];5);2)" office:value-type="string" office:string-value=" 9" calcext:value-type="string">
            <text:p><text:s/>9</text:p>
          </table:table-cell>
          <table:table-cell table:formula="of:=RIGHT(LEFT([.$A447];8);2)" office:value-type="string" office:string-value="12" calcext:value-type="string">
            <text:p>12</text:p>
          </table:table-cell>
          <table:table-cell table:formula="of:=RIGHT(LEFT([.$A447];11);2)" office:value-type="string" office:string-value="15" calcext:value-type="string">
            <text:p>15</text:p>
          </table:table-cell>
          <table:table-cell table:formula="of:=RIGHT(LEFT([.$A447];14);2)" office:value-type="string" office:string-value="55" calcext:value-type="string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 60 37 64 92</text:p>
          </table:table-cell>
          <table:table-cell table:formula="of:=LEFT([.A448];2)" office:value-type="string" office:string-value="85" calcext:value-type="string">
            <text:p>85</text:p>
          </table:table-cell>
          <table:table-cell table:formula="of:=RIGHT(LEFT([.$A448];5);2)" office:value-type="string" office:string-value="60" calcext:value-type="string">
            <text:p>60</text:p>
          </table:table-cell>
          <table:table-cell table:formula="of:=RIGHT(LEFT([.$A448];8);2)" office:value-type="string" office:string-value="37" calcext:value-type="string">
            <text:p>37</text:p>
          </table:table-cell>
          <table:table-cell table:formula="of:=RIGHT(LEFT([.$A448];11);2)" office:value-type="string" office:string-value="64" calcext:value-type="string">
            <text:p>64</text:p>
          </table:table-cell>
          <table:table-cell table:formula="of:=RIGHT(LEFT([.$A448];14);2)" office:value-type="string" office:string-value="92" calcext:value-type="string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39 26 90 50</text:p>
          </table:table-cell>
          <table:table-cell table:formula="of:=LEFT([.A449];2)" office:value-type="string" office:string-value="35" calcext:value-type="string">
            <text:p>35</text:p>
          </table:table-cell>
          <table:table-cell table:formula="of:=RIGHT(LEFT([.$A449];5);2)" office:value-type="string" office:string-value="39" calcext:value-type="string">
            <text:p>39</text:p>
          </table:table-cell>
          <table:table-cell table:formula="of:=RIGHT(LEFT([.$A449];8);2)" office:value-type="string" office:string-value="26" calcext:value-type="string">
            <text:p>26</text:p>
          </table:table-cell>
          <table:table-cell table:formula="of:=RIGHT(LEFT([.$A449];11);2)" office:value-type="string" office:string-value="90" calcext:value-type="string">
            <text:p>90</text:p>
          </table:table-cell>
          <table:table-cell table:formula="of:=RIGHT(LEFT([.$A449];14);2)" office:value-type="string" office:string-value="50" calcext:value-type="string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67 58 87 <text:s/>8</text:p>
          </table:table-cell>
          <table:table-cell table:formula="of:=LEFT([.A450];2)" office:value-type="string" office:string-value="52" calcext:value-type="string">
            <text:p>52</text:p>
          </table:table-cell>
          <table:table-cell table:formula="of:=RIGHT(LEFT([.$A450];5);2)" office:value-type="string" office:string-value="67" calcext:value-type="string">
            <text:p>67</text:p>
          </table:table-cell>
          <table:table-cell table:formula="of:=RIGHT(LEFT([.$A450];8);2)" office:value-type="string" office:string-value="58" calcext:value-type="string">
            <text:p>58</text:p>
          </table:table-cell>
          <table:table-cell table:formula="of:=RIGHT(LEFT([.$A450];11);2)" office:value-type="string" office:string-value="87" calcext:value-type="string">
            <text:p>87</text:p>
          </table:table-cell>
          <table:table-cell table:formula="of:=RIGHT(LEFT([.$A450];14);2)" office:value-type="string" office:string-value=" 8" calcext:value-type="string">
            <text:p><text:s/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 96 40 14 61</text:p>
          </table:table-cell>
          <table:table-cell table:formula="of:=LEFT([.A451];2)" office:value-type="string" office:string-value="90" calcext:value-type="string">
            <text:p>90</text:p>
          </table:table-cell>
          <table:table-cell table:formula="of:=RIGHT(LEFT([.$A451];5);2)" office:value-type="string" office:string-value="96" calcext:value-type="string">
            <text:p>96</text:p>
          </table:table-cell>
          <table:table-cell table:formula="of:=RIGHT(LEFT([.$A451];8);2)" office:value-type="string" office:string-value="40" calcext:value-type="string">
            <text:p>40</text:p>
          </table:table-cell>
          <table:table-cell table:formula="of:=RIGHT(LEFT([.$A451];11);2)" office:value-type="string" office:string-value="14" calcext:value-type="string">
            <text:p>14</text:p>
          </table:table-cell>
          <table:table-cell table:formula="of:=RIGHT(LEFT([.$A451];14);2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 33 80 22 38</text:p>
          </table:table-cell>
          <table:table-cell table:formula="of:=LEFT([.A452];2)" office:value-type="string" office:string-value="34" calcext:value-type="string">
            <text:p>34</text:p>
          </table:table-cell>
          <table:table-cell table:formula="of:=RIGHT(LEFT([.$A452];5);2)" office:value-type="string" office:string-value="33" calcext:value-type="string">
            <text:p>33</text:p>
          </table:table-cell>
          <table:table-cell table:formula="of:=RIGHT(LEFT([.$A452];8);2)" office:value-type="string" office:string-value="80" calcext:value-type="string">
            <text:p>80</text:p>
          </table:table-cell>
          <table:table-cell table:formula="of:=RIGHT(LEFT([.$A452];11);2)" office:value-type="string" office:string-value="22" calcext:value-type="string">
            <text:p>22</text:p>
          </table:table-cell>
          <table:table-cell table:formula="of:=RIGHT(LEFT([.$A452];14);2)" office:value-type="string" office:string-value="38" calcext:value-type="string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 94 <text:s/>3 <text:s/>6 <text:s/>4</text:p>
          </table:table-cell>
          <table:table-cell table:formula="of:=LEFT([.A453];2)" office:value-type="string" office:string-value="59" calcext:value-type="string">
            <text:p>59</text:p>
          </table:table-cell>
          <table:table-cell table:formula="of:=RIGHT(LEFT([.$A453];5);2)" office:value-type="string" office:string-value="94" calcext:value-type="string">
            <text:p>94</text:p>
          </table:table-cell>
          <table:table-cell table:formula="of:=RIGHT(LEFT([.$A453];8);2)" office:value-type="string" office:string-value=" 3" calcext:value-type="string">
            <text:p><text:s/>3</text:p>
          </table:table-cell>
          <table:table-cell table:formula="of:=RIGHT(LEFT([.$A453];11);2)" office:value-type="string" office:string-value=" 6" calcext:value-type="string">
            <text:p><text:s/>6</text:p>
          </table:table-cell>
          <table:table-cell table:formula="of:=RIGHT(LEFT([.$A453];14);2)" office:value-type="string" office:string-value=" 4" calcext:value-type="string">
            <text:p><text:s/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71 25 <text:s/>1 20</text:p>
          </table:table-cell>
          <table:table-cell table:formula="of:=LEFT([.A454];2)" office:value-type="string" office:string-value=" 0" calcext:value-type="string">
            <text:p><text:s/>0</text:p>
          </table:table-cell>
          <table:table-cell table:formula="of:=RIGHT(LEFT([.$A454];5);2)" office:value-type="string" office:string-value="71" calcext:value-type="string">
            <text:p>71</text:p>
          </table:table-cell>
          <table:table-cell table:formula="of:=RIGHT(LEFT([.$A454];8);2)" office:value-type="string" office:string-value="25" calcext:value-type="string">
            <text:p>25</text:p>
          </table:table-cell>
          <table:table-cell table:formula="of:=RIGHT(LEFT([.$A454];11);2)" office:value-type="string" office:string-value=" 1" calcext:value-type="string">
            <text:p><text:s/>1</text:p>
          </table:table-cell>
          <table:table-cell table:formula="of:=RIGHT(LEFT([.$A454];14);2)" office:value-type="string" office:string-value="20" calcext:value-type="string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57 48 31 10</text:p>
          </table:table-cell>
          <table:table-cell table:formula="of:=LEFT([.A455];2)" office:value-type="string" office:string-value="30" calcext:value-type="string">
            <text:p>30</text:p>
          </table:table-cell>
          <table:table-cell table:formula="of:=RIGHT(LEFT([.$A455];5);2)" office:value-type="string" office:string-value="57" calcext:value-type="string">
            <text:p>57</text:p>
          </table:table-cell>
          <table:table-cell table:formula="of:=RIGHT(LEFT([.$A455];8);2)" office:value-type="string" office:string-value="48" calcext:value-type="string">
            <text:p>48</text:p>
          </table:table-cell>
          <table:table-cell table:formula="of:=RIGHT(LEFT([.$A455];11);2)" office:value-type="string" office:string-value="31" calcext:value-type="string">
            <text:p>31</text:p>
          </table:table-cell>
          <table:table-cell table:formula="of:=RIGHT(LEFT([.$A455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 14 40 48 83</text:p>
          </table:table-cell>
          <table:table-cell table:formula="of:=LEFT([.A456];2)" office:value-type="string" office:string-value="50" calcext:value-type="string">
            <text:p>50</text:p>
          </table:table-cell>
          <table:table-cell table:formula="of:=RIGHT(LEFT([.$A456];5);2)" office:value-type="string" office:string-value="14" calcext:value-type="string">
            <text:p>14</text:p>
          </table:table-cell>
          <table:table-cell table:formula="of:=RIGHT(LEFT([.$A456];8);2)" office:value-type="string" office:string-value="40" calcext:value-type="string">
            <text:p>40</text:p>
          </table:table-cell>
          <table:table-cell table:formula="of:=RIGHT(LEFT([.$A456];11);2)" office:value-type="string" office:string-value="48" calcext:value-type="string">
            <text:p>48</text:p>
          </table:table-cell>
          <table:table-cell table:formula="of:=RIGHT(LEFT([.$A456];14);2)" office:value-type="string" office:string-value="83" calcext:value-type="string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 80 29 60 <text:s/>2</text:p>
          </table:table-cell>
          <table:table-cell table:formula="of:=LEFT([.A457];2)" office:value-type="string" office:string-value="85" calcext:value-type="string">
            <text:p>85</text:p>
          </table:table-cell>
          <table:table-cell table:formula="of:=RIGHT(LEFT([.$A457];5);2)" office:value-type="string" office:string-value="80" calcext:value-type="string">
            <text:p>80</text:p>
          </table:table-cell>
          <table:table-cell table:formula="of:=RIGHT(LEFT([.$A457];8);2)" office:value-type="string" office:string-value="29" calcext:value-type="string">
            <text:p>29</text:p>
          </table:table-cell>
          <table:table-cell table:formula="of:=RIGHT(LEFT([.$A457];11);2)" office:value-type="string" office:string-value="60" calcext:value-type="string">
            <text:p>60</text:p>
          </table:table-cell>
          <table:table-cell table:formula="of:=RIGHT(LEFT([.$A457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 59 86 99 57</text:p>
          </table:table-cell>
          <table:table-cell table:formula="of:=LEFT([.A458];2)" office:value-type="string" office:string-value="92" calcext:value-type="string">
            <text:p>92</text:p>
          </table:table-cell>
          <table:table-cell table:formula="of:=RIGHT(LEFT([.$A458];5);2)" office:value-type="string" office:string-value="59" calcext:value-type="string">
            <text:p>59</text:p>
          </table:table-cell>
          <table:table-cell table:formula="of:=RIGHT(LEFT([.$A458];8);2)" office:value-type="string" office:string-value="86" calcext:value-type="string">
            <text:p>86</text:p>
          </table:table-cell>
          <table:table-cell table:formula="of:=RIGHT(LEFT([.$A458];11);2)" office:value-type="string" office:string-value="99" calcext:value-type="string">
            <text:p>99</text:p>
          </table:table-cell>
          <table:table-cell table:formula="of:=RIGHT(LEFT([.$A458];14);2)" office:value-type="string" office:string-value="57" calcext:value-type="string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 <text:s/>7 89 66 75</text:p>
          </table:table-cell>
          <table:table-cell table:formula="of:=LEFT([.A459];2)" office:value-type="string" office:string-value="46" calcext:value-type="string">
            <text:p>46</text:p>
          </table:table-cell>
          <table:table-cell table:formula="of:=RIGHT(LEFT([.$A459];5);2)" office:value-type="string" office:string-value=" 7" calcext:value-type="string">
            <text:p><text:s/>7</text:p>
          </table:table-cell>
          <table:table-cell table:formula="of:=RIGHT(LEFT([.$A459];8);2)" office:value-type="string" office:string-value="89" calcext:value-type="string">
            <text:p>89</text:p>
          </table:table-cell>
          <table:table-cell table:formula="of:=RIGHT(LEFT([.$A459];11);2)" office:value-type="string" office:string-value="66" calcext:value-type="string">
            <text:p>66</text:p>
          </table:table-cell>
          <table:table-cell table:formula="of:=RIGHT(LEFT([.$A459];14);2)" office:value-type="string" office:string-value="75" calcext:value-type="string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 <text:s/>6 45 97 51</text:p>
          </table:table-cell>
          <table:table-cell table:formula="of:=LEFT([.A460];2)" office:value-type="string" office:string-value="98" calcext:value-type="string">
            <text:p>98</text:p>
          </table:table-cell>
          <table:table-cell table:formula="of:=RIGHT(LEFT([.$A460];5);2)" office:value-type="string" office:string-value=" 6" calcext:value-type="string">
            <text:p><text:s/>6</text:p>
          </table:table-cell>
          <table:table-cell table:formula="of:=RIGHT(LEFT([.$A460];8);2)" office:value-type="string" office:string-value="45" calcext:value-type="string">
            <text:p>45</text:p>
          </table:table-cell>
          <table:table-cell table:formula="of:=RIGHT(LEFT([.$A460];11);2)" office:value-type="string" office:string-value="97" calcext:value-type="string">
            <text:p>97</text:p>
          </table:table-cell>
          <table:table-cell table:formula="of:=RIGHT(LEFT([.$A460];14);2)" office:value-type="string" office:string-value="51" calcext:value-type="string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17 <text:s/>0 57 <text:s/>5</text:p>
          </table:table-cell>
          <table:table-cell table:formula="of:=LEFT([.A461];2)" office:value-type="string" office:string-value="13" calcext:value-type="string">
            <text:p>13</text:p>
          </table:table-cell>
          <table:table-cell table:formula="of:=RIGHT(LEFT([.$A461];5);2)" office:value-type="string" office:string-value="17" calcext:value-type="string">
            <text:p>17</text:p>
          </table:table-cell>
          <table:table-cell table:formula="of:=RIGHT(LEFT([.$A461];8);2)" office:value-type="string" office:string-value=" 0" calcext:value-type="string">
            <text:p><text:s/>0</text:p>
          </table:table-cell>
          <table:table-cell table:formula="of:=RIGHT(LEFT([.$A461];11);2)" office:value-type="string" office:string-value="57" calcext:value-type="string">
            <text:p>57</text:p>
          </table:table-cell>
          <table:table-cell table:formula="of:=RIGHT(LEFT([.$A461];14);2)" office:value-type="string" office:string-value=" 5" calcext:value-type="string">
            <text:p><text:s/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68 52 11 59</text:p>
          </table:table-cell>
          <table:table-cell table:formula="of:=LEFT([.A462];2)" office:value-type="string" office:string-value="29" calcext:value-type="string">
            <text:p>29</text:p>
          </table:table-cell>
          <table:table-cell table:formula="of:=RIGHT(LEFT([.$A462];5);2)" office:value-type="string" office:string-value="68" calcext:value-type="string">
            <text:p>68</text:p>
          </table:table-cell>
          <table:table-cell table:formula="of:=RIGHT(LEFT([.$A462];8);2)" office:value-type="string" office:string-value="52" calcext:value-type="string">
            <text:p>52</text:p>
          </table:table-cell>
          <table:table-cell table:formula="of:=RIGHT(LEFT([.$A462];11);2)" office:value-type="string" office:string-value="11" calcext:value-type="string">
            <text:p>11</text:p>
          </table:table-cell>
          <table:table-cell table:formula="of:=RIGHT(LEFT([.$A462];14);2)" office:value-type="string" office:string-value="59" calcext:value-type="string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 63 94 88 89</text:p>
          </table:table-cell>
          <table:table-cell table:formula="of:=LEFT([.A463];2)" office:value-type="string" office:string-value="78" calcext:value-type="string">
            <text:p>78</text:p>
          </table:table-cell>
          <table:table-cell table:formula="of:=RIGHT(LEFT([.$A463];5);2)" office:value-type="string" office:string-value="63" calcext:value-type="string">
            <text:p>63</text:p>
          </table:table-cell>
          <table:table-cell table:formula="of:=RIGHT(LEFT([.$A463];8);2)" office:value-type="string" office:string-value="94" calcext:value-type="string">
            <text:p>94</text:p>
          </table:table-cell>
          <table:table-cell table:formula="of:=RIGHT(LEFT([.$A463];11);2)" office:value-type="string" office:string-value="88" calcext:value-type="string">
            <text:p>88</text:p>
          </table:table-cell>
          <table:table-cell table:formula="of:=RIGHT(LEFT([.$A463];14);2)" office:value-type="string" office:string-value="89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 54 74 18 <text:s/>2</text:p>
          </table:table-cell>
          <table:table-cell table:formula="of:=LEFT([.A464];2)" office:value-type="string" office:string-value="35" calcext:value-type="string">
            <text:p>35</text:p>
          </table:table-cell>
          <table:table-cell table:formula="of:=RIGHT(LEFT([.$A464];5);2)" office:value-type="string" office:string-value="54" calcext:value-type="string">
            <text:p>54</text:p>
          </table:table-cell>
          <table:table-cell table:formula="of:=RIGHT(LEFT([.$A464];8);2)" office:value-type="string" office:string-value="74" calcext:value-type="string">
            <text:p>74</text:p>
          </table:table-cell>
          <table:table-cell table:formula="of:=RIGHT(LEFT([.$A464];11);2)" office:value-type="string" office:string-value="18" calcext:value-type="string">
            <text:p>18</text:p>
          </table:table-cell>
          <table:table-cell table:formula="of:=RIGHT(LEFT([.$A464];14);2)" office:value-type="string" office:string-value=" 2" calcext:value-type="string">
            <text:p><text:s/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65 86 <text:s/>1 30</text:p>
          </table:table-cell>
          <table:table-cell table:formula="of:=LEFT([.A465];2)" office:value-type="string" office:string-value="28" calcext:value-type="string">
            <text:p>28</text:p>
          </table:table-cell>
          <table:table-cell table:formula="of:=RIGHT(LEFT([.$A465];5);2)" office:value-type="string" office:string-value="65" calcext:value-type="string">
            <text:p>65</text:p>
          </table:table-cell>
          <table:table-cell table:formula="of:=RIGHT(LEFT([.$A465];8);2)" office:value-type="string" office:string-value="86" calcext:value-type="string">
            <text:p>86</text:p>
          </table:table-cell>
          <table:table-cell table:formula="of:=RIGHT(LEFT([.$A465];11);2)" office:value-type="string" office:string-value=" 1" calcext:value-type="string">
            <text:p><text:s/>1</text:p>
          </table:table-cell>
          <table:table-cell table:formula="of:=RIGHT(LEFT([.$A465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 46 44 86 62</text:p>
          </table:table-cell>
          <table:table-cell table:formula="of:=LEFT([.A466];2)" office:value-type="string" office:string-value="57" calcext:value-type="string">
            <text:p>57</text:p>
          </table:table-cell>
          <table:table-cell table:formula="of:=RIGHT(LEFT([.$A466];5);2)" office:value-type="string" office:string-value="46" calcext:value-type="string">
            <text:p>46</text:p>
          </table:table-cell>
          <table:table-cell table:formula="of:=RIGHT(LEFT([.$A466];8);2)" office:value-type="string" office:string-value="44" calcext:value-type="string">
            <text:p>44</text:p>
          </table:table-cell>
          <table:table-cell table:formula="of:=RIGHT(LEFT([.$A466];11);2)" office:value-type="string" office:string-value="86" calcext:value-type="string">
            <text:p>86</text:p>
          </table:table-cell>
          <table:table-cell table:formula="of:=RIGHT(LEFT([.$A466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 89 81 34 13</text:p>
          </table:table-cell>
          <table:table-cell table:formula="of:=LEFT([.A467];2)" office:value-type="string" office:string-value="43" calcext:value-type="string">
            <text:p>43</text:p>
          </table:table-cell>
          <table:table-cell table:formula="of:=RIGHT(LEFT([.$A467];5);2)" office:value-type="string" office:string-value="89" calcext:value-type="string">
            <text:p>89</text:p>
          </table:table-cell>
          <table:table-cell table:formula="of:=RIGHT(LEFT([.$A467];8);2)" office:value-type="string" office:string-value="81" calcext:value-type="string">
            <text:p>81</text:p>
          </table:table-cell>
          <table:table-cell table:formula="of:=RIGHT(LEFT([.$A467];11);2)" office:value-type="string" office:string-value="34" calcext:value-type="string">
            <text:p>34</text:p>
          </table:table-cell>
          <table:table-cell table:formula="of:=RIGHT(LEFT([.$A467];14);2)" office:value-type="string" office:string-value="13" calcext:value-type="string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51 <text:s/>9 <text:s/>6 35</text:p>
          </table:table-cell>
          <table:table-cell table:formula="of:=LEFT([.A468];2)" office:value-type="string" office:string-value="32" calcext:value-type="string">
            <text:p>32</text:p>
          </table:table-cell>
          <table:table-cell table:formula="of:=RIGHT(LEFT([.$A468];5);2)" office:value-type="string" office:string-value="51" calcext:value-type="string">
            <text:p>51</text:p>
          </table:table-cell>
          <table:table-cell table:formula="of:=RIGHT(LEFT([.$A468];8);2)" office:value-type="string" office:string-value=" 9" calcext:value-type="string">
            <text:p><text:s/>9</text:p>
          </table:table-cell>
          <table:table-cell table:formula="of:=RIGHT(LEFT([.$A468];11);2)" office:value-type="string" office:string-value=" 6" calcext:value-type="string">
            <text:p><text:s/>6</text:p>
          </table:table-cell>
          <table:table-cell table:formula="of:=RIGHT(LEFT([.$A468];14);2)" office:value-type="string" office:string-value="35" calcext:value-type="string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52 84 <text:s/>8 88</text:p>
          </table:table-cell>
          <table:table-cell table:formula="of:=LEFT([.A469];2)" office:value-type="string" office:string-value="29" calcext:value-type="string">
            <text:p>29</text:p>
          </table:table-cell>
          <table:table-cell table:formula="of:=RIGHT(LEFT([.$A469];5);2)" office:value-type="string" office:string-value="52" calcext:value-type="string">
            <text:p>52</text:p>
          </table:table-cell>
          <table:table-cell table:formula="of:=RIGHT(LEFT([.$A469];8);2)" office:value-type="string" office:string-value="84" calcext:value-type="string">
            <text:p>84</text:p>
          </table:table-cell>
          <table:table-cell table:formula="of:=RIGHT(LEFT([.$A469];11);2)" office:value-type="string" office:string-value=" 8" calcext:value-type="string">
            <text:p><text:s/>8</text:p>
          </table:table-cell>
          <table:table-cell table:formula="of:=RIGHT(LEFT([.$A469];14);2)" office:value-type="string" office:string-value="88" calcext:value-type="string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21 17 75 85</text:p>
          </table:table-cell>
          <table:table-cell table:formula="of:=LEFT([.A470];2)" office:value-type="string" office:string-value="26" calcext:value-type="string">
            <text:p>26</text:p>
          </table:table-cell>
          <table:table-cell table:formula="of:=RIGHT(LEFT([.$A470];5);2)" office:value-type="string" office:string-value="21" calcext:value-type="string">
            <text:p>21</text:p>
          </table:table-cell>
          <table:table-cell table:formula="of:=RIGHT(LEFT([.$A470];8);2)" office:value-type="string" office:string-value="17" calcext:value-type="string">
            <text:p>17</text:p>
          </table:table-cell>
          <table:table-cell table:formula="of:=RIGHT(LEFT([.$A470];11);2)" office:value-type="string" office:string-value="75" calcext:value-type="string">
            <text:p>75</text:p>
          </table:table-cell>
          <table:table-cell table:formula="of:=RIGHT(LEFT([.$A470];14);2)" office:value-type="string" office:string-value="85" calcext:value-type="string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87 26 22 30</text:p>
          </table:table-cell>
          <table:table-cell table:formula="of:=LEFT([.A471];2)" office:value-type="string" office:string-value="14" calcext:value-type="string">
            <text:p>14</text:p>
          </table:table-cell>
          <table:table-cell table:formula="of:=RIGHT(LEFT([.$A471];5);2)" office:value-type="string" office:string-value="87" calcext:value-type="string">
            <text:p>87</text:p>
          </table:table-cell>
          <table:table-cell table:formula="of:=RIGHT(LEFT([.$A471];8);2)" office:value-type="string" office:string-value="26" calcext:value-type="string">
            <text:p>26</text:p>
          </table:table-cell>
          <table:table-cell table:formula="of:=RIGHT(LEFT([.$A471];11);2)" office:value-type="string" office:string-value="22" calcext:value-type="string">
            <text:p>22</text:p>
          </table:table-cell>
          <table:table-cell table:formula="of:=RIGHT(LEFT([.$A471];14);2)" office:value-type="string" office:string-value="30" calcext:value-type="string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78 98 <text:s/>6 60</text:p>
          </table:table-cell>
          <table:table-cell table:formula="of:=LEFT([.A472];2)" office:value-type="string" office:string-value="65" calcext:value-type="string">
            <text:p>65</text:p>
          </table:table-cell>
          <table:table-cell table:formula="of:=RIGHT(LEFT([.$A472];5);2)" office:value-type="string" office:string-value="78" calcext:value-type="string">
            <text:p>78</text:p>
          </table:table-cell>
          <table:table-cell table:formula="of:=RIGHT(LEFT([.$A472];8);2)" office:value-type="string" office:string-value="98" calcext:value-type="string">
            <text:p>98</text:p>
          </table:table-cell>
          <table:table-cell table:formula="of:=RIGHT(LEFT([.$A472];11);2)" office:value-type="string" office:string-value=" 6" calcext:value-type="string">
            <text:p><text:s/>6</text:p>
          </table:table-cell>
          <table:table-cell table:formula="of:=RIGHT(LEFT([.$A472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 99 19 71 11</text:p>
          </table:table-cell>
          <table:table-cell table:formula="of:=LEFT([.A473];2)" office:value-type="string" office:string-value="42" calcext:value-type="string">
            <text:p>42</text:p>
          </table:table-cell>
          <table:table-cell table:formula="of:=RIGHT(LEFT([.$A473];5);2)" office:value-type="string" office:string-value="99" calcext:value-type="string">
            <text:p>99</text:p>
          </table:table-cell>
          <table:table-cell table:formula="of:=RIGHT(LEFT([.$A473];8);2)" office:value-type="string" office:string-value="19" calcext:value-type="string">
            <text:p>19</text:p>
          </table:table-cell>
          <table:table-cell table:formula="of:=RIGHT(LEFT([.$A473];11);2)" office:value-type="string" office:string-value="71" calcext:value-type="string">
            <text:p>71</text:p>
          </table:table-cell>
          <table:table-cell table:formula="of:=RIGHT(LEFT([.$A473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27 48 52 62</text:p>
          </table:table-cell>
          <table:table-cell table:formula="of:=LEFT([.A474];2)" office:value-type="string" office:string-value="68" calcext:value-type="string">
            <text:p>68</text:p>
          </table:table-cell>
          <table:table-cell table:formula="of:=RIGHT(LEFT([.$A474];5);2)" office:value-type="string" office:string-value="27" calcext:value-type="string">
            <text:p>27</text:p>
          </table:table-cell>
          <table:table-cell table:formula="of:=RIGHT(LEFT([.$A474];8);2)" office:value-type="string" office:string-value="48" calcext:value-type="string">
            <text:p>48</text:p>
          </table:table-cell>
          <table:table-cell table:formula="of:=RIGHT(LEFT([.$A474];11);2)" office:value-type="string" office:string-value="52" calcext:value-type="string">
            <text:p>52</text:p>
          </table:table-cell>
          <table:table-cell table:formula="of:=RIGHT(LEFT([.$A474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<text:s/>1 54 37 74</text:p>
          </table:table-cell>
          <table:table-cell table:formula="of:=LEFT([.A475];2)" office:value-type="string" office:string-value="51" calcext:value-type="string">
            <text:p>51</text:p>
          </table:table-cell>
          <table:table-cell table:formula="of:=RIGHT(LEFT([.$A475];5);2)" office:value-type="string" office:string-value=" 1" calcext:value-type="string">
            <text:p><text:s/>1</text:p>
          </table:table-cell>
          <table:table-cell table:formula="of:=RIGHT(LEFT([.$A475];8);2)" office:value-type="string" office:string-value="54" calcext:value-type="string">
            <text:p>54</text:p>
          </table:table-cell>
          <table:table-cell table:formula="of:=RIGHT(LEFT([.$A475];11);2)" office:value-type="string" office:string-value="37" calcext:value-type="string">
            <text:p>37</text:p>
          </table:table-cell>
          <table:table-cell table:formula="of:=RIGHT(LEFT([.$A475];14);2)" office:value-type="string" office:string-value="74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 69 37 49 61</text:p>
          </table:table-cell>
          <table:table-cell table:formula="of:=LEFT([.A476];2)" office:value-type="string" office:string-value="76" calcext:value-type="string">
            <text:p>76</text:p>
          </table:table-cell>
          <table:table-cell table:formula="of:=RIGHT(LEFT([.$A476];5);2)" office:value-type="string" office:string-value="69" calcext:value-type="string">
            <text:p>69</text:p>
          </table:table-cell>
          <table:table-cell table:formula="of:=RIGHT(LEFT([.$A476];8);2)" office:value-type="string" office:string-value="37" calcext:value-type="string">
            <text:p>37</text:p>
          </table:table-cell>
          <table:table-cell table:formula="of:=RIGHT(LEFT([.$A476];11);2)" office:value-type="string" office:string-value="49" calcext:value-type="string">
            <text:p>49</text:p>
          </table:table-cell>
          <table:table-cell table:formula="of:=RIGHT(LEFT([.$A476];14);2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91 14 31 11</text:p>
          </table:table-cell>
          <table:table-cell table:formula="of:=LEFT([.A477];2)" office:value-type="string" office:string-value="20" calcext:value-type="string">
            <text:p>20</text:p>
          </table:table-cell>
          <table:table-cell table:formula="of:=RIGHT(LEFT([.$A477];5);2)" office:value-type="string" office:string-value="91" calcext:value-type="string">
            <text:p>91</text:p>
          </table:table-cell>
          <table:table-cell table:formula="of:=RIGHT(LEFT([.$A477];8);2)" office:value-type="string" office:string-value="14" calcext:value-type="string">
            <text:p>14</text:p>
          </table:table-cell>
          <table:table-cell table:formula="of:=RIGHT(LEFT([.$A477];11);2)" office:value-type="string" office:string-value="31" calcext:value-type="string">
            <text:p>31</text:p>
          </table:table-cell>
          <table:table-cell table:formula="of:=RIGHT(LEFT([.$A477];14);2)" office:value-type="string" office:string-value="11" calcext:value-type="string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 40 67 71 15</text:p>
          </table:table-cell>
          <table:table-cell table:formula="of:=LEFT([.A478];2)" office:value-type="string" office:string-value="54" calcext:value-type="string">
            <text:p>54</text:p>
          </table:table-cell>
          <table:table-cell table:formula="of:=RIGHT(LEFT([.$A478];5);2)" office:value-type="string" office:string-value="40" calcext:value-type="string">
            <text:p>40</text:p>
          </table:table-cell>
          <table:table-cell table:formula="of:=RIGHT(LEFT([.$A478];8);2)" office:value-type="string" office:string-value="67" calcext:value-type="string">
            <text:p>67</text:p>
          </table:table-cell>
          <table:table-cell table:formula="of:=RIGHT(LEFT([.$A478];11);2)" office:value-type="string" office:string-value="71" calcext:value-type="string">
            <text:p>71</text:p>
          </table:table-cell>
          <table:table-cell table:formula="of:=RIGHT(LEFT([.$A478];14);2)" office:value-type="string" office:string-value="15" calcext:value-type="string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 64 85 80 62</text:p>
          </table:table-cell>
          <table:table-cell table:formula="of:=LEFT([.A479];2)" office:value-type="string" office:string-value="73" calcext:value-type="string">
            <text:p>73</text:p>
          </table:table-cell>
          <table:table-cell table:formula="of:=RIGHT(LEFT([.$A479];5);2)" office:value-type="string" office:string-value="64" calcext:value-type="string">
            <text:p>64</text:p>
          </table:table-cell>
          <table:table-cell table:formula="of:=RIGHT(LEFT([.$A479];8);2)" office:value-type="string" office:string-value="85" calcext:value-type="string">
            <text:p>85</text:p>
          </table:table-cell>
          <table:table-cell table:formula="of:=RIGHT(LEFT([.$A479];11);2)" office:value-type="string" office:string-value="80" calcext:value-type="string">
            <text:p>80</text:p>
          </table:table-cell>
          <table:table-cell table:formula="of:=RIGHT(LEFT([.$A479];14);2)" office:value-type="string" office:string-value="62" calcext:value-type="string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5 10 <text:s/>3 51 <text:s/>7</text:p>
          </table:table-cell>
          <table:table-cell table:formula="of:=LEFT([.A480];2)" office:value-type="string" office:string-value=" 5" calcext:value-type="string">
            <text:p><text:s/>5</text:p>
          </table:table-cell>
          <table:table-cell table:formula="of:=RIGHT(LEFT([.$A480];5);2)" office:value-type="string" office:string-value="10" calcext:value-type="string">
            <text:p>10</text:p>
          </table:table-cell>
          <table:table-cell table:formula="of:=RIGHT(LEFT([.$A480];8);2)" office:value-type="string" office:string-value=" 3" calcext:value-type="string">
            <text:p><text:s/>3</text:p>
          </table:table-cell>
          <table:table-cell table:formula="of:=RIGHT(LEFT([.$A480];11);2)" office:value-type="string" office:string-value="51" calcext:value-type="string">
            <text:p>51</text:p>
          </table:table-cell>
          <table:table-cell table:formula="of:=RIGHT(LEFT([.$A480];14);2)" office:value-type="string" office:string-value=" 7" calcext:value-type="string">
            <text:p><text:s/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 90 54 46 17</text:p>
          </table:table-cell>
          <table:table-cell table:formula="of:=LEFT([.A481];2)" office:value-type="string" office:string-value="63" calcext:value-type="string">
            <text:p>63</text:p>
          </table:table-cell>
          <table:table-cell table:formula="of:=RIGHT(LEFT([.$A481];5);2)" office:value-type="string" office:string-value="90" calcext:value-type="string">
            <text:p>90</text:p>
          </table:table-cell>
          <table:table-cell table:formula="of:=RIGHT(LEFT([.$A481];8);2)" office:value-type="string" office:string-value="54" calcext:value-type="string">
            <text:p>54</text:p>
          </table:table-cell>
          <table:table-cell table:formula="of:=RIGHT(LEFT([.$A481];11);2)" office:value-type="string" office:string-value="46" calcext:value-type="string">
            <text:p>46</text:p>
          </table:table-cell>
          <table:table-cell table:formula="of:=RIGHT(LEFT([.$A481];14);2)" office:value-type="string" office:string-value="17" calcext:value-type="string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 <text:s/>5 <text:s/>4 56 33</text:p>
          </table:table-cell>
          <table:table-cell table:formula="of:=LEFT([.A482];2)" office:value-type="string" office:string-value="16" calcext:value-type="string">
            <text:p>16</text:p>
          </table:table-cell>
          <table:table-cell table:formula="of:=RIGHT(LEFT([.$A482];5);2)" office:value-type="string" office:string-value=" 5" calcext:value-type="string">
            <text:p><text:s/>5</text:p>
          </table:table-cell>
          <table:table-cell table:formula="of:=RIGHT(LEFT([.$A482];8);2)" office:value-type="string" office:string-value=" 4" calcext:value-type="string">
            <text:p><text:s/>4</text:p>
          </table:table-cell>
          <table:table-cell table:formula="of:=RIGHT(LEFT([.$A482];11);2)" office:value-type="string" office:string-value="56" calcext:value-type="string">
            <text:p>56</text:p>
          </table:table-cell>
          <table:table-cell table:formula="of:=RIGHT(LEFT([.$A482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 41 <text:s/>8 87 80</text:p>
          </table:table-cell>
          <table:table-cell table:formula="of:=LEFT([.A483];2)" office:value-type="string" office:string-value="39" calcext:value-type="string">
            <text:p>39</text:p>
          </table:table-cell>
          <table:table-cell table:formula="of:=RIGHT(LEFT([.$A483];5);2)" office:value-type="string" office:string-value="41" calcext:value-type="string">
            <text:p>41</text:p>
          </table:table-cell>
          <table:table-cell table:formula="of:=RIGHT(LEFT([.$A483];8);2)" office:value-type="string" office:string-value=" 8" calcext:value-type="string">
            <text:p><text:s/>8</text:p>
          </table:table-cell>
          <table:table-cell table:formula="of:=RIGHT(LEFT([.$A483];11);2)" office:value-type="string" office:string-value="87" calcext:value-type="string">
            <text:p>87</text:p>
          </table:table-cell>
          <table:table-cell table:formula="of:=RIGHT(LEFT([.$A483];14);2)" office:value-type="string" office:string-value="80" calcext:value-type="string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77 26 47 70</text:p>
          </table:table-cell>
          <table:table-cell table:formula="of:=LEFT([.A484];2)" office:value-type="string" office:string-value="14" calcext:value-type="string">
            <text:p>14</text:p>
          </table:table-cell>
          <table:table-cell table:formula="of:=RIGHT(LEFT([.$A484];5);2)" office:value-type="string" office:string-value="77" calcext:value-type="string">
            <text:p>77</text:p>
          </table:table-cell>
          <table:table-cell table:formula="of:=RIGHT(LEFT([.$A484];8);2)" office:value-type="string" office:string-value="26" calcext:value-type="string">
            <text:p>26</text:p>
          </table:table-cell>
          <table:table-cell table:formula="of:=RIGHT(LEFT([.$A484];11);2)" office:value-type="string" office:string-value="47" calcext:value-type="string">
            <text:p>47</text:p>
          </table:table-cell>
          <table:table-cell table:formula="of:=RIGHT(LEFT([.$A484];14);2)" office:value-type="string" office:string-value="70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48 <text:s/>6 10 76</text:p>
          </table:table-cell>
          <table:table-cell table:formula="of:=LEFT([.A485];2)" office:value-type="string" office:string-value="15" calcext:value-type="string">
            <text:p>15</text:p>
          </table:table-cell>
          <table:table-cell table:formula="of:=RIGHT(LEFT([.$A485];5);2)" office:value-type="string" office:string-value="48" calcext:value-type="string">
            <text:p>48</text:p>
          </table:table-cell>
          <table:table-cell table:formula="of:=RIGHT(LEFT([.$A485];8);2)" office:value-type="string" office:string-value=" 6" calcext:value-type="string">
            <text:p><text:s/>6</text:p>
          </table:table-cell>
          <table:table-cell table:formula="of:=RIGHT(LEFT([.$A485];11);2)" office:value-type="string" office:string-value="10" calcext:value-type="string">
            <text:p>10</text:p>
          </table:table-cell>
          <table:table-cell table:formula="of:=RIGHT(LEFT([.$A485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 95 <text:s/>0 42 56</text:p>
          </table:table-cell>
          <table:table-cell table:formula="of:=LEFT([.A486];2)" office:value-type="string" office:string-value="96" calcext:value-type="string">
            <text:p>96</text:p>
          </table:table-cell>
          <table:table-cell table:formula="of:=RIGHT(LEFT([.$A486];5);2)" office:value-type="string" office:string-value="95" calcext:value-type="string">
            <text:p>95</text:p>
          </table:table-cell>
          <table:table-cell table:formula="of:=RIGHT(LEFT([.$A486];8);2)" office:value-type="string" office:string-value=" 0" calcext:value-type="string">
            <text:p><text:s/>0</text:p>
          </table:table-cell>
          <table:table-cell table:formula="of:=RIGHT(LEFT([.$A486];11);2)" office:value-type="string" office:string-value="42" calcext:value-type="string">
            <text:p>42</text:p>
          </table:table-cell>
          <table:table-cell table:formula="of:=RIGHT(LEFT([.$A486];14);2)" office:value-type="string" office:string-value="56" calcext:value-type="string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3 87 92 18 60</text:p>
          </table:table-cell>
          <table:table-cell table:formula="of:=LEFT([.A487];2)" office:value-type="string" office:string-value=" 3" calcext:value-type="string">
            <text:p><text:s/>3</text:p>
          </table:table-cell>
          <table:table-cell table:formula="of:=RIGHT(LEFT([.$A487];5);2)" office:value-type="string" office:string-value="87" calcext:value-type="string">
            <text:p>87</text:p>
          </table:table-cell>
          <table:table-cell table:formula="of:=RIGHT(LEFT([.$A487];8);2)" office:value-type="string" office:string-value="92" calcext:value-type="string">
            <text:p>92</text:p>
          </table:table-cell>
          <table:table-cell table:formula="of:=RIGHT(LEFT([.$A487];11);2)" office:value-type="string" office:string-value="18" calcext:value-type="string">
            <text:p>18</text:p>
          </table:table-cell>
          <table:table-cell table:formula="of:=RIGHT(LEFT([.$A487];14);2)" office:value-type="string" office:string-value="60" calcext:value-type="string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 <text:s/>7 38 <text:s/>4 91</text:p>
          </table:table-cell>
          <table:table-cell table:formula="of:=LEFT([.A488];2)" office:value-type="string" office:string-value="51" calcext:value-type="string">
            <text:p>51</text:p>
          </table:table-cell>
          <table:table-cell table:formula="of:=RIGHT(LEFT([.$A488];5);2)" office:value-type="string" office:string-value=" 7" calcext:value-type="string">
            <text:p><text:s/>7</text:p>
          </table:table-cell>
          <table:table-cell table:formula="of:=RIGHT(LEFT([.$A488];8);2)" office:value-type="string" office:string-value="38" calcext:value-type="string">
            <text:p>38</text:p>
          </table:table-cell>
          <table:table-cell table:formula="of:=RIGHT(LEFT([.$A488];11);2)" office:value-type="string" office:string-value=" 4" calcext:value-type="string">
            <text:p><text:s/>4</text:p>
          </table:table-cell>
          <table:table-cell table:formula="of:=RIGHT(LEFT([.$A488];14);2)" office:value-type="string" office:string-value="91" calcext:value-type="string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 33 80 43 66</text:p>
          </table:table-cell>
          <table:table-cell table:formula="of:=LEFT([.A489];2)" office:value-type="string" office:string-value="41" calcext:value-type="string">
            <text:p>41</text:p>
          </table:table-cell>
          <table:table-cell table:formula="of:=RIGHT(LEFT([.$A489];5);2)" office:value-type="string" office:string-value="33" calcext:value-type="string">
            <text:p>33</text:p>
          </table:table-cell>
          <table:table-cell table:formula="of:=RIGHT(LEFT([.$A489];8);2)" office:value-type="string" office:string-value="80" calcext:value-type="string">
            <text:p>80</text:p>
          </table:table-cell>
          <table:table-cell table:formula="of:=RIGHT(LEFT([.$A489];11);2)" office:value-type="string" office:string-value="43" calcext:value-type="string">
            <text:p>43</text:p>
          </table:table-cell>
          <table:table-cell table:formula="of:=RIGHT(LEFT([.$A489];14);2)" office:value-type="string" office:string-value="66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 32 57 84 10</text:p>
          </table:table-cell>
          <table:table-cell table:formula="of:=LEFT([.A490];2)" office:value-type="string" office:string-value="61" calcext:value-type="string">
            <text:p>61</text:p>
          </table:table-cell>
          <table:table-cell table:formula="of:=RIGHT(LEFT([.$A490];5);2)" office:value-type="string" office:string-value="32" calcext:value-type="string">
            <text:p>32</text:p>
          </table:table-cell>
          <table:table-cell table:formula="of:=RIGHT(LEFT([.$A490];8);2)" office:value-type="string" office:string-value="57" calcext:value-type="string">
            <text:p>57</text:p>
          </table:table-cell>
          <table:table-cell table:formula="of:=RIGHT(LEFT([.$A490];11);2)" office:value-type="string" office:string-value="84" calcext:value-type="string">
            <text:p>84</text:p>
          </table:table-cell>
          <table:table-cell table:formula="of:=RIGHT(LEFT([.$A490];14);2)" office:value-type="string" office:string-value="10" calcext:value-type="string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8 64 76 78 17</text:p>
          </table:table-cell>
          <table:table-cell table:formula="of:=LEFT([.A491];2)" office:value-type="string" office:string-value=" 8" calcext:value-type="string">
            <text:p><text:s/>8</text:p>
          </table:table-cell>
          <table:table-cell table:formula="of:=RIGHT(LEFT([.$A491];5);2)" office:value-type="string" office:string-value="64" calcext:value-type="string">
            <text:p>64</text:p>
          </table:table-cell>
          <table:table-cell table:formula="of:=RIGHT(LEFT([.$A491];8);2)" office:value-type="string" office:string-value="76" calcext:value-type="string">
            <text:p>76</text:p>
          </table:table-cell>
          <table:table-cell table:formula="of:=RIGHT(LEFT([.$A491];11);2)" office:value-type="string" office:string-value="78" calcext:value-type="string">
            <text:p>78</text:p>
          </table:table-cell>
          <table:table-cell table:formula="of:=RIGHT(LEFT([.$A491];14);2)" office:value-type="string" office:string-value="17" calcext:value-type="string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 74 68 47 29</text:p>
          </table:table-cell>
          <table:table-cell table:formula="of:=LEFT([.A492];2)" office:value-type="string" office:string-value="55" calcext:value-type="string">
            <text:p>55</text:p>
          </table:table-cell>
          <table:table-cell table:formula="of:=RIGHT(LEFT([.$A492];5);2)" office:value-type="string" office:string-value="74" calcext:value-type="string">
            <text:p>74</text:p>
          </table:table-cell>
          <table:table-cell table:formula="of:=RIGHT(LEFT([.$A492];8);2)" office:value-type="string" office:string-value="68" calcext:value-type="string">
            <text:p>68</text:p>
          </table:table-cell>
          <table:table-cell table:formula="of:=RIGHT(LEFT([.$A492];11);2)" office:value-type="string" office:string-value="47" calcext:value-type="string">
            <text:p>47</text:p>
          </table:table-cell>
          <table:table-cell table:formula="of:=RIGHT(LEFT([.$A492];14);2)" office:value-type="string" office:string-value="29" calcext:value-type="string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 84 49 58 93</text:p>
          </table:table-cell>
          <table:table-cell table:formula="of:=LEFT([.A493];2)" office:value-type="string" office:string-value="46" calcext:value-type="string">
            <text:p>46</text:p>
          </table:table-cell>
          <table:table-cell table:formula="of:=RIGHT(LEFT([.$A493];5);2)" office:value-type="string" office:string-value="84" calcext:value-type="string">
            <text:p>84</text:p>
          </table:table-cell>
          <table:table-cell table:formula="of:=RIGHT(LEFT([.$A493];8);2)" office:value-type="string" office:string-value="49" calcext:value-type="string">
            <text:p>49</text:p>
          </table:table-cell>
          <table:table-cell table:formula="of:=RIGHT(LEFT([.$A493];11);2)" office:value-type="string" office:string-value="58" calcext:value-type="string">
            <text:p>58</text:p>
          </table:table-cell>
          <table:table-cell table:formula="of:=RIGHT(LEFT([.$A493];14);2)" office:value-type="string" office:string-value="93" calcext:value-type="string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 26 32 11 33</text:p>
          </table:table-cell>
          <table:table-cell table:formula="of:=LEFT([.A494];2)" office:value-type="string" office:string-value="52" calcext:value-type="string">
            <text:p>52</text:p>
          </table:table-cell>
          <table:table-cell table:formula="of:=RIGHT(LEFT([.$A494];5);2)" office:value-type="string" office:string-value="26" calcext:value-type="string">
            <text:p>26</text:p>
          </table:table-cell>
          <table:table-cell table:formula="of:=RIGHT(LEFT([.$A494];8);2)" office:value-type="string" office:string-value="32" calcext:value-type="string">
            <text:p>32</text:p>
          </table:table-cell>
          <table:table-cell table:formula="of:=RIGHT(LEFT([.$A494];11);2)" office:value-type="string" office:string-value="11" calcext:value-type="string">
            <text:p>11</text:p>
          </table:table-cell>
          <table:table-cell table:formula="of:=RIGHT(LEFT([.$A494];14);2)" office:value-type="string" office:string-value="33" calcext:value-type="string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42 98 27 43</text:p>
          </table:table-cell>
          <table:table-cell table:formula="of:=LEFT([.A495];2)" office:value-type="string" office:string-value="24" calcext:value-type="string">
            <text:p>24</text:p>
          </table:table-cell>
          <table:table-cell table:formula="of:=RIGHT(LEFT([.$A495];5);2)" office:value-type="string" office:string-value="42" calcext:value-type="string">
            <text:p>42</text:p>
          </table:table-cell>
          <table:table-cell table:formula="of:=RIGHT(LEFT([.$A495];8);2)" office:value-type="string" office:string-value="98" calcext:value-type="string">
            <text:p>98</text:p>
          </table:table-cell>
          <table:table-cell table:formula="of:=RIGHT(LEFT([.$A495];11);2)" office:value-type="string" office:string-value="27" calcext:value-type="string">
            <text:p>27</text:p>
          </table:table-cell>
          <table:table-cell table:formula="of:=RIGHT(LEFT([.$A495];14);2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19 27 93 16</text:p>
          </table:table-cell>
          <table:table-cell table:formula="of:=LEFT([.A496];2)" office:value-type="string" office:string-value="14" calcext:value-type="string">
            <text:p>14</text:p>
          </table:table-cell>
          <table:table-cell table:formula="of:=RIGHT(LEFT([.$A496];5);2)" office:value-type="string" office:string-value="19" calcext:value-type="string">
            <text:p>19</text:p>
          </table:table-cell>
          <table:table-cell table:formula="of:=RIGHT(LEFT([.$A496];8);2)" office:value-type="string" office:string-value="27" calcext:value-type="string">
            <text:p>27</text:p>
          </table:table-cell>
          <table:table-cell table:formula="of:=RIGHT(LEFT([.$A496];11);2)" office:value-type="string" office:string-value="93" calcext:value-type="string">
            <text:p>93</text:p>
          </table:table-cell>
          <table:table-cell table:formula="of:=RIGHT(LEFT([.$A496];14);2)" office:value-type="string" office:string-value="16" calcext:value-type="string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32 74 73 67</text:p>
          </table:table-cell>
          <table:table-cell table:formula="of:=LEFT([.A497];2)" office:value-type="string" office:string-value="23" calcext:value-type="string">
            <text:p>23</text:p>
          </table:table-cell>
          <table:table-cell table:formula="of:=RIGHT(LEFT([.$A497];5);2)" office:value-type="string" office:string-value="32" calcext:value-type="string">
            <text:p>32</text:p>
          </table:table-cell>
          <table:table-cell table:formula="of:=RIGHT(LEFT([.$A497];8);2)" office:value-type="string" office:string-value="74" calcext:value-type="string">
            <text:p>74</text:p>
          </table:table-cell>
          <table:table-cell table:formula="of:=RIGHT(LEFT([.$A497];11);2)" office:value-type="string" office:string-value="73" calcext:value-type="string">
            <text:p>73</text:p>
          </table:table-cell>
          <table:table-cell table:formula="of:=RIGHT(LEFT([.$A497];14);2)" office:value-type="string" office:string-value="67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 38 <text:s/>2 22 76</text:p>
          </table:table-cell>
          <table:table-cell table:formula="of:=LEFT([.A498];2)" office:value-type="string" office:string-value="68" calcext:value-type="string">
            <text:p>68</text:p>
          </table:table-cell>
          <table:table-cell table:formula="of:=RIGHT(LEFT([.$A498];5);2)" office:value-type="string" office:string-value="38" calcext:value-type="string">
            <text:p>38</text:p>
          </table:table-cell>
          <table:table-cell table:formula="of:=RIGHT(LEFT([.$A498];8);2)" office:value-type="string" office:string-value=" 2" calcext:value-type="string">
            <text:p><text:s/>2</text:p>
          </table:table-cell>
          <table:table-cell table:formula="of:=RIGHT(LEFT([.$A498];11);2)" office:value-type="string" office:string-value="22" calcext:value-type="string">
            <text:p>22</text:p>
          </table:table-cell>
          <table:table-cell table:formula="of:=RIGHT(LEFT([.$A498];14);2)" office:value-type="string" office:string-value="76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12 94 15 77</text:p>
          </table:table-cell>
          <table:table-cell table:formula="of:=LEFT([.A499];2)" office:value-type="string" office:string-value=" 6" calcext:value-type="string">
            <text:p><text:s/>6</text:p>
          </table:table-cell>
          <table:table-cell table:formula="of:=RIGHT(LEFT([.$A499];5);2)" office:value-type="string" office:string-value="12" calcext:value-type="string">
            <text:p>12</text:p>
          </table:table-cell>
          <table:table-cell table:formula="of:=RIGHT(LEFT([.$A499];8);2)" office:value-type="string" office:string-value="94" calcext:value-type="string">
            <text:p>94</text:p>
          </table:table-cell>
          <table:table-cell table:formula="of:=RIGHT(LEFT([.$A499];11);2)" office:value-type="string" office:string-value="15" calcext:value-type="string">
            <text:p>15</text:p>
          </table:table-cell>
          <table:table-cell table:formula="of:=RIGHT(LEFT([.$A499];14);2)" office:value-type="string" office:string-value="77" calcext:value-type="string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 62 34 <text:s/>3 37</text:p>
          </table:table-cell>
          <table:table-cell table:formula="of:=LEFT([.A500];2)" office:value-type="string" office:string-value="64" calcext:value-type="string">
            <text:p>64</text:p>
          </table:table-cell>
          <table:table-cell table:formula="of:=RIGHT(LEFT([.$A500];5);2)" office:value-type="string" office:string-value="62" calcext:value-type="string">
            <text:p>62</text:p>
          </table:table-cell>
          <table:table-cell table:formula="of:=RIGHT(LEFT([.$A500];8);2)" office:value-type="string" office:string-value="34" calcext:value-type="string">
            <text:p>34</text:p>
          </table:table-cell>
          <table:table-cell table:formula="of:=RIGHT(LEFT([.$A500];11);2)" office:value-type="string" office:string-value=" 3" calcext:value-type="string">
            <text:p><text:s/>3</text:p>
          </table:table-cell>
          <table:table-cell table:formula="of:=RIGHT(LEFT([.$A500];14);2)" office:value-type="string" office:string-value="37" calcext:value-type="string">
            <text:p>37</text:p>
          </table:table-cell>
          <table:table-cell table:number-columns-repeated="8"/>
        </table:table-row>
      </table:table>
      <table:table table:name="Numbers" table:style-name="ta1">
        <table:table-column table:style-name="co1" table:default-cell-style-name="ce1"/>
        <table:table-row table:style-name="ro3">
          <table:table-cell office:value-type="string" calcext:value-type="string">
            <text:p>37,60,87,13,34,72,45,49,61,27,97,88,50,30,76,40,63,9,38,67,82,6,59,90,99,54,11,66,98,23,64,14,18,4,10,89,46,32,19,5,1,53,25,96,2,12,86,58,41,68,95,8,7,3,85,70,35,55,77,44,36,51,15,52,56,57,91,16,71,92,84,17,33,29,47,75,80,39,83,74,73,65,78,69,21,42,31,93,22,62,24,48,81,0,26,43,20,28,94,79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8:15:55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21:39:47.207000000</meta:creation-date>
    <dc:date>2021-12-04T20:59:26.929000000</dc:date>
    <meta:editing-duration>PT2H53M18S</meta:editing-duration>
    <meta:editing-cycles>2</meta:editing-cycles>
    <meta:generator>LibreOffice/7.1.2.2$Windows_X86_64 LibreOffice_project/8a45595d069ef5570103caea1b71cc9d82b2aae4</meta:generator>
    <meta:document-statistic meta:table-count="2" meta:cell-count="3023" meta:object-count="0"/>
  </office:meta>
</office:document-meta>
</file>